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shapes>
          <draw:frame draw:z-index="0" draw:style-name="gr1" draw:text-style-name="P1" svg:width="15.081cm" svg:height="9.003cm" svg:x="5.673cm" svg:y="14.338cm">
            <draw:object draw:notify-on-update-of-ranges="TEMP.E1:TEMP.E1 TEMP.E2:TEMP.E11 TEMP.F1:TEMP.F1 TEMP.F2:TEMP.F11 TEMP.G1:TEMP.G1 TEMP.G2:TEMP.G11 TEMP.H1:TEMP.H1 TEMP.H2:TEMP.H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[J]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[mJ]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ruby/copro</text:p>
          </table:table-cell>
          <table:table-cell office:value-type="string" calcext:value-type="string">
            <text:p>mruby/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96817843623834" calcext:value-type="float">
            <text:p>0.0796817843623834</text:p>
          </table:table-cell>
          <table:table-cell office:value-type="float" office:value="0.0787511540901188" calcext:value-type="float">
            <text:p>0.0787511540901188</text:p>
          </table:table-cell>
          <table:table-cell office:value-type="float" office:value="0.076830316501037" calcext:value-type="float">
            <text:p>0.076830316501037</text:p>
          </table:table-cell>
          <table:table-cell office:value-type="float" office:value="1" calcext:value-type="float">
            <text:p>1</text:p>
          </table:table-cell>
          <table:table-cell table:formula="of:=[.B2]*1000" office:value-type="float" office:value="79.6817843623834" calcext:value-type="float">
            <text:p>79.6817843623834</text:p>
          </table:table-cell>
          <table:table-cell table:formula="of:=[.C2]*1000" office:value-type="float" office:value="78.7511540901188" calcext:value-type="float">
            <text:p>78.7511540901188</text:p>
          </table:table-cell>
          <table:table-cell table:formula="of:=[.D2]*1000" office:value-type="float" office:value="76.8303165010371" calcext:value-type="float">
            <text:p>76.8303165010371</text:p>
          </table:table-cell>
          <table:table-cell/>
          <table:table-cell office:value-type="float" office:value="59.94553" calcext:value-type="float">
            <text:p>59.94553</text:p>
          </table:table-cell>
          <table:table-cell office:value-type="float" office:value="59.90012" calcext:value-type="float">
            <text:p>59.90012</text:p>
          </table:table-cell>
          <table:table-cell office:value-type="float" office:value="59.92161" calcext:value-type="float">
            <text:p>59.92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87413835741743" calcext:value-type="float">
            <text:p>0.0787413835741743</text:p>
          </table:table-cell>
          <table:table-cell office:value-type="float" office:value="0.0782030967757787" calcext:value-type="float">
            <text:p>0.0782030967757787</text:p>
          </table:table-cell>
          <table:table-cell office:value-type="float" office:value="0.0767039118828828" calcext:value-type="float">
            <text:p>0.0767039118828828</text:p>
          </table:table-cell>
          <table:table-cell office:value-type="float" office:value="2" calcext:value-type="float">
            <text:p>2</text:p>
          </table:table-cell>
          <table:table-cell table:formula="of:=[.B3]*1000" office:value-type="float" office:value="78.7413835741743" calcext:value-type="float">
            <text:p>78.7413835741743</text:p>
          </table:table-cell>
          <table:table-cell table:formula="of:=[.C3]*1000" office:value-type="float" office:value="78.2030967757787" calcext:value-type="float">
            <text:p>78.2030967757787</text:p>
          </table:table-cell>
          <table:table-cell table:formula="of:=[.D3]*1000" office:value-type="float" office:value="76.7039118828828" calcext:value-type="float">
            <text:p>76.7039118828828</text:p>
          </table:table-cell>
          <table:table-cell/>
          <table:table-cell office:value-type="float" office:value="60.05169" calcext:value-type="float">
            <text:p>60.05169</text:p>
          </table:table-cell>
          <table:table-cell office:value-type="float" office:value="59.93076" calcext:value-type="float">
            <text:p>59.93076</text:p>
          </table:table-cell>
          <table:table-cell office:value-type="float" office:value="59.83154" calcext:value-type="float">
            <text:p>59.83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8258304667273" calcext:value-type="float">
            <text:p>0.078258304667273</text:p>
          </table:table-cell>
          <table:table-cell office:value-type="float" office:value="0.0781011397875839" calcext:value-type="float">
            <text:p>0.0781011397875839</text:p>
          </table:table-cell>
          <table:table-cell office:value-type="float" office:value="0.0767707958694975" calcext:value-type="float">
            <text:p>0.0767707958694975</text:p>
          </table:table-cell>
          <table:table-cell office:value-type="float" office:value="3" calcext:value-type="float">
            <text:p>3</text:p>
          </table:table-cell>
          <table:table-cell table:formula="of:=[.B4]*1000" office:value-type="float" office:value="78.258304667273" calcext:value-type="float">
            <text:p>78.258304667273</text:p>
          </table:table-cell>
          <table:table-cell table:formula="of:=[.C4]*1000" office:value-type="float" office:value="78.1011397875839" calcext:value-type="float">
            <text:p>78.1011397875839</text:p>
          </table:table-cell>
          <table:table-cell table:formula="of:=[.D4]*1000" office:value-type="float" office:value="76.7707958694975" calcext:value-type="float">
            <text:p>76.7707958694975</text:p>
          </table:table-cell>
          <table:table-cell/>
          <table:table-cell office:value-type="float" office:value="60.01777" calcext:value-type="float">
            <text:p>60.01777</text:p>
          </table:table-cell>
          <table:table-cell office:value-type="float" office:value="60.03826" calcext:value-type="float">
            <text:p>60.03826</text:p>
          </table:table-cell>
          <table:table-cell office:value-type="float" office:value="59.85652" calcext:value-type="float">
            <text:p>59.85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80777229796525" calcext:value-type="float">
            <text:p>0.0780777229796525</text:p>
          </table:table-cell>
          <table:table-cell office:value-type="float" office:value="0.0779537461100686" calcext:value-type="float">
            <text:p>0.0779537461100686</text:p>
          </table:table-cell>
          <table:table-cell office:value-type="float" office:value="0.076653865501097" calcext:value-type="float">
            <text:p>0.076653865501097</text:p>
          </table:table-cell>
          <table:table-cell office:value-type="float" office:value="4" calcext:value-type="float">
            <text:p>4</text:p>
          </table:table-cell>
          <table:table-cell table:formula="of:=[.B5]*1000" office:value-type="float" office:value="78.0777229796525" calcext:value-type="float">
            <text:p>78.0777229796525</text:p>
          </table:table-cell>
          <table:table-cell table:formula="of:=[.C5]*1000" office:value-type="float" office:value="77.9537461100686" calcext:value-type="float">
            <text:p>77.9537461100686</text:p>
          </table:table-cell>
          <table:table-cell table:formula="of:=[.D5]*1000" office:value-type="float" office:value="76.653865501097" calcext:value-type="float">
            <text:p>76.653865501097</text:p>
          </table:table-cell>
          <table:table-cell/>
          <table:table-cell office:value-type="float" office:value="59.98228" calcext:value-type="float">
            <text:p>59.98228</text:p>
          </table:table-cell>
          <table:table-cell office:value-type="float" office:value="60.04404" calcext:value-type="float">
            <text:p>60.04404</text:p>
          </table:table-cell>
          <table:table-cell office:value-type="float" office:value="59.83743" calcext:value-type="float">
            <text:p>59.837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80254611982257" calcext:value-type="float">
            <text:p>0.0780254611982257</text:p>
          </table:table-cell>
          <table:table-cell office:value-type="float" office:value="0.0779000047541811" calcext:value-type="float">
            <text:p>0.0779000047541811</text:p>
          </table:table-cell>
          <table:table-cell office:value-type="float" office:value="0.0766120140447661" calcext:value-type="float">
            <text:p>0.0766120140447661</text:p>
          </table:table-cell>
          <table:table-cell office:value-type="float" office:value="5" calcext:value-type="float">
            <text:p>5</text:p>
          </table:table-cell>
          <table:table-cell table:formula="of:=[.B6]*1000" office:value-type="float" office:value="78.0254611982257" calcext:value-type="float">
            <text:p>78.0254611982257</text:p>
          </table:table-cell>
          <table:table-cell table:formula="of:=[.C6]*1000" office:value-type="float" office:value="77.900004754181" calcext:value-type="float">
            <text:p>77.900004754181</text:p>
          </table:table-cell>
          <table:table-cell table:formula="of:=[.D6]*1000" office:value-type="float" office:value="76.6120140447661" calcext:value-type="float">
            <text:p>76.6120140447661</text:p>
          </table:table-cell>
          <table:table-cell/>
          <table:table-cell office:value-type="float" office:value="59.96377" calcext:value-type="float">
            <text:p>59.96377</text:p>
          </table:table-cell>
          <table:table-cell office:value-type="float" office:value="59.99466" calcext:value-type="float">
            <text:p>59.99466</text:p>
          </table:table-cell>
          <table:table-cell office:value-type="float" office:value="59.80615" calcext:value-type="float">
            <text:p>59.806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79882713540528" calcext:value-type="float">
            <text:p>0.0779882713540528</text:p>
          </table:table-cell>
          <table:table-cell office:value-type="float" office:value="0.0779449612708309" calcext:value-type="float">
            <text:p>0.0779449612708309</text:p>
          </table:table-cell>
          <table:table-cell office:value-type="float" office:value="0.0766726168845181" calcext:value-type="float">
            <text:p>0.0766726168845181</text:p>
          </table:table-cell>
          <table:table-cell office:value-type="float" office:value="6" calcext:value-type="float">
            <text:p>6</text:p>
          </table:table-cell>
          <table:table-cell table:formula="of:=[.B7]*1000" office:value-type="float" office:value="77.9882713540528" calcext:value-type="float">
            <text:p>77.9882713540528</text:p>
          </table:table-cell>
          <table:table-cell table:formula="of:=[.C7]*1000" office:value-type="float" office:value="77.9449612708309" calcext:value-type="float">
            <text:p>77.9449612708309</text:p>
          </table:table-cell>
          <table:table-cell table:formula="of:=[.D7]*1000" office:value-type="float" office:value="76.6726168845181" calcext:value-type="float">
            <text:p>76.6726168845181</text:p>
          </table:table-cell>
          <table:table-cell/>
          <table:table-cell office:value-type="float" office:value="60.01657" calcext:value-type="float">
            <text:p>60.01657</text:p>
          </table:table-cell>
          <table:table-cell office:value-type="float" office:value="60.00758" calcext:value-type="float">
            <text:p>60.00758</text:p>
          </table:table-cell>
          <table:table-cell office:value-type="float" office:value="59.81331" calcext:value-type="float">
            <text:p>59.813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79472591168267" calcext:value-type="float">
            <text:p>0.0779472591168267</text:p>
          </table:table-cell>
          <table:table-cell office:value-type="float" office:value="0.0779620029578768" calcext:value-type="float">
            <text:p>0.0779620029578768</text:p>
          </table:table-cell>
          <table:table-cell office:value-type="float" office:value="0.0766075291677379" calcext:value-type="float">
            <text:p>0.0766075291677379</text:p>
          </table:table-cell>
          <table:table-cell office:value-type="float" office:value="7" calcext:value-type="float">
            <text:p>7</text:p>
          </table:table-cell>
          <table:table-cell table:formula="of:=[.B8]*1000" office:value-type="float" office:value="77.9472591168267" calcext:value-type="float">
            <text:p>77.9472591168267</text:p>
          </table:table-cell>
          <table:table-cell table:formula="of:=[.C8]*1000" office:value-type="float" office:value="77.9620029578768" calcext:value-type="float">
            <text:p>77.9620029578768</text:p>
          </table:table-cell>
          <table:table-cell table:formula="of:=[.D8]*1000" office:value-type="float" office:value="76.6075291677379" calcext:value-type="float">
            <text:p>76.6075291677379</text:p>
          </table:table-cell>
          <table:table-cell/>
          <table:table-cell office:value-type="float" office:value="59.97026" calcext:value-type="float">
            <text:p>59.97026</text:p>
          </table:table-cell>
          <table:table-cell office:value-type="float" office:value="60.00214" calcext:value-type="float">
            <text:p>60.00214</text:p>
          </table:table-cell>
          <table:table-cell office:value-type="float" office:value="59.85774" calcext:value-type="float">
            <text:p>59.857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77702103282205" calcext:value-type="float">
            <text:p>0.0777702103282205</text:p>
          </table:table-cell>
          <table:table-cell office:value-type="float" office:value="0.0779164898670651" calcext:value-type="float">
            <text:p>0.0779164898670651</text:p>
          </table:table-cell>
          <table:table-cell office:value-type="float" office:value="0.0766249891247784" calcext:value-type="float">
            <text:p>0.0766249891247784</text:p>
          </table:table-cell>
          <table:table-cell office:value-type="float" office:value="8" calcext:value-type="float">
            <text:p>8</text:p>
          </table:table-cell>
          <table:table-cell table:formula="of:=[.B9]*1000" office:value-type="float" office:value="77.7702103282205" calcext:value-type="float">
            <text:p>77.7702103282205</text:p>
          </table:table-cell>
          <table:table-cell table:formula="of:=[.C9]*1000" office:value-type="float" office:value="77.9164898670651" calcext:value-type="float">
            <text:p>77.9164898670651</text:p>
          </table:table-cell>
          <table:table-cell table:formula="of:=[.D9]*1000" office:value-type="float" office:value="76.6249891247784" calcext:value-type="float">
            <text:p>76.6249891247784</text:p>
          </table:table-cell>
          <table:table-cell/>
          <table:table-cell office:value-type="float" office:value="59.95279" calcext:value-type="float">
            <text:p>59.95279</text:p>
          </table:table-cell>
          <table:table-cell office:value-type="float" office:value="59.97503" calcext:value-type="float">
            <text:p>59.97503</text:p>
          </table:table-cell>
          <table:table-cell office:value-type="float" office:value="59.81192" calcext:value-type="float">
            <text:p>59.811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78357635742159" calcext:value-type="float">
            <text:p>0.0778357635742159</text:p>
          </table:table-cell>
          <table:table-cell office:value-type="float" office:value="0.0778790755496683" calcext:value-type="float">
            <text:p>0.0778790755496683</text:p>
          </table:table-cell>
          <table:table-cell office:value-type="float" office:value="0.0766547735975972" calcext:value-type="float">
            <text:p>0.0766547735975972</text:p>
          </table:table-cell>
          <table:table-cell office:value-type="float" office:value="9" calcext:value-type="float">
            <text:p>9</text:p>
          </table:table-cell>
          <table:table-cell table:formula="of:=[.B10]*1000" office:value-type="float" office:value="77.8357635742159" calcext:value-type="float">
            <text:p>77.8357635742159</text:p>
          </table:table-cell>
          <table:table-cell table:formula="of:=[.C10]*1000" office:value-type="float" office:value="77.8790755496683" calcext:value-type="float">
            <text:p>77.8790755496683</text:p>
          </table:table-cell>
          <table:table-cell table:formula="of:=[.D10]*1000" office:value-type="float" office:value="76.6547735975972" calcext:value-type="float">
            <text:p>76.6547735975972</text:p>
          </table:table-cell>
          <table:table-cell/>
          <table:table-cell office:value-type="float" office:value="59.9725" calcext:value-type="float">
            <text:p>59.9725</text:p>
          </table:table-cell>
          <table:table-cell office:value-type="float" office:value="60.01866" calcext:value-type="float">
            <text:p>60.01866</text:p>
          </table:table-cell>
          <table:table-cell office:value-type="float" office:value="59.84738" calcext:value-type="float">
            <text:p>59.84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77662760452328" calcext:value-type="float">
            <text:p>0.0777662760452328</text:p>
          </table:table-cell>
          <table:table-cell office:value-type="float" office:value="0.0778589258505556" calcext:value-type="float">
            <text:p>0.0778589258505556</text:p>
          </table:table-cell>
          <table:table-cell office:value-type="float" office:value="0.0765645628830394" calcext:value-type="float">
            <text:p>0.0765645628830394</text:p>
          </table:table-cell>
          <table:table-cell office:value-type="float" office:value="10" calcext:value-type="float">
            <text:p>10</text:p>
          </table:table-cell>
          <table:table-cell table:formula="of:=[.B11]*1000" office:value-type="float" office:value="77.7662760452328" calcext:value-type="float">
            <text:p>77.7662760452328</text:p>
          </table:table-cell>
          <table:table-cell table:formula="of:=[.C11]*1000" office:value-type="float" office:value="77.8589258505556" calcext:value-type="float">
            <text:p>77.8589258505556</text:p>
          </table:table-cell>
          <table:table-cell table:formula="of:=[.D11]*1000" office:value-type="float" office:value="76.5645628830394" calcext:value-type="float">
            <text:p>76.5645628830394</text:p>
          </table:table-cell>
          <table:table-cell/>
          <table:table-cell office:value-type="float" office:value="59.98185" calcext:value-type="float">
            <text:p>59.98185</text:p>
          </table:table-cell>
          <table:table-cell office:value-type="float" office:value="59.9525" calcext:value-type="float">
            <text:p>59.9525</text:p>
          </table:table-cell>
          <table:table-cell office:value-type="float" office:value="59.84894" calcext:value-type="float">
            <text:p>59.848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77720238622597" calcext:value-type="float">
            <text:p>0.0777720238622597</text:p>
          </table:table-cell>
          <table:table-cell office:value-type="float" office:value="0.0778407409714569" calcext:value-type="float">
            <text:p>0.0778407409714569</text:p>
          </table:table-cell>
          <table:table-cell office:value-type="float" office:value="0.0766936692456868" calcext:value-type="float">
            <text:p>0.0766936692456868</text:p>
          </table:table-cell>
          <table:table-cell office:value-type="float" office:value="11" calcext:value-type="float">
            <text:p>11</text:p>
          </table:table-cell>
          <table:table-cell table:formula="of:=[.B12]*1000" office:value-type="float" office:value="77.7720238622597" calcext:value-type="float">
            <text:p>77.7720238622597</text:p>
          </table:table-cell>
          <table:table-cell table:formula="of:=[.C12]*1000" office:value-type="float" office:value="77.8407409714569" calcext:value-type="float">
            <text:p>77.8407409714569</text:p>
          </table:table-cell>
          <table:table-cell table:formula="of:=[.D12]*1000" office:value-type="float" office:value="76.6936692456868" calcext:value-type="float">
            <text:p>76.6936692456868</text:p>
          </table:table-cell>
          <table:table-cell/>
          <table:table-cell office:value-type="float" office:value="59.97865" calcext:value-type="float">
            <text:p>59.97865</text:p>
          </table:table-cell>
          <table:table-cell office:value-type="float" office:value="60.03064" calcext:value-type="float">
            <text:p>60.03064</text:p>
          </table:table-cell>
          <table:table-cell office:value-type="float" office:value="59.85926" calcext:value-type="float">
            <text:p>59.859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77358720758247" calcext:value-type="float">
            <text:p>0.0777358720758247</text:p>
          </table:table-cell>
          <table:table-cell office:value-type="float" office:value="0.0778742251104674" calcext:value-type="float">
            <text:p>0.0778742251104674</text:p>
          </table:table-cell>
          <table:table-cell office:value-type="float" office:value="0.0766582611959965" calcext:value-type="float">
            <text:p>0.0766582611959965</text:p>
          </table:table-cell>
          <table:table-cell office:value-type="float" office:value="12" calcext:value-type="float">
            <text:p>12</text:p>
          </table:table-cell>
          <table:table-cell table:formula="of:=[.B13]*1000" office:value-type="float" office:value="77.7358720758247" calcext:value-type="float">
            <text:p>77.7358720758247</text:p>
          </table:table-cell>
          <table:table-cell table:formula="of:=[.C13]*1000" office:value-type="float" office:value="77.8742251104674" calcext:value-type="float">
            <text:p>77.8742251104674</text:p>
          </table:table-cell>
          <table:table-cell table:formula="of:=[.D13]*1000" office:value-type="float" office:value="76.6582611959965" calcext:value-type="float">
            <text:p>76.6582611959965</text:p>
          </table:table-cell>
          <table:table-cell/>
          <table:table-cell office:value-type="float" office:value="59.98755" calcext:value-type="float">
            <text:p>59.98755</text:p>
          </table:table-cell>
          <table:table-cell office:value-type="float" office:value="59.98829" calcext:value-type="float">
            <text:p>59.98829</text:p>
          </table:table-cell>
          <table:table-cell office:value-type="float" office:value="59.84512" calcext:value-type="float">
            <text:p>59.845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77458157498709" calcext:value-type="float">
            <text:p>0.0777458157498709</text:p>
          </table:table-cell>
          <table:table-cell office:value-type="float" office:value="0.0778253099577995" calcext:value-type="float">
            <text:p>0.0778253099577995</text:p>
          </table:table-cell>
          <table:table-cell office:value-type="float" office:value="0.0766767099897577" calcext:value-type="float">
            <text:p>0.0766767099897577</text:p>
          </table:table-cell>
          <table:table-cell office:value-type="float" office:value="13" calcext:value-type="float">
            <text:p>13</text:p>
          </table:table-cell>
          <table:table-cell table:formula="of:=[.B14]*1000" office:value-type="float" office:value="77.7458157498709" calcext:value-type="float">
            <text:p>77.7458157498709</text:p>
          </table:table-cell>
          <table:table-cell table:formula="of:=[.C14]*1000" office:value-type="float" office:value="77.8253099577996" calcext:value-type="float">
            <text:p>77.8253099577996</text:p>
          </table:table-cell>
          <table:table-cell table:formula="of:=[.D14]*1000" office:value-type="float" office:value="76.6767099897577" calcext:value-type="float">
            <text:p>76.6767099897577</text:p>
          </table:table-cell>
          <table:table-cell/>
          <table:table-cell office:value-type="float" office:value="59.97281" calcext:value-type="float">
            <text:p>59.97281</text:p>
          </table:table-cell>
          <table:table-cell office:value-type="float" office:value="59.95481" calcext:value-type="float">
            <text:p>59.95481</text:p>
          </table:table-cell>
          <table:table-cell office:value-type="float" office:value="59.8607" calcext:value-type="float">
            <text:p>59.86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77488970802493" calcext:value-type="float">
            <text:p>0.0777488970802493</text:p>
          </table:table-cell>
          <table:table-cell office:value-type="float" office:value="0.0779009489391332" calcext:value-type="float">
            <text:p>0.0779009489391332</text:p>
          </table:table-cell>
          <table:table-cell office:value-type="float" office:value="0.076721365106117" calcext:value-type="float">
            <text:p>0.076721365106117</text:p>
          </table:table-cell>
          <table:table-cell office:value-type="float" office:value="14" calcext:value-type="float">
            <text:p>14</text:p>
          </table:table-cell>
          <table:table-cell table:formula="of:=[.B15]*1000" office:value-type="float" office:value="77.7488970802493" calcext:value-type="float">
            <text:p>77.7488970802493</text:p>
          </table:table-cell>
          <table:table-cell table:formula="of:=[.C15]*1000" office:value-type="float" office:value="77.9009489391332" calcext:value-type="float">
            <text:p>77.9009489391332</text:p>
          </table:table-cell>
          <table:table-cell table:formula="of:=[.D15]*1000" office:value-type="float" office:value="76.721365106117" calcext:value-type="float">
            <text:p>76.721365106117</text:p>
          </table:table-cell>
          <table:table-cell/>
          <table:table-cell office:value-type="float" office:value="59.98515" calcext:value-type="float">
            <text:p>59.98515</text:p>
          </table:table-cell>
          <table:table-cell office:value-type="float" office:value="59.99839" calcext:value-type="float">
            <text:p>59.99839</text:p>
          </table:table-cell>
          <table:table-cell office:value-type="float" office:value="59.82103" calcext:value-type="float">
            <text:p>59.821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77094432220824" calcext:value-type="float">
            <text:p>0.0777094432220824</text:p>
          </table:table-cell>
          <table:table-cell office:value-type="float" office:value="0.0777879690273678" calcext:value-type="float">
            <text:p>0.0777879690273678</text:p>
          </table:table-cell>
          <table:table-cell office:value-type="float" office:value="0.0767976594873561" calcext:value-type="float">
            <text:p>0.0767976594873561</text:p>
          </table:table-cell>
          <table:table-cell office:value-type="float" office:value="15" calcext:value-type="float">
            <text:p>15</text:p>
          </table:table-cell>
          <table:table-cell table:formula="of:=[.B16]*1000" office:value-type="float" office:value="77.7094432220824" calcext:value-type="float">
            <text:p>77.7094432220824</text:p>
          </table:table-cell>
          <table:table-cell table:formula="of:=[.C16]*1000" office:value-type="float" office:value="77.7879690273678" calcext:value-type="float">
            <text:p>77.7879690273678</text:p>
          </table:table-cell>
          <table:table-cell table:formula="of:=[.D16]*1000" office:value-type="float" office:value="76.7976594873561" calcext:value-type="float">
            <text:p>76.7976594873561</text:p>
          </table:table-cell>
          <table:table-cell/>
          <table:table-cell office:value-type="float" office:value="59.9705" calcext:value-type="float">
            <text:p>59.9705</text:p>
          </table:table-cell>
          <table:table-cell office:value-type="float" office:value="60.05385" calcext:value-type="float">
            <text:p>60.05385</text:p>
          </table:table-cell>
          <table:table-cell office:value-type="float" office:value="59.80387" calcext:value-type="float">
            <text:p>59.803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76431552430844" calcext:value-type="float">
            <text:p>0.0776431552430844</text:p>
          </table:table-cell>
          <table:table-cell office:value-type="float" office:value="0.0780515567243953" calcext:value-type="float">
            <text:p>0.0780515567243953</text:p>
          </table:table-cell>
          <table:table-cell office:value-type="float" office:value="0.0768130282557468" calcext:value-type="float">
            <text:p>0.0768130282557468</text:p>
          </table:table-cell>
          <table:table-cell office:value-type="float" office:value="16" calcext:value-type="float">
            <text:p>16</text:p>
          </table:table-cell>
          <table:table-cell table:formula="of:=[.B17]*1000" office:value-type="float" office:value="77.6431552430844" calcext:value-type="float">
            <text:p>77.6431552430844</text:p>
          </table:table-cell>
          <table:table-cell table:formula="of:=[.C17]*1000" office:value-type="float" office:value="78.0515567243953" calcext:value-type="float">
            <text:p>78.0515567243953</text:p>
          </table:table-cell>
          <table:table-cell table:formula="of:=[.D17]*1000" office:value-type="float" office:value="76.8130282557468" calcext:value-type="float">
            <text:p>76.8130282557468</text:p>
          </table:table-cell>
          <table:table-cell/>
          <table:table-cell office:value-type="float" office:value="59.96268" calcext:value-type="float">
            <text:p>59.96268</text:p>
          </table:table-cell>
          <table:table-cell office:value-type="float" office:value="60.01803" calcext:value-type="float">
            <text:p>60.01803</text:p>
          </table:table-cell>
          <table:table-cell office:value-type="float" office:value="59.86907" calcext:value-type="float">
            <text:p>59.869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7780896228719" calcext:value-type="float">
            <text:p>0.07780896228719</text:p>
          </table:table-cell>
          <table:table-cell office:value-type="float" office:value="0.0779245081921293" calcext:value-type="float">
            <text:p>0.0779245081921293</text:p>
          </table:table-cell>
          <table:table-cell office:value-type="float" office:value="0.0767596795434996" calcext:value-type="float">
            <text:p>0.0767596795434996</text:p>
          </table:table-cell>
          <table:table-cell office:value-type="float" office:value="17" calcext:value-type="float">
            <text:p>17</text:p>
          </table:table-cell>
          <table:table-cell table:formula="of:=[.B18]*1000" office:value-type="float" office:value="77.80896228719" calcext:value-type="float">
            <text:p>77.80896228719</text:p>
          </table:table-cell>
          <table:table-cell table:formula="of:=[.C18]*1000" office:value-type="float" office:value="77.9245081921293" calcext:value-type="float">
            <text:p>77.9245081921293</text:p>
          </table:table-cell>
          <table:table-cell table:formula="of:=[.D18]*1000" office:value-type="float" office:value="76.7596795434996" calcext:value-type="float">
            <text:p>76.7596795434996</text:p>
          </table:table-cell>
          <table:table-cell/>
          <table:table-cell office:value-type="float" office:value="59.98835" calcext:value-type="float">
            <text:p>59.98835</text:p>
          </table:table-cell>
          <table:table-cell office:value-type="float" office:value="59.99468" calcext:value-type="float">
            <text:p>59.99468</text:p>
          </table:table-cell>
          <table:table-cell office:value-type="float" office:value="59.8694" calcext:value-type="float">
            <text:p>59.86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77171798535927" calcext:value-type="float">
            <text:p>0.0777171798535927</text:p>
          </table:table-cell>
          <table:table-cell office:value-type="float" office:value="0.0779448584861899" calcext:value-type="float">
            <text:p>0.0779448584861899</text:p>
          </table:table-cell>
          <table:table-cell office:value-type="float" office:value="0.0769604948084984" calcext:value-type="float">
            <text:p>0.0769604948084984</text:p>
          </table:table-cell>
          <table:table-cell office:value-type="float" office:value="18" calcext:value-type="float">
            <text:p>18</text:p>
          </table:table-cell>
          <table:table-cell table:formula="of:=[.B19]*1000" office:value-type="float" office:value="77.7171798535927" calcext:value-type="float">
            <text:p>77.7171798535927</text:p>
          </table:table-cell>
          <table:table-cell table:formula="of:=[.C19]*1000" office:value-type="float" office:value="77.9448584861899" calcext:value-type="float">
            <text:p>77.9448584861899</text:p>
          </table:table-cell>
          <table:table-cell table:formula="of:=[.D19]*1000" office:value-type="float" office:value="76.9604948084984" calcext:value-type="float">
            <text:p>76.9604948084984</text:p>
          </table:table-cell>
          <table:table-cell/>
          <table:table-cell office:value-type="float" office:value="59.96582" calcext:value-type="float">
            <text:p>59.96582</text:p>
          </table:table-cell>
          <table:table-cell office:value-type="float" office:value="60.07286" calcext:value-type="float">
            <text:p>60.07286</text:p>
          </table:table-cell>
          <table:table-cell office:value-type="float" office:value="59.83198" calcext:value-type="float">
            <text:p>59.831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778126868121139" calcext:value-type="float">
            <text:p>0.0778126868121139</text:p>
          </table:table-cell>
          <table:table-cell office:value-type="float" office:value="0.0778950721159509" calcext:value-type="float">
            <text:p>0.0778950721159509</text:p>
          </table:table-cell>
          <table:table-cell office:value-type="float" office:value="0.0768555612696713" calcext:value-type="float">
            <text:p>0.0768555612696713</text:p>
          </table:table-cell>
          <table:table-cell office:value-type="float" office:value="19" calcext:value-type="float">
            <text:p>19</text:p>
          </table:table-cell>
          <table:table-cell table:formula="of:=[.B20]*1000" office:value-type="float" office:value="77.8126868121139" calcext:value-type="float">
            <text:p>77.8126868121139</text:p>
          </table:table-cell>
          <table:table-cell table:formula="of:=[.C20]*1000" office:value-type="float" office:value="77.8950721159509" calcext:value-type="float">
            <text:p>77.8950721159509</text:p>
          </table:table-cell>
          <table:table-cell table:formula="of:=[.D20]*1000" office:value-type="float" office:value="76.8555612696713" calcext:value-type="float">
            <text:p>76.8555612696713</text:p>
          </table:table-cell>
          <table:table-cell/>
          <table:table-cell office:value-type="float" office:value="59.98762" calcext:value-type="float">
            <text:p>59.98762</text:p>
          </table:table-cell>
          <table:table-cell office:value-type="float" office:value="60.03033" calcext:value-type="float">
            <text:p>60.03033</text:p>
          </table:table-cell>
          <table:table-cell office:value-type="float" office:value="59.83692" calcext:value-type="float">
            <text:p>59.836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77998271353677" calcext:value-type="float">
            <text:p>0.0777998271353677</text:p>
          </table:table-cell>
          <table:table-cell office:value-type="float" office:value="0.0781031956082244" calcext:value-type="float">
            <text:p>0.0781031956082244</text:p>
          </table:table-cell>
          <table:table-cell office:value-type="float" office:value="0.076960738643198" calcext:value-type="float">
            <text:p>0.076960738643198</text:p>
          </table:table-cell>
          <table:table-cell office:value-type="float" office:value="20" calcext:value-type="float">
            <text:p>20</text:p>
          </table:table-cell>
          <table:table-cell table:formula="of:=[.B21]*1000" office:value-type="float" office:value="77.7998271353677" calcext:value-type="float">
            <text:p>77.7998271353677</text:p>
          </table:table-cell>
          <table:table-cell table:formula="of:=[.C21]*1000" office:value-type="float" office:value="78.1031956082244" calcext:value-type="float">
            <text:p>78.1031956082244</text:p>
          </table:table-cell>
          <table:table-cell table:formula="of:=[.D21]*1000" office:value-type="float" office:value="76.960738643198" calcext:value-type="float">
            <text:p>76.960738643198</text:p>
          </table:table-cell>
          <table:table-cell/>
          <table:table-cell office:value-type="float" office:value="59.99591" calcext:value-type="float">
            <text:p>59.99591</text:p>
          </table:table-cell>
          <table:table-cell office:value-type="float" office:value="60.03845" calcext:value-type="float">
            <text:p>60.03845</text:p>
          </table:table-cell>
          <table:table-cell office:value-type="float" office:value="59.87111" calcext:value-type="float">
            <text:p>59.87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777829902968954" calcext:value-type="float">
            <text:p>0.0777829902968954</text:p>
          </table:table-cell>
          <table:table-cell office:value-type="float" office:value="0.0780127610650393" calcext:value-type="float">
            <text:p>0.0780127610650393</text:p>
          </table:table-cell>
          <table:table-cell office:value-type="float" office:value="0.0768844176811255" calcext:value-type="float">
            <text:p>0.0768844176811255</text:p>
          </table:table-cell>
          <table:table-cell office:value-type="float" office:value="21" calcext:value-type="float">
            <text:p>21</text:p>
          </table:table-cell>
          <table:table-cell table:formula="of:=[.B22]*1000" office:value-type="float" office:value="77.7829902968954" calcext:value-type="float">
            <text:p>77.7829902968954</text:p>
          </table:table-cell>
          <table:table-cell table:formula="of:=[.C22]*1000" office:value-type="float" office:value="78.0127610650393" calcext:value-type="float">
            <text:p>78.0127610650393</text:p>
          </table:table-cell>
          <table:table-cell table:formula="of:=[.D22]*1000" office:value-type="float" office:value="76.8844176811255" calcext:value-type="float">
            <text:p>76.8844176811255</text:p>
          </table:table-cell>
          <table:table-cell/>
          <table:table-cell office:value-type="float" office:value="59.95573" calcext:value-type="float">
            <text:p>59.95573</text:p>
          </table:table-cell>
          <table:table-cell office:value-type="float" office:value="59.97808" calcext:value-type="float">
            <text:p>59.97808</text:p>
          </table:table-cell>
          <table:table-cell office:value-type="float" office:value="59.85094" calcext:value-type="float">
            <text:p>59.850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77692883316825" calcext:value-type="float">
            <text:p>0.0777692883316825</text:p>
          </table:table-cell>
          <table:table-cell office:value-type="float" office:value="0.0781224572365426" calcext:value-type="float">
            <text:p>0.0781224572365426</text:p>
          </table:table-cell>
          <table:table-cell office:value-type="float" office:value="0.0769621900753386" calcext:value-type="float">
            <text:p>0.0769621900753386</text:p>
          </table:table-cell>
          <table:table-cell office:value-type="float" office:value="22" calcext:value-type="float">
            <text:p>22</text:p>
          </table:table-cell>
          <table:table-cell table:formula="of:=[.B23]*1000" office:value-type="float" office:value="77.7692883316825" calcext:value-type="float">
            <text:p>77.7692883316825</text:p>
          </table:table-cell>
          <table:table-cell table:formula="of:=[.C23]*1000" office:value-type="float" office:value="78.1224572365426" calcext:value-type="float">
            <text:p>78.1224572365426</text:p>
          </table:table-cell>
          <table:table-cell table:formula="of:=[.D23]*1000" office:value-type="float" office:value="76.9621900753386" calcext:value-type="float">
            <text:p>76.9621900753386</text:p>
          </table:table-cell>
          <table:table-cell/>
          <table:table-cell office:value-type="float" office:value="59.95346" calcext:value-type="float">
            <text:p>59.95346</text:p>
          </table:table-cell>
          <table:table-cell office:value-type="float" office:value="59.97175" calcext:value-type="float">
            <text:p>59.97175</text:p>
          </table:table-cell>
          <table:table-cell office:value-type="float" office:value="59.83943" calcext:value-type="float">
            <text:p>59.839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78019269532988" calcext:value-type="float">
            <text:p>0.0778019269532988</text:p>
          </table:table-cell>
          <table:table-cell office:value-type="float" office:value="0.0780404269177186" calcext:value-type="float">
            <text:p>0.0780404269177186</text:p>
          </table:table-cell>
          <table:table-cell office:value-type="float" office:value="0.0770147686197902" calcext:value-type="float">
            <text:p>0.0770147686197902</text:p>
          </table:table-cell>
          <table:table-cell office:value-type="float" office:value="23" calcext:value-type="float">
            <text:p>23</text:p>
          </table:table-cell>
          <table:table-cell table:formula="of:=[.B24]*1000" office:value-type="float" office:value="77.8019269532988" calcext:value-type="float">
            <text:p>77.8019269532988</text:p>
          </table:table-cell>
          <table:table-cell table:formula="of:=[.C24]*1000" office:value-type="float" office:value="78.0404269177186" calcext:value-type="float">
            <text:p>78.0404269177186</text:p>
          </table:table-cell>
          <table:table-cell table:formula="of:=[.D24]*1000" office:value-type="float" office:value="77.0147686197902" calcext:value-type="float">
            <text:p>77.0147686197902</text:p>
          </table:table-cell>
          <table:table-cell/>
          <table:table-cell office:value-type="float" office:value="59.96675" calcext:value-type="float">
            <text:p>59.96675</text:p>
          </table:table-cell>
          <table:table-cell office:value-type="float" office:value="60.07246" calcext:value-type="float">
            <text:p>60.07246</text:p>
          </table:table-cell>
          <table:table-cell office:value-type="float" office:value="59.8148" calcext:value-type="float">
            <text:p>59.81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77363578552422" calcext:value-type="float">
            <text:p>0.0777363578552422</text:p>
          </table:table-cell>
          <table:table-cell office:value-type="float" office:value="0.0781154688686465" calcext:value-type="float">
            <text:p>0.0781154688686465</text:p>
          </table:table-cell>
          <table:table-cell office:value-type="float" office:value="0.0770834336005542" calcext:value-type="float">
            <text:p>0.0770834336005542</text:p>
          </table:table-cell>
          <table:table-cell office:value-type="float" office:value="24" calcext:value-type="float">
            <text:p>24</text:p>
          </table:table-cell>
          <table:table-cell table:formula="of:=[.B25]*1000" office:value-type="float" office:value="77.7363578552422" calcext:value-type="float">
            <text:p>77.7363578552422</text:p>
          </table:table-cell>
          <table:table-cell table:formula="of:=[.C25]*1000" office:value-type="float" office:value="78.1154688686465" calcext:value-type="float">
            <text:p>78.1154688686465</text:p>
          </table:table-cell>
          <table:table-cell table:formula="of:=[.D25]*1000" office:value-type="float" office:value="77.0834336005542" calcext:value-type="float">
            <text:p>77.0834336005542</text:p>
          </table:table-cell>
          <table:table-cell/>
          <table:table-cell office:value-type="float" office:value="59.99727" calcext:value-type="float">
            <text:p>59.99727</text:p>
          </table:table-cell>
          <table:table-cell office:value-type="float" office:value="60.00865" calcext:value-type="float">
            <text:p>60.00865</text:p>
          </table:table-cell>
          <table:table-cell office:value-type="float" office:value="59.82675" calcext:value-type="float">
            <text:p>59.826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77500256600032" calcext:value-type="float">
            <text:p>0.0777500256600032</text:p>
          </table:table-cell>
          <table:table-cell office:value-type="float" office:value="0.0779685309480769" calcext:value-type="float">
            <text:p>0.0779685309480769</text:p>
          </table:table-cell>
          <table:table-cell office:value-type="float" office:value="0.0769162456613688" calcext:value-type="float">
            <text:p>0.0769162456613688</text:p>
          </table:table-cell>
          <table:table-cell office:value-type="float" office:value="25" calcext:value-type="float">
            <text:p>25</text:p>
          </table:table-cell>
          <table:table-cell table:formula="of:=[.B26]*1000" office:value-type="float" office:value="77.7500256600032" calcext:value-type="float">
            <text:p>77.7500256600032</text:p>
          </table:table-cell>
          <table:table-cell table:formula="of:=[.C26]*1000" office:value-type="float" office:value="77.9685309480769" calcext:value-type="float">
            <text:p>77.9685309480769</text:p>
          </table:table-cell>
          <table:table-cell table:formula="of:=[.D26]*1000" office:value-type="float" office:value="76.9162456613688" calcext:value-type="float">
            <text:p>76.9162456613688</text:p>
          </table:table-cell>
          <table:table-cell/>
          <table:table-cell office:value-type="float" office:value="59.95854" calcext:value-type="float">
            <text:p>59.95854</text:p>
          </table:table-cell>
          <table:table-cell office:value-type="float" office:value="59.91594" calcext:value-type="float">
            <text:p>59.91594</text:p>
          </table:table-cell>
          <table:table-cell office:value-type="float" office:value="59.81366" calcext:value-type="float">
            <text:p>59.813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77095050832159" calcext:value-type="float">
            <text:p>0.0777095050832159</text:p>
          </table:table-cell>
          <table:table-cell office:value-type="float" office:value="0.0781287979296985" calcext:value-type="float">
            <text:p>0.0781287979296985</text:p>
          </table:table-cell>
          <table:table-cell office:value-type="float" office:value="0.0771283804226233" calcext:value-type="float">
            <text:p>0.0771283804226233</text:p>
          </table:table-cell>
          <table:table-cell office:value-type="float" office:value="26" calcext:value-type="float">
            <text:p>26</text:p>
          </table:table-cell>
          <table:table-cell table:formula="of:=[.B27]*1000" office:value-type="float" office:value="77.7095050832159" calcext:value-type="float">
            <text:p>77.7095050832159</text:p>
          </table:table-cell>
          <table:table-cell table:formula="of:=[.C27]*1000" office:value-type="float" office:value="78.1287979296985" calcext:value-type="float">
            <text:p>78.1287979296985</text:p>
          </table:table-cell>
          <table:table-cell table:formula="of:=[.D27]*1000" office:value-type="float" office:value="77.1283804226233" calcext:value-type="float">
            <text:p>77.1283804226233</text:p>
          </table:table-cell>
          <table:table-cell/>
          <table:table-cell office:value-type="float" office:value="59.93828" calcext:value-type="float">
            <text:p>59.93828</text:p>
          </table:table-cell>
          <table:table-cell office:value-type="float" office:value="59.98598" calcext:value-type="float">
            <text:p>59.98598</text:p>
          </table:table-cell>
          <table:table-cell office:value-type="float" office:value="59.82013" calcext:value-type="float">
            <text:p>59.820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8541834587503" calcext:value-type="float">
            <text:p>0.0778541834587503</text:p>
          </table:table-cell>
          <table:table-cell office:value-type="float" office:value="0.0781173937037694" calcext:value-type="float">
            <text:p>0.0781173937037694</text:p>
          </table:table-cell>
          <table:table-cell office:value-type="float" office:value="0.0771984957358228" calcext:value-type="float">
            <text:p>0.0771984957358228</text:p>
          </table:table-cell>
          <table:table-cell office:value-type="float" office:value="27" calcext:value-type="float">
            <text:p>27</text:p>
          </table:table-cell>
          <table:table-cell table:formula="of:=[.B28]*1000" office:value-type="float" office:value="77.8541834587503" calcext:value-type="float">
            <text:p>77.8541834587503</text:p>
          </table:table-cell>
          <table:table-cell table:formula="of:=[.C28]*1000" office:value-type="float" office:value="78.1173937037694" calcext:value-type="float">
            <text:p>78.1173937037694</text:p>
          </table:table-cell>
          <table:table-cell table:formula="of:=[.D28]*1000" office:value-type="float" office:value="77.1984957358228" calcext:value-type="float">
            <text:p>77.1984957358228</text:p>
          </table:table-cell>
          <table:table-cell/>
          <table:table-cell office:value-type="float" office:value="59.96156" calcext:value-type="float">
            <text:p>59.96156</text:p>
          </table:table-cell>
          <table:table-cell office:value-type="float" office:value="60.048" calcext:value-type="float">
            <text:p>60.048</text:p>
          </table:table-cell>
          <table:table-cell office:value-type="float" office:value="59.85213" calcext:value-type="float">
            <text:p>59.852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759612952336" calcext:value-type="float">
            <text:p>0.077759612952336</text:p>
          </table:table-cell>
          <table:table-cell office:value-type="float" office:value="0.0781503475834522" calcext:value-type="float">
            <text:p>0.0781503475834522</text:p>
          </table:table-cell>
          <table:table-cell office:value-type="float" office:value="0.0771945762276566" calcext:value-type="float">
            <text:p>0.0771945762276566</text:p>
          </table:table-cell>
          <table:table-cell office:value-type="float" office:value="28" calcext:value-type="float">
            <text:p>28</text:p>
          </table:table-cell>
          <table:table-cell table:formula="of:=[.B29]*1000" office:value-type="float" office:value="77.759612952336" calcext:value-type="float">
            <text:p>77.759612952336</text:p>
          </table:table-cell>
          <table:table-cell table:formula="of:=[.C29]*1000" office:value-type="float" office:value="78.1503475834522" calcext:value-type="float">
            <text:p>78.1503475834522</text:p>
          </table:table-cell>
          <table:table-cell table:formula="of:=[.D29]*1000" office:value-type="float" office:value="77.1945762276566" calcext:value-type="float">
            <text:p>77.1945762276566</text:p>
          </table:table-cell>
          <table:table-cell/>
          <table:table-cell office:value-type="float" office:value="59.94942" calcext:value-type="float">
            <text:p>59.94942</text:p>
          </table:table-cell>
          <table:table-cell office:value-type="float" office:value="60.02269" calcext:value-type="float">
            <text:p>60.02269</text:p>
          </table:table-cell>
          <table:table-cell office:value-type="float" office:value="59.82436" calcext:value-type="float">
            <text:p>59.824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78539513497509" calcext:value-type="float">
            <text:p>0.0778539513497509</text:p>
          </table:table-cell>
          <table:table-cell office:value-type="float" office:value="0.0780654300860798" calcext:value-type="float">
            <text:p>0.0780654300860798</text:p>
          </table:table-cell>
          <table:table-cell office:value-type="float" office:value="0.077073269863328" calcext:value-type="float">
            <text:p>0.077073269863328</text:p>
          </table:table-cell>
          <table:table-cell office:value-type="float" office:value="29" calcext:value-type="float">
            <text:p>29</text:p>
          </table:table-cell>
          <table:table-cell table:formula="of:=[.B30]*1000" office:value-type="float" office:value="77.8539513497509" calcext:value-type="float">
            <text:p>77.8539513497509</text:p>
          </table:table-cell>
          <table:table-cell table:formula="of:=[.C30]*1000" office:value-type="float" office:value="78.0654300860798" calcext:value-type="float">
            <text:p>78.0654300860798</text:p>
          </table:table-cell>
          <table:table-cell table:formula="of:=[.D30]*1000" office:value-type="float" office:value="77.073269863328" calcext:value-type="float">
            <text:p>77.073269863328</text:p>
          </table:table-cell>
          <table:table-cell/>
          <table:table-cell office:value-type="float" office:value="59.9645" calcext:value-type="float">
            <text:p>59.9645</text:p>
          </table:table-cell>
          <table:table-cell office:value-type="float" office:value="59.98224" calcext:value-type="float">
            <text:p>59.98224</text:p>
          </table:table-cell>
          <table:table-cell office:value-type="float" office:value="59.81216" calcext:value-type="float">
            <text:p>59.8121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30])" office:value-type="float" office:value="0.0779173842228644" calcext:value-type="float">
            <text:p>0.0779173842228644</text:p>
          </table:table-cell>
          <table:table-cell table:formula="of:=AVERAGE([.C2:.C30])" office:value-type="float" office:value="0.0780117447064092" calcext:value-type="float">
            <text:p>0.0780117447064092</text:p>
          </table:table-cell>
          <table:table-cell table:formula="of:=AVERAGE([.D2:.D30])" office:value-type="float" office:value="0.0768292524444858" calcext:value-type="float">
            <text:p>0.0768292524444858</text:p>
          </table:table-cell>
          <table:table-cell/>
          <table:table-cell table:formula="of:=[.B31]*1000" office:value-type="float" office:value="77.9173842228644" calcext:value-type="float">
            <text:p>77.9173842228644</text:p>
          </table:table-cell>
          <table:table-cell table:formula="of:=[.C31]*1000" office:value-type="float" office:value="78.0117447064092" calcext:value-type="float">
            <text:p>78.0117447064092</text:p>
          </table:table-cell>
          <table:table-cell table:formula="of:=[.D31]*1000" office:value-type="float" office:value="76.8292524444858" calcext:value-type="float">
            <text:p>76.8292524444858</text:p>
          </table:table-cell>
          <table:table-cell table:number-columns-repeated="4"/>
        </table:table-row>
      </table:table>
      <table:table table:name="LOC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[mJ]</text:p>
          </table:table-cell>
          <table:table-cell table:formula="of:=[.B1]" office:value-type="string" office:string-value="RM" calcext:value-type="string">
            <text:p>RM</text:p>
          </table:table-cell>
          <table:table-cell table:formula="of:=[.C1]" office:value-type="string" office:string-value="RL" calcext:value-type="string">
            <text:p>RL</text:p>
          </table:table-cell>
          <table:table-cell table:formula="of:=[.D1]" office:value-type="string" office:string-value="CL" calcext:value-type="string">
            <text:p>C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79552030237166" calcext:value-type="float">
            <text:p>0.0179552030237166</text:p>
          </table:table-cell>
          <table:table-cell office:value-type="float" office:value="0.0140901926456552" calcext:value-type="float">
            <text:p>0.0140901926456552</text:p>
          </table:table-cell>
          <table:table-cell office:value-type="float" office:value="0.0108207249902492" calcext:value-type="float">
            <text:p>0.0108207249902492</text:p>
          </table:table-cell>
          <table:table-cell table:formula="of:=[.A2]" office:value-type="float" office:value="1" calcext:value-type="float">
            <text:p>1</text:p>
          </table:table-cell>
          <table:table-cell table:formula="of:=[.B2]*1000" office:value-type="float" office:value="17.9552030237166" calcext:value-type="float">
            <text:p>17.9552030237166</text:p>
          </table:table-cell>
          <table:table-cell table:formula="of:=[.C2]*1000" office:value-type="float" office:value="14.0901926456552" calcext:value-type="float">
            <text:p>14.0901926456552</text:p>
          </table:table-cell>
          <table:table-cell table:formula="of:=[.D2]*1000" office:value-type="float" office:value="10.8207249902492" calcext:value-type="float">
            <text:p>10.8207249902492</text:p>
          </table:table-cell>
          <table:table-cell office:value-type="float" office:value="8.07541" calcext:value-type="float">
            <text:p>8.07541</text:p>
          </table:table-cell>
          <table:table-cell office:value-type="float" office:value="8.10865" calcext:value-type="float">
            <text:p>8.10865</text:p>
          </table:table-cell>
          <table:table-cell office:value-type="float" office:value="8.08364" calcext:value-type="float">
            <text:p>8.083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78899375108333" calcext:value-type="float">
            <text:p>0.0178899375108333</text:p>
          </table:table-cell>
          <table:table-cell office:value-type="float" office:value="0.0124622568848477" calcext:value-type="float">
            <text:p>0.0124622568848477</text:p>
          </table:table-cell>
          <table:table-cell office:value-type="float" office:value="0.0107998044189865" calcext:value-type="float">
            <text:p>0.0107998044189865</text:p>
          </table:table-cell>
          <table:table-cell table:formula="of:=[.A3]" office:value-type="float" office:value="2" calcext:value-type="float">
            <text:p>2</text:p>
          </table:table-cell>
          <table:table-cell table:formula="of:=[.B3]*1000" office:value-type="float" office:value="17.8899375108333" calcext:value-type="float">
            <text:p>17.8899375108333</text:p>
          </table:table-cell>
          <table:table-cell table:formula="of:=[.C3]*1000" office:value-type="float" office:value="12.4622568848477" calcext:value-type="float">
            <text:p>12.4622568848477</text:p>
          </table:table-cell>
          <table:table-cell table:formula="of:=[.D3]*1000" office:value-type="float" office:value="10.7998044189865" calcext:value-type="float">
            <text:p>10.7998044189865</text:p>
          </table:table-cell>
          <table:table-cell office:value-type="float" office:value="8.07769" calcext:value-type="float">
            <text:p>8.07769</text:p>
          </table:table-cell>
          <table:table-cell office:value-type="float" office:value="8.10303" calcext:value-type="float">
            <text:p>8.10303</text:p>
          </table:table-cell>
          <table:table-cell office:value-type="float" office:value="8.07894" calcext:value-type="float">
            <text:p>8.0789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79049644259721" calcext:value-type="float">
            <text:p>0.0179049644259721</text:p>
          </table:table-cell>
          <table:table-cell office:value-type="float" office:value="0.0114915610583661" calcext:value-type="float">
            <text:p>0.0114915610583661</text:p>
          </table:table-cell>
          <table:table-cell office:value-type="float" office:value="0.0107993555174796" calcext:value-type="float">
            <text:p>0.0107993555174796</text:p>
          </table:table-cell>
          <table:table-cell table:formula="of:=[.A4]" office:value-type="float" office:value="3" calcext:value-type="float">
            <text:p>3</text:p>
          </table:table-cell>
          <table:table-cell table:formula="of:=[.B4]*1000" office:value-type="float" office:value="17.9049644259721" calcext:value-type="float">
            <text:p>17.9049644259721</text:p>
          </table:table-cell>
          <table:table-cell table:formula="of:=[.C4]*1000" office:value-type="float" office:value="11.4915610583661" calcext:value-type="float">
            <text:p>11.4915610583661</text:p>
          </table:table-cell>
          <table:table-cell table:formula="of:=[.D4]*1000" office:value-type="float" office:value="10.7993555174796" calcext:value-type="float">
            <text:p>10.7993555174796</text:p>
          </table:table-cell>
          <table:table-cell office:value-type="float" office:value="8.08338" calcext:value-type="float">
            <text:p>8.08338</text:p>
          </table:table-cell>
          <table:table-cell office:value-type="float" office:value="8.08181" calcext:value-type="float">
            <text:p>8.08181</text:p>
          </table:table-cell>
          <table:table-cell office:value-type="float" office:value="8.07639" calcext:value-type="float">
            <text:p>8.076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78549586912116" calcext:value-type="float">
            <text:p>0.0178549586912116</text:p>
          </table:table-cell>
          <table:table-cell office:value-type="float" office:value="0.0110025168384646" calcext:value-type="float">
            <text:p>0.0110025168384646</text:p>
          </table:table-cell>
          <table:table-cell office:value-type="float" office:value="0.0107902634953886" calcext:value-type="float">
            <text:p>0.0107902634953886</text:p>
          </table:table-cell>
          <table:table-cell table:formula="of:=[.A5]" office:value-type="float" office:value="4" calcext:value-type="float">
            <text:p>4</text:p>
          </table:table-cell>
          <table:table-cell table:formula="of:=[.B5]*1000" office:value-type="float" office:value="17.8549586912116" calcext:value-type="float">
            <text:p>17.8549586912116</text:p>
          </table:table-cell>
          <table:table-cell table:formula="of:=[.C5]*1000" office:value-type="float" office:value="11.0025168384646" calcext:value-type="float">
            <text:p>11.0025168384646</text:p>
          </table:table-cell>
          <table:table-cell table:formula="of:=[.D5]*1000" office:value-type="float" office:value="10.7902634953886" calcext:value-type="float">
            <text:p>10.7902634953886</text:p>
          </table:table-cell>
          <table:table-cell office:value-type="float" office:value="8.07602" calcext:value-type="float">
            <text:p>8.07602</text:p>
          </table:table-cell>
          <table:table-cell office:value-type="float" office:value="8.09307" calcext:value-type="float">
            <text:p>8.09307</text:p>
          </table:table-cell>
          <table:table-cell office:value-type="float" office:value="8.07642" calcext:value-type="float">
            <text:p>8.076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7855897866651" calcext:value-type="float">
            <text:p>0.017855897866651</text:p>
          </table:table-cell>
          <table:table-cell office:value-type="float" office:value="0.0109726623006235" calcext:value-type="float">
            <text:p>0.0109726623006235</text:p>
          </table:table-cell>
          <table:table-cell office:value-type="float" office:value="0.0107844210773786" calcext:value-type="float">
            <text:p>0.0107844210773786</text:p>
          </table:table-cell>
          <table:table-cell table:formula="of:=[.A6]" office:value-type="float" office:value="5" calcext:value-type="float">
            <text:p>5</text:p>
          </table:table-cell>
          <table:table-cell table:formula="of:=[.B6]*1000" office:value-type="float" office:value="17.855897866651" calcext:value-type="float">
            <text:p>17.855897866651</text:p>
          </table:table-cell>
          <table:table-cell table:formula="of:=[.C6]*1000" office:value-type="float" office:value="10.9726623006235" calcext:value-type="float">
            <text:p>10.9726623006235</text:p>
          </table:table-cell>
          <table:table-cell table:formula="of:=[.D6]*1000" office:value-type="float" office:value="10.7844210773786" calcext:value-type="float">
            <text:p>10.7844210773786</text:p>
          </table:table-cell>
          <table:table-cell office:value-type="float" office:value="8.07804" calcext:value-type="float">
            <text:p>8.07804</text:p>
          </table:table-cell>
          <table:table-cell office:value-type="float" office:value="8.08367" calcext:value-type="float">
            <text:p>8.08367</text:p>
          </table:table-cell>
          <table:table-cell office:value-type="float" office:value="8.07675" calcext:value-type="float">
            <text:p>8.076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78430556537452" calcext:value-type="float">
            <text:p>0.0178430556537452</text:p>
          </table:table-cell>
          <table:table-cell office:value-type="float" office:value="0.010977632472499" calcext:value-type="float">
            <text:p>0.010977632472499</text:p>
          </table:table-cell>
          <table:table-cell office:value-type="float" office:value="0.0107837644528491" calcext:value-type="float">
            <text:p>0.0107837644528491</text:p>
          </table:table-cell>
          <table:table-cell table:formula="of:=[.A7]" office:value-type="float" office:value="6" calcext:value-type="float">
            <text:p>6</text:p>
          </table:table-cell>
          <table:table-cell table:formula="of:=[.B7]*1000" office:value-type="float" office:value="17.8430556537452" calcext:value-type="float">
            <text:p>17.8430556537452</text:p>
          </table:table-cell>
          <table:table-cell table:formula="of:=[.C7]*1000" office:value-type="float" office:value="10.977632472499" calcext:value-type="float">
            <text:p>10.977632472499</text:p>
          </table:table-cell>
          <table:table-cell table:formula="of:=[.D7]*1000" office:value-type="float" office:value="10.7837644528491" calcext:value-type="float">
            <text:p>10.7837644528491</text:p>
          </table:table-cell>
          <table:table-cell office:value-type="float" office:value="8.07567" calcext:value-type="float">
            <text:p>8.07567</text:p>
          </table:table-cell>
          <table:table-cell office:value-type="float" office:value="8.08235" calcext:value-type="float">
            <text:p>8.08235</text:p>
          </table:table-cell>
          <table:table-cell office:value-type="float" office:value="8.07597" calcext:value-type="float">
            <text:p>8.0759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78739742789618" calcext:value-type="float">
            <text:p>0.0178739742789618</text:p>
          </table:table-cell>
          <table:table-cell office:value-type="float" office:value="0.0109583448997359" calcext:value-type="float">
            <text:p>0.0109583448997359</text:p>
          </table:table-cell>
          <table:table-cell office:value-type="float" office:value="0.0107966409607107" calcext:value-type="float">
            <text:p>0.0107966409607107</text:p>
          </table:table-cell>
          <table:table-cell table:formula="of:=[.A8]" office:value-type="float" office:value="7" calcext:value-type="float">
            <text:p>7</text:p>
          </table:table-cell>
          <table:table-cell table:formula="of:=[.B8]*1000" office:value-type="float" office:value="17.8739742789618" calcext:value-type="float">
            <text:p>17.8739742789618</text:p>
          </table:table-cell>
          <table:table-cell table:formula="of:=[.C8]*1000" office:value-type="float" office:value="10.9583448997359" calcext:value-type="float">
            <text:p>10.9583448997359</text:p>
          </table:table-cell>
          <table:table-cell table:formula="of:=[.D8]*1000" office:value-type="float" office:value="10.7966409607107" calcext:value-type="float">
            <text:p>10.7966409607107</text:p>
          </table:table-cell>
          <table:table-cell office:value-type="float" office:value="8.0772" calcext:value-type="float">
            <text:p>8.0772</text:p>
          </table:table-cell>
          <table:table-cell office:value-type="float" office:value="8.0814" calcext:value-type="float">
            <text:p>8.0814</text:p>
          </table:table-cell>
          <table:table-cell office:value-type="float" office:value="8.07997" calcext:value-type="float">
            <text:p>8.0799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78754257741297" calcext:value-type="float">
            <text:p>0.0178754257741297</text:p>
          </table:table-cell>
          <table:table-cell office:value-type="float" office:value="0.010975251470358" calcext:value-type="float">
            <text:p>0.010975251470358</text:p>
          </table:table-cell>
          <table:table-cell office:value-type="float" office:value="0.0107820807191611" calcext:value-type="float">
            <text:p>0.0107820807191611</text:p>
          </table:table-cell>
          <table:table-cell table:formula="of:=[.A9]" office:value-type="float" office:value="8" calcext:value-type="float">
            <text:p>8</text:p>
          </table:table-cell>
          <table:table-cell table:formula="of:=[.B9]*1000" office:value-type="float" office:value="17.8754257741297" calcext:value-type="float">
            <text:p>17.8754257741297</text:p>
          </table:table-cell>
          <table:table-cell table:formula="of:=[.C9]*1000" office:value-type="float" office:value="10.975251470358" calcext:value-type="float">
            <text:p>10.975251470358</text:p>
          </table:table-cell>
          <table:table-cell table:formula="of:=[.D9]*1000" office:value-type="float" office:value="10.7820807191611" calcext:value-type="float">
            <text:p>10.7820807191611</text:p>
          </table:table-cell>
          <table:table-cell office:value-type="float" office:value="8.07999" calcext:value-type="float">
            <text:p>8.07999</text:p>
          </table:table-cell>
          <table:table-cell office:value-type="float" office:value="8.07984" calcext:value-type="float">
            <text:p>8.07984</text:p>
          </table:table-cell>
          <table:table-cell office:value-type="float" office:value="8.08392" calcext:value-type="float">
            <text:p>8.083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78568265647973" calcext:value-type="float">
            <text:p>0.0178568265647973</text:p>
          </table:table-cell>
          <table:table-cell office:value-type="float" office:value="0.0109535485355917" calcext:value-type="float">
            <text:p>0.0109535485355917</text:p>
          </table:table-cell>
          <table:table-cell office:value-type="float" office:value="0.0108054764341393" calcext:value-type="float">
            <text:p>0.0108054764341393</text:p>
          </table:table-cell>
          <table:table-cell table:formula="of:=[.A10]" office:value-type="float" office:value="9" calcext:value-type="float">
            <text:p>9</text:p>
          </table:table-cell>
          <table:table-cell table:formula="of:=[.B10]*1000" office:value-type="float" office:value="17.8568265647973" calcext:value-type="float">
            <text:p>17.8568265647973</text:p>
          </table:table-cell>
          <table:table-cell table:formula="of:=[.C10]*1000" office:value-type="float" office:value="10.9535485355917" calcext:value-type="float">
            <text:p>10.9535485355917</text:p>
          </table:table-cell>
          <table:table-cell table:formula="of:=[.D10]*1000" office:value-type="float" office:value="10.8054764341393" calcext:value-type="float">
            <text:p>10.8054764341393</text:p>
          </table:table-cell>
          <table:table-cell office:value-type="float" office:value="8.0776" calcext:value-type="float">
            <text:p>8.0776</text:p>
          </table:table-cell>
          <table:table-cell office:value-type="float" office:value="8.07958" calcext:value-type="float">
            <text:p>8.07958</text:p>
          </table:table-cell>
          <table:table-cell office:value-type="float" office:value="8.08446" calcext:value-type="float">
            <text:p>8.0844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78725205299322" calcext:value-type="float">
            <text:p>0.0178725205299322</text:p>
          </table:table-cell>
          <table:table-cell office:value-type="float" office:value="0.0109532910510115" calcext:value-type="float">
            <text:p>0.0109532910510115</text:p>
          </table:table-cell>
          <table:table-cell office:value-type="float" office:value="0.0107951788579937" calcext:value-type="float">
            <text:p>0.0107951788579937</text:p>
          </table:table-cell>
          <table:table-cell table:formula="of:=[.A11]" office:value-type="float" office:value="10" calcext:value-type="float">
            <text:p>10</text:p>
          </table:table-cell>
          <table:table-cell table:formula="of:=[.B11]*1000" office:value-type="float" office:value="17.8725205299322" calcext:value-type="float">
            <text:p>17.8725205299322</text:p>
          </table:table-cell>
          <table:table-cell table:formula="of:=[.C11]*1000" office:value-type="float" office:value="10.9532910510115" calcext:value-type="float">
            <text:p>10.9532910510115</text:p>
          </table:table-cell>
          <table:table-cell table:formula="of:=[.D11]*1000" office:value-type="float" office:value="10.7951788579937" calcext:value-type="float">
            <text:p>10.7951788579937</text:p>
          </table:table-cell>
          <table:table-cell office:value-type="float" office:value="8.08335" calcext:value-type="float">
            <text:p>8.08335</text:p>
          </table:table-cell>
          <table:table-cell office:value-type="float" office:value="8.08072" calcext:value-type="float">
            <text:p>8.08072</text:p>
          </table:table-cell>
          <table:table-cell office:value-type="float" office:value="8.08388" calcext:value-type="float">
            <text:p>8.0838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79065565815577" calcext:value-type="float">
            <text:p>0.0179065565815577</text:p>
          </table:table-cell>
          <table:table-cell office:value-type="float" office:value="0.0109464210080525" calcext:value-type="float">
            <text:p>0.0109464210080525</text:p>
          </table:table-cell>
          <table:table-cell office:value-type="float" office:value="0.0108030048599003" calcext:value-type="float">
            <text:p>0.0108030048599003</text:p>
          </table:table-cell>
          <table:table-cell table:formula="of:=[.A12]" office:value-type="float" office:value="11" calcext:value-type="float">
            <text:p>11</text:p>
          </table:table-cell>
          <table:table-cell table:formula="of:=[.B12]*1000" office:value-type="float" office:value="17.9065565815577" calcext:value-type="float">
            <text:p>17.9065565815577</text:p>
          </table:table-cell>
          <table:table-cell table:formula="of:=[.C12]*1000" office:value-type="float" office:value="10.9464210080525" calcext:value-type="float">
            <text:p>10.9464210080525</text:p>
          </table:table-cell>
          <table:table-cell table:formula="of:=[.D12]*1000" office:value-type="float" office:value="10.8030048599003" calcext:value-type="float">
            <text:p>10.8030048599003</text:p>
          </table:table-cell>
          <table:table-cell office:value-type="float" office:value="8.09941" calcext:value-type="float">
            <text:p>8.09941</text:p>
          </table:table-cell>
          <table:table-cell office:value-type="float" office:value="8.07981" calcext:value-type="float">
            <text:p>8.07981</text:p>
          </table:table-cell>
          <table:table-cell office:value-type="float" office:value="8.08282" calcext:value-type="float">
            <text:p>8.0828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7859498085312" calcext:value-type="float">
            <text:p>0.017859498085312</text:p>
          </table:table-cell>
          <table:table-cell office:value-type="float" office:value="0.0109646410147455" calcext:value-type="float">
            <text:p>0.0109646410147455</text:p>
          </table:table-cell>
          <table:table-cell office:value-type="float" office:value="0.0108011270178694" calcext:value-type="float">
            <text:p>0.0108011270178694</text:p>
          </table:table-cell>
          <table:table-cell table:formula="of:=[.A13]" office:value-type="float" office:value="12" calcext:value-type="float">
            <text:p>12</text:p>
          </table:table-cell>
          <table:table-cell table:formula="of:=[.B13]*1000" office:value-type="float" office:value="17.859498085312" calcext:value-type="float">
            <text:p>17.859498085312</text:p>
          </table:table-cell>
          <table:table-cell table:formula="of:=[.C13]*1000" office:value-type="float" office:value="10.9646410147455" calcext:value-type="float">
            <text:p>10.9646410147455</text:p>
          </table:table-cell>
          <table:table-cell table:formula="of:=[.D13]*1000" office:value-type="float" office:value="10.8011270178694" calcext:value-type="float">
            <text:p>10.8011270178694</text:p>
          </table:table-cell>
          <table:table-cell office:value-type="float" office:value="8.08116" calcext:value-type="float">
            <text:p>8.08116</text:p>
          </table:table-cell>
          <table:table-cell office:value-type="float" office:value="8.0825" calcext:value-type="float">
            <text:p>8.0825</text:p>
          </table:table-cell>
          <table:table-cell office:value-type="float" office:value="8.08268" calcext:value-type="float">
            <text:p>8.0826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8683848580271" calcext:value-type="float">
            <text:p>0.0178683848580271</text:p>
          </table:table-cell>
          <table:table-cell office:value-type="float" office:value="0.0109300377083625" calcext:value-type="float">
            <text:p>0.0109300377083625</text:p>
          </table:table-cell>
          <table:table-cell office:value-type="float" office:value="0.0108086470855578" calcext:value-type="float">
            <text:p>0.0108086470855578</text:p>
          </table:table-cell>
          <table:table-cell table:formula="of:=[.A14]" office:value-type="float" office:value="13" calcext:value-type="float">
            <text:p>13</text:p>
          </table:table-cell>
          <table:table-cell table:formula="of:=[.B14]*1000" office:value-type="float" office:value="17.8683848580271" calcext:value-type="float">
            <text:p>17.8683848580271</text:p>
          </table:table-cell>
          <table:table-cell table:formula="of:=[.C14]*1000" office:value-type="float" office:value="10.9300377083625" calcext:value-type="float">
            <text:p>10.9300377083625</text:p>
          </table:table-cell>
          <table:table-cell table:formula="of:=[.D14]*1000" office:value-type="float" office:value="10.8086470855578" calcext:value-type="float">
            <text:p>10.8086470855578</text:p>
          </table:table-cell>
          <table:table-cell office:value-type="float" office:value="8.0839" calcext:value-type="float">
            <text:p>8.0839</text:p>
          </table:table-cell>
          <table:table-cell office:value-type="float" office:value="8.07684" calcext:value-type="float">
            <text:p>8.07684</text:p>
          </table:table-cell>
          <table:table-cell office:value-type="float" office:value="8.08447" calcext:value-type="float">
            <text:p>8.0844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78300009077654" calcext:value-type="float">
            <text:p>0.0178300009077654</text:p>
          </table:table-cell>
          <table:table-cell office:value-type="float" office:value="0.0109597678885099" calcext:value-type="float">
            <text:p>0.0109597678885099</text:p>
          </table:table-cell>
          <table:table-cell office:value-type="float" office:value="0.0107897222813614" calcext:value-type="float">
            <text:p>0.0107897222813614</text:p>
          </table:table-cell>
          <table:table-cell table:formula="of:=[.A15]" office:value-type="float" office:value="14" calcext:value-type="float">
            <text:p>14</text:p>
          </table:table-cell>
          <table:table-cell table:formula="of:=[.B15]*1000" office:value-type="float" office:value="17.8300009077654" calcext:value-type="float">
            <text:p>17.8300009077654</text:p>
          </table:table-cell>
          <table:table-cell table:formula="of:=[.C15]*1000" office:value-type="float" office:value="10.9597678885099" calcext:value-type="float">
            <text:p>10.9597678885099</text:p>
          </table:table-cell>
          <table:table-cell table:formula="of:=[.D15]*1000" office:value-type="float" office:value="10.7897222813614" calcext:value-type="float">
            <text:p>10.7897222813614</text:p>
          </table:table-cell>
          <table:table-cell office:value-type="float" office:value="8.07734" calcext:value-type="float">
            <text:p>8.07734</text:p>
          </table:table-cell>
          <table:table-cell office:value-type="float" office:value="8.07842" calcext:value-type="float">
            <text:p>8.07842</text:p>
          </table:table-cell>
          <table:table-cell office:value-type="float" office:value="8.08433" calcext:value-type="float">
            <text:p>8.0843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78572286692035" calcext:value-type="float">
            <text:p>0.0178572286692035</text:p>
          </table:table-cell>
          <table:table-cell office:value-type="float" office:value="0.0109446501869338" calcext:value-type="float">
            <text:p>0.0109446501869338</text:p>
          </table:table-cell>
          <table:table-cell office:value-type="float" office:value="0.0107854788029475" calcext:value-type="float">
            <text:p>0.0107854788029475</text:p>
          </table:table-cell>
          <table:table-cell table:formula="of:=[.A16]" office:value-type="float" office:value="15" calcext:value-type="float">
            <text:p>15</text:p>
          </table:table-cell>
          <table:table-cell table:formula="of:=[.B16]*1000" office:value-type="float" office:value="17.8572286692035" calcext:value-type="float">
            <text:p>17.8572286692035</text:p>
          </table:table-cell>
          <table:table-cell table:formula="of:=[.C16]*1000" office:value-type="float" office:value="10.9446501869338" calcext:value-type="float">
            <text:p>10.9446501869338</text:p>
          </table:table-cell>
          <table:table-cell table:formula="of:=[.D16]*1000" office:value-type="float" office:value="10.7854788029475" calcext:value-type="float">
            <text:p>10.7854788029475</text:p>
          </table:table-cell>
          <table:table-cell office:value-type="float" office:value="8.08071" calcext:value-type="float">
            <text:p>8.08071</text:p>
          </table:table-cell>
          <table:table-cell office:value-type="float" office:value="8.08124" calcext:value-type="float">
            <text:p>8.08124</text:p>
          </table:table-cell>
          <table:table-cell office:value-type="float" office:value="8.0748" calcext:value-type="float">
            <text:p>8.07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78764444507011" calcext:value-type="float">
            <text:p>0.0178764444507011</text:p>
          </table:table-cell>
          <table:table-cell office:value-type="float" office:value="0.0109556704407382" calcext:value-type="float">
            <text:p>0.0109556704407382</text:p>
          </table:table-cell>
          <table:table-cell office:value-type="float" office:value="0.0107824719468643" calcext:value-type="float">
            <text:p>0.0107824719468643</text:p>
          </table:table-cell>
          <table:table-cell table:formula="of:=[.A17]" office:value-type="float" office:value="16" calcext:value-type="float">
            <text:p>16</text:p>
          </table:table-cell>
          <table:table-cell table:formula="of:=[.B17]*1000" office:value-type="float" office:value="17.8764444507011" calcext:value-type="float">
            <text:p>17.8764444507011</text:p>
          </table:table-cell>
          <table:table-cell table:formula="of:=[.C17]*1000" office:value-type="float" office:value="10.9556704407382" calcext:value-type="float">
            <text:p>10.9556704407382</text:p>
          </table:table-cell>
          <table:table-cell table:formula="of:=[.D17]*1000" office:value-type="float" office:value="10.7824719468643" calcext:value-type="float">
            <text:p>10.7824719468643</text:p>
          </table:table-cell>
          <table:table-cell office:value-type="float" office:value="8.07893" calcext:value-type="float">
            <text:p>8.07893</text:p>
          </table:table-cell>
          <table:table-cell office:value-type="float" office:value="8.08092" calcext:value-type="float">
            <text:p>8.08092</text:p>
          </table:table-cell>
          <table:table-cell office:value-type="float" office:value="8.07583" calcext:value-type="float">
            <text:p>8.0758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78536382328011" calcext:value-type="float">
            <text:p>0.0178536382328011</text:p>
          </table:table-cell>
          <table:table-cell office:value-type="float" office:value="0.010948808279171" calcext:value-type="float">
            <text:p>0.010948808279171</text:p>
          </table:table-cell>
          <table:table-cell office:value-type="float" office:value="0.0107920834319916" calcext:value-type="float">
            <text:p>0.0107920834319916</text:p>
          </table:table-cell>
          <table:table-cell table:formula="of:=[.A18]" office:value-type="float" office:value="17" calcext:value-type="float">
            <text:p>17</text:p>
          </table:table-cell>
          <table:table-cell table:formula="of:=[.B18]*1000" office:value-type="float" office:value="17.8536382328011" calcext:value-type="float">
            <text:p>17.8536382328011</text:p>
          </table:table-cell>
          <table:table-cell table:formula="of:=[.C18]*1000" office:value-type="float" office:value="10.948808279171" calcext:value-type="float">
            <text:p>10.948808279171</text:p>
          </table:table-cell>
          <table:table-cell table:formula="of:=[.D18]*1000" office:value-type="float" office:value="10.7920834319916" calcext:value-type="float">
            <text:p>10.7920834319916</text:p>
          </table:table-cell>
          <table:table-cell office:value-type="float" office:value="8.07324" calcext:value-type="float">
            <text:p>8.07324</text:p>
          </table:table-cell>
          <table:table-cell office:value-type="float" office:value="8.08695" calcext:value-type="float">
            <text:p>8.08695</text:p>
          </table:table-cell>
          <table:table-cell office:value-type="float" office:value="8.08212" calcext:value-type="float">
            <text:p>8.082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78614498825213" calcext:value-type="float">
            <text:p>0.0178614498825213</text:p>
          </table:table-cell>
          <table:table-cell office:value-type="float" office:value="0.0109764332268921" calcext:value-type="float">
            <text:p>0.0109764332268921</text:p>
          </table:table-cell>
          <table:table-cell office:value-type="float" office:value="0.0107827229405424" calcext:value-type="float">
            <text:p>0.0107827229405424</text:p>
          </table:table-cell>
          <table:table-cell table:formula="of:=[.A19]" office:value-type="float" office:value="18" calcext:value-type="float">
            <text:p>18</text:p>
          </table:table-cell>
          <table:table-cell table:formula="of:=[.B19]*1000" office:value-type="float" office:value="17.8614498825213" calcext:value-type="float">
            <text:p>17.8614498825213</text:p>
          </table:table-cell>
          <table:table-cell table:formula="of:=[.C19]*1000" office:value-type="float" office:value="10.9764332268921" calcext:value-type="float">
            <text:p>10.9764332268921</text:p>
          </table:table-cell>
          <table:table-cell table:formula="of:=[.D19]*1000" office:value-type="float" office:value="10.7827229405424" calcext:value-type="float">
            <text:p>10.7827229405424</text:p>
          </table:table-cell>
          <table:table-cell office:value-type="float" office:value="8.07666" calcext:value-type="float">
            <text:p>8.07666</text:p>
          </table:table-cell>
          <table:table-cell office:value-type="float" office:value="8.08879" calcext:value-type="float">
            <text:p>8.08879</text:p>
          </table:table-cell>
          <table:table-cell office:value-type="float" office:value="8.0816" calcext:value-type="float">
            <text:p>8.08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848280726001" calcext:value-type="float">
            <text:p>0.017848280726001</text:p>
          </table:table-cell>
          <table:table-cell office:value-type="float" office:value="0.0109393070833484" calcext:value-type="float">
            <text:p>0.0109393070833484</text:p>
          </table:table-cell>
          <table:table-cell office:value-type="float" office:value="0.0107993446802152" calcext:value-type="float">
            <text:p>0.0107993446802152</text:p>
          </table:table-cell>
          <table:table-cell table:formula="of:=[.A20]" office:value-type="float" office:value="19" calcext:value-type="float">
            <text:p>19</text:p>
          </table:table-cell>
          <table:table-cell table:formula="of:=[.B20]*1000" office:value-type="float" office:value="17.848280726001" calcext:value-type="float">
            <text:p>17.848280726001</text:p>
          </table:table-cell>
          <table:table-cell table:formula="of:=[.C20]*1000" office:value-type="float" office:value="10.9393070833484" calcext:value-type="float">
            <text:p>10.9393070833484</text:p>
          </table:table-cell>
          <table:table-cell table:formula="of:=[.D20]*1000" office:value-type="float" office:value="10.7993446802152" calcext:value-type="float">
            <text:p>10.7993446802152</text:p>
          </table:table-cell>
          <table:table-cell office:value-type="float" office:value="8.0785" calcext:value-type="float">
            <text:p>8.0785</text:p>
          </table:table-cell>
          <table:table-cell office:value-type="float" office:value="8.08293" calcext:value-type="float">
            <text:p>8.08293</text:p>
          </table:table-cell>
          <table:table-cell office:value-type="float" office:value="8.08277" calcext:value-type="float">
            <text:p>8.08277</text:p>
          </table:table-cell>
          <table:table-cell/>
          <table:table-cell>
            <draw:frame draw:z-index="0" draw:style-name="gr1" draw:text-style-name="P1" svg:width="15.081cm" svg:height="9.003cm" svg:x="0.002cm" svg:y="0.001cm">
              <draw:object draw:notify-on-update-of-ranges="LOC.E2:LOC.E11 LOC.F1:LOC.F1 LOC.F2:LOC.F11 LOC.G1:LOC.G1 LOC.G2:LOC.G11 LOC.H1:LOC.H1 LOC.H2:LOC.H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78487626190639" calcext:value-type="float">
            <text:p>0.0178487626190639</text:p>
          </table:table-cell>
          <table:table-cell office:value-type="float" office:value="0.0109377206903859" calcext:value-type="float">
            <text:p>0.0109377206903859</text:p>
          </table:table-cell>
          <table:table-cell office:value-type="float" office:value="0.0107909989578406" calcext:value-type="float">
            <text:p>0.0107909989578406</text:p>
          </table:table-cell>
          <table:table-cell table:formula="of:=[.A21]" office:value-type="float" office:value="20" calcext:value-type="float">
            <text:p>20</text:p>
          </table:table-cell>
          <table:table-cell table:formula="of:=[.B21]*1000" office:value-type="float" office:value="17.8487626190639" calcext:value-type="float">
            <text:p>17.8487626190639</text:p>
          </table:table-cell>
          <table:table-cell table:formula="of:=[.C21]*1000" office:value-type="float" office:value="10.9377206903859" calcext:value-type="float">
            <text:p>10.9377206903859</text:p>
          </table:table-cell>
          <table:table-cell table:formula="of:=[.D21]*1000" office:value-type="float" office:value="10.7909989578406" calcext:value-type="float">
            <text:p>10.7909989578406</text:p>
          </table:table-cell>
          <table:table-cell office:value-type="float" office:value="8.07901" calcext:value-type="float">
            <text:p>8.07901</text:p>
          </table:table-cell>
          <table:table-cell office:value-type="float" office:value="8.0801" calcext:value-type="float">
            <text:p>8.0801</text:p>
          </table:table-cell>
          <table:table-cell office:value-type="float" office:value="8.08249" calcext:value-type="float">
            <text:p>8.0824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78688916771392" calcext:value-type="float">
            <text:p>0.0178688916771392</text:p>
          </table:table-cell>
          <table:table-cell office:value-type="float" office:value="0.0109341905935951" calcext:value-type="float">
            <text:p>0.0109341905935951</text:p>
          </table:table-cell>
          <table:table-cell office:value-type="float" office:value="0.0107996540710522" calcext:value-type="float">
            <text:p>0.0107996540710522</text:p>
          </table:table-cell>
          <table:table-cell table:formula="of:=[.A22]" office:value-type="float" office:value="21" calcext:value-type="float">
            <text:p>21</text:p>
          </table:table-cell>
          <table:table-cell table:formula="of:=[.B22]*1000" office:value-type="float" office:value="17.8688916771392" calcext:value-type="float">
            <text:p>17.8688916771392</text:p>
          </table:table-cell>
          <table:table-cell table:formula="of:=[.C22]*1000" office:value-type="float" office:value="10.9341905935951" calcext:value-type="float">
            <text:p>10.9341905935951</text:p>
          </table:table-cell>
          <table:table-cell table:formula="of:=[.D22]*1000" office:value-type="float" office:value="10.7996540710522" calcext:value-type="float">
            <text:p>10.7996540710522</text:p>
          </table:table-cell>
          <table:table-cell office:value-type="float" office:value="8.07908" calcext:value-type="float">
            <text:p>8.07908</text:p>
          </table:table-cell>
          <table:table-cell office:value-type="float" office:value="8.08038" calcext:value-type="float">
            <text:p>8.08038</text:p>
          </table:table-cell>
          <table:table-cell office:value-type="float" office:value="8.0816" calcext:value-type="float">
            <text:p>8.081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78768100623555" calcext:value-type="float">
            <text:p>0.0178768100623555</text:p>
          </table:table-cell>
          <table:table-cell office:value-type="float" office:value="0.0109639592278817" calcext:value-type="float">
            <text:p>0.0109639592278817</text:p>
          </table:table-cell>
          <table:table-cell office:value-type="float" office:value="0.0107865689983076" calcext:value-type="float">
            <text:p>0.0107865689983076</text:p>
          </table:table-cell>
          <table:table-cell table:formula="of:=[.A23]" office:value-type="float" office:value="22" calcext:value-type="float">
            <text:p>22</text:p>
          </table:table-cell>
          <table:table-cell table:formula="of:=[.B23]*1000" office:value-type="float" office:value="17.8768100623555" calcext:value-type="float">
            <text:p>17.8768100623555</text:p>
          </table:table-cell>
          <table:table-cell table:formula="of:=[.C23]*1000" office:value-type="float" office:value="10.9639592278817" calcext:value-type="float">
            <text:p>10.9639592278817</text:p>
          </table:table-cell>
          <table:table-cell table:formula="of:=[.D23]*1000" office:value-type="float" office:value="10.7865689983076" calcext:value-type="float">
            <text:p>10.7865689983076</text:p>
          </table:table-cell>
          <table:table-cell office:value-type="float" office:value="8.08052" calcext:value-type="float">
            <text:p>8.08052</text:p>
          </table:table-cell>
          <table:table-cell office:value-type="float" office:value="8.09047" calcext:value-type="float">
            <text:p>8.09047</text:p>
          </table:table-cell>
          <table:table-cell office:value-type="float" office:value="8.08124" calcext:value-type="float">
            <text:p>8.0812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8502340931875" calcext:value-type="float">
            <text:p>0.0178502340931875</text:p>
          </table:table-cell>
          <table:table-cell office:value-type="float" office:value="0.010953123405405" calcext:value-type="float">
            <text:p>0.010953123405405</text:p>
          </table:table-cell>
          <table:table-cell office:value-type="float" office:value="0.0107821230398798" calcext:value-type="float">
            <text:p>0.0107821230398798</text:p>
          </table:table-cell>
          <table:table-cell table:formula="of:=[.A24]" office:value-type="float" office:value="23" calcext:value-type="float">
            <text:p>23</text:p>
          </table:table-cell>
          <table:table-cell table:formula="of:=[.B24]*1000" office:value-type="float" office:value="17.8502340931876" calcext:value-type="float">
            <text:p>17.8502340931876</text:p>
          </table:table-cell>
          <table:table-cell table:formula="of:=[.C24]*1000" office:value-type="float" office:value="10.953123405405" calcext:value-type="float">
            <text:p>10.953123405405</text:p>
          </table:table-cell>
          <table:table-cell table:formula="of:=[.D24]*1000" office:value-type="float" office:value="10.7821230398798" calcext:value-type="float">
            <text:p>10.7821230398798</text:p>
          </table:table-cell>
          <table:table-cell office:value-type="float" office:value="8.08028" calcext:value-type="float">
            <text:p>8.08028</text:p>
          </table:table-cell>
          <table:table-cell office:value-type="float" office:value="8.09085" calcext:value-type="float">
            <text:p>8.09085</text:p>
          </table:table-cell>
          <table:table-cell office:value-type="float" office:value="8.08244" calcext:value-type="float">
            <text:p>8.0824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78528267636969" calcext:value-type="float">
            <text:p>0.0178528267636969</text:p>
          </table:table-cell>
          <table:table-cell office:value-type="float" office:value="0.0109703780232008" calcext:value-type="float">
            <text:p>0.0109703780232008</text:p>
          </table:table-cell>
          <table:table-cell office:value-type="float" office:value="0.0107989096636223" calcext:value-type="float">
            <text:p>0.0107989096636223</text:p>
          </table:table-cell>
          <table:table-cell table:formula="of:=[.A25]" office:value-type="float" office:value="24" calcext:value-type="float">
            <text:p>24</text:p>
          </table:table-cell>
          <table:table-cell table:formula="of:=[.B25]*1000" office:value-type="float" office:value="17.8528267636969" calcext:value-type="float">
            <text:p>17.8528267636969</text:p>
          </table:table-cell>
          <table:table-cell table:formula="of:=[.C25]*1000" office:value-type="float" office:value="10.9703780232008" calcext:value-type="float">
            <text:p>10.9703780232008</text:p>
          </table:table-cell>
          <table:table-cell table:formula="of:=[.D25]*1000" office:value-type="float" office:value="10.7989096636223" calcext:value-type="float">
            <text:p>10.7989096636223</text:p>
          </table:table-cell>
          <table:table-cell office:value-type="float" office:value="8.07694" calcext:value-type="float">
            <text:p>8.07694</text:p>
          </table:table-cell>
          <table:table-cell office:value-type="float" office:value="8.0924" calcext:value-type="float">
            <text:p>8.0924</text:p>
          </table:table-cell>
          <table:table-cell office:value-type="float" office:value="8.08454" calcext:value-type="float">
            <text:p>8.0845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7844860124763" calcext:value-type="float">
            <text:p>0.017844860124763</text:p>
          </table:table-cell>
          <table:table-cell office:value-type="float" office:value="0.0109530733422248" calcext:value-type="float">
            <text:p>0.0109530733422248</text:p>
          </table:table-cell>
          <table:table-cell office:value-type="float" office:value="0.0108028678342982" calcext:value-type="float">
            <text:p>0.0108028678342982</text:p>
          </table:table-cell>
          <table:table-cell table:formula="of:=[.A26]" office:value-type="float" office:value="25" calcext:value-type="float">
            <text:p>25</text:p>
          </table:table-cell>
          <table:table-cell table:formula="of:=[.B26]*1000" office:value-type="float" office:value="17.844860124763" calcext:value-type="float">
            <text:p>17.844860124763</text:p>
          </table:table-cell>
          <table:table-cell table:formula="of:=[.C26]*1000" office:value-type="float" office:value="10.9530733422248" calcext:value-type="float">
            <text:p>10.9530733422248</text:p>
          </table:table-cell>
          <table:table-cell table:formula="of:=[.D26]*1000" office:value-type="float" office:value="10.8028678342982" calcext:value-type="float">
            <text:p>10.8028678342982</text:p>
          </table:table-cell>
          <table:table-cell office:value-type="float" office:value="8.08091" calcext:value-type="float">
            <text:p>8.08091</text:p>
          </table:table-cell>
          <table:table-cell office:value-type="float" office:value="8.088" calcext:value-type="float">
            <text:p>8.088</text:p>
          </table:table-cell>
          <table:table-cell office:value-type="float" office:value="8.08259" calcext:value-type="float">
            <text:p>8.0825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78703195147747" calcext:value-type="float">
            <text:p>0.0178703195147747</text:p>
          </table:table-cell>
          <table:table-cell office:value-type="float" office:value="0.010965669713879" calcext:value-type="float">
            <text:p>0.010965669713879</text:p>
          </table:table-cell>
          <table:table-cell office:value-type="float" office:value="0.0107821861156498" calcext:value-type="float">
            <text:p>0.0107821861156498</text:p>
          </table:table-cell>
          <table:table-cell table:formula="of:=[.A27]" office:value-type="float" office:value="26" calcext:value-type="float">
            <text:p>26</text:p>
          </table:table-cell>
          <table:table-cell table:formula="of:=[.B27]*1000" office:value-type="float" office:value="17.8703195147747" calcext:value-type="float">
            <text:p>17.8703195147747</text:p>
          </table:table-cell>
          <table:table-cell table:formula="of:=[.C27]*1000" office:value-type="float" office:value="10.965669713879" calcext:value-type="float">
            <text:p>10.965669713879</text:p>
          </table:table-cell>
          <table:table-cell table:formula="of:=[.D27]*1000" office:value-type="float" office:value="10.7821861156498" calcext:value-type="float">
            <text:p>10.7821861156498</text:p>
          </table:table-cell>
          <table:table-cell office:value-type="float" office:value="8.0777" calcext:value-type="float">
            <text:p>8.0777</text:p>
          </table:table-cell>
          <table:table-cell office:value-type="float" office:value="8.08412" calcext:value-type="float">
            <text:p>8.08412</text:p>
          </table:table-cell>
          <table:table-cell office:value-type="float" office:value="8.08354" calcext:value-type="float">
            <text:p>8.0835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78622051173502" calcext:value-type="float">
            <text:p>0.0178622051173502</text:p>
          </table:table-cell>
          <table:table-cell office:value-type="float" office:value="0.0109458561186425" calcext:value-type="float">
            <text:p>0.0109458561186425</text:p>
          </table:table-cell>
          <table:table-cell office:value-type="float" office:value="0.0107761120620598" calcext:value-type="float">
            <text:p>0.0107761120620598</text:p>
          </table:table-cell>
          <table:table-cell table:formula="of:=[.A28]" office:value-type="float" office:value="27" calcext:value-type="float">
            <text:p>27</text:p>
          </table:table-cell>
          <table:table-cell table:formula="of:=[.B28]*1000" office:value-type="float" office:value="17.8622051173502" calcext:value-type="float">
            <text:p>17.8622051173502</text:p>
          </table:table-cell>
          <table:table-cell table:formula="of:=[.C28]*1000" office:value-type="float" office:value="10.9458561186425" calcext:value-type="float">
            <text:p>10.9458561186425</text:p>
          </table:table-cell>
          <table:table-cell table:formula="of:=[.D28]*1000" office:value-type="float" office:value="10.7761120620598" calcext:value-type="float">
            <text:p>10.7761120620598</text:p>
          </table:table-cell>
          <table:table-cell office:value-type="float" office:value="8.08116" calcext:value-type="float">
            <text:p>8.08116</text:p>
          </table:table-cell>
          <table:table-cell office:value-type="float" office:value="8.0856" calcext:value-type="float">
            <text:p>8.0856</text:p>
          </table:table-cell>
          <table:table-cell office:value-type="float" office:value="8.07432" calcext:value-type="float">
            <text:p>8.0743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78373274153728" calcext:value-type="float">
            <text:p>0.0178373274153728</text:p>
          </table:table-cell>
          <table:table-cell office:value-type="float" office:value="0.0109647338421958" calcext:value-type="float">
            <text:p>0.0109647338421958</text:p>
          </table:table-cell>
          <table:table-cell office:value-type="float" office:value="0.0107670463880897" calcext:value-type="float">
            <text:p>0.0107670463880897</text:p>
          </table:table-cell>
          <table:table-cell table:formula="of:=[.A29]" office:value-type="float" office:value="28" calcext:value-type="float">
            <text:p>28</text:p>
          </table:table-cell>
          <table:table-cell table:formula="of:=[.B29]*1000" office:value-type="float" office:value="17.8373274153728" calcext:value-type="float">
            <text:p>17.8373274153728</text:p>
          </table:table-cell>
          <table:table-cell table:formula="of:=[.C29]*1000" office:value-type="float" office:value="10.9647338421958" calcext:value-type="float">
            <text:p>10.9647338421958</text:p>
          </table:table-cell>
          <table:table-cell table:formula="of:=[.D29]*1000" office:value-type="float" office:value="10.7670463880897" calcext:value-type="float">
            <text:p>10.7670463880897</text:p>
          </table:table-cell>
          <table:table-cell office:value-type="float" office:value="8.08254" calcext:value-type="float">
            <text:p>8.08254</text:p>
          </table:table-cell>
          <table:table-cell office:value-type="float" office:value="8.08489" calcext:value-type="float">
            <text:p>8.08489</text:p>
          </table:table-cell>
          <table:table-cell office:value-type="float" office:value="8.07214" calcext:value-type="float">
            <text:p>8.0721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78394559859562" calcext:value-type="float">
            <text:p>0.0178394559859562</text:p>
          </table:table-cell>
          <table:table-cell office:value-type="float" office:value="0.0109584026979805" calcext:value-type="float">
            <text:p>0.0109584026979805</text:p>
          </table:table-cell>
          <table:table-cell office:value-type="float" office:value="0.0107748480178156" calcext:value-type="float">
            <text:p>0.0107748480178156</text:p>
          </table:table-cell>
          <table:table-cell table:formula="of:=[.A30]" office:value-type="float" office:value="29" calcext:value-type="float">
            <text:p>29</text:p>
          </table:table-cell>
          <table:table-cell table:formula="of:=[.B30]*1000" office:value-type="float" office:value="17.8394559859562" calcext:value-type="float">
            <text:p>17.8394559859562</text:p>
          </table:table-cell>
          <table:table-cell table:formula="of:=[.C30]*1000" office:value-type="float" office:value="10.9584026979805" calcext:value-type="float">
            <text:p>10.9584026979805</text:p>
          </table:table-cell>
          <table:table-cell table:formula="of:=[.D30]*1000" office:value-type="float" office:value="10.7748480178156" calcext:value-type="float">
            <text:p>10.7748480178156</text:p>
          </table:table-cell>
          <table:table-cell office:value-type="float" office:value="8.07666" calcext:value-type="float">
            <text:p>8.07666</text:p>
          </table:table-cell>
          <table:table-cell office:value-type="float" office:value="8.08871" calcext:value-type="float">
            <text:p>8.08871</text:p>
          </table:table-cell>
          <table:table-cell office:value-type="float" office:value="8.07263" calcext:value-type="float">
            <text:p>8.0726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78699323827337" calcext:value-type="float">
            <text:p>0.0178699323827337</text:p>
          </table:table-cell>
          <table:table-cell office:value-type="float" office:value="0.0109635023480969" calcext:value-type="float">
            <text:p>0.0109635023480969</text:p>
          </table:table-cell>
          <table:table-cell office:value-type="float" office:value="0.0107723427108788" calcext:value-type="float">
            <text:p>0.0107723427108788</text:p>
          </table:table-cell>
          <table:table-cell table:formula="of:=[.A31]" office:value-type="float" office:value="30" calcext:value-type="float">
            <text:p>30</text:p>
          </table:table-cell>
          <table:table-cell table:formula="of:=[.B31]*1000" office:value-type="float" office:value="17.8699323827337" calcext:value-type="float">
            <text:p>17.8699323827337</text:p>
          </table:table-cell>
          <table:table-cell table:formula="of:=[.C31]*1000" office:value-type="float" office:value="10.9635023480969" calcext:value-type="float">
            <text:p>10.9635023480969</text:p>
          </table:table-cell>
          <table:table-cell table:formula="of:=[.D31]*1000" office:value-type="float" office:value="10.7723427108788" calcext:value-type="float">
            <text:p>10.7723427108788</text:p>
          </table:table-cell>
          <table:table-cell office:value-type="float" office:value="8.08961" calcext:value-type="float">
            <text:p>8.08961</text:p>
          </table:table-cell>
          <table:table-cell office:value-type="float" office:value="8.0849" calcext:value-type="float">
            <text:p>8.0849</text:p>
          </table:table-cell>
          <table:table-cell office:value-type="float" office:value="8.07155" calcext:value-type="float">
            <text:p>8.0715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78648303877352" calcext:value-type="float">
            <text:p>0.0178648303877352</text:p>
          </table:table-cell>
          <table:table-cell office:value-type="float" office:value="0.0109485964038252" calcext:value-type="float">
            <text:p>0.0109485964038252</text:p>
          </table:table-cell>
          <table:table-cell office:value-type="float" office:value="0.0107966221158973" calcext:value-type="float">
            <text:p>0.0107966221158973</text:p>
          </table:table-cell>
          <table:table-cell table:formula="of:=[.A32]" office:value-type="float" office:value="31" calcext:value-type="float">
            <text:p>31</text:p>
          </table:table-cell>
          <table:table-cell table:formula="of:=[.B32]*1000" office:value-type="float" office:value="17.8648303877352" calcext:value-type="float">
            <text:p>17.8648303877352</text:p>
          </table:table-cell>
          <table:table-cell table:formula="of:=[.C32]*1000" office:value-type="float" office:value="10.9485964038252" calcext:value-type="float">
            <text:p>10.9485964038252</text:p>
          </table:table-cell>
          <table:table-cell table:formula="of:=[.D32]*1000" office:value-type="float" office:value="10.7966221158973" calcext:value-type="float">
            <text:p>10.7966221158973</text:p>
          </table:table-cell>
          <table:table-cell office:value-type="float" office:value="8.08229" calcext:value-type="float">
            <text:p>8.08229</text:p>
          </table:table-cell>
          <table:table-cell office:value-type="float" office:value="8.08539" calcext:value-type="float">
            <text:p>8.08539</text:p>
          </table:table-cell>
          <table:table-cell office:value-type="float" office:value="8.07963" calcext:value-type="float">
            <text:p>8.0796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78515072075814" calcext:value-type="float">
            <text:p>0.0178515072075814</text:p>
          </table:table-cell>
          <table:table-cell office:value-type="float" office:value="0.0109596100325481" calcext:value-type="float">
            <text:p>0.0109596100325481</text:p>
          </table:table-cell>
          <table:table-cell office:value-type="float" office:value="0.0107809160937537" calcext:value-type="float">
            <text:p>0.0107809160937537</text:p>
          </table:table-cell>
          <table:table-cell table:formula="of:=[.A33]" office:value-type="float" office:value="32" calcext:value-type="float">
            <text:p>32</text:p>
          </table:table-cell>
          <table:table-cell table:formula="of:=[.B33]*1000" office:value-type="float" office:value="17.8515072075814" calcext:value-type="float">
            <text:p>17.8515072075814</text:p>
          </table:table-cell>
          <table:table-cell table:formula="of:=[.C33]*1000" office:value-type="float" office:value="10.9596100325481" calcext:value-type="float">
            <text:p>10.9596100325481</text:p>
          </table:table-cell>
          <table:table-cell table:formula="of:=[.D33]*1000" office:value-type="float" office:value="10.7809160937537" calcext:value-type="float">
            <text:p>10.7809160937537</text:p>
          </table:table-cell>
          <table:table-cell office:value-type="float" office:value="8.08001" calcext:value-type="float">
            <text:p>8.08001</text:p>
          </table:table-cell>
          <table:table-cell office:value-type="float" office:value="8.08004" calcext:value-type="float">
            <text:p>8.08004</text:p>
          </table:table-cell>
          <table:table-cell office:value-type="float" office:value="8.07944" calcext:value-type="float">
            <text:p>8.0794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78717515655146" calcext:value-type="float">
            <text:p>0.0178717515655146</text:p>
          </table:table-cell>
          <table:table-cell office:value-type="float" office:value="0.0109454003286451" calcext:value-type="float">
            <text:p>0.0109454003286451</text:p>
          </table:table-cell>
          <table:table-cell office:value-type="float" office:value="0.0107787838689755" calcext:value-type="float">
            <text:p>0.0107787838689755</text:p>
          </table:table-cell>
          <table:table-cell table:formula="of:=[.A34]" office:value-type="float" office:value="33" calcext:value-type="float">
            <text:p>33</text:p>
          </table:table-cell>
          <table:table-cell table:formula="of:=[.B34]*1000" office:value-type="float" office:value="17.8717515655146" calcext:value-type="float">
            <text:p>17.8717515655146</text:p>
          </table:table-cell>
          <table:table-cell table:formula="of:=[.C34]*1000" office:value-type="float" office:value="10.9454003286451" calcext:value-type="float">
            <text:p>10.9454003286451</text:p>
          </table:table-cell>
          <table:table-cell table:formula="of:=[.D34]*1000" office:value-type="float" office:value="10.7787838689755" calcext:value-type="float">
            <text:p>10.7787838689755</text:p>
          </table:table-cell>
          <table:table-cell office:value-type="float" office:value="8.07937" calcext:value-type="float">
            <text:p>8.07937</text:p>
          </table:table-cell>
          <table:table-cell office:value-type="float" office:value="8.07764" calcext:value-type="float">
            <text:p>8.07764</text:p>
          </table:table-cell>
          <table:table-cell office:value-type="float" office:value="8.07326" calcext:value-type="float">
            <text:p>8.0732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78439542835769" calcext:value-type="float">
            <text:p>0.0178439542835769</text:p>
          </table:table-cell>
          <table:table-cell office:value-type="float" office:value="0.0109530672968546" calcext:value-type="float">
            <text:p>0.0109530672968546</text:p>
          </table:table-cell>
          <table:table-cell office:value-type="float" office:value="0.0107719741545054" calcext:value-type="float">
            <text:p>0.0107719741545054</text:p>
          </table:table-cell>
          <table:table-cell table:formula="of:=[.A35]" office:value-type="float" office:value="34" calcext:value-type="float">
            <text:p>34</text:p>
          </table:table-cell>
          <table:table-cell table:formula="of:=[.B35]*1000" office:value-type="float" office:value="17.8439542835769" calcext:value-type="float">
            <text:p>17.8439542835769</text:p>
          </table:table-cell>
          <table:table-cell table:formula="of:=[.C35]*1000" office:value-type="float" office:value="10.9530672968546" calcext:value-type="float">
            <text:p>10.9530672968546</text:p>
          </table:table-cell>
          <table:table-cell table:formula="of:=[.D35]*1000" office:value-type="float" office:value="10.7719741545054" calcext:value-type="float">
            <text:p>10.7719741545054</text:p>
          </table:table-cell>
          <table:table-cell office:value-type="float" office:value="8.07676" calcext:value-type="float">
            <text:p>8.07676</text:p>
          </table:table-cell>
          <table:table-cell office:value-type="float" office:value="8.07751" calcext:value-type="float">
            <text:p>8.07751</text:p>
          </table:table-cell>
          <table:table-cell office:value-type="float" office:value="8.07279" calcext:value-type="float">
            <text:p>8.0727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78794098454823" calcext:value-type="float">
            <text:p>0.0178794098454823</text:p>
          </table:table-cell>
          <table:table-cell office:value-type="float" office:value="0.0109445608945782" calcext:value-type="float">
            <text:p>0.0109445608945782</text:p>
          </table:table-cell>
          <table:table-cell office:value-type="float" office:value="0.0107840869369996" calcext:value-type="float">
            <text:p>0.0107840869369996</text:p>
          </table:table-cell>
          <table:table-cell table:formula="of:=[.A36]" office:value-type="float" office:value="35" calcext:value-type="float">
            <text:p>35</text:p>
          </table:table-cell>
          <table:table-cell table:formula="of:=[.B36]*1000" office:value-type="float" office:value="17.8794098454823" calcext:value-type="float">
            <text:p>17.8794098454823</text:p>
          </table:table-cell>
          <table:table-cell table:formula="of:=[.C36]*1000" office:value-type="float" office:value="10.9445608945782" calcext:value-type="float">
            <text:p>10.9445608945782</text:p>
          </table:table-cell>
          <table:table-cell table:formula="of:=[.D36]*1000" office:value-type="float" office:value="10.7840869369996" calcext:value-type="float">
            <text:p>10.7840869369996</text:p>
          </table:table-cell>
          <table:table-cell office:value-type="float" office:value="8.08273" calcext:value-type="float">
            <text:p>8.08273</text:p>
          </table:table-cell>
          <table:table-cell office:value-type="float" office:value="8.08388" calcext:value-type="float">
            <text:p>8.08388</text:p>
          </table:table-cell>
          <table:table-cell office:value-type="float" office:value="8.07539" calcext:value-type="float">
            <text:p>8.0753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78516981297441" calcext:value-type="float">
            <text:p>0.0178516981297441</text:p>
          </table:table-cell>
          <table:table-cell office:value-type="float" office:value="0.010952850310403" calcext:value-type="float">
            <text:p>0.010952850310403</text:p>
          </table:table-cell>
          <table:table-cell office:value-type="float" office:value="0.0107693084026575" calcext:value-type="float">
            <text:p>0.0107693084026575</text:p>
          </table:table-cell>
          <table:table-cell table:formula="of:=[.A37]" office:value-type="float" office:value="36" calcext:value-type="float">
            <text:p>36</text:p>
          </table:table-cell>
          <table:table-cell table:formula="of:=[.B37]*1000" office:value-type="float" office:value="17.8516981297441" calcext:value-type="float">
            <text:p>17.8516981297441</text:p>
          </table:table-cell>
          <table:table-cell table:formula="of:=[.C37]*1000" office:value-type="float" office:value="10.952850310403" calcext:value-type="float">
            <text:p>10.952850310403</text:p>
          </table:table-cell>
          <table:table-cell table:formula="of:=[.D37]*1000" office:value-type="float" office:value="10.7693084026575" calcext:value-type="float">
            <text:p>10.7693084026575</text:p>
          </table:table-cell>
          <table:table-cell office:value-type="float" office:value="8.0809" calcext:value-type="float">
            <text:p>8.0809</text:p>
          </table:table-cell>
          <table:table-cell office:value-type="float" office:value="8.08552" calcext:value-type="float">
            <text:p>8.08552</text:p>
          </table:table-cell>
          <table:table-cell office:value-type="float" office:value="8.07552" calcext:value-type="float">
            <text:p>8.0755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78555171964066" calcext:value-type="float">
            <text:p>0.0178555171964066</text:p>
          </table:table-cell>
          <table:table-cell office:value-type="float" office:value="0.0109517921678799" calcext:value-type="float">
            <text:p>0.0109517921678799</text:p>
          </table:table-cell>
          <table:table-cell office:value-type="float" office:value="0.0107753566741063" calcext:value-type="float">
            <text:p>0.0107753566741063</text:p>
          </table:table-cell>
          <table:table-cell table:formula="of:=[.A38]" office:value-type="float" office:value="37" calcext:value-type="float">
            <text:p>37</text:p>
          </table:table-cell>
          <table:table-cell table:formula="of:=[.B38]*1000" office:value-type="float" office:value="17.8555171964066" calcext:value-type="float">
            <text:p>17.8555171964066</text:p>
          </table:table-cell>
          <table:table-cell table:formula="of:=[.C38]*1000" office:value-type="float" office:value="10.9517921678799" calcext:value-type="float">
            <text:p>10.9517921678799</text:p>
          </table:table-cell>
          <table:table-cell table:formula="of:=[.D38]*1000" office:value-type="float" office:value="10.7753566741063" calcext:value-type="float">
            <text:p>10.7753566741063</text:p>
          </table:table-cell>
          <table:table-cell office:value-type="float" office:value="8.07723" calcext:value-type="float">
            <text:p>8.07723</text:p>
          </table:table-cell>
          <table:table-cell office:value-type="float" office:value="8.08467" calcext:value-type="float">
            <text:p>8.08467</text:p>
          </table:table-cell>
          <table:table-cell office:value-type="float" office:value="8.07621" calcext:value-type="float">
            <text:p>8.0762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78504012672617" calcext:value-type="float">
            <text:p>0.0178504012672617</text:p>
          </table:table-cell>
          <table:table-cell office:value-type="float" office:value="0.010951072426559" calcext:value-type="float">
            <text:p>0.010951072426559</text:p>
          </table:table-cell>
          <table:table-cell office:value-type="float" office:value="0.0107650200549354" calcext:value-type="float">
            <text:p>0.0107650200549354</text:p>
          </table:table-cell>
          <table:table-cell table:formula="of:=[.A39]" office:value-type="float" office:value="38" calcext:value-type="float">
            <text:p>38</text:p>
          </table:table-cell>
          <table:table-cell table:formula="of:=[.B39]*1000" office:value-type="float" office:value="17.8504012672617" calcext:value-type="float">
            <text:p>17.8504012672617</text:p>
          </table:table-cell>
          <table:table-cell table:formula="of:=[.C39]*1000" office:value-type="float" office:value="10.951072426559" calcext:value-type="float">
            <text:p>10.951072426559</text:p>
          </table:table-cell>
          <table:table-cell table:formula="of:=[.D39]*1000" office:value-type="float" office:value="10.7650200549354" calcext:value-type="float">
            <text:p>10.7650200549354</text:p>
          </table:table-cell>
          <table:table-cell office:value-type="float" office:value="8.07466" calcext:value-type="float">
            <text:p>8.07466</text:p>
          </table:table-cell>
          <table:table-cell office:value-type="float" office:value="8.07622" calcext:value-type="float">
            <text:p>8.07622</text:p>
          </table:table-cell>
          <table:table-cell office:value-type="float" office:value="8.07904" calcext:value-type="float">
            <text:p>8.0790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8540266742562" calcext:value-type="float">
            <text:p>0.0178540266742562</text:p>
          </table:table-cell>
          <table:table-cell office:value-type="float" office:value="0.0109393693453368" calcext:value-type="float">
            <text:p>0.0109393693453368</text:p>
          </table:table-cell>
          <table:table-cell office:value-type="float" office:value="0.0107581117871188" calcext:value-type="float">
            <text:p>0.0107581117871188</text:p>
          </table:table-cell>
          <table:table-cell table:formula="of:=[.A40]" office:value-type="float" office:value="39" calcext:value-type="float">
            <text:p>39</text:p>
          </table:table-cell>
          <table:table-cell table:formula="of:=[.B40]*1000" office:value-type="float" office:value="17.8540266742562" calcext:value-type="float">
            <text:p>17.8540266742562</text:p>
          </table:table-cell>
          <table:table-cell table:formula="of:=[.C40]*1000" office:value-type="float" office:value="10.9393693453368" calcext:value-type="float">
            <text:p>10.9393693453368</text:p>
          </table:table-cell>
          <table:table-cell table:formula="of:=[.D40]*1000" office:value-type="float" office:value="10.7581117871188" calcext:value-type="float">
            <text:p>10.7581117871188</text:p>
          </table:table-cell>
          <table:table-cell office:value-type="float" office:value="8.07945" calcext:value-type="float">
            <text:p>8.07945</text:p>
          </table:table-cell>
          <table:table-cell office:value-type="float" office:value="8.07504" calcext:value-type="float">
            <text:p>8.07504</text:p>
          </table:table-cell>
          <table:table-cell office:value-type="float" office:value="8.07124" calcext:value-type="float">
            <text:p>8.0712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8532450919919" calcext:value-type="float">
            <text:p>0.0178532450919919</text:p>
          </table:table-cell>
          <table:table-cell office:value-type="float" office:value="0.01094325079395" calcext:value-type="float">
            <text:p>0.01094325079395</text:p>
          </table:table-cell>
          <table:table-cell office:value-type="float" office:value="0.010751453438729" calcext:value-type="float">
            <text:p>0.010751453438729</text:p>
          </table:table-cell>
          <table:table-cell table:formula="of:=[.A41]" office:value-type="float" office:value="40" calcext:value-type="float">
            <text:p>40</text:p>
          </table:table-cell>
          <table:table-cell table:formula="of:=[.B41]*1000" office:value-type="float" office:value="17.8532450919919" calcext:value-type="float">
            <text:p>17.8532450919919</text:p>
          </table:table-cell>
          <table:table-cell table:formula="of:=[.C41]*1000" office:value-type="float" office:value="10.94325079395" calcext:value-type="float">
            <text:p>10.94325079395</text:p>
          </table:table-cell>
          <table:table-cell table:formula="of:=[.D41]*1000" office:value-type="float" office:value="10.751453438729" calcext:value-type="float">
            <text:p>10.751453438729</text:p>
          </table:table-cell>
          <table:table-cell office:value-type="float" office:value="8.08095" calcext:value-type="float">
            <text:p>8.08095</text:p>
          </table:table-cell>
          <table:table-cell office:value-type="float" office:value="8.07469" calcext:value-type="float">
            <text:p>8.07469</text:p>
          </table:table-cell>
          <table:table-cell office:value-type="float" office:value="8.07265" calcext:value-type="float">
            <text:p>8.0726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78519570440747" calcext:value-type="float">
            <text:p>0.0178519570440747</text:p>
          </table:table-cell>
          <table:table-cell office:value-type="float" office:value="0.0109361521635873" calcext:value-type="float">
            <text:p>0.0109361521635873</text:p>
          </table:table-cell>
          <table:table-cell office:value-type="float" office:value="0.0107471360945315" calcext:value-type="float">
            <text:p>0.0107471360945315</text:p>
          </table:table-cell>
          <table:table-cell table:formula="of:=[.A42]" office:value-type="float" office:value="41" calcext:value-type="float">
            <text:p>41</text:p>
          </table:table-cell>
          <table:table-cell table:formula="of:=[.B42]*1000" office:value-type="float" office:value="17.8519570440747" calcext:value-type="float">
            <text:p>17.8519570440747</text:p>
          </table:table-cell>
          <table:table-cell table:formula="of:=[.C42]*1000" office:value-type="float" office:value="10.9361521635873" calcext:value-type="float">
            <text:p>10.9361521635873</text:p>
          </table:table-cell>
          <table:table-cell table:formula="of:=[.D42]*1000" office:value-type="float" office:value="10.7471360945315" calcext:value-type="float">
            <text:p>10.7471360945315</text:p>
          </table:table-cell>
          <table:table-cell office:value-type="float" office:value="8.07805" calcext:value-type="float">
            <text:p>8.07805</text:p>
          </table:table-cell>
          <table:table-cell office:value-type="float" office:value="8.07661" calcext:value-type="float">
            <text:p>8.07661</text:p>
          </table:table-cell>
          <table:table-cell office:value-type="float" office:value="8.07199" calcext:value-type="float">
            <text:p>8.0719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78322702224968" calcext:value-type="float">
            <text:p>0.0178322702224968</text:p>
          </table:table-cell>
          <table:table-cell office:value-type="float" office:value="0.0109364902446289" calcext:value-type="float">
            <text:p>0.0109364902446289</text:p>
          </table:table-cell>
          <table:table-cell office:value-type="float" office:value="0.0107199574787997" calcext:value-type="float">
            <text:p>0.0107199574787997</text:p>
          </table:table-cell>
          <table:table-cell table:formula="of:=[.A43]" office:value-type="float" office:value="42" calcext:value-type="float">
            <text:p>42</text:p>
          </table:table-cell>
          <table:table-cell table:formula="of:=[.B43]*1000" office:value-type="float" office:value="17.8322702224968" calcext:value-type="float">
            <text:p>17.8322702224968</text:p>
          </table:table-cell>
          <table:table-cell table:formula="of:=[.C43]*1000" office:value-type="float" office:value="10.9364902446289" calcext:value-type="float">
            <text:p>10.9364902446289</text:p>
          </table:table-cell>
          <table:table-cell table:formula="of:=[.D43]*1000" office:value-type="float" office:value="10.7199574787997" calcext:value-type="float">
            <text:p>10.7199574787997</text:p>
          </table:table-cell>
          <table:table-cell office:value-type="float" office:value="8.0826" calcext:value-type="float">
            <text:p>8.0826</text:p>
          </table:table-cell>
          <table:table-cell office:value-type="float" office:value="8.07659" calcext:value-type="float">
            <text:p>8.07659</text:p>
          </table:table-cell>
          <table:table-cell office:value-type="float" office:value="8.07097" calcext:value-type="float">
            <text:p>8.0709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875107142134" calcext:value-type="float">
            <text:p>0.017875107142134</text:p>
          </table:table-cell>
          <table:table-cell office:value-type="float" office:value="0.0109491785701586" calcext:value-type="float">
            <text:p>0.0109491785701586</text:p>
          </table:table-cell>
          <table:table-cell office:value-type="float" office:value="0.0107099918056002" calcext:value-type="float">
            <text:p>0.0107099918056002</text:p>
          </table:table-cell>
          <table:table-cell table:formula="of:=[.A44]" office:value-type="float" office:value="43" calcext:value-type="float">
            <text:p>43</text:p>
          </table:table-cell>
          <table:table-cell table:formula="of:=[.B44]*1000" office:value-type="float" office:value="17.875107142134" calcext:value-type="float">
            <text:p>17.875107142134</text:p>
          </table:table-cell>
          <table:table-cell table:formula="of:=[.C44]*1000" office:value-type="float" office:value="10.9491785701586" calcext:value-type="float">
            <text:p>10.9491785701586</text:p>
          </table:table-cell>
          <table:table-cell table:formula="of:=[.D44]*1000" office:value-type="float" office:value="10.7099918056002" calcext:value-type="float">
            <text:p>10.7099918056002</text:p>
          </table:table-cell>
          <table:table-cell office:value-type="float" office:value="8.07563" calcext:value-type="float">
            <text:p>8.07563</text:p>
          </table:table-cell>
          <table:table-cell office:value-type="float" office:value="8.08504" calcext:value-type="float">
            <text:p>8.08504</text:p>
          </table:table-cell>
          <table:table-cell office:value-type="float" office:value="8.06834" calcext:value-type="float">
            <text:p>8.0683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78620872167676" calcext:value-type="float">
            <text:p>0.0178620872167676</text:p>
          </table:table-cell>
          <table:table-cell office:value-type="float" office:value="0.0109461452796532" calcext:value-type="float">
            <text:p>0.0109461452796532</text:p>
          </table:table-cell>
          <table:table-cell office:value-type="float" office:value="0.0106859200726094" calcext:value-type="float">
            <text:p>0.0106859200726094</text:p>
          </table:table-cell>
          <table:table-cell table:formula="of:=[.A45]" office:value-type="float" office:value="44" calcext:value-type="float">
            <text:p>44</text:p>
          </table:table-cell>
          <table:table-cell table:formula="of:=[.B45]*1000" office:value-type="float" office:value="17.8620872167676" calcext:value-type="float">
            <text:p>17.8620872167676</text:p>
          </table:table-cell>
          <table:table-cell table:formula="of:=[.C45]*1000" office:value-type="float" office:value="10.9461452796532" calcext:value-type="float">
            <text:p>10.9461452796532</text:p>
          </table:table-cell>
          <table:table-cell table:formula="of:=[.D45]*1000" office:value-type="float" office:value="10.6859200726094" calcext:value-type="float">
            <text:p>10.6859200726094</text:p>
          </table:table-cell>
          <table:table-cell office:value-type="float" office:value="8.07758" calcext:value-type="float">
            <text:p>8.07758</text:p>
          </table:table-cell>
          <table:table-cell office:value-type="float" office:value="8.08292" calcext:value-type="float">
            <text:p>8.08292</text:p>
          </table:table-cell>
          <table:table-cell office:value-type="float" office:value="8.06943" calcext:value-type="float">
            <text:p>8.0694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7876229142694" calcext:value-type="float">
            <text:p>0.017876229142694</text:p>
          </table:table-cell>
          <table:table-cell office:value-type="float" office:value="0.0109482786808474" calcext:value-type="float">
            <text:p>0.0109482786808474</text:p>
          </table:table-cell>
          <table:table-cell office:value-type="float" office:value="0.0107074177603221" calcext:value-type="float">
            <text:p>0.0107074177603221</text:p>
          </table:table-cell>
          <table:table-cell table:formula="of:=[.A46]" office:value-type="float" office:value="45" calcext:value-type="float">
            <text:p>45</text:p>
          </table:table-cell>
          <table:table-cell table:formula="of:=[.B46]*1000" office:value-type="float" office:value="17.876229142694" calcext:value-type="float">
            <text:p>17.876229142694</text:p>
          </table:table-cell>
          <table:table-cell table:formula="of:=[.C46]*1000" office:value-type="float" office:value="10.9482786808474" calcext:value-type="float">
            <text:p>10.9482786808474</text:p>
          </table:table-cell>
          <table:table-cell table:formula="of:=[.D46]*1000" office:value-type="float" office:value="10.7074177603221" calcext:value-type="float">
            <text:p>10.7074177603221</text:p>
          </table:table-cell>
          <table:table-cell office:value-type="float" office:value="8.07875" calcext:value-type="float">
            <text:p>8.07875</text:p>
          </table:table-cell>
          <table:table-cell office:value-type="float" office:value="8.08277" calcext:value-type="float">
            <text:p>8.08277</text:p>
          </table:table-cell>
          <table:table-cell office:value-type="float" office:value="8.07282" calcext:value-type="float">
            <text:p>8.0728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78833755630993" calcext:value-type="float">
            <text:p>0.0178833755630993</text:p>
          </table:table-cell>
          <table:table-cell office:value-type="float" office:value="0.0109725695661674" calcext:value-type="float">
            <text:p>0.0109725695661674</text:p>
          </table:table-cell>
          <table:table-cell office:value-type="float" office:value="0.0106991738616584" calcext:value-type="float">
            <text:p>0.0106991738616584</text:p>
          </table:table-cell>
          <table:table-cell table:formula="of:=[.A47]" office:value-type="float" office:value="46" calcext:value-type="float">
            <text:p>46</text:p>
          </table:table-cell>
          <table:table-cell table:formula="of:=[.B47]*1000" office:value-type="float" office:value="17.8833755630993" calcext:value-type="float">
            <text:p>17.8833755630993</text:p>
          </table:table-cell>
          <table:table-cell table:formula="of:=[.C47]*1000" office:value-type="float" office:value="10.9725695661674" calcext:value-type="float">
            <text:p>10.9725695661674</text:p>
          </table:table-cell>
          <table:table-cell table:formula="of:=[.D47]*1000" office:value-type="float" office:value="10.6991738616584" calcext:value-type="float">
            <text:p>10.6991738616584</text:p>
          </table:table-cell>
          <table:table-cell office:value-type="float" office:value="8.08584" calcext:value-type="float">
            <text:p>8.08584</text:p>
          </table:table-cell>
          <table:table-cell office:value-type="float" office:value="8.08527" calcext:value-type="float">
            <text:p>8.08527</text:p>
          </table:table-cell>
          <table:table-cell office:value-type="float" office:value="8.07715" calcext:value-type="float">
            <text:p>8.0771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78481735339148" calcext:value-type="float">
            <text:p>0.0178481735339148</text:p>
          </table:table-cell>
          <table:table-cell office:value-type="float" office:value="0.0109446622354994" calcext:value-type="float">
            <text:p>0.0109446622354994</text:p>
          </table:table-cell>
          <table:table-cell office:value-type="float" office:value="0.0107014516850714" calcext:value-type="float">
            <text:p>0.0107014516850714</text:p>
          </table:table-cell>
          <table:table-cell table:formula="of:=[.A48]" office:value-type="float" office:value="47" calcext:value-type="float">
            <text:p>47</text:p>
          </table:table-cell>
          <table:table-cell table:formula="of:=[.B48]*1000" office:value-type="float" office:value="17.8481735339148" calcext:value-type="float">
            <text:p>17.8481735339148</text:p>
          </table:table-cell>
          <table:table-cell table:formula="of:=[.C48]*1000" office:value-type="float" office:value="10.9446622354994" calcext:value-type="float">
            <text:p>10.9446622354994</text:p>
          </table:table-cell>
          <table:table-cell table:formula="of:=[.D48]*1000" office:value-type="float" office:value="10.7014516850714" calcext:value-type="float">
            <text:p>10.7014516850714</text:p>
          </table:table-cell>
          <table:table-cell office:value-type="float" office:value="8.07285" calcext:value-type="float">
            <text:p>8.07285</text:p>
          </table:table-cell>
          <table:table-cell office:value-type="float" office:value="8.08273" calcext:value-type="float">
            <text:p>8.08273</text:p>
          </table:table-cell>
          <table:table-cell office:value-type="float" office:value="8.07838" calcext:value-type="float">
            <text:p>8.0783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8626285601197" calcext:value-type="float">
            <text:p>0.0178626285601197</text:p>
          </table:table-cell>
          <table:table-cell office:value-type="float" office:value="0.0109429415214804" calcext:value-type="float">
            <text:p>0.0109429415214804</text:p>
          </table:table-cell>
          <table:table-cell office:value-type="float" office:value="0.010675623650604" calcext:value-type="float">
            <text:p>0.010675623650604</text:p>
          </table:table-cell>
          <table:table-cell table:formula="of:=[.A49]" office:value-type="float" office:value="48" calcext:value-type="float">
            <text:p>48</text:p>
          </table:table-cell>
          <table:table-cell table:formula="of:=[.B49]*1000" office:value-type="float" office:value="17.8626285601197" calcext:value-type="float">
            <text:p>17.8626285601197</text:p>
          </table:table-cell>
          <table:table-cell table:formula="of:=[.C49]*1000" office:value-type="float" office:value="10.9429415214804" calcext:value-type="float">
            <text:p>10.9429415214804</text:p>
          </table:table-cell>
          <table:table-cell table:formula="of:=[.D49]*1000" office:value-type="float" office:value="10.675623650604" calcext:value-type="float">
            <text:p>10.675623650604</text:p>
          </table:table-cell>
          <table:table-cell office:value-type="float" office:value="8.08154" calcext:value-type="float">
            <text:p>8.08154</text:p>
          </table:table-cell>
          <table:table-cell office:value-type="float" office:value="8.07517" calcext:value-type="float">
            <text:p>8.07517</text:p>
          </table:table-cell>
          <table:table-cell office:value-type="float" office:value="8.07382" calcext:value-type="float">
            <text:p>8.0738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78526326345948" calcext:value-type="float">
            <text:p>0.0178526326345948</text:p>
          </table:table-cell>
          <table:table-cell office:value-type="float" office:value="0.0109359663192374" calcext:value-type="float">
            <text:p>0.0109359663192374</text:p>
          </table:table-cell>
          <table:table-cell office:value-type="float" office:value="0.0106568667337717" calcext:value-type="float">
            <text:p>0.0106568667337717</text:p>
          </table:table-cell>
          <table:table-cell table:formula="of:=[.A50]" office:value-type="float" office:value="49" calcext:value-type="float">
            <text:p>49</text:p>
          </table:table-cell>
          <table:table-cell table:formula="of:=[.B50]*1000" office:value-type="float" office:value="17.8526326345948" calcext:value-type="float">
            <text:p>17.8526326345948</text:p>
          </table:table-cell>
          <table:table-cell table:formula="of:=[.C50]*1000" office:value-type="float" office:value="10.9359663192374" calcext:value-type="float">
            <text:p>10.9359663192374</text:p>
          </table:table-cell>
          <table:table-cell table:formula="of:=[.D50]*1000" office:value-type="float" office:value="10.6568667337717" calcext:value-type="float">
            <text:p>10.6568667337717</text:p>
          </table:table-cell>
          <table:table-cell office:value-type="float" office:value="8.07954" calcext:value-type="float">
            <text:p>8.07954</text:p>
          </table:table-cell>
          <table:table-cell office:value-type="float" office:value="8.07686" calcext:value-type="float">
            <text:p>8.07686</text:p>
          </table:table-cell>
          <table:table-cell office:value-type="float" office:value="8.06983" calcext:value-type="float">
            <text:p>8.0698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7853454180192" calcext:value-type="float">
            <text:p>0.017853454180192</text:p>
          </table:table-cell>
          <table:table-cell office:value-type="float" office:value="0.0109339389492555" calcext:value-type="float">
            <text:p>0.0109339389492555</text:p>
          </table:table-cell>
          <table:table-cell office:value-type="float" office:value="0.010670412253508" calcext:value-type="float">
            <text:p>0.010670412253508</text:p>
          </table:table-cell>
          <table:table-cell table:formula="of:=[.A51]" office:value-type="float" office:value="50" calcext:value-type="float">
            <text:p>50</text:p>
          </table:table-cell>
          <table:table-cell table:formula="of:=[.B51]*1000" office:value-type="float" office:value="17.853454180192" calcext:value-type="float">
            <text:p>17.853454180192</text:p>
          </table:table-cell>
          <table:table-cell table:formula="of:=[.C51]*1000" office:value-type="float" office:value="10.9339389492555" calcext:value-type="float">
            <text:p>10.9339389492555</text:p>
          </table:table-cell>
          <table:table-cell table:formula="of:=[.D51]*1000" office:value-type="float" office:value="10.670412253508" calcext:value-type="float">
            <text:p>10.670412253508</text:p>
          </table:table-cell>
          <table:table-cell office:value-type="float" office:value="8.07761" calcext:value-type="float">
            <text:p>8.07761</text:p>
          </table:table-cell>
          <table:table-cell office:value-type="float" office:value="8.07671" calcext:value-type="float">
            <text:p>8.07671</text:p>
          </table:table-cell>
          <table:table-cell office:value-type="float" office:value="8.07368" calcext:value-type="float">
            <text:p>8.0736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178318399222947" calcext:value-type="float">
            <text:p>0.0178318399222947</text:p>
          </table:table-cell>
          <table:table-cell office:value-type="float" office:value="0.0109295608244381" calcext:value-type="float">
            <text:p>0.0109295608244381</text:p>
          </table:table-cell>
          <table:table-cell office:value-type="float" office:value="0.0106777002649666" calcext:value-type="float">
            <text:p>0.0106777002649666</text:p>
          </table:table-cell>
          <table:table-cell table:formula="of:=[.A52]" office:value-type="float" office:value="51" calcext:value-type="float">
            <text:p>51</text:p>
          </table:table-cell>
          <table:table-cell table:formula="of:=[.B52]*1000" office:value-type="float" office:value="17.8318399222947" calcext:value-type="float">
            <text:p>17.8318399222947</text:p>
          </table:table-cell>
          <table:table-cell table:formula="of:=[.C52]*1000" office:value-type="float" office:value="10.9295608244381" calcext:value-type="float">
            <text:p>10.9295608244381</text:p>
          </table:table-cell>
          <table:table-cell table:formula="of:=[.D52]*1000" office:value-type="float" office:value="10.6777002649666" calcext:value-type="float">
            <text:p>10.6777002649666</text:p>
          </table:table-cell>
          <table:table-cell office:value-type="float" office:value="8.0789" calcext:value-type="float">
            <text:p>8.0789</text:p>
          </table:table-cell>
          <table:table-cell office:value-type="float" office:value="8.07671" calcext:value-type="float">
            <text:p>8.07671</text:p>
          </table:table-cell>
          <table:table-cell office:value-type="float" office:value="8.0754" calcext:value-type="float">
            <text:p>8.075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178712016258626" calcext:value-type="float">
            <text:p>0.0178712016258626</text:p>
          </table:table-cell>
          <table:table-cell office:value-type="float" office:value="0.0109421394805063" calcext:value-type="float">
            <text:p>0.0109421394805063</text:p>
          </table:table-cell>
          <table:table-cell office:value-type="float" office:value="0.010676536831982" calcext:value-type="float">
            <text:p>0.010676536831982</text:p>
          </table:table-cell>
          <table:table-cell table:formula="of:=[.A53]" office:value-type="float" office:value="52" calcext:value-type="float">
            <text:p>52</text:p>
          </table:table-cell>
          <table:table-cell table:formula="of:=[.B53]*1000" office:value-type="float" office:value="17.8712016258626" calcext:value-type="float">
            <text:p>17.8712016258626</text:p>
          </table:table-cell>
          <table:table-cell table:formula="of:=[.C53]*1000" office:value-type="float" office:value="10.9421394805063" calcext:value-type="float">
            <text:p>10.9421394805063</text:p>
          </table:table-cell>
          <table:table-cell table:formula="of:=[.D53]*1000" office:value-type="float" office:value="10.676536831982" calcext:value-type="float">
            <text:p>10.676536831982</text:p>
          </table:table-cell>
          <table:table-cell office:value-type="float" office:value="8.07797" calcext:value-type="float">
            <text:p>8.07797</text:p>
          </table:table-cell>
          <table:table-cell office:value-type="float" office:value="8.07547" calcext:value-type="float">
            <text:p>8.07547</text:p>
          </table:table-cell>
          <table:table-cell office:value-type="float" office:value="8.07687" calcext:value-type="float">
            <text:p>8.0768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178642927722606" calcext:value-type="float">
            <text:p>0.0178642927722606</text:p>
          </table:table-cell>
          <table:table-cell office:value-type="float" office:value="0.0109293784758446" calcext:value-type="float">
            <text:p>0.0109293784758446</text:p>
          </table:table-cell>
          <table:table-cell office:value-type="float" office:value="0.0106725716798891" calcext:value-type="float">
            <text:p>0.0106725716798891</text:p>
          </table:table-cell>
          <table:table-cell table:formula="of:=[.A54]" office:value-type="float" office:value="53" calcext:value-type="float">
            <text:p>53</text:p>
          </table:table-cell>
          <table:table-cell table:formula="of:=[.B54]*1000" office:value-type="float" office:value="17.8642927722606" calcext:value-type="float">
            <text:p>17.8642927722606</text:p>
          </table:table-cell>
          <table:table-cell table:formula="of:=[.C54]*1000" office:value-type="float" office:value="10.9293784758446" calcext:value-type="float">
            <text:p>10.9293784758446</text:p>
          </table:table-cell>
          <table:table-cell table:formula="of:=[.D54]*1000" office:value-type="float" office:value="10.6725716798891" calcext:value-type="float">
            <text:p>10.6725716798891</text:p>
          </table:table-cell>
          <table:table-cell office:value-type="float" office:value="8.08075" calcext:value-type="float">
            <text:p>8.08075</text:p>
          </table:table-cell>
          <table:table-cell office:value-type="float" office:value="8.07501" calcext:value-type="float">
            <text:p>8.07501</text:p>
          </table:table-cell>
          <table:table-cell office:value-type="float" office:value="8.07393" calcext:value-type="float">
            <text:p>8.0739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7856564122103" calcext:value-type="float">
            <text:p>0.017856564122103</text:p>
          </table:table-cell>
          <table:table-cell office:value-type="float" office:value="0.0109458855248409" calcext:value-type="float">
            <text:p>0.0109458855248409</text:p>
          </table:table-cell>
          <table:table-cell office:value-type="float" office:value="0.0106374110744444" calcext:value-type="float">
            <text:p>0.0106374110744444</text:p>
          </table:table-cell>
          <table:table-cell table:formula="of:=[.A55]" office:value-type="float" office:value="54" calcext:value-type="float">
            <text:p>54</text:p>
          </table:table-cell>
          <table:table-cell table:formula="of:=[.B55]*1000" office:value-type="float" office:value="17.856564122103" calcext:value-type="float">
            <text:p>17.856564122103</text:p>
          </table:table-cell>
          <table:table-cell table:formula="of:=[.C55]*1000" office:value-type="float" office:value="10.9458855248409" calcext:value-type="float">
            <text:p>10.9458855248409</text:p>
          </table:table-cell>
          <table:table-cell table:formula="of:=[.D55]*1000" office:value-type="float" office:value="10.6374110744444" calcext:value-type="float">
            <text:p>10.6374110744444</text:p>
          </table:table-cell>
          <table:table-cell office:value-type="float" office:value="8.07722" calcext:value-type="float">
            <text:p>8.07722</text:p>
          </table:table-cell>
          <table:table-cell office:value-type="float" office:value="8.07673" calcext:value-type="float">
            <text:p>8.07673</text:p>
          </table:table-cell>
          <table:table-cell office:value-type="float" office:value="8.06799" calcext:value-type="float">
            <text:p>8.0679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78802341250563" calcext:value-type="float">
            <text:p>0.0178802341250563</text:p>
          </table:table-cell>
          <table:table-cell office:value-type="float" office:value="0.0109352225330955" calcext:value-type="float">
            <text:p>0.0109352225330955</text:p>
          </table:table-cell>
          <table:table-cell office:value-type="float" office:value="0.010635633168484" calcext:value-type="float">
            <text:p>0.010635633168484</text:p>
          </table:table-cell>
          <table:table-cell table:formula="of:=[.A56]" office:value-type="float" office:value="55" calcext:value-type="float">
            <text:p>55</text:p>
          </table:table-cell>
          <table:table-cell table:formula="of:=[.B56]*1000" office:value-type="float" office:value="17.8802341250563" calcext:value-type="float">
            <text:p>17.8802341250563</text:p>
          </table:table-cell>
          <table:table-cell table:formula="of:=[.C56]*1000" office:value-type="float" office:value="10.9352225330955" calcext:value-type="float">
            <text:p>10.9352225330955</text:p>
          </table:table-cell>
          <table:table-cell table:formula="of:=[.D56]*1000" office:value-type="float" office:value="10.635633168484" calcext:value-type="float">
            <text:p>10.635633168484</text:p>
          </table:table-cell>
          <table:table-cell office:value-type="float" office:value="8.08163" calcext:value-type="float">
            <text:p>8.08163</text:p>
          </table:table-cell>
          <table:table-cell office:value-type="float" office:value="8.08216" calcext:value-type="float">
            <text:p>8.08216</text:p>
          </table:table-cell>
          <table:table-cell office:value-type="float" office:value="8.07086" calcext:value-type="float">
            <text:p>8.0708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178552747126405" calcext:value-type="float">
            <text:p>0.0178552747126405</text:p>
          </table:table-cell>
          <table:table-cell office:value-type="float" office:value="0.010948608066387" calcext:value-type="float">
            <text:p>0.010948608066387</text:p>
          </table:table-cell>
          <table:table-cell office:value-type="float" office:value="0.0106451257393012" calcext:value-type="float">
            <text:p>0.0106451257393012</text:p>
          </table:table-cell>
          <table:table-cell table:formula="of:=[.A57]" office:value-type="float" office:value="56" calcext:value-type="float">
            <text:p>56</text:p>
          </table:table-cell>
          <table:table-cell table:formula="of:=[.B57]*1000" office:value-type="float" office:value="17.8552747126405" calcext:value-type="float">
            <text:p>17.8552747126405</text:p>
          </table:table-cell>
          <table:table-cell table:formula="of:=[.C57]*1000" office:value-type="float" office:value="10.948608066387" calcext:value-type="float">
            <text:p>10.948608066387</text:p>
          </table:table-cell>
          <table:table-cell table:formula="of:=[.D57]*1000" office:value-type="float" office:value="10.6451257393012" calcext:value-type="float">
            <text:p>10.6451257393012</text:p>
          </table:table-cell>
          <table:table-cell office:value-type="float" office:value="8.08142" calcext:value-type="float">
            <text:p>8.08142</text:p>
          </table:table-cell>
          <table:table-cell office:value-type="float" office:value="8.08227" calcext:value-type="float">
            <text:p>8.08227</text:p>
          </table:table-cell>
          <table:table-cell office:value-type="float" office:value="8.074" calcext:value-type="float">
            <text:p>8.07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178674935701667" calcext:value-type="float">
            <text:p>0.0178674935701667</text:p>
          </table:table-cell>
          <table:table-cell office:value-type="float" office:value="0.0109251925318088" calcext:value-type="float">
            <text:p>0.0109251925318088</text:p>
          </table:table-cell>
          <table:table-cell office:value-type="float" office:value="0.0106391257582373" calcext:value-type="float">
            <text:p>0.0106391257582373</text:p>
          </table:table-cell>
          <table:table-cell table:formula="of:=[.A58]" office:value-type="float" office:value="57" calcext:value-type="float">
            <text:p>57</text:p>
          </table:table-cell>
          <table:table-cell table:formula="of:=[.B58]*1000" office:value-type="float" office:value="17.8674935701667" calcext:value-type="float">
            <text:p>17.8674935701667</text:p>
          </table:table-cell>
          <table:table-cell table:formula="of:=[.C58]*1000" office:value-type="float" office:value="10.9251925318088" calcext:value-type="float">
            <text:p>10.9251925318088</text:p>
          </table:table-cell>
          <table:table-cell table:formula="of:=[.D58]*1000" office:value-type="float" office:value="10.6391257582373" calcext:value-type="float">
            <text:p>10.6391257582373</text:p>
          </table:table-cell>
          <table:table-cell office:value-type="float" office:value="8.07956" calcext:value-type="float">
            <text:p>8.07956</text:p>
          </table:table-cell>
          <table:table-cell office:value-type="float" office:value="8.0759" calcext:value-type="float">
            <text:p>8.0759</text:p>
          </table:table-cell>
          <table:table-cell office:value-type="float" office:value="8.07222" calcext:value-type="float">
            <text:p>8.0722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178867767094838" calcext:value-type="float">
            <text:p>0.0178867767094838</text:p>
          </table:table-cell>
          <table:table-cell office:value-type="float" office:value="0.0109316952735475" calcext:value-type="float">
            <text:p>0.0109316952735475</text:p>
          </table:table-cell>
          <table:table-cell office:value-type="float" office:value="0.0106205172198998" calcext:value-type="float">
            <text:p>0.0106205172198998</text:p>
          </table:table-cell>
          <table:table-cell table:formula="of:=[.A59]" office:value-type="float" office:value="58" calcext:value-type="float">
            <text:p>58</text:p>
          </table:table-cell>
          <table:table-cell table:formula="of:=[.B59]*1000" office:value-type="float" office:value="17.8867767094838" calcext:value-type="float">
            <text:p>17.8867767094838</text:p>
          </table:table-cell>
          <table:table-cell table:formula="of:=[.C59]*1000" office:value-type="float" office:value="10.9316952735475" calcext:value-type="float">
            <text:p>10.9316952735475</text:p>
          </table:table-cell>
          <table:table-cell table:formula="of:=[.D59]*1000" office:value-type="float" office:value="10.6205172198998" calcext:value-type="float">
            <text:p>10.6205172198998</text:p>
          </table:table-cell>
          <table:table-cell office:value-type="float" office:value="8.08706" calcext:value-type="float">
            <text:p>8.08706</text:p>
          </table:table-cell>
          <table:table-cell office:value-type="float" office:value="8.07462" calcext:value-type="float">
            <text:p>8.07462</text:p>
          </table:table-cell>
          <table:table-cell office:value-type="float" office:value="8.07221" calcext:value-type="float">
            <text:p>8.0722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178695620331005" calcext:value-type="float">
            <text:p>0.0178695620331005</text:p>
          </table:table-cell>
          <table:table-cell office:value-type="float" office:value="0.0109128624315808" calcext:value-type="float">
            <text:p>0.0109128624315808</text:p>
          </table:table-cell>
          <table:table-cell office:value-type="float" office:value="0.0106135661114742" calcext:value-type="float">
            <text:p>0.0106135661114742</text:p>
          </table:table-cell>
          <table:table-cell table:formula="of:=[.A60]" office:value-type="float" office:value="59" calcext:value-type="float">
            <text:p>59</text:p>
          </table:table-cell>
          <table:table-cell table:formula="of:=[.B60]*1000" office:value-type="float" office:value="17.8695620331005" calcext:value-type="float">
            <text:p>17.8695620331005</text:p>
          </table:table-cell>
          <table:table-cell table:formula="of:=[.C60]*1000" office:value-type="float" office:value="10.9128624315808" calcext:value-type="float">
            <text:p>10.9128624315808</text:p>
          </table:table-cell>
          <table:table-cell table:formula="of:=[.D60]*1000" office:value-type="float" office:value="10.6135661114742" calcext:value-type="float">
            <text:p>10.6135661114742</text:p>
          </table:table-cell>
          <table:table-cell office:value-type="float" office:value="8.07971" calcext:value-type="float">
            <text:p>8.07971</text:p>
          </table:table-cell>
          <table:table-cell office:value-type="float" office:value="8.07614" calcext:value-type="float">
            <text:p>8.07614</text:p>
          </table:table-cell>
          <table:table-cell office:value-type="float" office:value="8.0686" calcext:value-type="float">
            <text:p>8.068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78645387440294" calcext:value-type="float">
            <text:p>0.0178645387440294</text:p>
          </table:table-cell>
          <table:table-cell office:value-type="float" office:value="0.010950238609753" calcext:value-type="float">
            <text:p>0.010950238609753</text:p>
          </table:table-cell>
          <table:table-cell office:value-type="float" office:value="0.0105923336286981" calcext:value-type="float">
            <text:p>0.0105923336286981</text:p>
          </table:table-cell>
          <table:table-cell table:formula="of:=[.A61]" office:value-type="float" office:value="60" calcext:value-type="float">
            <text:p>60</text:p>
          </table:table-cell>
          <table:table-cell table:formula="of:=[.B61]*1000" office:value-type="float" office:value="17.8645387440294" calcext:value-type="float">
            <text:p>17.8645387440294</text:p>
          </table:table-cell>
          <table:table-cell table:formula="of:=[.C61]*1000" office:value-type="float" office:value="10.950238609753" calcext:value-type="float">
            <text:p>10.950238609753</text:p>
          </table:table-cell>
          <table:table-cell table:formula="of:=[.D61]*1000" office:value-type="float" office:value="10.5923336286981" calcext:value-type="float">
            <text:p>10.5923336286981</text:p>
          </table:table-cell>
          <table:table-cell office:value-type="float" office:value="8.07408" calcext:value-type="float">
            <text:p>8.07408</text:p>
          </table:table-cell>
          <table:table-cell office:value-type="float" office:value="8.0835" calcext:value-type="float">
            <text:p>8.0835</text:p>
          </table:table-cell>
          <table:table-cell office:value-type="float" office:value="8.06376" calcext:value-type="float">
            <text:p>8.0637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178452555446906" calcext:value-type="float">
            <text:p>0.0178452555446906</text:p>
          </table:table-cell>
          <table:table-cell office:value-type="float" office:value="0.0109290313965966" calcext:value-type="float">
            <text:p>0.0109290313965966</text:p>
          </table:table-cell>
          <table:table-cell office:value-type="float" office:value="0.0106184522739763" calcext:value-type="float">
            <text:p>0.0106184522739763</text:p>
          </table:table-cell>
          <table:table-cell table:formula="of:=[.A62]" office:value-type="float" office:value="61" calcext:value-type="float">
            <text:p>61</text:p>
          </table:table-cell>
          <table:table-cell table:formula="of:=[.B62]*1000" office:value-type="float" office:value="17.8452555446906" calcext:value-type="float">
            <text:p>17.8452555446906</text:p>
          </table:table-cell>
          <table:table-cell table:formula="of:=[.C62]*1000" office:value-type="float" office:value="10.9290313965966" calcext:value-type="float">
            <text:p>10.9290313965966</text:p>
          </table:table-cell>
          <table:table-cell table:formula="of:=[.D62]*1000" office:value-type="float" office:value="10.6184522739763" calcext:value-type="float">
            <text:p>10.6184522739763</text:p>
          </table:table-cell>
          <table:table-cell office:value-type="float" office:value="8.07585" calcext:value-type="float">
            <text:p>8.07585</text:p>
          </table:table-cell>
          <table:table-cell office:value-type="float" office:value="8.08019" calcext:value-type="float">
            <text:p>8.08019</text:p>
          </table:table-cell>
          <table:table-cell office:value-type="float" office:value="8.06839" calcext:value-type="float">
            <text:p>8.06839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178496517790526" calcext:value-type="float">
            <text:p>0.0178496517790526</text:p>
          </table:table-cell>
          <table:table-cell office:value-type="float" office:value="0.0109262223982822" calcext:value-type="float">
            <text:p>0.0109262223982822</text:p>
          </table:table-cell>
          <table:table-cell office:value-type="float" office:value="0.0106056468711738" calcext:value-type="float">
            <text:p>0.0106056468711738</text:p>
          </table:table-cell>
          <table:table-cell table:formula="of:=[.A63]" office:value-type="float" office:value="62" calcext:value-type="float">
            <text:p>62</text:p>
          </table:table-cell>
          <table:table-cell table:formula="of:=[.B63]*1000" office:value-type="float" office:value="17.8496517790526" calcext:value-type="float">
            <text:p>17.8496517790526</text:p>
          </table:table-cell>
          <table:table-cell table:formula="of:=[.C63]*1000" office:value-type="float" office:value="10.9262223982822" calcext:value-type="float">
            <text:p>10.9262223982822</text:p>
          </table:table-cell>
          <table:table-cell table:formula="of:=[.D63]*1000" office:value-type="float" office:value="10.6056468711738" calcext:value-type="float">
            <text:p>10.6056468711738</text:p>
          </table:table-cell>
          <table:table-cell office:value-type="float" office:value="8.07975" calcext:value-type="float">
            <text:p>8.07975</text:p>
          </table:table-cell>
          <table:table-cell office:value-type="float" office:value="8.07553" calcext:value-type="float">
            <text:p>8.07553</text:p>
          </table:table-cell>
          <table:table-cell office:value-type="float" office:value="8.06793" calcext:value-type="float">
            <text:p>8.0679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78728524863659" calcext:value-type="float">
            <text:p>0.0178728524863659</text:p>
          </table:table-cell>
          <table:table-cell office:value-type="float" office:value="0.0109250974407881" calcext:value-type="float">
            <text:p>0.0109250974407881</text:p>
          </table:table-cell>
          <table:table-cell office:value-type="float" office:value="0.0106125597503132" calcext:value-type="float">
            <text:p>0.0106125597503132</text:p>
          </table:table-cell>
          <table:table-cell table:formula="of:=[.A64]" office:value-type="float" office:value="63" calcext:value-type="float">
            <text:p>63</text:p>
          </table:table-cell>
          <table:table-cell table:formula="of:=[.B64]*1000" office:value-type="float" office:value="17.8728524863659" calcext:value-type="float">
            <text:p>17.8728524863659</text:p>
          </table:table-cell>
          <table:table-cell table:formula="of:=[.C64]*1000" office:value-type="float" office:value="10.9250974407881" calcext:value-type="float">
            <text:p>10.9250974407881</text:p>
          </table:table-cell>
          <table:table-cell table:formula="of:=[.D64]*1000" office:value-type="float" office:value="10.6125597503132" calcext:value-type="float">
            <text:p>10.6125597503132</text:p>
          </table:table-cell>
          <table:table-cell office:value-type="float" office:value="8.0767" calcext:value-type="float">
            <text:p>8.0767</text:p>
          </table:table-cell>
          <table:table-cell office:value-type="float" office:value="8.07569" calcext:value-type="float">
            <text:p>8.07569</text:p>
          </table:table-cell>
          <table:table-cell office:value-type="float" office:value="8.0668" calcext:value-type="float">
            <text:p>8.066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78895912839723" calcext:value-type="float">
            <text:p>0.0178895912839723</text:p>
          </table:table-cell>
          <table:table-cell office:value-type="float" office:value="0.0109419973126156" calcext:value-type="float">
            <text:p>0.0109419973126156</text:p>
          </table:table-cell>
          <table:table-cell office:value-type="float" office:value="0.0105951008458089" calcext:value-type="float">
            <text:p>0.0105951008458089</text:p>
          </table:table-cell>
          <table:table-cell table:formula="of:=[.A65]" office:value-type="float" office:value="64" calcext:value-type="float">
            <text:p>64</text:p>
          </table:table-cell>
          <table:table-cell table:formula="of:=[.B65]*1000" office:value-type="float" office:value="17.8895912839723" calcext:value-type="float">
            <text:p>17.8895912839723</text:p>
          </table:table-cell>
          <table:table-cell table:formula="of:=[.C65]*1000" office:value-type="float" office:value="10.9419973126156" calcext:value-type="float">
            <text:p>10.9419973126156</text:p>
          </table:table-cell>
          <table:table-cell table:formula="of:=[.D65]*1000" office:value-type="float" office:value="10.5951008458089" calcext:value-type="float">
            <text:p>10.5951008458089</text:p>
          </table:table-cell>
          <table:table-cell office:value-type="float" office:value="8.0781" calcext:value-type="float">
            <text:p>8.0781</text:p>
          </table:table-cell>
          <table:table-cell office:value-type="float" office:value="8.08402" calcext:value-type="float">
            <text:p>8.08402</text:p>
          </table:table-cell>
          <table:table-cell office:value-type="float" office:value="8.06606" calcext:value-type="float">
            <text:p>8.0660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78879032273124" calcext:value-type="float">
            <text:p>0.0178879032273124</text:p>
          </table:table-cell>
          <table:table-cell office:value-type="float" office:value="0.0109234797476276" calcext:value-type="float">
            <text:p>0.0109234797476276</text:p>
          </table:table-cell>
          <table:table-cell office:value-type="float" office:value="0.0105884029219059" calcext:value-type="float">
            <text:p>0.0105884029219059</text:p>
          </table:table-cell>
          <table:table-cell table:formula="of:=[.A66]" office:value-type="float" office:value="65" calcext:value-type="float">
            <text:p>65</text:p>
          </table:table-cell>
          <table:table-cell table:formula="of:=[.B66]*1000" office:value-type="float" office:value="17.8879032273124" calcext:value-type="float">
            <text:p>17.8879032273124</text:p>
          </table:table-cell>
          <table:table-cell table:formula="of:=[.C66]*1000" office:value-type="float" office:value="10.9234797476276" calcext:value-type="float">
            <text:p>10.9234797476276</text:p>
          </table:table-cell>
          <table:table-cell table:formula="of:=[.D66]*1000" office:value-type="float" office:value="10.5884029219059" calcext:value-type="float">
            <text:p>10.5884029219059</text:p>
          </table:table-cell>
          <table:table-cell office:value-type="float" office:value="8.07941" calcext:value-type="float">
            <text:p>8.07941</text:p>
          </table:table-cell>
          <table:table-cell office:value-type="float" office:value="8.08451" calcext:value-type="float">
            <text:p>8.08451</text:p>
          </table:table-cell>
          <table:table-cell office:value-type="float" office:value="8.06588" calcext:value-type="float">
            <text:p>8.0658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78758161622169" calcext:value-type="float">
            <text:p>0.0178758161622169</text:p>
          </table:table-cell>
          <table:table-cell office:value-type="float" office:value="0.0109266560830993" calcext:value-type="float">
            <text:p>0.0109266560830993</text:p>
          </table:table-cell>
          <table:table-cell office:value-type="float" office:value="0.010589191492548" calcext:value-type="float">
            <text:p>0.010589191492548</text:p>
          </table:table-cell>
          <table:table-cell table:formula="of:=[.A67]" office:value-type="float" office:value="66" calcext:value-type="float">
            <text:p>66</text:p>
          </table:table-cell>
          <table:table-cell table:formula="of:=[.B67]*1000" office:value-type="float" office:value="17.8758161622169" calcext:value-type="float">
            <text:p>17.8758161622169</text:p>
          </table:table-cell>
          <table:table-cell table:formula="of:=[.C67]*1000" office:value-type="float" office:value="10.9266560830993" calcext:value-type="float">
            <text:p>10.9266560830993</text:p>
          </table:table-cell>
          <table:table-cell table:formula="of:=[.D67]*1000" office:value-type="float" office:value="10.589191492548" calcext:value-type="float">
            <text:p>10.589191492548</text:p>
          </table:table-cell>
          <table:table-cell office:value-type="float" office:value="8.0845" calcext:value-type="float">
            <text:p>8.0845</text:p>
          </table:table-cell>
          <table:table-cell office:value-type="float" office:value="8.083" calcext:value-type="float">
            <text:p>8.083</text:p>
          </table:table-cell>
          <table:table-cell office:value-type="float" office:value="8.06694" calcext:value-type="float">
            <text:p>8.0669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78736819202449" calcext:value-type="float">
            <text:p>0.0178736819202449</text:p>
          </table:table-cell>
          <table:table-cell office:value-type="float" office:value="0.0109070448021113" calcext:value-type="float">
            <text:p>0.0109070448021113</text:p>
          </table:table-cell>
          <table:table-cell office:value-type="float" office:value="0.0105873762606545" calcext:value-type="float">
            <text:p>0.0105873762606545</text:p>
          </table:table-cell>
          <table:table-cell table:formula="of:=[.A68]" office:value-type="float" office:value="67" calcext:value-type="float">
            <text:p>67</text:p>
          </table:table-cell>
          <table:table-cell table:formula="of:=[.B68]*1000" office:value-type="float" office:value="17.8736819202449" calcext:value-type="float">
            <text:p>17.8736819202449</text:p>
          </table:table-cell>
          <table:table-cell table:formula="of:=[.C68]*1000" office:value-type="float" office:value="10.9070448021113" calcext:value-type="float">
            <text:p>10.9070448021113</text:p>
          </table:table-cell>
          <table:table-cell table:formula="of:=[.D68]*1000" office:value-type="float" office:value="10.5873762606545" calcext:value-type="float">
            <text:p>10.5873762606545</text:p>
          </table:table-cell>
          <table:table-cell office:value-type="float" office:value="8.07372" calcext:value-type="float">
            <text:p>8.07372</text:p>
          </table:table-cell>
          <table:table-cell office:value-type="float" office:value="8.08119" calcext:value-type="float">
            <text:p>8.08119</text:p>
          </table:table-cell>
          <table:table-cell office:value-type="float" office:value="8.06742" calcext:value-type="float">
            <text:p>8.0674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786439954426" calcext:value-type="float">
            <text:p>0.01786439954426</text:p>
          </table:table-cell>
          <table:table-cell office:value-type="float" office:value="0.0109248087570855" calcext:value-type="float">
            <text:p>0.0109248087570855</text:p>
          </table:table-cell>
          <table:table-cell office:value-type="float" office:value="0.0105829597807627" calcext:value-type="float">
            <text:p>0.0105829597807627</text:p>
          </table:table-cell>
          <table:table-cell table:formula="of:=[.A69]" office:value-type="float" office:value="68" calcext:value-type="float">
            <text:p>68</text:p>
          </table:table-cell>
          <table:table-cell table:formula="of:=[.B69]*1000" office:value-type="float" office:value="17.86439954426" calcext:value-type="float">
            <text:p>17.86439954426</text:p>
          </table:table-cell>
          <table:table-cell table:formula="of:=[.C69]*1000" office:value-type="float" office:value="10.9248087570855" calcext:value-type="float">
            <text:p>10.9248087570855</text:p>
          </table:table-cell>
          <table:table-cell table:formula="of:=[.D69]*1000" office:value-type="float" office:value="10.5829597807627" calcext:value-type="float">
            <text:p>10.5829597807627</text:p>
          </table:table-cell>
          <table:table-cell office:value-type="float" office:value="8.08636" calcext:value-type="float">
            <text:p>8.08636</text:p>
          </table:table-cell>
          <table:table-cell office:value-type="float" office:value="8.0791" calcext:value-type="float">
            <text:p>8.0791</text:p>
          </table:table-cell>
          <table:table-cell office:value-type="float" office:value="8.07" calcext:value-type="float">
            <text:p>8.0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78597317860617" calcext:value-type="float">
            <text:p>0.0178597317860617</text:p>
          </table:table-cell>
          <table:table-cell office:value-type="float" office:value="0.0109069044260798" calcext:value-type="float">
            <text:p>0.0109069044260798</text:p>
          </table:table-cell>
          <table:table-cell office:value-type="float" office:value="0.0105905872330894" calcext:value-type="float">
            <text:p>0.0105905872330894</text:p>
          </table:table-cell>
          <table:table-cell table:formula="of:=[.A70]" office:value-type="float" office:value="69" calcext:value-type="float">
            <text:p>69</text:p>
          </table:table-cell>
          <table:table-cell table:formula="of:=[.B70]*1000" office:value-type="float" office:value="17.8597317860617" calcext:value-type="float">
            <text:p>17.8597317860617</text:p>
          </table:table-cell>
          <table:table-cell table:formula="of:=[.C70]*1000" office:value-type="float" office:value="10.9069044260798" calcext:value-type="float">
            <text:p>10.9069044260798</text:p>
          </table:table-cell>
          <table:table-cell table:formula="of:=[.D70]*1000" office:value-type="float" office:value="10.5905872330894" calcext:value-type="float">
            <text:p>10.5905872330894</text:p>
          </table:table-cell>
          <table:table-cell office:value-type="float" office:value="8.07737" calcext:value-type="float">
            <text:p>8.07737</text:p>
          </table:table-cell>
          <table:table-cell office:value-type="float" office:value="8.07531" calcext:value-type="float">
            <text:p>8.07531</text:p>
          </table:table-cell>
          <table:table-cell office:value-type="float" office:value="8.07491" calcext:value-type="float">
            <text:p>8.0749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78688460971153" calcext:value-type="float">
            <text:p>0.0178688460971153</text:p>
          </table:table-cell>
          <table:table-cell office:value-type="float" office:value="0.0109148419752858" calcext:value-type="float">
            <text:p>0.0109148419752858</text:p>
          </table:table-cell>
          <table:table-cell office:value-type="float" office:value="0.0105814998571977" calcext:value-type="float">
            <text:p>0.0105814998571977</text:p>
          </table:table-cell>
          <table:table-cell table:formula="of:=[.A71]" office:value-type="float" office:value="70" calcext:value-type="float">
            <text:p>70</text:p>
          </table:table-cell>
          <table:table-cell table:formula="of:=[.B71]*1000" office:value-type="float" office:value="17.8688460971153" calcext:value-type="float">
            <text:p>17.8688460971153</text:p>
          </table:table-cell>
          <table:table-cell table:formula="of:=[.C71]*1000" office:value-type="float" office:value="10.9148419752858" calcext:value-type="float">
            <text:p>10.9148419752858</text:p>
          </table:table-cell>
          <table:table-cell table:formula="of:=[.D71]*1000" office:value-type="float" office:value="10.5814998571977" calcext:value-type="float">
            <text:p>10.5814998571977</text:p>
          </table:table-cell>
          <table:table-cell office:value-type="float" office:value="8.07986" calcext:value-type="float">
            <text:p>8.07986</text:p>
          </table:table-cell>
          <table:table-cell office:value-type="float" office:value="8.0749" calcext:value-type="float">
            <text:p>8.0749</text:p>
          </table:table-cell>
          <table:table-cell office:value-type="float" office:value="8.0651" calcext:value-type="float">
            <text:p>8.065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79156250684122" calcext:value-type="float">
            <text:p>0.0179156250684122</text:p>
          </table:table-cell>
          <table:table-cell office:value-type="float" office:value="0.0108934975119249" calcext:value-type="float">
            <text:p>0.0108934975119249</text:p>
          </table:table-cell>
          <table:table-cell office:value-type="float" office:value="0.0105833462674907" calcext:value-type="float">
            <text:p>0.0105833462674907</text:p>
          </table:table-cell>
          <table:table-cell table:formula="of:=[.A72]" office:value-type="float" office:value="71" calcext:value-type="float">
            <text:p>71</text:p>
          </table:table-cell>
          <table:table-cell table:formula="of:=[.B72]*1000" office:value-type="float" office:value="17.9156250684122" calcext:value-type="float">
            <text:p>17.9156250684122</text:p>
          </table:table-cell>
          <table:table-cell table:formula="of:=[.C72]*1000" office:value-type="float" office:value="10.8934975119249" calcext:value-type="float">
            <text:p>10.8934975119249</text:p>
          </table:table-cell>
          <table:table-cell table:formula="of:=[.D72]*1000" office:value-type="float" office:value="10.5833462674907" calcext:value-type="float">
            <text:p>10.5833462674907</text:p>
          </table:table-cell>
          <table:table-cell office:value-type="float" office:value="8.08011" calcext:value-type="float">
            <text:p>8.08011</text:p>
          </table:table-cell>
          <table:table-cell office:value-type="float" office:value="8.07732" calcext:value-type="float">
            <text:p>8.07732</text:p>
          </table:table-cell>
          <table:table-cell office:value-type="float" office:value="8.06266" calcext:value-type="float">
            <text:p>8.0626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7887078165209" calcext:value-type="float">
            <text:p>0.017887078165209</text:p>
          </table:table-cell>
          <table:table-cell office:value-type="float" office:value="0.0108999504090807" calcext:value-type="float">
            <text:p>0.0108999504090807</text:p>
          </table:table-cell>
          <table:table-cell office:value-type="float" office:value="0.0105800699822808" calcext:value-type="float">
            <text:p>0.0105800699822808</text:p>
          </table:table-cell>
          <table:table-cell table:formula="of:=[.A73]" office:value-type="float" office:value="72" calcext:value-type="float">
            <text:p>72</text:p>
          </table:table-cell>
          <table:table-cell table:formula="of:=[.B73]*1000" office:value-type="float" office:value="17.887078165209" calcext:value-type="float">
            <text:p>17.887078165209</text:p>
          </table:table-cell>
          <table:table-cell table:formula="of:=[.C73]*1000" office:value-type="float" office:value="10.8999504090807" calcext:value-type="float">
            <text:p>10.8999504090807</text:p>
          </table:table-cell>
          <table:table-cell table:formula="of:=[.D73]*1000" office:value-type="float" office:value="10.5800699822808" calcext:value-type="float">
            <text:p>10.5800699822808</text:p>
          </table:table-cell>
          <table:table-cell office:value-type="float" office:value="8.08428" calcext:value-type="float">
            <text:p>8.08428</text:p>
          </table:table-cell>
          <table:table-cell office:value-type="float" office:value="8.07468" calcext:value-type="float">
            <text:p>8.07468</text:p>
          </table:table-cell>
          <table:table-cell office:value-type="float" office:value="8.05992" calcext:value-type="float">
            <text:p>8.0599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178810496985729" calcext:value-type="float">
            <text:p>0.0178810496985729</text:p>
          </table:table-cell>
          <table:table-cell office:value-type="float" office:value="0.0108797804176064" calcext:value-type="float">
            <text:p>0.0108797804176064</text:p>
          </table:table-cell>
          <table:table-cell office:value-type="float" office:value="0.0105879858959907" calcext:value-type="float">
            <text:p>0.0105879858959907</text:p>
          </table:table-cell>
          <table:table-cell table:formula="of:=[.A74]" office:value-type="float" office:value="73" calcext:value-type="float">
            <text:p>73</text:p>
          </table:table-cell>
          <table:table-cell table:formula="of:=[.B74]*1000" office:value-type="float" office:value="17.8810496985729" calcext:value-type="float">
            <text:p>17.8810496985729</text:p>
          </table:table-cell>
          <table:table-cell table:formula="of:=[.C74]*1000" office:value-type="float" office:value="10.8797804176064" calcext:value-type="float">
            <text:p>10.8797804176064</text:p>
          </table:table-cell>
          <table:table-cell table:formula="of:=[.D74]*1000" office:value-type="float" office:value="10.5879858959907" calcext:value-type="float">
            <text:p>10.5879858959907</text:p>
          </table:table-cell>
          <table:table-cell office:value-type="float" office:value="8.07684" calcext:value-type="float">
            <text:p>8.07684</text:p>
          </table:table-cell>
          <table:table-cell office:value-type="float" office:value="8.07366" calcext:value-type="float">
            <text:p>8.07366</text:p>
          </table:table-cell>
          <table:table-cell office:value-type="float" office:value="8.06516" calcext:value-type="float">
            <text:p>8.0651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178820373765999" calcext:value-type="float">
            <text:p>0.0178820373765999</text:p>
          </table:table-cell>
          <table:table-cell office:value-type="float" office:value="0.010879155227496" calcext:value-type="float">
            <text:p>0.010879155227496</text:p>
          </table:table-cell>
          <table:table-cell office:value-type="float" office:value="0.0105870409532021" calcext:value-type="float">
            <text:p>0.0105870409532021</text:p>
          </table:table-cell>
          <table:table-cell table:formula="of:=[.A75]" office:value-type="float" office:value="74" calcext:value-type="float">
            <text:p>74</text:p>
          </table:table-cell>
          <table:table-cell table:formula="of:=[.B75]*1000" office:value-type="float" office:value="17.8820373765999" calcext:value-type="float">
            <text:p>17.8820373765999</text:p>
          </table:table-cell>
          <table:table-cell table:formula="of:=[.C75]*1000" office:value-type="float" office:value="10.879155227496" calcext:value-type="float">
            <text:p>10.879155227496</text:p>
          </table:table-cell>
          <table:table-cell table:formula="of:=[.D75]*1000" office:value-type="float" office:value="10.5870409532021" calcext:value-type="float">
            <text:p>10.5870409532021</text:p>
          </table:table-cell>
          <table:table-cell office:value-type="float" office:value="8.07447" calcext:value-type="float">
            <text:p>8.07447</text:p>
          </table:table-cell>
          <table:table-cell office:value-type="float" office:value="8.07415" calcext:value-type="float">
            <text:p>8.07415</text:p>
          </table:table-cell>
          <table:table-cell office:value-type="float" office:value="8.0615" calcext:value-type="float">
            <text:p>8.061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178789974426341" calcext:value-type="float">
            <text:p>0.0178789974426341</text:p>
          </table:table-cell>
          <table:table-cell office:value-type="float" office:value="0.0108693008187071" calcext:value-type="float">
            <text:p>0.0108693008187071</text:p>
          </table:table-cell>
          <table:table-cell office:value-type="float" office:value="0.0105962156657741" calcext:value-type="float">
            <text:p>0.0105962156657741</text:p>
          </table:table-cell>
          <table:table-cell table:formula="of:=[.A76]" office:value-type="float" office:value="75" calcext:value-type="float">
            <text:p>75</text:p>
          </table:table-cell>
          <table:table-cell table:formula="of:=[.B76]*1000" office:value-type="float" office:value="17.8789974426341" calcext:value-type="float">
            <text:p>17.8789974426341</text:p>
          </table:table-cell>
          <table:table-cell table:formula="of:=[.C76]*1000" office:value-type="float" office:value="10.8693008187071" calcext:value-type="float">
            <text:p>10.8693008187071</text:p>
          </table:table-cell>
          <table:table-cell table:formula="of:=[.D76]*1000" office:value-type="float" office:value="10.5962156657741" calcext:value-type="float">
            <text:p>10.5962156657741</text:p>
          </table:table-cell>
          <table:table-cell office:value-type="float" office:value="8.07903" calcext:value-type="float">
            <text:p>8.07903</text:p>
          </table:table-cell>
          <table:table-cell office:value-type="float" office:value="8.07436" calcext:value-type="float">
            <text:p>8.07436</text:p>
          </table:table-cell>
          <table:table-cell office:value-type="float" office:value="8.06126" calcext:value-type="float">
            <text:p>8.0612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178740579895025" calcext:value-type="float">
            <text:p>0.0178740579895025</text:p>
          </table:table-cell>
          <table:table-cell office:value-type="float" office:value="0.0108906257566885" calcext:value-type="float">
            <text:p>0.0108906257566885</text:p>
          </table:table-cell>
          <table:table-cell office:value-type="float" office:value="0.0105934484178381" calcext:value-type="float">
            <text:p>0.0105934484178381</text:p>
          </table:table-cell>
          <table:table-cell table:formula="of:=[.A77]" office:value-type="float" office:value="76" calcext:value-type="float">
            <text:p>76</text:p>
          </table:table-cell>
          <table:table-cell table:formula="of:=[.B77]*1000" office:value-type="float" office:value="17.8740579895025" calcext:value-type="float">
            <text:p>17.8740579895025</text:p>
          </table:table-cell>
          <table:table-cell table:formula="of:=[.C77]*1000" office:value-type="float" office:value="10.8906257566885" calcext:value-type="float">
            <text:p>10.8906257566885</text:p>
          </table:table-cell>
          <table:table-cell table:formula="of:=[.D77]*1000" office:value-type="float" office:value="10.5934484178381" calcext:value-type="float">
            <text:p>10.5934484178381</text:p>
          </table:table-cell>
          <table:table-cell office:value-type="float" office:value="8.08283" calcext:value-type="float">
            <text:p>8.08283</text:p>
          </table:table-cell>
          <table:table-cell office:value-type="float" office:value="8.07564" calcext:value-type="float">
            <text:p>8.07564</text:p>
          </table:table-cell>
          <table:table-cell office:value-type="float" office:value="8.0623" calcext:value-type="float">
            <text:p>8.062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178641007720867" calcext:value-type="float">
            <text:p>0.0178641007720867</text:p>
          </table:table-cell>
          <table:table-cell office:value-type="float" office:value="0.0108685201897545" calcext:value-type="float">
            <text:p>0.0108685201897545</text:p>
          </table:table-cell>
          <table:table-cell office:value-type="float" office:value="0.0106020169835072" calcext:value-type="float">
            <text:p>0.0106020169835072</text:p>
          </table:table-cell>
          <table:table-cell table:formula="of:=[.A78]" office:value-type="float" office:value="77" calcext:value-type="float">
            <text:p>77</text:p>
          </table:table-cell>
          <table:table-cell table:formula="of:=[.B78]*1000" office:value-type="float" office:value="17.8641007720867" calcext:value-type="float">
            <text:p>17.8641007720867</text:p>
          </table:table-cell>
          <table:table-cell table:formula="of:=[.C78]*1000" office:value-type="float" office:value="10.8685201897545" calcext:value-type="float">
            <text:p>10.8685201897545</text:p>
          </table:table-cell>
          <table:table-cell table:formula="of:=[.D78]*1000" office:value-type="float" office:value="10.6020169835072" calcext:value-type="float">
            <text:p>10.6020169835072</text:p>
          </table:table-cell>
          <table:table-cell office:value-type="float" office:value="8.07267" calcext:value-type="float">
            <text:p>8.07267</text:p>
          </table:table-cell>
          <table:table-cell office:value-type="float" office:value="8.07548" calcext:value-type="float">
            <text:p>8.07548</text:p>
          </table:table-cell>
          <table:table-cell office:value-type="float" office:value="8.06495" calcext:value-type="float">
            <text:p>8.0649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78545233324744" calcext:value-type="float">
            <text:p>0.0178545233324744</text:p>
          </table:table-cell>
          <table:table-cell office:value-type="float" office:value="0.0108772598491582" calcext:value-type="float">
            <text:p>0.0108772598491582</text:p>
          </table:table-cell>
          <table:table-cell office:value-type="float" office:value="0.0106086989116485" calcext:value-type="float">
            <text:p>0.0106086989116485</text:p>
          </table:table-cell>
          <table:table-cell table:formula="of:=[.A79]" office:value-type="float" office:value="78" calcext:value-type="float">
            <text:p>78</text:p>
          </table:table-cell>
          <table:table-cell table:formula="of:=[.B79]*1000" office:value-type="float" office:value="17.8545233324744" calcext:value-type="float">
            <text:p>17.8545233324744</text:p>
          </table:table-cell>
          <table:table-cell table:formula="of:=[.C79]*1000" office:value-type="float" office:value="10.8772598491582" calcext:value-type="float">
            <text:p>10.8772598491582</text:p>
          </table:table-cell>
          <table:table-cell table:formula="of:=[.D79]*1000" office:value-type="float" office:value="10.6086989116485" calcext:value-type="float">
            <text:p>10.6086989116485</text:p>
          </table:table-cell>
          <table:table-cell office:value-type="float" office:value="8.08151" calcext:value-type="float">
            <text:p>8.08151</text:p>
          </table:table-cell>
          <table:table-cell office:value-type="float" office:value="8.07612" calcext:value-type="float">
            <text:p>8.07612</text:p>
          </table:table-cell>
          <table:table-cell office:value-type="float" office:value="8.07028" calcext:value-type="float">
            <text:p>8.0702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178819096077558" calcext:value-type="float">
            <text:p>0.0178819096077558</text:p>
          </table:table-cell>
          <table:table-cell office:value-type="float" office:value="0.0108538351454997" calcext:value-type="float">
            <text:p>0.0108538351454997</text:p>
          </table:table-cell>
          <table:table-cell office:value-type="float" office:value="0.0106060215772606" calcext:value-type="float">
            <text:p>0.0106060215772606</text:p>
          </table:table-cell>
          <table:table-cell table:formula="of:=[.A80]" office:value-type="float" office:value="79" calcext:value-type="float">
            <text:p>79</text:p>
          </table:table-cell>
          <table:table-cell table:formula="of:=[.B80]*1000" office:value-type="float" office:value="17.8819096077558" calcext:value-type="float">
            <text:p>17.8819096077558</text:p>
          </table:table-cell>
          <table:table-cell table:formula="of:=[.C80]*1000" office:value-type="float" office:value="10.8538351454997" calcext:value-type="float">
            <text:p>10.8538351454997</text:p>
          </table:table-cell>
          <table:table-cell table:formula="of:=[.D80]*1000" office:value-type="float" office:value="10.6060215772606" calcext:value-type="float">
            <text:p>10.6060215772606</text:p>
          </table:table-cell>
          <table:table-cell office:value-type="float" office:value="8.08246" calcext:value-type="float">
            <text:p>8.08246</text:p>
          </table:table-cell>
          <table:table-cell office:value-type="float" office:value="8.07288" calcext:value-type="float">
            <text:p>8.07288</text:p>
          </table:table-cell>
          <table:table-cell office:value-type="float" office:value="8.06799" calcext:value-type="float">
            <text:p>8.0679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78723671101942" calcext:value-type="float">
            <text:p>0.0178723671101942</text:p>
          </table:table-cell>
          <table:table-cell office:value-type="float" office:value="0.0108730649241443" calcext:value-type="float">
            <text:p>0.0108730649241443</text:p>
          </table:table-cell>
          <table:table-cell office:value-type="float" office:value="0.0105971956084026" calcext:value-type="float">
            <text:p>0.0105971956084026</text:p>
          </table:table-cell>
          <table:table-cell table:formula="of:=[.A81]" office:value-type="float" office:value="80" calcext:value-type="float">
            <text:p>80</text:p>
          </table:table-cell>
          <table:table-cell table:formula="of:=[.B81]*1000" office:value-type="float" office:value="17.8723671101942" calcext:value-type="float">
            <text:p>17.8723671101942</text:p>
          </table:table-cell>
          <table:table-cell table:formula="of:=[.C81]*1000" office:value-type="float" office:value="10.8730649241443" calcext:value-type="float">
            <text:p>10.8730649241443</text:p>
          </table:table-cell>
          <table:table-cell table:formula="of:=[.D81]*1000" office:value-type="float" office:value="10.5971956084026" calcext:value-type="float">
            <text:p>10.5971956084026</text:p>
          </table:table-cell>
          <table:table-cell office:value-type="float" office:value="8.08119" calcext:value-type="float">
            <text:p>8.08119</text:p>
          </table:table-cell>
          <table:table-cell office:value-type="float" office:value="8.07386" calcext:value-type="float">
            <text:p>8.07386</text:p>
          </table:table-cell>
          <table:table-cell office:value-type="float" office:value="8.06352" calcext:value-type="float">
            <text:p>8.0635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178653508339006" calcext:value-type="float">
            <text:p>0.0178653508339006</text:p>
          </table:table-cell>
          <table:table-cell office:value-type="float" office:value="0.0108503977751479" calcext:value-type="float">
            <text:p>0.0108503977751479</text:p>
          </table:table-cell>
          <table:table-cell office:value-type="float" office:value="0.0106028814357359" calcext:value-type="float">
            <text:p>0.0106028814357359</text:p>
          </table:table-cell>
          <table:table-cell table:formula="of:=[.A82]" office:value-type="float" office:value="81" calcext:value-type="float">
            <text:p>81</text:p>
          </table:table-cell>
          <table:table-cell table:formula="of:=[.B82]*1000" office:value-type="float" office:value="17.8653508339006" calcext:value-type="float">
            <text:p>17.8653508339006</text:p>
          </table:table-cell>
          <table:table-cell table:formula="of:=[.C82]*1000" office:value-type="float" office:value="10.8503977751479" calcext:value-type="float">
            <text:p>10.8503977751479</text:p>
          </table:table-cell>
          <table:table-cell table:formula="of:=[.D82]*1000" office:value-type="float" office:value="10.6028814357359" calcext:value-type="float">
            <text:p>10.6028814357359</text:p>
          </table:table-cell>
          <table:table-cell office:value-type="float" office:value="8.07558" calcext:value-type="float">
            <text:p>8.07558</text:p>
          </table:table-cell>
          <table:table-cell office:value-type="float" office:value="8.07369" calcext:value-type="float">
            <text:p>8.07369</text:p>
          </table:table-cell>
          <table:table-cell office:value-type="float" office:value="8.06359" calcext:value-type="float">
            <text:p>8.06359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178673532437068" calcext:value-type="float">
            <text:p>0.0178673532437068</text:p>
          </table:table-cell>
          <table:table-cell office:value-type="float" office:value="0.0108740787323854" calcext:value-type="float">
            <text:p>0.0108740787323854</text:p>
          </table:table-cell>
          <table:table-cell office:value-type="float" office:value="0.0106096275998595" calcext:value-type="float">
            <text:p>0.0106096275998595</text:p>
          </table:table-cell>
          <table:table-cell table:formula="of:=[.A83]" office:value-type="float" office:value="82" calcext:value-type="float">
            <text:p>82</text:p>
          </table:table-cell>
          <table:table-cell table:formula="of:=[.B83]*1000" office:value-type="float" office:value="17.8673532437068" calcext:value-type="float">
            <text:p>17.8673532437068</text:p>
          </table:table-cell>
          <table:table-cell table:formula="of:=[.C83]*1000" office:value-type="float" office:value="10.8740787323854" calcext:value-type="float">
            <text:p>10.8740787323854</text:p>
          </table:table-cell>
          <table:table-cell table:formula="of:=[.D83]*1000" office:value-type="float" office:value="10.6096275998595" calcext:value-type="float">
            <text:p>10.6096275998595</text:p>
          </table:table-cell>
          <table:table-cell office:value-type="float" office:value="8.08014" calcext:value-type="float">
            <text:p>8.08014</text:p>
          </table:table-cell>
          <table:table-cell office:value-type="float" office:value="8.07473" calcext:value-type="float">
            <text:p>8.07473</text:p>
          </table:table-cell>
          <table:table-cell office:value-type="float" office:value="8.06666" calcext:value-type="float">
            <text:p>8.0666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178834745743142" calcext:value-type="float">
            <text:p>0.0178834745743142</text:p>
          </table:table-cell>
          <table:table-cell office:value-type="float" office:value="0.0108786936943741" calcext:value-type="float">
            <text:p>0.0108786936943741</text:p>
          </table:table-cell>
          <table:table-cell office:value-type="float" office:value="0.0106091414317134" calcext:value-type="float">
            <text:p>0.0106091414317134</text:p>
          </table:table-cell>
          <table:table-cell table:formula="of:=[.A84]" office:value-type="float" office:value="83" calcext:value-type="float">
            <text:p>83</text:p>
          </table:table-cell>
          <table:table-cell table:formula="of:=[.B84]*1000" office:value-type="float" office:value="17.8834745743142" calcext:value-type="float">
            <text:p>17.8834745743142</text:p>
          </table:table-cell>
          <table:table-cell table:formula="of:=[.C84]*1000" office:value-type="float" office:value="10.8786936943741" calcext:value-type="float">
            <text:p>10.8786936943741</text:p>
          </table:table-cell>
          <table:table-cell table:formula="of:=[.D84]*1000" office:value-type="float" office:value="10.6091414317134" calcext:value-type="float">
            <text:p>10.6091414317134</text:p>
          </table:table-cell>
          <table:table-cell office:value-type="float" office:value="8.08769" calcext:value-type="float">
            <text:p>8.08769</text:p>
          </table:table-cell>
          <table:table-cell office:value-type="float" office:value="8.07674" calcext:value-type="float">
            <text:p>8.07674</text:p>
          </table:table-cell>
          <table:table-cell office:value-type="float" office:value="8.06986" calcext:value-type="float">
            <text:p>8.0698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178712676969091" calcext:value-type="float">
            <text:p>0.0178712676969091</text:p>
          </table:table-cell>
          <table:table-cell office:value-type="float" office:value="0.0108832567679547" calcext:value-type="float">
            <text:p>0.0108832567679547</text:p>
          </table:table-cell>
          <table:table-cell office:value-type="float" office:value="0.0106058580653978" calcext:value-type="float">
            <text:p>0.0106058580653978</text:p>
          </table:table-cell>
          <table:table-cell table:formula="of:=[.A85]" office:value-type="float" office:value="84" calcext:value-type="float">
            <text:p>84</text:p>
          </table:table-cell>
          <table:table-cell table:formula="of:=[.B85]*1000" office:value-type="float" office:value="17.8712676969091" calcext:value-type="float">
            <text:p>17.8712676969091</text:p>
          </table:table-cell>
          <table:table-cell table:formula="of:=[.C85]*1000" office:value-type="float" office:value="10.8832567679547" calcext:value-type="float">
            <text:p>10.8832567679547</text:p>
          </table:table-cell>
          <table:table-cell table:formula="of:=[.D85]*1000" office:value-type="float" office:value="10.6058580653978" calcext:value-type="float">
            <text:p>10.6058580653978</text:p>
          </table:table-cell>
          <table:table-cell office:value-type="float" office:value="8.08131" calcext:value-type="float">
            <text:p>8.08131</text:p>
          </table:table-cell>
          <table:table-cell office:value-type="float" office:value="8.07629" calcext:value-type="float">
            <text:p>8.07629</text:p>
          </table:table-cell>
          <table:table-cell office:value-type="float" office:value="8.06609" calcext:value-type="float">
            <text:p>8.0660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178726727453945" calcext:value-type="float">
            <text:p>0.0178726727453945</text:p>
          </table:table-cell>
          <table:table-cell office:value-type="float" office:value="0.0108672867331736" calcext:value-type="float">
            <text:p>0.0108672867331736</text:p>
          </table:table-cell>
          <table:table-cell office:value-type="float" office:value="0.0106120972455798" calcext:value-type="float">
            <text:p>0.0106120972455798</text:p>
          </table:table-cell>
          <table:table-cell table:formula="of:=[.A86]" office:value-type="float" office:value="85" calcext:value-type="float">
            <text:p>85</text:p>
          </table:table-cell>
          <table:table-cell table:formula="of:=[.B86]*1000" office:value-type="float" office:value="17.8726727453945" calcext:value-type="float">
            <text:p>17.8726727453945</text:p>
          </table:table-cell>
          <table:table-cell table:formula="of:=[.C86]*1000" office:value-type="float" office:value="10.8672867331736" calcext:value-type="float">
            <text:p>10.8672867331736</text:p>
          </table:table-cell>
          <table:table-cell table:formula="of:=[.D86]*1000" office:value-type="float" office:value="10.6120972455798" calcext:value-type="float">
            <text:p>10.6120972455798</text:p>
          </table:table-cell>
          <table:table-cell office:value-type="float" office:value="8.07628" calcext:value-type="float">
            <text:p>8.07628</text:p>
          </table:table-cell>
          <table:table-cell office:value-type="float" office:value="8.08282" calcext:value-type="float">
            <text:p>8.08282</text:p>
          </table:table-cell>
          <table:table-cell office:value-type="float" office:value="8.06347" calcext:value-type="float">
            <text:p>8.0634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78716915462343" calcext:value-type="float">
            <text:p>0.0178716915462343</text:p>
          </table:table-cell>
          <table:table-cell office:value-type="float" office:value="0.0108973657272149" calcext:value-type="float">
            <text:p>0.0108973657272149</text:p>
          </table:table-cell>
          <table:table-cell office:value-type="float" office:value="0.0106030189363415" calcext:value-type="float">
            <text:p>0.0106030189363415</text:p>
          </table:table-cell>
          <table:table-cell table:formula="of:=[.A87]" office:value-type="float" office:value="86" calcext:value-type="float">
            <text:p>86</text:p>
          </table:table-cell>
          <table:table-cell table:formula="of:=[.B87]*1000" office:value-type="float" office:value="17.8716915462343" calcext:value-type="float">
            <text:p>17.8716915462343</text:p>
          </table:table-cell>
          <table:table-cell table:formula="of:=[.C87]*1000" office:value-type="float" office:value="10.8973657272149" calcext:value-type="float">
            <text:p>10.8973657272149</text:p>
          </table:table-cell>
          <table:table-cell table:formula="of:=[.D87]*1000" office:value-type="float" office:value="10.6030189363415" calcext:value-type="float">
            <text:p>10.6030189363415</text:p>
          </table:table-cell>
          <table:table-cell office:value-type="float" office:value="8.07855" calcext:value-type="float">
            <text:p>8.07855</text:p>
          </table:table-cell>
          <table:table-cell office:value-type="float" office:value="8.08616" calcext:value-type="float">
            <text:p>8.08616</text:p>
          </table:table-cell>
          <table:table-cell office:value-type="float" office:value="8.06419" calcext:value-type="float">
            <text:p>8.06419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7888960558166" calcext:value-type="float">
            <text:p>0.017888960558166</text:p>
          </table:table-cell>
          <table:table-cell office:value-type="float" office:value="0.0108790077577189" calcext:value-type="float">
            <text:p>0.0108790077577189</text:p>
          </table:table-cell>
          <table:table-cell office:value-type="float" office:value="0.0106154661477328" calcext:value-type="float">
            <text:p>0.0106154661477328</text:p>
          </table:table-cell>
          <table:table-cell table:formula="of:=[.A88]" office:value-type="float" office:value="87" calcext:value-type="float">
            <text:p>87</text:p>
          </table:table-cell>
          <table:table-cell table:formula="of:=[.B88]*1000" office:value-type="float" office:value="17.888960558166" calcext:value-type="float">
            <text:p>17.888960558166</text:p>
          </table:table-cell>
          <table:table-cell table:formula="of:=[.C88]*1000" office:value-type="float" office:value="10.8790077577189" calcext:value-type="float">
            <text:p>10.8790077577189</text:p>
          </table:table-cell>
          <table:table-cell table:formula="of:=[.D88]*1000" office:value-type="float" office:value="10.6154661477328" calcext:value-type="float">
            <text:p>10.6154661477328</text:p>
          </table:table-cell>
          <table:table-cell office:value-type="float" office:value="8.0748" calcext:value-type="float">
            <text:p>8.0748</text:p>
          </table:table-cell>
          <table:table-cell office:value-type="float" office:value="8.08179" calcext:value-type="float">
            <text:p>8.08179</text:p>
          </table:table-cell>
          <table:table-cell office:value-type="float" office:value="8.06444" calcext:value-type="float">
            <text:p>8.0644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79003900378468" calcext:value-type="float">
            <text:p>0.0179003900378468</text:p>
          </table:table-cell>
          <table:table-cell office:value-type="float" office:value="0.0108733791970042" calcext:value-type="float">
            <text:p>0.0108733791970042</text:p>
          </table:table-cell>
          <table:table-cell office:value-type="float" office:value="0.0106162324615847" calcext:value-type="float">
            <text:p>0.0106162324615847</text:p>
          </table:table-cell>
          <table:table-cell table:formula="of:=[.A89]" office:value-type="float" office:value="88" calcext:value-type="float">
            <text:p>88</text:p>
          </table:table-cell>
          <table:table-cell table:formula="of:=[.B89]*1000" office:value-type="float" office:value="17.9003900378468" calcext:value-type="float">
            <text:p>17.9003900378468</text:p>
          </table:table-cell>
          <table:table-cell table:formula="of:=[.C89]*1000" office:value-type="float" office:value="10.8733791970042" calcext:value-type="float">
            <text:p>10.8733791970042</text:p>
          </table:table-cell>
          <table:table-cell table:formula="of:=[.D89]*1000" office:value-type="float" office:value="10.6162324615847" calcext:value-type="float">
            <text:p>10.6162324615847</text:p>
          </table:table-cell>
          <table:table-cell office:value-type="float" office:value="8.08579" calcext:value-type="float">
            <text:p>8.08579</text:p>
          </table:table-cell>
          <table:table-cell office:value-type="float" office:value="8.08043" calcext:value-type="float">
            <text:p>8.08043</text:p>
          </table:table-cell>
          <table:table-cell office:value-type="float" office:value="8.0709" calcext:value-type="float">
            <text:p>8.0709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78843055460571" calcext:value-type="float">
            <text:p>0.0178843055460571</text:p>
          </table:table-cell>
          <table:table-cell office:value-type="float" office:value="0.0108729611589707" calcext:value-type="float">
            <text:p>0.0108729611589707</text:p>
          </table:table-cell>
          <table:table-cell office:value-type="float" office:value="0.0106291167937535" calcext:value-type="float">
            <text:p>0.0106291167937535</text:p>
          </table:table-cell>
          <table:table-cell table:formula="of:=[.A90]" office:value-type="float" office:value="89" calcext:value-type="float">
            <text:p>89</text:p>
          </table:table-cell>
          <table:table-cell table:formula="of:=[.B90]*1000" office:value-type="float" office:value="17.8843055460571" calcext:value-type="float">
            <text:p>17.8843055460571</text:p>
          </table:table-cell>
          <table:table-cell table:formula="of:=[.C90]*1000" office:value-type="float" office:value="10.8729611589707" calcext:value-type="float">
            <text:p>10.8729611589707</text:p>
          </table:table-cell>
          <table:table-cell table:formula="of:=[.D90]*1000" office:value-type="float" office:value="10.6291167937535" calcext:value-type="float">
            <text:p>10.6291167937535</text:p>
          </table:table-cell>
          <table:table-cell office:value-type="float" office:value="8.08133" calcext:value-type="float">
            <text:p>8.08133</text:p>
          </table:table-cell>
          <table:table-cell office:value-type="float" office:value="8.08257" calcext:value-type="float">
            <text:p>8.08257</text:p>
          </table:table-cell>
          <table:table-cell office:value-type="float" office:value="8.07126" calcext:value-type="float">
            <text:p>8.0712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78782717573887" calcext:value-type="float">
            <text:p>0.0178782717573887</text:p>
          </table:table-cell>
          <table:table-cell office:value-type="float" office:value="0.010875067578508" calcext:value-type="float">
            <text:p>0.010875067578508</text:p>
          </table:table-cell>
          <table:table-cell office:value-type="float" office:value="0.0106178839679435" calcext:value-type="float">
            <text:p>0.0106178839679435</text:p>
          </table:table-cell>
          <table:table-cell table:formula="of:=[.A91]" office:value-type="float" office:value="90" calcext:value-type="float">
            <text:p>90</text:p>
          </table:table-cell>
          <table:table-cell table:formula="of:=[.B91]*1000" office:value-type="float" office:value="17.8782717573887" calcext:value-type="float">
            <text:p>17.8782717573887</text:p>
          </table:table-cell>
          <table:table-cell table:formula="of:=[.C91]*1000" office:value-type="float" office:value="10.875067578508" calcext:value-type="float">
            <text:p>10.875067578508</text:p>
          </table:table-cell>
          <table:table-cell table:formula="of:=[.D91]*1000" office:value-type="float" office:value="10.6178839679435" calcext:value-type="float">
            <text:p>10.6178839679435</text:p>
          </table:table-cell>
          <table:table-cell office:value-type="float" office:value="8.07413" calcext:value-type="float">
            <text:p>8.07413</text:p>
          </table:table-cell>
          <table:table-cell office:value-type="float" office:value="8.08203" calcext:value-type="float">
            <text:p>8.08203</text:p>
          </table:table-cell>
          <table:table-cell office:value-type="float" office:value="8.06663" calcext:value-type="float">
            <text:p>8.0666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78902393608351" calcext:value-type="float">
            <text:p>0.0178902393608351</text:p>
          </table:table-cell>
          <table:table-cell office:value-type="float" office:value="0.0108660759013346" calcext:value-type="float">
            <text:p>0.0108660759013346</text:p>
          </table:table-cell>
          <table:table-cell office:value-type="float" office:value="0.0106403235318825" calcext:value-type="float">
            <text:p>0.0106403235318825</text:p>
          </table:table-cell>
          <table:table-cell table:formula="of:=[.A92]" office:value-type="float" office:value="91" calcext:value-type="float">
            <text:p>91</text:p>
          </table:table-cell>
          <table:table-cell table:formula="of:=[.B92]*1000" office:value-type="float" office:value="17.8902393608351" calcext:value-type="float">
            <text:p>17.8902393608351</text:p>
          </table:table-cell>
          <table:table-cell table:formula="of:=[.C92]*1000" office:value-type="float" office:value="10.8660759013346" calcext:value-type="float">
            <text:p>10.8660759013346</text:p>
          </table:table-cell>
          <table:table-cell table:formula="of:=[.D92]*1000" office:value-type="float" office:value="10.6403235318825" calcext:value-type="float">
            <text:p>10.6403235318825</text:p>
          </table:table-cell>
          <table:table-cell office:value-type="float" office:value="8.07945" calcext:value-type="float">
            <text:p>8.07945</text:p>
          </table:table-cell>
          <table:table-cell office:value-type="float" office:value="8.08333" calcext:value-type="float">
            <text:p>8.08333</text:p>
          </table:table-cell>
          <table:table-cell office:value-type="float" office:value="8.07168" calcext:value-type="float">
            <text:p>8.0716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78452606533554" calcext:value-type="float">
            <text:p>0.0178452606533554</text:p>
          </table:table-cell>
          <table:table-cell office:value-type="float" office:value="0.0108799769587116" calcext:value-type="float">
            <text:p>0.0108799769587116</text:p>
          </table:table-cell>
          <table:table-cell office:value-type="float" office:value="0.0106268717643503" calcext:value-type="float">
            <text:p>0.0106268717643503</text:p>
          </table:table-cell>
          <table:table-cell table:formula="of:=[.A93]" office:value-type="float" office:value="92" calcext:value-type="float">
            <text:p>92</text:p>
          </table:table-cell>
          <table:table-cell table:formula="of:=[.B93]*1000" office:value-type="float" office:value="17.8452606533554" calcext:value-type="float">
            <text:p>17.8452606533554</text:p>
          </table:table-cell>
          <table:table-cell table:formula="of:=[.C93]*1000" office:value-type="float" office:value="10.8799769587116" calcext:value-type="float">
            <text:p>10.8799769587116</text:p>
          </table:table-cell>
          <table:table-cell table:formula="of:=[.D93]*1000" office:value-type="float" office:value="10.6268717643503" calcext:value-type="float">
            <text:p>10.6268717643503</text:p>
          </table:table-cell>
          <table:table-cell office:value-type="float" office:value="8.08122" calcext:value-type="float">
            <text:p>8.08122</text:p>
          </table:table-cell>
          <table:table-cell office:value-type="float" office:value="8.08411" calcext:value-type="float">
            <text:p>8.08411</text:p>
          </table:table-cell>
          <table:table-cell office:value-type="float" office:value="8.07099" calcext:value-type="float">
            <text:p>8.0709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7877021225455" calcext:value-type="float">
            <text:p>0.017877021225455</text:p>
          </table:table-cell>
          <table:table-cell office:value-type="float" office:value="0.0108713064413622" calcext:value-type="float">
            <text:p>0.0108713064413622</text:p>
          </table:table-cell>
          <table:table-cell office:value-type="float" office:value="0.0106365474130946" calcext:value-type="float">
            <text:p>0.0106365474130946</text:p>
          </table:table-cell>
          <table:table-cell table:formula="of:=[.A94]" office:value-type="float" office:value="93" calcext:value-type="float">
            <text:p>93</text:p>
          </table:table-cell>
          <table:table-cell table:formula="of:=[.B94]*1000" office:value-type="float" office:value="17.877021225455" calcext:value-type="float">
            <text:p>17.877021225455</text:p>
          </table:table-cell>
          <table:table-cell table:formula="of:=[.C94]*1000" office:value-type="float" office:value="10.8713064413622" calcext:value-type="float">
            <text:p>10.8713064413622</text:p>
          </table:table-cell>
          <table:table-cell table:formula="of:=[.D94]*1000" office:value-type="float" office:value="10.6365474130946" calcext:value-type="float">
            <text:p>10.6365474130946</text:p>
          </table:table-cell>
          <table:table-cell office:value-type="float" office:value="8.08641" calcext:value-type="float">
            <text:p>8.08641</text:p>
          </table:table-cell>
          <table:table-cell office:value-type="float" office:value="8.08444" calcext:value-type="float">
            <text:p>8.08444</text:p>
          </table:table-cell>
          <table:table-cell office:value-type="float" office:value="8.06871" calcext:value-type="float">
            <text:p>8.0687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78844381123083" calcext:value-type="float">
            <text:p>0.0178844381123083</text:p>
          </table:table-cell>
          <table:table-cell office:value-type="float" office:value="0.0108813550065344" calcext:value-type="float">
            <text:p>0.0108813550065344</text:p>
          </table:table-cell>
          <table:table-cell office:value-type="float" office:value="0.0106217468285154" calcext:value-type="float">
            <text:p>0.0106217468285154</text:p>
          </table:table-cell>
          <table:table-cell table:formula="of:=[.A95]" office:value-type="float" office:value="94" calcext:value-type="float">
            <text:p>94</text:p>
          </table:table-cell>
          <table:table-cell table:formula="of:=[.B95]*1000" office:value-type="float" office:value="17.8844381123083" calcext:value-type="float">
            <text:p>17.8844381123083</text:p>
          </table:table-cell>
          <table:table-cell table:formula="of:=[.C95]*1000" office:value-type="float" office:value="10.8813550065344" calcext:value-type="float">
            <text:p>10.8813550065344</text:p>
          </table:table-cell>
          <table:table-cell table:formula="of:=[.D95]*1000" office:value-type="float" office:value="10.6217468285154" calcext:value-type="float">
            <text:p>10.6217468285154</text:p>
          </table:table-cell>
          <table:table-cell office:value-type="float" office:value="8.08629" calcext:value-type="float">
            <text:p>8.08629</text:p>
          </table:table-cell>
          <table:table-cell office:value-type="float" office:value="8.08065" calcext:value-type="float">
            <text:p>8.08065</text:p>
          </table:table-cell>
          <table:table-cell office:value-type="float" office:value="8.06243" calcext:value-type="float">
            <text:p>8.0624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78631332774593" calcext:value-type="float">
            <text:p>0.0178631332774593</text:p>
          </table:table-cell>
          <table:table-cell office:value-type="float" office:value="0.0108601421090637" calcext:value-type="float">
            <text:p>0.0108601421090637</text:p>
          </table:table-cell>
          <table:table-cell office:value-type="float" office:value="0.0106268793756703" calcext:value-type="float">
            <text:p>0.0106268793756703</text:p>
          </table:table-cell>
          <table:table-cell table:formula="of:=[.A96]" office:value-type="float" office:value="95" calcext:value-type="float">
            <text:p>95</text:p>
          </table:table-cell>
          <table:table-cell table:formula="of:=[.B96]*1000" office:value-type="float" office:value="17.8631332774593" calcext:value-type="float">
            <text:p>17.8631332774593</text:p>
          </table:table-cell>
          <table:table-cell table:formula="of:=[.C96]*1000" office:value-type="float" office:value="10.8601421090637" calcext:value-type="float">
            <text:p>10.8601421090637</text:p>
          </table:table-cell>
          <table:table-cell table:formula="of:=[.D96]*1000" office:value-type="float" office:value="10.6268793756703" calcext:value-type="float">
            <text:p>10.6268793756703</text:p>
          </table:table-cell>
          <table:table-cell office:value-type="float" office:value="8.074" calcext:value-type="float">
            <text:p>8.074</text:p>
          </table:table-cell>
          <table:table-cell office:value-type="float" office:value="8.07955" calcext:value-type="float">
            <text:p>8.07955</text:p>
          </table:table-cell>
          <table:table-cell office:value-type="float" office:value="8.06269" calcext:value-type="float">
            <text:p>8.06269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78489567356888" calcext:value-type="float">
            <text:p>0.0178489567356888</text:p>
          </table:table-cell>
          <table:table-cell office:value-type="float" office:value="0.0108706529439442" calcext:value-type="float">
            <text:p>0.0108706529439442</text:p>
          </table:table-cell>
          <table:table-cell office:value-type="float" office:value="0.0106304658371908" calcext:value-type="float">
            <text:p>0.0106304658371908</text:p>
          </table:table-cell>
          <table:table-cell table:formula="of:=[.A97]" office:value-type="float" office:value="96" calcext:value-type="float">
            <text:p>96</text:p>
          </table:table-cell>
          <table:table-cell table:formula="of:=[.B97]*1000" office:value-type="float" office:value="17.8489567356888" calcext:value-type="float">
            <text:p>17.8489567356888</text:p>
          </table:table-cell>
          <table:table-cell table:formula="of:=[.C97]*1000" office:value-type="float" office:value="10.8706529439442" calcext:value-type="float">
            <text:p>10.8706529439442</text:p>
          </table:table-cell>
          <table:table-cell table:formula="of:=[.D97]*1000" office:value-type="float" office:value="10.6304658371908" calcext:value-type="float">
            <text:p>10.6304658371908</text:p>
          </table:table-cell>
          <table:table-cell office:value-type="float" office:value="8.07659" calcext:value-type="float">
            <text:p>8.07659</text:p>
          </table:table-cell>
          <table:table-cell office:value-type="float" office:value="8.08072" calcext:value-type="float">
            <text:p>8.08072</text:p>
          </table:table-cell>
          <table:table-cell office:value-type="float" office:value="8.06279" calcext:value-type="float">
            <text:p>8.0627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78672719378747" calcext:value-type="float">
            <text:p>0.0178672719378747</text:p>
          </table:table-cell>
          <table:table-cell office:value-type="float" office:value="0.0108593215960111" calcext:value-type="float">
            <text:p>0.0108593215960111</text:p>
          </table:table-cell>
          <table:table-cell office:value-type="float" office:value="0.0106324502033867" calcext:value-type="float">
            <text:p>0.0106324502033867</text:p>
          </table:table-cell>
          <table:table-cell table:formula="of:=[.A98]" office:value-type="float" office:value="97" calcext:value-type="float">
            <text:p>97</text:p>
          </table:table-cell>
          <table:table-cell table:formula="of:=[.B98]*1000" office:value-type="float" office:value="17.8672719378747" calcext:value-type="float">
            <text:p>17.8672719378747</text:p>
          </table:table-cell>
          <table:table-cell table:formula="of:=[.C98]*1000" office:value-type="float" office:value="10.8593215960111" calcext:value-type="float">
            <text:p>10.8593215960111</text:p>
          </table:table-cell>
          <table:table-cell table:formula="of:=[.D98]*1000" office:value-type="float" office:value="10.6324502033867" calcext:value-type="float">
            <text:p>10.6324502033867</text:p>
          </table:table-cell>
          <table:table-cell office:value-type="float" office:value="8.08421" calcext:value-type="float">
            <text:p>8.08421</text:p>
          </table:table-cell>
          <table:table-cell office:value-type="float" office:value="8.08134" calcext:value-type="float">
            <text:p>8.08134</text:p>
          </table:table-cell>
          <table:table-cell office:value-type="float" office:value="8.06435" calcext:value-type="float">
            <text:p>8.0643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78451759590498" calcext:value-type="float">
            <text:p>0.0178451759590498</text:p>
          </table:table-cell>
          <table:table-cell office:value-type="float" office:value="0.0108639306345265" calcext:value-type="float">
            <text:p>0.0108639306345265</text:p>
          </table:table-cell>
          <table:table-cell office:value-type="float" office:value="0.010629241715086" calcext:value-type="float">
            <text:p>0.010629241715086</text:p>
          </table:table-cell>
          <table:table-cell table:formula="of:=[.A99]" office:value-type="float" office:value="98" calcext:value-type="float">
            <text:p>98</text:p>
          </table:table-cell>
          <table:table-cell table:formula="of:=[.B99]*1000" office:value-type="float" office:value="17.8451759590498" calcext:value-type="float">
            <text:p>17.8451759590498</text:p>
          </table:table-cell>
          <table:table-cell table:formula="of:=[.C99]*1000" office:value-type="float" office:value="10.8639306345265" calcext:value-type="float">
            <text:p>10.8639306345265</text:p>
          </table:table-cell>
          <table:table-cell table:formula="of:=[.D99]*1000" office:value-type="float" office:value="10.629241715086" calcext:value-type="float">
            <text:p>10.629241715086</text:p>
          </table:table-cell>
          <table:table-cell office:value-type="float" office:value="8.07491" calcext:value-type="float">
            <text:p>8.07491</text:p>
          </table:table-cell>
          <table:table-cell office:value-type="float" office:value="8.07362" calcext:value-type="float">
            <text:p>8.07362</text:p>
          </table:table-cell>
          <table:table-cell office:value-type="float" office:value="8.06995" calcext:value-type="float">
            <text:p>8.0699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78808198581277" calcext:value-type="float">
            <text:p>0.0178808198581277</text:p>
          </table:table-cell>
          <table:table-cell office:value-type="float" office:value="0.0108625225830111" calcext:value-type="float">
            <text:p>0.0108625225830111</text:p>
          </table:table-cell>
          <table:table-cell office:value-type="float" office:value="0.010651380077212" calcext:value-type="float">
            <text:p>0.010651380077212</text:p>
          </table:table-cell>
          <table:table-cell table:formula="of:=[.A100]" office:value-type="float" office:value="99" calcext:value-type="float">
            <text:p>99</text:p>
          </table:table-cell>
          <table:table-cell table:formula="of:=[.B100]*1000" office:value-type="float" office:value="17.8808198581277" calcext:value-type="float">
            <text:p>17.8808198581277</text:p>
          </table:table-cell>
          <table:table-cell table:formula="of:=[.C100]*1000" office:value-type="float" office:value="10.8625225830111" calcext:value-type="float">
            <text:p>10.8625225830111</text:p>
          </table:table-cell>
          <table:table-cell table:formula="of:=[.D100]*1000" office:value-type="float" office:value="10.651380077212" calcext:value-type="float">
            <text:p>10.651380077212</text:p>
          </table:table-cell>
          <table:table-cell office:value-type="float" office:value="8.08202" calcext:value-type="float">
            <text:p>8.08202</text:p>
          </table:table-cell>
          <table:table-cell office:value-type="float" office:value="8.08162" calcext:value-type="float">
            <text:p>8.08162</text:p>
          </table:table-cell>
          <table:table-cell office:value-type="float" office:value="8.06976" calcext:value-type="float">
            <text:p>8.0697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78529265579074" calcext:value-type="float">
            <text:p>0.0178529265579074</text:p>
          </table:table-cell>
          <table:table-cell office:value-type="float" office:value="0.0108814134342926" calcext:value-type="float">
            <text:p>0.0108814134342926</text:p>
          </table:table-cell>
          <table:table-cell office:value-type="float" office:value="0.0106359976260346" calcext:value-type="float">
            <text:p>0.0106359976260346</text:p>
          </table:table-cell>
          <table:table-cell table:formula="of:=[.A101]" office:value-type="float" office:value="100" calcext:value-type="float">
            <text:p>100</text:p>
          </table:table-cell>
          <table:table-cell table:formula="of:=[.B101]*1000" office:value-type="float" office:value="17.8529265579074" calcext:value-type="float">
            <text:p>17.8529265579074</text:p>
          </table:table-cell>
          <table:table-cell table:formula="of:=[.C101]*1000" office:value-type="float" office:value="10.8814134342926" calcext:value-type="float">
            <text:p>10.8814134342926</text:p>
          </table:table-cell>
          <table:table-cell table:formula="of:=[.D101]*1000" office:value-type="float" office:value="10.6359976260346" calcext:value-type="float">
            <text:p>10.6359976260346</text:p>
          </table:table-cell>
          <table:table-cell office:value-type="float" office:value="8.07936" calcext:value-type="float">
            <text:p>8.07936</text:p>
          </table:table-cell>
          <table:table-cell office:value-type="float" office:value="8.0853" calcext:value-type="float">
            <text:p>8.0853</text:p>
          </table:table-cell>
          <table:table-cell office:value-type="float" office:value="8.0717" calcext:value-type="float">
            <text:p>8.071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78721988432878" calcext:value-type="float">
            <text:p>0.0178721988432878</text:p>
          </table:table-cell>
          <table:table-cell office:value-type="float" office:value="0.0108668935701538" calcext:value-type="float">
            <text:p>0.0108668935701538</text:p>
          </table:table-cell>
          <table:table-cell office:value-type="float" office:value="0.0106687938949" calcext:value-type="float">
            <text:p>0.0106687938949</text:p>
          </table:table-cell>
          <table:table-cell table:formula="of:=[.A102]" office:value-type="float" office:value="101" calcext:value-type="float">
            <text:p>101</text:p>
          </table:table-cell>
          <table:table-cell table:formula="of:=[.B102]*1000" office:value-type="float" office:value="17.8721988432878" calcext:value-type="float">
            <text:p>17.8721988432878</text:p>
          </table:table-cell>
          <table:table-cell table:formula="of:=[.C102]*1000" office:value-type="float" office:value="10.8668935701538" calcext:value-type="float">
            <text:p>10.8668935701538</text:p>
          </table:table-cell>
          <table:table-cell table:formula="of:=[.D102]*1000" office:value-type="float" office:value="10.6687938949" calcext:value-type="float">
            <text:p>10.6687938949</text:p>
          </table:table-cell>
          <table:table-cell office:value-type="float" office:value="8.08197" calcext:value-type="float">
            <text:p>8.08197</text:p>
          </table:table-cell>
          <table:table-cell office:value-type="float" office:value="8.08412" calcext:value-type="float">
            <text:p>8.08412</text:p>
          </table:table-cell>
          <table:table-cell office:value-type="float" office:value="8.07502" calcext:value-type="float">
            <text:p>8.0750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78340665171374" calcext:value-type="float">
            <text:p>0.0178340665171374</text:p>
          </table:table-cell>
          <table:table-cell office:value-type="float" office:value="0.010851119343545" calcext:value-type="float">
            <text:p>0.010851119343545</text:p>
          </table:table-cell>
          <table:table-cell office:value-type="float" office:value="0.0106547113607434" calcext:value-type="float">
            <text:p>0.0106547113607434</text:p>
          </table:table-cell>
          <table:table-cell table:formula="of:=[.A103]" office:value-type="float" office:value="102" calcext:value-type="float">
            <text:p>102</text:p>
          </table:table-cell>
          <table:table-cell table:formula="of:=[.B103]*1000" office:value-type="float" office:value="17.8340665171374" calcext:value-type="float">
            <text:p>17.8340665171374</text:p>
          </table:table-cell>
          <table:table-cell table:formula="of:=[.C103]*1000" office:value-type="float" office:value="10.851119343545" calcext:value-type="float">
            <text:p>10.851119343545</text:p>
          </table:table-cell>
          <table:table-cell table:formula="of:=[.D103]*1000" office:value-type="float" office:value="10.6547113607434" calcext:value-type="float">
            <text:p>10.6547113607434</text:p>
          </table:table-cell>
          <table:table-cell office:value-type="float" office:value="8.07525" calcext:value-type="float">
            <text:p>8.07525</text:p>
          </table:table-cell>
          <table:table-cell office:value-type="float" office:value="8.08194" calcext:value-type="float">
            <text:p>8.08194</text:p>
          </table:table-cell>
          <table:table-cell office:value-type="float" office:value="8.0746" calcext:value-type="float">
            <text:p>8.074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78557840838415" calcext:value-type="float">
            <text:p>0.0178557840838415</text:p>
          </table:table-cell>
          <table:table-cell office:value-type="float" office:value="0.0108529404323045" calcext:value-type="float">
            <text:p>0.0108529404323045</text:p>
          </table:table-cell>
          <table:table-cell office:value-type="float" office:value="0.0106514899496808" calcext:value-type="float">
            <text:p>0.0106514899496808</text:p>
          </table:table-cell>
          <table:table-cell table:formula="of:=[.A104]" office:value-type="float" office:value="103" calcext:value-type="float">
            <text:p>103</text:p>
          </table:table-cell>
          <table:table-cell table:formula="of:=[.B104]*1000" office:value-type="float" office:value="17.8557840838415" calcext:value-type="float">
            <text:p>17.8557840838415</text:p>
          </table:table-cell>
          <table:table-cell table:formula="of:=[.C104]*1000" office:value-type="float" office:value="10.8529404323045" calcext:value-type="float">
            <text:p>10.8529404323045</text:p>
          </table:table-cell>
          <table:table-cell table:formula="of:=[.D104]*1000" office:value-type="float" office:value="10.6514899496808" calcext:value-type="float">
            <text:p>10.6514899496808</text:p>
          </table:table-cell>
          <table:table-cell office:value-type="float" office:value="8.08404" calcext:value-type="float">
            <text:p>8.08404</text:p>
          </table:table-cell>
          <table:table-cell office:value-type="float" office:value="8.0728" calcext:value-type="float">
            <text:p>8.0728</text:p>
          </table:table-cell>
          <table:table-cell office:value-type="float" office:value="8.06893" calcext:value-type="float">
            <text:p>8.06893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78715224728161" calcext:value-type="float">
            <text:p>0.0178715224728161</text:p>
          </table:table-cell>
          <table:table-cell office:value-type="float" office:value="0.0108567560613973" calcext:value-type="float">
            <text:p>0.0108567560613973</text:p>
          </table:table-cell>
          <table:table-cell office:value-type="float" office:value="0.0106531510484461" calcext:value-type="float">
            <text:p>0.0106531510484461</text:p>
          </table:table-cell>
          <table:table-cell table:formula="of:=[.A105]" office:value-type="float" office:value="104" calcext:value-type="float">
            <text:p>104</text:p>
          </table:table-cell>
          <table:table-cell table:formula="of:=[.B105]*1000" office:value-type="float" office:value="17.8715224728161" calcext:value-type="float">
            <text:p>17.8715224728161</text:p>
          </table:table-cell>
          <table:table-cell table:formula="of:=[.C105]*1000" office:value-type="float" office:value="10.8567560613973" calcext:value-type="float">
            <text:p>10.8567560613973</text:p>
          </table:table-cell>
          <table:table-cell table:formula="of:=[.D105]*1000" office:value-type="float" office:value="10.6531510484461" calcext:value-type="float">
            <text:p>10.6531510484461</text:p>
          </table:table-cell>
          <table:table-cell office:value-type="float" office:value="8.08008" calcext:value-type="float">
            <text:p>8.08008</text:p>
          </table:table-cell>
          <table:table-cell office:value-type="float" office:value="8.07649" calcext:value-type="float">
            <text:p>8.07649</text:p>
          </table:table-cell>
          <table:table-cell office:value-type="float" office:value="8.06787" calcext:value-type="float">
            <text:p>8.0678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78587635642769" calcext:value-type="float">
            <text:p>0.0178587635642769</text:p>
          </table:table-cell>
          <table:table-cell office:value-type="float" office:value="0.0108442400982042" calcext:value-type="float">
            <text:p>0.0108442400982042</text:p>
          </table:table-cell>
          <table:table-cell office:value-type="float" office:value="0.0106512184099414" calcext:value-type="float">
            <text:p>0.0106512184099414</text:p>
          </table:table-cell>
          <table:table-cell table:formula="of:=[.A106]" office:value-type="float" office:value="105" calcext:value-type="float">
            <text:p>105</text:p>
          </table:table-cell>
          <table:table-cell table:formula="of:=[.B106]*1000" office:value-type="float" office:value="17.858763564277" calcext:value-type="float">
            <text:p>17.858763564277</text:p>
          </table:table-cell>
          <table:table-cell table:formula="of:=[.C106]*1000" office:value-type="float" office:value="10.8442400982042" calcext:value-type="float">
            <text:p>10.8442400982042</text:p>
          </table:table-cell>
          <table:table-cell table:formula="of:=[.D106]*1000" office:value-type="float" office:value="10.6512184099414" calcext:value-type="float">
            <text:p>10.6512184099414</text:p>
          </table:table-cell>
          <table:table-cell office:value-type="float" office:value="8.08219" calcext:value-type="float">
            <text:p>8.08219</text:p>
          </table:table-cell>
          <table:table-cell office:value-type="float" office:value="8.07151" calcext:value-type="float">
            <text:p>8.07151</text:p>
          </table:table-cell>
          <table:table-cell office:value-type="float" office:value="8.07153" calcext:value-type="float">
            <text:p>8.0715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78391285619389" calcext:value-type="float">
            <text:p>0.0178391285619389</text:p>
          </table:table-cell>
          <table:table-cell office:value-type="float" office:value="0.0108593366763439" calcext:value-type="float">
            <text:p>0.0108593366763439</text:p>
          </table:table-cell>
          <table:table-cell office:value-type="float" office:value="0.0106385333386112" calcext:value-type="float">
            <text:p>0.0106385333386112</text:p>
          </table:table-cell>
          <table:table-cell table:formula="of:=[.A107]" office:value-type="float" office:value="106" calcext:value-type="float">
            <text:p>106</text:p>
          </table:table-cell>
          <table:table-cell table:formula="of:=[.B107]*1000" office:value-type="float" office:value="17.8391285619389" calcext:value-type="float">
            <text:p>17.8391285619389</text:p>
          </table:table-cell>
          <table:table-cell table:formula="of:=[.C107]*1000" office:value-type="float" office:value="10.8593366763439" calcext:value-type="float">
            <text:p>10.8593366763439</text:p>
          </table:table-cell>
          <table:table-cell table:formula="of:=[.D107]*1000" office:value-type="float" office:value="10.6385333386112" calcext:value-type="float">
            <text:p>10.6385333386112</text:p>
          </table:table-cell>
          <table:table-cell office:value-type="float" office:value="8.07746" calcext:value-type="float">
            <text:p>8.07746</text:p>
          </table:table-cell>
          <table:table-cell office:value-type="float" office:value="8.07671" calcext:value-type="float">
            <text:p>8.07671</text:p>
          </table:table-cell>
          <table:table-cell office:value-type="float" office:value="8.06894" calcext:value-type="float">
            <text:p>8.0689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178497562528875" calcext:value-type="float">
            <text:p>0.0178497562528875</text:p>
          </table:table-cell>
          <table:table-cell office:value-type="float" office:value="0.0108558691335985" calcext:value-type="float">
            <text:p>0.0108558691335985</text:p>
          </table:table-cell>
          <table:table-cell office:value-type="float" office:value="0.010671505957498" calcext:value-type="float">
            <text:p>0.010671505957498</text:p>
          </table:table-cell>
          <table:table-cell table:formula="of:=[.A108]" office:value-type="float" office:value="107" calcext:value-type="float">
            <text:p>107</text:p>
          </table:table-cell>
          <table:table-cell table:formula="of:=[.B108]*1000" office:value-type="float" office:value="17.8497562528875" calcext:value-type="float">
            <text:p>17.8497562528875</text:p>
          </table:table-cell>
          <table:table-cell table:formula="of:=[.C108]*1000" office:value-type="float" office:value="10.8558691335985" calcext:value-type="float">
            <text:p>10.8558691335985</text:p>
          </table:table-cell>
          <table:table-cell table:formula="of:=[.D108]*1000" office:value-type="float" office:value="10.671505957498" calcext:value-type="float">
            <text:p>10.671505957498</text:p>
          </table:table-cell>
          <table:table-cell office:value-type="float" office:value="8.07644" calcext:value-type="float">
            <text:p>8.07644</text:p>
          </table:table-cell>
          <table:table-cell office:value-type="float" office:value="8.07634" calcext:value-type="float">
            <text:p>8.07634</text:p>
          </table:table-cell>
          <table:table-cell office:value-type="float" office:value="8.06834" calcext:value-type="float">
            <text:p>8.06834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78737490793082" calcext:value-type="float">
            <text:p>0.0178737490793082</text:p>
          </table:table-cell>
          <table:table-cell office:value-type="float" office:value="0.0108611206076092" calcext:value-type="float">
            <text:p>0.0108611206076092</text:p>
          </table:table-cell>
          <table:table-cell office:value-type="float" office:value="0.0106473809476925" calcext:value-type="float">
            <text:p>0.0106473809476925</text:p>
          </table:table-cell>
          <table:table-cell table:formula="of:=[.A109]" office:value-type="float" office:value="108" calcext:value-type="float">
            <text:p>108</text:p>
          </table:table-cell>
          <table:table-cell table:formula="of:=[.B109]*1000" office:value-type="float" office:value="17.8737490793082" calcext:value-type="float">
            <text:p>17.8737490793082</text:p>
          </table:table-cell>
          <table:table-cell table:formula="of:=[.C109]*1000" office:value-type="float" office:value="10.8611206076092" calcext:value-type="float">
            <text:p>10.8611206076092</text:p>
          </table:table-cell>
          <table:table-cell table:formula="of:=[.D109]*1000" office:value-type="float" office:value="10.6473809476925" calcext:value-type="float">
            <text:p>10.6473809476925</text:p>
          </table:table-cell>
          <table:table-cell office:value-type="float" office:value="8.08278" calcext:value-type="float">
            <text:p>8.08278</text:p>
          </table:table-cell>
          <table:table-cell office:value-type="float" office:value="8.07533" calcext:value-type="float">
            <text:p>8.07533</text:p>
          </table:table-cell>
          <table:table-cell office:value-type="float" office:value="8.06266" calcext:value-type="float">
            <text:p>8.0626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178708163721092" calcext:value-type="float">
            <text:p>0.0178708163721092</text:p>
          </table:table-cell>
          <table:table-cell office:value-type="float" office:value="0.0108611824405617" calcext:value-type="float">
            <text:p>0.0108611824405617</text:p>
          </table:table-cell>
          <table:table-cell office:value-type="float" office:value="0.0106424994802467" calcext:value-type="float">
            <text:p>0.0106424994802467</text:p>
          </table:table-cell>
          <table:table-cell table:formula="of:=[.A110]" office:value-type="float" office:value="109" calcext:value-type="float">
            <text:p>109</text:p>
          </table:table-cell>
          <table:table-cell table:formula="of:=[.B110]*1000" office:value-type="float" office:value="17.8708163721092" calcext:value-type="float">
            <text:p>17.8708163721092</text:p>
          </table:table-cell>
          <table:table-cell table:formula="of:=[.C110]*1000" office:value-type="float" office:value="10.8611824405617" calcext:value-type="float">
            <text:p>10.8611824405617</text:p>
          </table:table-cell>
          <table:table-cell table:formula="of:=[.D110]*1000" office:value-type="float" office:value="10.6424994802467" calcext:value-type="float">
            <text:p>10.6424994802467</text:p>
          </table:table-cell>
          <table:table-cell office:value-type="float" office:value="8.07441" calcext:value-type="float">
            <text:p>8.07441</text:p>
          </table:table-cell>
          <table:table-cell office:value-type="float" office:value="8.0756" calcext:value-type="float">
            <text:p>8.0756</text:p>
          </table:table-cell>
          <table:table-cell office:value-type="float" office:value="8.06231" calcext:value-type="float">
            <text:p>8.0623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78660339971948" calcext:value-type="float">
            <text:p>0.0178660339971948</text:p>
          </table:table-cell>
          <table:table-cell office:value-type="float" office:value="0.0108753524679084" calcext:value-type="float">
            <text:p>0.0108753524679084</text:p>
          </table:table-cell>
          <table:table-cell office:value-type="float" office:value="0.0106404831213379" calcext:value-type="float">
            <text:p>0.0106404831213379</text:p>
          </table:table-cell>
          <table:table-cell table:formula="of:=[.A111]" office:value-type="float" office:value="110" calcext:value-type="float">
            <text:p>110</text:p>
          </table:table-cell>
          <table:table-cell table:formula="of:=[.B111]*1000" office:value-type="float" office:value="17.8660339971948" calcext:value-type="float">
            <text:p>17.8660339971948</text:p>
          </table:table-cell>
          <table:table-cell table:formula="of:=[.C111]*1000" office:value-type="float" office:value="10.8753524679084" calcext:value-type="float">
            <text:p>10.8753524679084</text:p>
          </table:table-cell>
          <table:table-cell table:formula="of:=[.D111]*1000" office:value-type="float" office:value="10.6404831213379" calcext:value-type="float">
            <text:p>10.6404831213379</text:p>
          </table:table-cell>
          <table:table-cell office:value-type="float" office:value="8.0729" calcext:value-type="float">
            <text:p>8.0729</text:p>
          </table:table-cell>
          <table:table-cell office:value-type="float" office:value="8.08285" calcext:value-type="float">
            <text:p>8.08285</text:p>
          </table:table-cell>
          <table:table-cell office:value-type="float" office:value="8.06407" calcext:value-type="float">
            <text:p>8.0640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17858256691275" calcext:value-type="float">
            <text:p>0.017858256691275</text:p>
          </table:table-cell>
          <table:table-cell office:value-type="float" office:value="0.0108666552707137" calcext:value-type="float">
            <text:p>0.0108666552707137</text:p>
          </table:table-cell>
          <table:table-cell office:value-type="float" office:value="0.0106426286554086" calcext:value-type="float">
            <text:p>0.0106426286554086</text:p>
          </table:table-cell>
          <table:table-cell table:formula="of:=[.A112]" office:value-type="float" office:value="111" calcext:value-type="float">
            <text:p>111</text:p>
          </table:table-cell>
          <table:table-cell table:formula="of:=[.B112]*1000" office:value-type="float" office:value="17.858256691275" calcext:value-type="float">
            <text:p>17.858256691275</text:p>
          </table:table-cell>
          <table:table-cell table:formula="of:=[.C112]*1000" office:value-type="float" office:value="10.8666552707137" calcext:value-type="float">
            <text:p>10.8666552707137</text:p>
          </table:table-cell>
          <table:table-cell table:formula="of:=[.D112]*1000" office:value-type="float" office:value="10.6426286554086" calcext:value-type="float">
            <text:p>10.6426286554086</text:p>
          </table:table-cell>
          <table:table-cell office:value-type="float" office:value="8.07873" calcext:value-type="float">
            <text:p>8.07873</text:p>
          </table:table-cell>
          <table:table-cell office:value-type="float" office:value="8.08035" calcext:value-type="float">
            <text:p>8.08035</text:p>
          </table:table-cell>
          <table:table-cell office:value-type="float" office:value="8.06243" calcext:value-type="float">
            <text:p>8.0624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178563093011504" calcext:value-type="float">
            <text:p>0.0178563093011504</text:p>
          </table:table-cell>
          <table:table-cell office:value-type="float" office:value="0.0108705629580623" calcext:value-type="float">
            <text:p>0.0108705629580623</text:p>
          </table:table-cell>
          <table:table-cell office:value-type="float" office:value="0.0106400820414496" calcext:value-type="float">
            <text:p>0.0106400820414496</text:p>
          </table:table-cell>
          <table:table-cell table:formula="of:=[.A113]" office:value-type="float" office:value="112" calcext:value-type="float">
            <text:p>112</text:p>
          </table:table-cell>
          <table:table-cell table:formula="of:=[.B113]*1000" office:value-type="float" office:value="17.8563093011504" calcext:value-type="float">
            <text:p>17.8563093011504</text:p>
          </table:table-cell>
          <table:table-cell table:formula="of:=[.C113]*1000" office:value-type="float" office:value="10.8705629580623" calcext:value-type="float">
            <text:p>10.8705629580623</text:p>
          </table:table-cell>
          <table:table-cell table:formula="of:=[.D113]*1000" office:value-type="float" office:value="10.6400820414496" calcext:value-type="float">
            <text:p>10.6400820414496</text:p>
          </table:table-cell>
          <table:table-cell office:value-type="float" office:value="8.07877" calcext:value-type="float">
            <text:p>8.07877</text:p>
          </table:table-cell>
          <table:table-cell office:value-type="float" office:value="8.07893" calcext:value-type="float">
            <text:p>8.07893</text:p>
          </table:table-cell>
          <table:table-cell office:value-type="float" office:value="8.06334" calcext:value-type="float">
            <text:p>8.06334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178523803787653" calcext:value-type="float">
            <text:p>0.0178523803787653</text:p>
          </table:table-cell>
          <table:table-cell office:value-type="float" office:value="0.0108541152436283" calcext:value-type="float">
            <text:p>0.0108541152436283</text:p>
          </table:table-cell>
          <table:table-cell office:value-type="float" office:value="0.0106437266309186" calcext:value-type="float">
            <text:p>0.0106437266309186</text:p>
          </table:table-cell>
          <table:table-cell table:formula="of:=[.A114]" office:value-type="float" office:value="113" calcext:value-type="float">
            <text:p>113</text:p>
          </table:table-cell>
          <table:table-cell table:formula="of:=[.B114]*1000" office:value-type="float" office:value="17.8523803787653" calcext:value-type="float">
            <text:p>17.8523803787653</text:p>
          </table:table-cell>
          <table:table-cell table:formula="of:=[.C114]*1000" office:value-type="float" office:value="10.8541152436283" calcext:value-type="float">
            <text:p>10.8541152436283</text:p>
          </table:table-cell>
          <table:table-cell table:formula="of:=[.D114]*1000" office:value-type="float" office:value="10.6437266309186" calcext:value-type="float">
            <text:p>10.6437266309186</text:p>
          </table:table-cell>
          <table:table-cell office:value-type="float" office:value="8.08191" calcext:value-type="float">
            <text:p>8.08191</text:p>
          </table:table-cell>
          <table:table-cell office:value-type="float" office:value="8.07637" calcext:value-type="float">
            <text:p>8.07637</text:p>
          </table:table-cell>
          <table:table-cell office:value-type="float" office:value="8.06221" calcext:value-type="float">
            <text:p>8.06221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178447918285941" calcext:value-type="float">
            <text:p>0.0178447918285941</text:p>
          </table:table-cell>
          <table:table-cell office:value-type="float" office:value="0.0108604829924954" calcext:value-type="float">
            <text:p>0.0108604829924954</text:p>
          </table:table-cell>
          <table:table-cell office:value-type="float" office:value="0.0106345555052796" calcext:value-type="float">
            <text:p>0.0106345555052796</text:p>
          </table:table-cell>
          <table:table-cell table:formula="of:=[.A115]" office:value-type="float" office:value="114" calcext:value-type="float">
            <text:p>114</text:p>
          </table:table-cell>
          <table:table-cell table:formula="of:=[.B115]*1000" office:value-type="float" office:value="17.8447918285941" calcext:value-type="float">
            <text:p>17.8447918285941</text:p>
          </table:table-cell>
          <table:table-cell table:formula="of:=[.C115]*1000" office:value-type="float" office:value="10.8604829924954" calcext:value-type="float">
            <text:p>10.8604829924954</text:p>
          </table:table-cell>
          <table:table-cell table:formula="of:=[.D115]*1000" office:value-type="float" office:value="10.6345555052796" calcext:value-type="float">
            <text:p>10.6345555052796</text:p>
          </table:table-cell>
          <table:table-cell office:value-type="float" office:value="8.07906" calcext:value-type="float">
            <text:p>8.07906</text:p>
          </table:table-cell>
          <table:table-cell office:value-type="float" office:value="8.07617" calcext:value-type="float">
            <text:p>8.07617</text:p>
          </table:table-cell>
          <table:table-cell office:value-type="float" office:value="8.0628" calcext:value-type="float">
            <text:p>8.0628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178708502005098" calcext:value-type="float">
            <text:p>0.0178708502005098</text:p>
          </table:table-cell>
          <table:table-cell office:value-type="float" office:value="0.0108645519862111" calcext:value-type="float">
            <text:p>0.0108645519862111</text:p>
          </table:table-cell>
          <table:table-cell office:value-type="float" office:value="0.0106582227703015" calcext:value-type="float">
            <text:p>0.0106582227703015</text:p>
          </table:table-cell>
          <table:table-cell table:formula="of:=[.A116]" office:value-type="float" office:value="115" calcext:value-type="float">
            <text:p>115</text:p>
          </table:table-cell>
          <table:table-cell table:formula="of:=[.B116]*1000" office:value-type="float" office:value="17.8708502005098" calcext:value-type="float">
            <text:p>17.8708502005098</text:p>
          </table:table-cell>
          <table:table-cell table:formula="of:=[.C116]*1000" office:value-type="float" office:value="10.8645519862111" calcext:value-type="float">
            <text:p>10.8645519862111</text:p>
          </table:table-cell>
          <table:table-cell table:formula="of:=[.D116]*1000" office:value-type="float" office:value="10.6582227703015" calcext:value-type="float">
            <text:p>10.6582227703015</text:p>
          </table:table-cell>
          <table:table-cell office:value-type="float" office:value="8.08357" calcext:value-type="float">
            <text:p>8.08357</text:p>
          </table:table-cell>
          <table:table-cell office:value-type="float" office:value="8.07556" calcext:value-type="float">
            <text:p>8.07556</text:p>
          </table:table-cell>
          <table:table-cell office:value-type="float" office:value="8.06697" calcext:value-type="float">
            <text:p>8.0669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78617067777518" calcext:value-type="float">
            <text:p>0.0178617067777518</text:p>
          </table:table-cell>
          <table:table-cell office:value-type="float" office:value="0.010870032100388" calcext:value-type="float">
            <text:p>0.010870032100388</text:p>
          </table:table-cell>
          <table:table-cell office:value-type="float" office:value="0.0106547011409133" calcext:value-type="float">
            <text:p>0.0106547011409133</text:p>
          </table:table-cell>
          <table:table-cell table:formula="of:=[.A117]" office:value-type="float" office:value="116" calcext:value-type="float">
            <text:p>116</text:p>
          </table:table-cell>
          <table:table-cell table:formula="of:=[.B117]*1000" office:value-type="float" office:value="17.8617067777518" calcext:value-type="float">
            <text:p>17.8617067777518</text:p>
          </table:table-cell>
          <table:table-cell table:formula="of:=[.C117]*1000" office:value-type="float" office:value="10.870032100388" calcext:value-type="float">
            <text:p>10.870032100388</text:p>
          </table:table-cell>
          <table:table-cell table:formula="of:=[.D117]*1000" office:value-type="float" office:value="10.6547011409133" calcext:value-type="float">
            <text:p>10.6547011409133</text:p>
          </table:table-cell>
          <table:table-cell office:value-type="float" office:value="8.08351" calcext:value-type="float">
            <text:p>8.08351</text:p>
          </table:table-cell>
          <table:table-cell office:value-type="float" office:value="8.07216" calcext:value-type="float">
            <text:p>8.07216</text:p>
          </table:table-cell>
          <table:table-cell office:value-type="float" office:value="8.07033" calcext:value-type="float">
            <text:p>8.0703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178560592036484" calcext:value-type="float">
            <text:p>0.0178560592036484</text:p>
          </table:table-cell>
          <table:table-cell office:value-type="float" office:value="0.0108386078639946" calcext:value-type="float">
            <text:p>0.0108386078639946</text:p>
          </table:table-cell>
          <table:table-cell office:value-type="float" office:value="0.0106469155401176" calcext:value-type="float">
            <text:p>0.0106469155401176</text:p>
          </table:table-cell>
          <table:table-cell table:formula="of:=[.A118]" office:value-type="float" office:value="117" calcext:value-type="float">
            <text:p>117</text:p>
          </table:table-cell>
          <table:table-cell table:formula="of:=[.B118]*1000" office:value-type="float" office:value="17.8560592036484" calcext:value-type="float">
            <text:p>17.8560592036484</text:p>
          </table:table-cell>
          <table:table-cell table:formula="of:=[.C118]*1000" office:value-type="float" office:value="10.8386078639946" calcext:value-type="float">
            <text:p>10.8386078639946</text:p>
          </table:table-cell>
          <table:table-cell table:formula="of:=[.D118]*1000" office:value-type="float" office:value="10.6469155401176" calcext:value-type="float">
            <text:p>10.6469155401176</text:p>
          </table:table-cell>
          <table:table-cell office:value-type="float" office:value="8.07635" calcext:value-type="float">
            <text:p>8.07635</text:p>
          </table:table-cell>
          <table:table-cell office:value-type="float" office:value="8.07214" calcext:value-type="float">
            <text:p>8.07214</text:p>
          </table:table-cell>
          <table:table-cell office:value-type="float" office:value="8.06333" calcext:value-type="float">
            <text:p>8.0633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178755018231888" calcext:value-type="float">
            <text:p>0.0178755018231888</text:p>
          </table:table-cell>
          <table:table-cell office:value-type="float" office:value="0.0108634786938247" calcext:value-type="float">
            <text:p>0.0108634786938247</text:p>
          </table:table-cell>
          <table:table-cell office:value-type="float" office:value="0.0106593903182551" calcext:value-type="float">
            <text:p>0.0106593903182551</text:p>
          </table:table-cell>
          <table:table-cell table:formula="of:=[.A119]" office:value-type="float" office:value="118" calcext:value-type="float">
            <text:p>118</text:p>
          </table:table-cell>
          <table:table-cell table:formula="of:=[.B119]*1000" office:value-type="float" office:value="17.8755018231888" calcext:value-type="float">
            <text:p>17.8755018231888</text:p>
          </table:table-cell>
          <table:table-cell table:formula="of:=[.C119]*1000" office:value-type="float" office:value="10.8634786938247" calcext:value-type="float">
            <text:p>10.8634786938247</text:p>
          </table:table-cell>
          <table:table-cell table:formula="of:=[.D119]*1000" office:value-type="float" office:value="10.6593903182551" calcext:value-type="float">
            <text:p>10.6593903182551</text:p>
          </table:table-cell>
          <table:table-cell office:value-type="float" office:value="8.0806" calcext:value-type="float">
            <text:p>8.0806</text:p>
          </table:table-cell>
          <table:table-cell office:value-type="float" office:value="8.07395" calcext:value-type="float">
            <text:p>8.07395</text:p>
          </table:table-cell>
          <table:table-cell office:value-type="float" office:value="8.06615" calcext:value-type="float">
            <text:p>8.0661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7866859031448" calcext:value-type="float">
            <text:p>0.017866859031448</text:p>
          </table:table-cell>
          <table:table-cell office:value-type="float" office:value="0.0108530917783606" calcext:value-type="float">
            <text:p>0.0108530917783606</text:p>
          </table:table-cell>
          <table:table-cell office:value-type="float" office:value="0.0106660747577687" calcext:value-type="float">
            <text:p>0.0106660747577687</text:p>
          </table:table-cell>
          <table:table-cell table:formula="of:=[.A120]" office:value-type="float" office:value="119" calcext:value-type="float">
            <text:p>119</text:p>
          </table:table-cell>
          <table:table-cell table:formula="of:=[.B120]*1000" office:value-type="float" office:value="17.866859031448" calcext:value-type="float">
            <text:p>17.866859031448</text:p>
          </table:table-cell>
          <table:table-cell table:formula="of:=[.C120]*1000" office:value-type="float" office:value="10.8530917783606" calcext:value-type="float">
            <text:p>10.8530917783606</text:p>
          </table:table-cell>
          <table:table-cell table:formula="of:=[.D120]*1000" office:value-type="float" office:value="10.6660747577687" calcext:value-type="float">
            <text:p>10.6660747577687</text:p>
          </table:table-cell>
          <table:table-cell office:value-type="float" office:value="8.07696" calcext:value-type="float">
            <text:p>8.07696</text:p>
          </table:table-cell>
          <table:table-cell office:value-type="float" office:value="8.07502" calcext:value-type="float">
            <text:p>8.07502</text:p>
          </table:table-cell>
          <table:table-cell office:value-type="float" office:value="8.06671" calcext:value-type="float">
            <text:p>8.0667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178503918082071" calcext:value-type="float">
            <text:p>0.0178503918082071</text:p>
          </table:table-cell>
          <table:table-cell office:value-type="float" office:value="0.0108640556867031" calcext:value-type="float">
            <text:p>0.0108640556867031</text:p>
          </table:table-cell>
          <table:table-cell office:value-type="float" office:value="0.0106431323861228" calcext:value-type="float">
            <text:p>0.0106431323861228</text:p>
          </table:table-cell>
          <table:table-cell table:formula="of:=[.A121]" office:value-type="float" office:value="120" calcext:value-type="float">
            <text:p>120</text:p>
          </table:table-cell>
          <table:table-cell table:formula="of:=[.B121]*1000" office:value-type="float" office:value="17.8503918082071" calcext:value-type="float">
            <text:p>17.8503918082071</text:p>
          </table:table-cell>
          <table:table-cell table:formula="of:=[.C121]*1000" office:value-type="float" office:value="10.8640556867031" calcext:value-type="float">
            <text:p>10.8640556867031</text:p>
          </table:table-cell>
          <table:table-cell table:formula="of:=[.D121]*1000" office:value-type="float" office:value="10.6431323861228" calcext:value-type="float">
            <text:p>10.6431323861228</text:p>
          </table:table-cell>
          <table:table-cell office:value-type="float" office:value="8.07941" calcext:value-type="float">
            <text:p>8.07941</text:p>
          </table:table-cell>
          <table:table-cell office:value-type="float" office:value="8.07534" calcext:value-type="float">
            <text:p>8.07534</text:p>
          </table:table-cell>
          <table:table-cell office:value-type="float" office:value="8.06215" calcext:value-type="float">
            <text:p>8.0621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78799392303243" calcext:value-type="float">
            <text:p>0.0178799392303243</text:p>
          </table:table-cell>
          <table:table-cell office:value-type="float" office:value="0.0108432287897376" calcext:value-type="float">
            <text:p>0.0108432287897376</text:p>
          </table:table-cell>
          <table:table-cell office:value-type="float" office:value="0.0106622778337027" calcext:value-type="float">
            <text:p>0.0106622778337027</text:p>
          </table:table-cell>
          <table:table-cell table:formula="of:=[.A122]" office:value-type="float" office:value="121" calcext:value-type="float">
            <text:p>121</text:p>
          </table:table-cell>
          <table:table-cell table:formula="of:=[.B122]*1000" office:value-type="float" office:value="17.8799392303243" calcext:value-type="float">
            <text:p>17.8799392303243</text:p>
          </table:table-cell>
          <table:table-cell table:formula="of:=[.C122]*1000" office:value-type="float" office:value="10.8432287897376" calcext:value-type="float">
            <text:p>10.8432287897376</text:p>
          </table:table-cell>
          <table:table-cell table:formula="of:=[.D122]*1000" office:value-type="float" office:value="10.6622778337027" calcext:value-type="float">
            <text:p>10.6622778337027</text:p>
          </table:table-cell>
          <table:table-cell office:value-type="float" office:value="8.08131" calcext:value-type="float">
            <text:p>8.08131</text:p>
          </table:table-cell>
          <table:table-cell office:value-type="float" office:value="8.07091" calcext:value-type="float">
            <text:p>8.07091</text:p>
          </table:table-cell>
          <table:table-cell office:value-type="float" office:value="8.06319" calcext:value-type="float">
            <text:p>8.0631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178538920660328" calcext:value-type="float">
            <text:p>0.0178538920660328</text:p>
          </table:table-cell>
          <table:table-cell office:value-type="float" office:value="0.0108656673656248" calcext:value-type="float">
            <text:p>0.0108656673656248</text:p>
          </table:table-cell>
          <table:table-cell office:value-type="float" office:value="0.0106529906877195" calcext:value-type="float">
            <text:p>0.0106529906877195</text:p>
          </table:table-cell>
          <table:table-cell table:formula="of:=[.A123]" office:value-type="float" office:value="122" calcext:value-type="float">
            <text:p>122</text:p>
          </table:table-cell>
          <table:table-cell table:formula="of:=[.B123]*1000" office:value-type="float" office:value="17.8538920660328" calcext:value-type="float">
            <text:p>17.8538920660328</text:p>
          </table:table-cell>
          <table:table-cell table:formula="of:=[.C123]*1000" office:value-type="float" office:value="10.8656673656248" calcext:value-type="float">
            <text:p>10.8656673656248</text:p>
          </table:table-cell>
          <table:table-cell table:formula="of:=[.D123]*1000" office:value-type="float" office:value="10.6529906877195" calcext:value-type="float">
            <text:p>10.6529906877195</text:p>
          </table:table-cell>
          <table:table-cell office:value-type="float" office:value="8.07909" calcext:value-type="float">
            <text:p>8.07909</text:p>
          </table:table-cell>
          <table:table-cell office:value-type="float" office:value="8.07412" calcext:value-type="float">
            <text:p>8.07412</text:p>
          </table:table-cell>
          <table:table-cell office:value-type="float" office:value="8.06432" calcext:value-type="float">
            <text:p>8.0643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178692805783103" calcext:value-type="float">
            <text:p>0.0178692805783103</text:p>
          </table:table-cell>
          <table:table-cell office:value-type="float" office:value="0.0108704671521972" calcext:value-type="float">
            <text:p>0.0108704671521972</text:p>
          </table:table-cell>
          <table:table-cell office:value-type="float" office:value="0.0106786334164012" calcext:value-type="float">
            <text:p>0.0106786334164012</text:p>
          </table:table-cell>
          <table:table-cell table:formula="of:=[.A124]" office:value-type="float" office:value="123" calcext:value-type="float">
            <text:p>123</text:p>
          </table:table-cell>
          <table:table-cell table:formula="of:=[.B124]*1000" office:value-type="float" office:value="17.8692805783103" calcext:value-type="float">
            <text:p>17.8692805783103</text:p>
          </table:table-cell>
          <table:table-cell table:formula="of:=[.C124]*1000" office:value-type="float" office:value="10.8704671521972" calcext:value-type="float">
            <text:p>10.8704671521972</text:p>
          </table:table-cell>
          <table:table-cell table:formula="of:=[.D124]*1000" office:value-type="float" office:value="10.6786334164012" calcext:value-type="float">
            <text:p>10.6786334164012</text:p>
          </table:table-cell>
          <table:table-cell office:value-type="float" office:value="8.08216" calcext:value-type="float">
            <text:p>8.08216</text:p>
          </table:table-cell>
          <table:table-cell office:value-type="float" office:value="8.08091" calcext:value-type="float">
            <text:p>8.08091</text:p>
          </table:table-cell>
          <table:table-cell office:value-type="float" office:value="8.06866" calcext:value-type="float">
            <text:p>8.0686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178825091063208" calcext:value-type="float">
            <text:p>0.0178825091063208</text:p>
          </table:table-cell>
          <table:table-cell office:value-type="float" office:value="0.0108683913979768" calcext:value-type="float">
            <text:p>0.0108683913979768</text:p>
          </table:table-cell>
          <table:table-cell office:value-type="float" office:value="0.0106694664184352" calcext:value-type="float">
            <text:p>0.0106694664184352</text:p>
          </table:table-cell>
          <table:table-cell table:formula="of:=[.A125]" office:value-type="float" office:value="124" calcext:value-type="float">
            <text:p>124</text:p>
          </table:table-cell>
          <table:table-cell table:formula="of:=[.B125]*1000" office:value-type="float" office:value="17.8825091063208" calcext:value-type="float">
            <text:p>17.8825091063208</text:p>
          </table:table-cell>
          <table:table-cell table:formula="of:=[.C125]*1000" office:value-type="float" office:value="10.8683913979768" calcext:value-type="float">
            <text:p>10.8683913979768</text:p>
          </table:table-cell>
          <table:table-cell table:formula="of:=[.D125]*1000" office:value-type="float" office:value="10.6694664184352" calcext:value-type="float">
            <text:p>10.6694664184352</text:p>
          </table:table-cell>
          <table:table-cell office:value-type="float" office:value="8.07492" calcext:value-type="float">
            <text:p>8.07492</text:p>
          </table:table-cell>
          <table:table-cell office:value-type="float" office:value="8.07812" calcext:value-type="float">
            <text:p>8.07812</text:p>
          </table:table-cell>
          <table:table-cell office:value-type="float" office:value="8.07139" calcext:value-type="float">
            <text:p>8.0713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178713646263878" calcext:value-type="float">
            <text:p>0.0178713646263878</text:p>
          </table:table-cell>
          <table:table-cell office:value-type="float" office:value="0.0108678354182013" calcext:value-type="float">
            <text:p>0.0108678354182013</text:p>
          </table:table-cell>
          <table:table-cell office:value-type="float" office:value="0.0106644439574953" calcext:value-type="float">
            <text:p>0.0106644439574953</text:p>
          </table:table-cell>
          <table:table-cell table:formula="of:=[.A126]" office:value-type="float" office:value="125" calcext:value-type="float">
            <text:p>125</text:p>
          </table:table-cell>
          <table:table-cell table:formula="of:=[.B126]*1000" office:value-type="float" office:value="17.8713646263878" calcext:value-type="float">
            <text:p>17.8713646263878</text:p>
          </table:table-cell>
          <table:table-cell table:formula="of:=[.C126]*1000" office:value-type="float" office:value="10.8678354182013" calcext:value-type="float">
            <text:p>10.8678354182013</text:p>
          </table:table-cell>
          <table:table-cell table:formula="of:=[.D126]*1000" office:value-type="float" office:value="10.6644439574953" calcext:value-type="float">
            <text:p>10.6644439574953</text:p>
          </table:table-cell>
          <table:table-cell office:value-type="float" office:value="8.08146" calcext:value-type="float">
            <text:p>8.08146</text:p>
          </table:table-cell>
          <table:table-cell office:value-type="float" office:value="8.0777" calcext:value-type="float">
            <text:p>8.0777</text:p>
          </table:table-cell>
          <table:table-cell office:value-type="float" office:value="8.0696" calcext:value-type="float">
            <text:p>8.069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178752464936402" calcext:value-type="float">
            <text:p>0.0178752464936402</text:p>
          </table:table-cell>
          <table:table-cell office:value-type="float" office:value="0.0108641881306516" calcext:value-type="float">
            <text:p>0.0108641881306516</text:p>
          </table:table-cell>
          <table:table-cell office:value-type="float" office:value="0.0106709104367937" calcext:value-type="float">
            <text:p>0.0106709104367937</text:p>
          </table:table-cell>
          <table:table-cell table:formula="of:=[.A127]" office:value-type="float" office:value="126" calcext:value-type="float">
            <text:p>126</text:p>
          </table:table-cell>
          <table:table-cell table:formula="of:=[.B127]*1000" office:value-type="float" office:value="17.8752464936402" calcext:value-type="float">
            <text:p>17.8752464936402</text:p>
          </table:table-cell>
          <table:table-cell table:formula="of:=[.C127]*1000" office:value-type="float" office:value="10.8641881306516" calcext:value-type="float">
            <text:p>10.8641881306516</text:p>
          </table:table-cell>
          <table:table-cell table:formula="of:=[.D127]*1000" office:value-type="float" office:value="10.6709104367937" calcext:value-type="float">
            <text:p>10.6709104367937</text:p>
          </table:table-cell>
          <table:table-cell office:value-type="float" office:value="8.08443" calcext:value-type="float">
            <text:p>8.08443</text:p>
          </table:table-cell>
          <table:table-cell office:value-type="float" office:value="8.07088" calcext:value-type="float">
            <text:p>8.07088</text:p>
          </table:table-cell>
          <table:table-cell office:value-type="float" office:value="8.06567" calcext:value-type="float">
            <text:p>8.0656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178357672159614" calcext:value-type="float">
            <text:p>0.0178357672159614</text:p>
          </table:table-cell>
          <table:table-cell office:value-type="float" office:value="0.0108610853725124" calcext:value-type="float">
            <text:p>0.0108610853725124</text:p>
          </table:table-cell>
          <table:table-cell office:value-type="float" office:value="0.0106746748489322" calcext:value-type="float">
            <text:p>0.0106746748489322</text:p>
          </table:table-cell>
          <table:table-cell table:formula="of:=[.A128]" office:value-type="float" office:value="127" calcext:value-type="float">
            <text:p>127</text:p>
          </table:table-cell>
          <table:table-cell table:formula="of:=[.B128]*1000" office:value-type="float" office:value="17.8357672159614" calcext:value-type="float">
            <text:p>17.8357672159614</text:p>
          </table:table-cell>
          <table:table-cell table:formula="of:=[.C128]*1000" office:value-type="float" office:value="10.8610853725124" calcext:value-type="float">
            <text:p>10.8610853725124</text:p>
          </table:table-cell>
          <table:table-cell table:formula="of:=[.D128]*1000" office:value-type="float" office:value="10.6746748489322" calcext:value-type="float">
            <text:p>10.6746748489322</text:p>
          </table:table-cell>
          <table:table-cell office:value-type="float" office:value="8.07144" calcext:value-type="float">
            <text:p>8.07144</text:p>
          </table:table-cell>
          <table:table-cell office:value-type="float" office:value="8.07242" calcext:value-type="float">
            <text:p>8.07242</text:p>
          </table:table-cell>
          <table:table-cell office:value-type="float" office:value="8.06779" calcext:value-type="float">
            <text:p>8.0677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78584004173322" calcext:value-type="float">
            <text:p>0.0178584004173322</text:p>
          </table:table-cell>
          <table:table-cell office:value-type="float" office:value="0.0108723581558168" calcext:value-type="float">
            <text:p>0.0108723581558168</text:p>
          </table:table-cell>
          <table:table-cell office:value-type="float" office:value="0.0106698329061715" calcext:value-type="float">
            <text:p>0.0106698329061715</text:p>
          </table:table-cell>
          <table:table-cell table:formula="of:=[.A129]" office:value-type="float" office:value="128" calcext:value-type="float">
            <text:p>128</text:p>
          </table:table-cell>
          <table:table-cell table:formula="of:=[.B129]*1000" office:value-type="float" office:value="17.8584004173322" calcext:value-type="float">
            <text:p>17.8584004173322</text:p>
          </table:table-cell>
          <table:table-cell table:formula="of:=[.C129]*1000" office:value-type="float" office:value="10.8723581558168" calcext:value-type="float">
            <text:p>10.8723581558168</text:p>
          </table:table-cell>
          <table:table-cell table:formula="of:=[.D129]*1000" office:value-type="float" office:value="10.6698329061715" calcext:value-type="float">
            <text:p>10.6698329061715</text:p>
          </table:table-cell>
          <table:table-cell office:value-type="float" office:value="8.08034" calcext:value-type="float">
            <text:p>8.08034</text:p>
          </table:table-cell>
          <table:table-cell office:value-type="float" office:value="8.07207" calcext:value-type="float">
            <text:p>8.07207</text:p>
          </table:table-cell>
          <table:table-cell office:value-type="float" office:value="8.06531" calcext:value-type="float">
            <text:p>8.0653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178817365448333" calcext:value-type="float">
            <text:p>0.0178817365448333</text:p>
          </table:table-cell>
          <table:table-cell office:value-type="float" office:value="0.0108630560052012" calcext:value-type="float">
            <text:p>0.0108630560052012</text:p>
          </table:table-cell>
          <table:table-cell office:value-type="float" office:value="0.0106703477531011" calcext:value-type="float">
            <text:p>0.0106703477531011</text:p>
          </table:table-cell>
          <table:table-cell table:formula="of:=[.A130]" office:value-type="float" office:value="129" calcext:value-type="float">
            <text:p>129</text:p>
          </table:table-cell>
          <table:table-cell table:formula="of:=[.B130]*1000" office:value-type="float" office:value="17.8817365448333" calcext:value-type="float">
            <text:p>17.8817365448333</text:p>
          </table:table-cell>
          <table:table-cell table:formula="of:=[.C130]*1000" office:value-type="float" office:value="10.8630560052012" calcext:value-type="float">
            <text:p>10.8630560052012</text:p>
          </table:table-cell>
          <table:table-cell table:formula="of:=[.D130]*1000" office:value-type="float" office:value="10.6703477531011" calcext:value-type="float">
            <text:p>10.6703477531011</text:p>
          </table:table-cell>
          <table:table-cell office:value-type="float" office:value="8.08078" calcext:value-type="float">
            <text:p>8.08078</text:p>
          </table:table-cell>
          <table:table-cell office:value-type="float" office:value="8.07197" calcext:value-type="float">
            <text:p>8.07197</text:p>
          </table:table-cell>
          <table:table-cell office:value-type="float" office:value="8.06883" calcext:value-type="float">
            <text:p>8.0688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178424289895211" calcext:value-type="float">
            <text:p>0.0178424289895211</text:p>
          </table:table-cell>
          <table:table-cell office:value-type="float" office:value="0.0108696532029385" calcext:value-type="float">
            <text:p>0.0108696532029385</text:p>
          </table:table-cell>
          <table:table-cell office:value-type="float" office:value="0.0106681201585555" calcext:value-type="float">
            <text:p>0.0106681201585555</text:p>
          </table:table-cell>
          <table:table-cell table:formula="of:=[.A131]" office:value-type="float" office:value="130" calcext:value-type="float">
            <text:p>130</text:p>
          </table:table-cell>
          <table:table-cell table:formula="of:=[.B131]*1000" office:value-type="float" office:value="17.8424289895211" calcext:value-type="float">
            <text:p>17.8424289895211</text:p>
          </table:table-cell>
          <table:table-cell table:formula="of:=[.C131]*1000" office:value-type="float" office:value="10.8696532029385" calcext:value-type="float">
            <text:p>10.8696532029385</text:p>
          </table:table-cell>
          <table:table-cell table:formula="of:=[.D131]*1000" office:value-type="float" office:value="10.6681201585555" calcext:value-type="float">
            <text:p>10.6681201585555</text:p>
          </table:table-cell>
          <table:table-cell office:value-type="float" office:value="8.07838" calcext:value-type="float">
            <text:p>8.07838</text:p>
          </table:table-cell>
          <table:table-cell office:value-type="float" office:value="8.07201" calcext:value-type="float">
            <text:p>8.07201</text:p>
          </table:table-cell>
          <table:table-cell office:value-type="float" office:value="8.06365" calcext:value-type="float">
            <text:p>8.0636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178569151540863" calcext:value-type="float">
            <text:p>0.0178569151540863</text:p>
          </table:table-cell>
          <table:table-cell office:value-type="float" office:value="0.0108605799127034" calcext:value-type="float">
            <text:p>0.0108605799127034</text:p>
          </table:table-cell>
          <table:table-cell office:value-type="float" office:value="0.0106981451977369" calcext:value-type="float">
            <text:p>0.0106981451977369</text:p>
          </table:table-cell>
          <table:table-cell table:formula="of:=[.A132]" office:value-type="float" office:value="131" calcext:value-type="float">
            <text:p>131</text:p>
          </table:table-cell>
          <table:table-cell table:formula="of:=[.B132]*1000" office:value-type="float" office:value="17.8569151540863" calcext:value-type="float">
            <text:p>17.8569151540863</text:p>
          </table:table-cell>
          <table:table-cell table:formula="of:=[.C132]*1000" office:value-type="float" office:value="10.8605799127034" calcext:value-type="float">
            <text:p>10.8605799127034</text:p>
          </table:table-cell>
          <table:table-cell table:formula="of:=[.D132]*1000" office:value-type="float" office:value="10.6981451977369" calcext:value-type="float">
            <text:p>10.6981451977369</text:p>
          </table:table-cell>
          <table:table-cell office:value-type="float" office:value="8.07139" calcext:value-type="float">
            <text:p>8.07139</text:p>
          </table:table-cell>
          <table:table-cell office:value-type="float" office:value="8.07414" calcext:value-type="float">
            <text:p>8.07414</text:p>
          </table:table-cell>
          <table:table-cell office:value-type="float" office:value="8.06735" calcext:value-type="float">
            <text:p>8.0673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178789515046241" calcext:value-type="float">
            <text:p>0.0178789515046241</text:p>
          </table:table-cell>
          <table:table-cell office:value-type="float" office:value="0.0108883156442622" calcext:value-type="float">
            <text:p>0.0108883156442622</text:p>
          </table:table-cell>
          <table:table-cell office:value-type="float" office:value="0.0106906301634379" calcext:value-type="float">
            <text:p>0.0106906301634379</text:p>
          </table:table-cell>
          <table:table-cell table:formula="of:=[.A133]" office:value-type="float" office:value="132" calcext:value-type="float">
            <text:p>132</text:p>
          </table:table-cell>
          <table:table-cell table:formula="of:=[.B133]*1000" office:value-type="float" office:value="17.8789515046241" calcext:value-type="float">
            <text:p>17.8789515046241</text:p>
          </table:table-cell>
          <table:table-cell table:formula="of:=[.C133]*1000" office:value-type="float" office:value="10.8883156442622" calcext:value-type="float">
            <text:p>10.8883156442622</text:p>
          </table:table-cell>
          <table:table-cell table:formula="of:=[.D133]*1000" office:value-type="float" office:value="10.6906301634379" calcext:value-type="float">
            <text:p>10.6906301634379</text:p>
          </table:table-cell>
          <table:table-cell office:value-type="float" office:value="8.08056" calcext:value-type="float">
            <text:p>8.08056</text:p>
          </table:table-cell>
          <table:table-cell office:value-type="float" office:value="8.08469" calcext:value-type="float">
            <text:p>8.08469</text:p>
          </table:table-cell>
          <table:table-cell office:value-type="float" office:value="8.06599" calcext:value-type="float">
            <text:p>8.06599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178590207276056" calcext:value-type="float">
            <text:p>0.0178590207276056</text:p>
          </table:table-cell>
          <table:table-cell office:value-type="float" office:value="0.0108721945496025" calcext:value-type="float">
            <text:p>0.0108721945496025</text:p>
          </table:table-cell>
          <table:table-cell office:value-type="float" office:value="0.0107048639155685" calcext:value-type="float">
            <text:p>0.0107048639155685</text:p>
          </table:table-cell>
          <table:table-cell table:formula="of:=[.A134]" office:value-type="float" office:value="133" calcext:value-type="float">
            <text:p>133</text:p>
          </table:table-cell>
          <table:table-cell table:formula="of:=[.B134]*1000" office:value-type="float" office:value="17.8590207276056" calcext:value-type="float">
            <text:p>17.8590207276056</text:p>
          </table:table-cell>
          <table:table-cell table:formula="of:=[.C134]*1000" office:value-type="float" office:value="10.8721945496025" calcext:value-type="float">
            <text:p>10.8721945496025</text:p>
          </table:table-cell>
          <table:table-cell table:formula="of:=[.D134]*1000" office:value-type="float" office:value="10.7048639155685" calcext:value-type="float">
            <text:p>10.7048639155685</text:p>
          </table:table-cell>
          <table:table-cell office:value-type="float" office:value="8.07643" calcext:value-type="float">
            <text:p>8.07643</text:p>
          </table:table-cell>
          <table:table-cell office:value-type="float" office:value="8.08379" calcext:value-type="float">
            <text:p>8.08379</text:p>
          </table:table-cell>
          <table:table-cell office:value-type="float" office:value="8.0675" calcext:value-type="float">
            <text:p>8.067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178468663849103" calcext:value-type="float">
            <text:p>0.0178468663849103</text:p>
          </table:table-cell>
          <table:table-cell office:value-type="float" office:value="0.0108546304469183" calcext:value-type="float">
            <text:p>0.0108546304469183</text:p>
          </table:table-cell>
          <table:table-cell office:value-type="float" office:value="0.0106817683489149" calcext:value-type="float">
            <text:p>0.0106817683489149</text:p>
          </table:table-cell>
          <table:table-cell table:formula="of:=[.A135]" office:value-type="float" office:value="134" calcext:value-type="float">
            <text:p>134</text:p>
          </table:table-cell>
          <table:table-cell table:formula="of:=[.B135]*1000" office:value-type="float" office:value="17.8468663849103" calcext:value-type="float">
            <text:p>17.8468663849103</text:p>
          </table:table-cell>
          <table:table-cell table:formula="of:=[.C135]*1000" office:value-type="float" office:value="10.8546304469183" calcext:value-type="float">
            <text:p>10.8546304469183</text:p>
          </table:table-cell>
          <table:table-cell table:formula="of:=[.D135]*1000" office:value-type="float" office:value="10.6817683489149" calcext:value-type="float">
            <text:p>10.6817683489149</text:p>
          </table:table-cell>
          <table:table-cell office:value-type="float" office:value="8.079" calcext:value-type="float">
            <text:p>8.079</text:p>
          </table:table-cell>
          <table:table-cell office:value-type="float" office:value="8.07914" calcext:value-type="float">
            <text:p>8.07914</text:p>
          </table:table-cell>
          <table:table-cell office:value-type="float" office:value="8.06772" calcext:value-type="float">
            <text:p>8.0677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17867178400068" calcext:value-type="float">
            <text:p>0.017867178400068</text:p>
          </table:table-cell>
          <table:table-cell office:value-type="float" office:value="0.0108617659682778" calcext:value-type="float">
            <text:p>0.0108617659682778</text:p>
          </table:table-cell>
          <table:table-cell office:value-type="float" office:value="0.0106971887899564" calcext:value-type="float">
            <text:p>0.0106971887899564</text:p>
          </table:table-cell>
          <table:table-cell table:formula="of:=[.A136]" office:value-type="float" office:value="135" calcext:value-type="float">
            <text:p>135</text:p>
          </table:table-cell>
          <table:table-cell table:formula="of:=[.B136]*1000" office:value-type="float" office:value="17.867178400068" calcext:value-type="float">
            <text:p>17.867178400068</text:p>
          </table:table-cell>
          <table:table-cell table:formula="of:=[.C136]*1000" office:value-type="float" office:value="10.8617659682778" calcext:value-type="float">
            <text:p>10.8617659682778</text:p>
          </table:table-cell>
          <table:table-cell table:formula="of:=[.D136]*1000" office:value-type="float" office:value="10.6971887899564" calcext:value-type="float">
            <text:p>10.6971887899564</text:p>
          </table:table-cell>
          <table:table-cell office:value-type="float" office:value="8.08199" calcext:value-type="float">
            <text:p>8.08199</text:p>
          </table:table-cell>
          <table:table-cell office:value-type="float" office:value="8.07567" calcext:value-type="float">
            <text:p>8.07567</text:p>
          </table:table-cell>
          <table:table-cell office:value-type="float" office:value="8.06755" calcext:value-type="float">
            <text:p>8.0675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178391465870008" calcext:value-type="float">
            <text:p>0.0178391465870008</text:p>
          </table:table-cell>
          <table:table-cell office:value-type="float" office:value="0.0108706881952712" calcext:value-type="float">
            <text:p>0.0108706881952712</text:p>
          </table:table-cell>
          <table:table-cell office:value-type="float" office:value="0.0106691489272133" calcext:value-type="float">
            <text:p>0.0106691489272133</text:p>
          </table:table-cell>
          <table:table-cell table:formula="of:=[.A137]" office:value-type="float" office:value="136" calcext:value-type="float">
            <text:p>136</text:p>
          </table:table-cell>
          <table:table-cell table:formula="of:=[.B137]*1000" office:value-type="float" office:value="17.8391465870008" calcext:value-type="float">
            <text:p>17.8391465870008</text:p>
          </table:table-cell>
          <table:table-cell table:formula="of:=[.C137]*1000" office:value-type="float" office:value="10.8706881952712" calcext:value-type="float">
            <text:p>10.8706881952712</text:p>
          </table:table-cell>
          <table:table-cell table:formula="of:=[.D137]*1000" office:value-type="float" office:value="10.6691489272133" calcext:value-type="float">
            <text:p>10.6691489272133</text:p>
          </table:table-cell>
          <table:table-cell office:value-type="float" office:value="8.07095" calcext:value-type="float">
            <text:p>8.07095</text:p>
          </table:table-cell>
          <table:table-cell office:value-type="float" office:value="8.07654" calcext:value-type="float">
            <text:p>8.07654</text:p>
          </table:table-cell>
          <table:table-cell office:value-type="float" office:value="8.06631" calcext:value-type="float">
            <text:p>8.0663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78487577553556" calcext:value-type="float">
            <text:p>0.0178487577553556</text:p>
          </table:table-cell>
          <table:table-cell office:value-type="float" office:value="0.0108501120447477" calcext:value-type="float">
            <text:p>0.0108501120447477</text:p>
          </table:table-cell>
          <table:table-cell office:value-type="float" office:value="0.0106826103531506" calcext:value-type="float">
            <text:p>0.0106826103531506</text:p>
          </table:table-cell>
          <table:table-cell table:formula="of:=[.A138]" office:value-type="float" office:value="137" calcext:value-type="float">
            <text:p>137</text:p>
          </table:table-cell>
          <table:table-cell table:formula="of:=[.B138]*1000" office:value-type="float" office:value="17.8487577553556" calcext:value-type="float">
            <text:p>17.8487577553556</text:p>
          </table:table-cell>
          <table:table-cell table:formula="of:=[.C138]*1000" office:value-type="float" office:value="10.8501120447477" calcext:value-type="float">
            <text:p>10.8501120447477</text:p>
          </table:table-cell>
          <table:table-cell table:formula="of:=[.D138]*1000" office:value-type="float" office:value="10.6826103531506" calcext:value-type="float">
            <text:p>10.6826103531506</text:p>
          </table:table-cell>
          <table:table-cell office:value-type="float" office:value="8.07904" calcext:value-type="float">
            <text:p>8.07904</text:p>
          </table:table-cell>
          <table:table-cell office:value-type="float" office:value="8.07871" calcext:value-type="float">
            <text:p>8.07871</text:p>
          </table:table-cell>
          <table:table-cell office:value-type="float" office:value="8.06475" calcext:value-type="float">
            <text:p>8.0647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178586955429661" calcext:value-type="float">
            <text:p>0.0178586955429661</text:p>
          </table:table-cell>
          <table:table-cell office:value-type="float" office:value="0.0108714126380343" calcext:value-type="float">
            <text:p>0.0108714126380343</text:p>
          </table:table-cell>
          <table:table-cell office:value-type="float" office:value="0.0106936848483031" calcext:value-type="float">
            <text:p>0.0106936848483031</text:p>
          </table:table-cell>
          <table:table-cell table:formula="of:=[.A139]" office:value-type="float" office:value="138" calcext:value-type="float">
            <text:p>138</text:p>
          </table:table-cell>
          <table:table-cell table:formula="of:=[.B139]*1000" office:value-type="float" office:value="17.8586955429661" calcext:value-type="float">
            <text:p>17.8586955429661</text:p>
          </table:table-cell>
          <table:table-cell table:formula="of:=[.C139]*1000" office:value-type="float" office:value="10.8714126380343" calcext:value-type="float">
            <text:p>10.8714126380343</text:p>
          </table:table-cell>
          <table:table-cell table:formula="of:=[.D139]*1000" office:value-type="float" office:value="10.6936848483031" calcext:value-type="float">
            <text:p>10.6936848483031</text:p>
          </table:table-cell>
          <table:table-cell office:value-type="float" office:value="8.07987" calcext:value-type="float">
            <text:p>8.07987</text:p>
          </table:table-cell>
          <table:table-cell office:value-type="float" office:value="8.07858" calcext:value-type="float">
            <text:p>8.07858</text:p>
          </table:table-cell>
          <table:table-cell office:value-type="float" office:value="8.06441" calcext:value-type="float">
            <text:p>8.0644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178679646964842" calcext:value-type="float">
            <text:p>0.0178679646964842</text:p>
          </table:table-cell>
          <table:table-cell office:value-type="float" office:value="0.0108565758370182" calcext:value-type="float">
            <text:p>0.0108565758370182</text:p>
          </table:table-cell>
          <table:table-cell office:value-type="float" office:value="0.0106940707273372" calcext:value-type="float">
            <text:p>0.0106940707273372</text:p>
          </table:table-cell>
          <table:table-cell table:formula="of:=[.A140]" office:value-type="float" office:value="139" calcext:value-type="float">
            <text:p>139</text:p>
          </table:table-cell>
          <table:table-cell table:formula="of:=[.B140]*1000" office:value-type="float" office:value="17.8679646964842" calcext:value-type="float">
            <text:p>17.8679646964842</text:p>
          </table:table-cell>
          <table:table-cell table:formula="of:=[.C140]*1000" office:value-type="float" office:value="10.8565758370182" calcext:value-type="float">
            <text:p>10.8565758370182</text:p>
          </table:table-cell>
          <table:table-cell table:formula="of:=[.D140]*1000" office:value-type="float" office:value="10.6940707273372" calcext:value-type="float">
            <text:p>10.6940707273372</text:p>
          </table:table-cell>
          <table:table-cell office:value-type="float" office:value="8.08217" calcext:value-type="float">
            <text:p>8.08217</text:p>
          </table:table-cell>
          <table:table-cell office:value-type="float" office:value="8.08375" calcext:value-type="float">
            <text:p>8.08375</text:p>
          </table:table-cell>
          <table:table-cell office:value-type="float" office:value="8.06505" calcext:value-type="float">
            <text:p>8.0650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178636728983138" calcext:value-type="float">
            <text:p>0.0178636728983138</text:p>
          </table:table-cell>
          <table:table-cell office:value-type="float" office:value="0.0108671628075451" calcext:value-type="float">
            <text:p>0.0108671628075451</text:p>
          </table:table-cell>
          <table:table-cell office:value-type="float" office:value="0.0106718596909604" calcext:value-type="float">
            <text:p>0.0106718596909604</text:p>
          </table:table-cell>
          <table:table-cell table:formula="of:=[.A141]" office:value-type="float" office:value="140" calcext:value-type="float">
            <text:p>140</text:p>
          </table:table-cell>
          <table:table-cell table:formula="of:=[.B141]*1000" office:value-type="float" office:value="17.8636728983138" calcext:value-type="float">
            <text:p>17.8636728983138</text:p>
          </table:table-cell>
          <table:table-cell table:formula="of:=[.C141]*1000" office:value-type="float" office:value="10.8671628075451" calcext:value-type="float">
            <text:p>10.8671628075451</text:p>
          </table:table-cell>
          <table:table-cell table:formula="of:=[.D141]*1000" office:value-type="float" office:value="10.6718596909604" calcext:value-type="float">
            <text:p>10.6718596909604</text:p>
          </table:table-cell>
          <table:table-cell office:value-type="float" office:value="8.07859" calcext:value-type="float">
            <text:p>8.07859</text:p>
          </table:table-cell>
          <table:table-cell office:value-type="float" office:value="8.07625" calcext:value-type="float">
            <text:p>8.07625</text:p>
          </table:table-cell>
          <table:table-cell office:value-type="float" office:value="8.06479" calcext:value-type="float">
            <text:p>8.0647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178741971220875" calcext:value-type="float">
            <text:p>0.0178741971220875</text:p>
          </table:table-cell>
          <table:table-cell office:value-type="float" office:value="0.0108584793126539" calcext:value-type="float">
            <text:p>0.0108584793126539</text:p>
          </table:table-cell>
          <table:table-cell office:value-type="float" office:value="0.0106953313732431" calcext:value-type="float">
            <text:p>0.0106953313732431</text:p>
          </table:table-cell>
          <table:table-cell table:formula="of:=[.A142]" office:value-type="float" office:value="141" calcext:value-type="float">
            <text:p>141</text:p>
          </table:table-cell>
          <table:table-cell table:formula="of:=[.B142]*1000" office:value-type="float" office:value="17.8741971220875" calcext:value-type="float">
            <text:p>17.8741971220875</text:p>
          </table:table-cell>
          <table:table-cell table:formula="of:=[.C142]*1000" office:value-type="float" office:value="10.8584793126539" calcext:value-type="float">
            <text:p>10.8584793126539</text:p>
          </table:table-cell>
          <table:table-cell table:formula="of:=[.D142]*1000" office:value-type="float" office:value="10.6953313732431" calcext:value-type="float">
            <text:p>10.6953313732431</text:p>
          </table:table-cell>
          <table:table-cell office:value-type="float" office:value="8.08648" calcext:value-type="float">
            <text:p>8.08648</text:p>
          </table:table-cell>
          <table:table-cell office:value-type="float" office:value="8.08003" calcext:value-type="float">
            <text:p>8.08003</text:p>
          </table:table-cell>
          <table:table-cell office:value-type="float" office:value="8.06389" calcext:value-type="float">
            <text:p>8.06389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17842496820491" calcext:value-type="float">
            <text:p>0.017842496820491</text:p>
          </table:table-cell>
          <table:table-cell office:value-type="float" office:value="0.010875274847683" calcext:value-type="float">
            <text:p>0.010875274847683</text:p>
          </table:table-cell>
          <table:table-cell office:value-type="float" office:value="0.0106973030835702" calcext:value-type="float">
            <text:p>0.0106973030835702</text:p>
          </table:table-cell>
          <table:table-cell table:formula="of:=[.A143]" office:value-type="float" office:value="142" calcext:value-type="float">
            <text:p>142</text:p>
          </table:table-cell>
          <table:table-cell table:formula="of:=[.B143]*1000" office:value-type="float" office:value="17.842496820491" calcext:value-type="float">
            <text:p>17.842496820491</text:p>
          </table:table-cell>
          <table:table-cell table:formula="of:=[.C143]*1000" office:value-type="float" office:value="10.875274847683" calcext:value-type="float">
            <text:p>10.875274847683</text:p>
          </table:table-cell>
          <table:table-cell table:formula="of:=[.D143]*1000" office:value-type="float" office:value="10.6973030835702" calcext:value-type="float">
            <text:p>10.6973030835702</text:p>
          </table:table-cell>
          <table:table-cell office:value-type="float" office:value="8.07379" calcext:value-type="float">
            <text:p>8.07379</text:p>
          </table:table-cell>
          <table:table-cell office:value-type="float" office:value="8.0779" calcext:value-type="float">
            <text:p>8.0779</text:p>
          </table:table-cell>
          <table:table-cell office:value-type="float" office:value="8.06969" calcext:value-type="float">
            <text:p>8.06969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178682755218964" calcext:value-type="float">
            <text:p>0.0178682755218964</text:p>
          </table:table-cell>
          <table:table-cell office:value-type="float" office:value="0.0108581516668431" calcext:value-type="float">
            <text:p>0.0108581516668431</text:p>
          </table:table-cell>
          <table:table-cell office:value-type="float" office:value="0.0107152198929364" calcext:value-type="float">
            <text:p>0.0107152198929364</text:p>
          </table:table-cell>
          <table:table-cell table:formula="of:=[.A144]" office:value-type="float" office:value="143" calcext:value-type="float">
            <text:p>143</text:p>
          </table:table-cell>
          <table:table-cell table:formula="of:=[.B144]*1000" office:value-type="float" office:value="17.8682755218964" calcext:value-type="float">
            <text:p>17.8682755218964</text:p>
          </table:table-cell>
          <table:table-cell table:formula="of:=[.C144]*1000" office:value-type="float" office:value="10.8581516668431" calcext:value-type="float">
            <text:p>10.8581516668431</text:p>
          </table:table-cell>
          <table:table-cell table:formula="of:=[.D144]*1000" office:value-type="float" office:value="10.7152198929364" calcext:value-type="float">
            <text:p>10.7152198929364</text:p>
          </table:table-cell>
          <table:table-cell office:value-type="float" office:value="8.07803" calcext:value-type="float">
            <text:p>8.07803</text:p>
          </table:table-cell>
          <table:table-cell office:value-type="float" office:value="8.07451" calcext:value-type="float">
            <text:p>8.07451</text:p>
          </table:table-cell>
          <table:table-cell office:value-type="float" office:value="8.0728" calcext:value-type="float">
            <text:p>8.0728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178790977379517" calcext:value-type="float">
            <text:p>0.0178790977379517</text:p>
          </table:table-cell>
          <table:table-cell office:value-type="float" office:value="0.0108834007696931" calcext:value-type="float">
            <text:p>0.0108834007696931</text:p>
          </table:table-cell>
          <table:table-cell office:value-type="float" office:value="0.0106926655997412" calcext:value-type="float">
            <text:p>0.0106926655997412</text:p>
          </table:table-cell>
          <table:table-cell table:formula="of:=[.A145]" office:value-type="float" office:value="144" calcext:value-type="float">
            <text:p>144</text:p>
          </table:table-cell>
          <table:table-cell table:formula="of:=[.B145]*1000" office:value-type="float" office:value="17.8790977379517" calcext:value-type="float">
            <text:p>17.8790977379517</text:p>
          </table:table-cell>
          <table:table-cell table:formula="of:=[.C145]*1000" office:value-type="float" office:value="10.8834007696931" calcext:value-type="float">
            <text:p>10.8834007696931</text:p>
          </table:table-cell>
          <table:table-cell table:formula="of:=[.D145]*1000" office:value-type="float" office:value="10.6926655997412" calcext:value-type="float">
            <text:p>10.6926655997412</text:p>
          </table:table-cell>
          <table:table-cell office:value-type="float" office:value="8.07511" calcext:value-type="float">
            <text:p>8.07511</text:p>
          </table:table-cell>
          <table:table-cell office:value-type="float" office:value="8.07787" calcext:value-type="float">
            <text:p>8.07787</text:p>
          </table:table-cell>
          <table:table-cell office:value-type="float" office:value="8.06533" calcext:value-type="float">
            <text:p>8.0653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178856649832737" calcext:value-type="float">
            <text:p>0.0178856649832737</text:p>
          </table:table-cell>
          <table:table-cell office:value-type="float" office:value="0.0108764718387291" calcext:value-type="float">
            <text:p>0.0108764718387291</text:p>
          </table:table-cell>
          <table:table-cell office:value-type="float" office:value="0.0107060374990242" calcext:value-type="float">
            <text:p>0.0107060374990242</text:p>
          </table:table-cell>
          <table:table-cell table:formula="of:=[.A146]" office:value-type="float" office:value="145" calcext:value-type="float">
            <text:p>145</text:p>
          </table:table-cell>
          <table:table-cell table:formula="of:=[.B146]*1000" office:value-type="float" office:value="17.8856649832737" calcext:value-type="float">
            <text:p>17.8856649832737</text:p>
          </table:table-cell>
          <table:table-cell table:formula="of:=[.C146]*1000" office:value-type="float" office:value="10.8764718387291" calcext:value-type="float">
            <text:p>10.8764718387291</text:p>
          </table:table-cell>
          <table:table-cell table:formula="of:=[.D146]*1000" office:value-type="float" office:value="10.7060374990242" calcext:value-type="float">
            <text:p>10.7060374990242</text:p>
          </table:table-cell>
          <table:table-cell office:value-type="float" office:value="8.08345" calcext:value-type="float">
            <text:p>8.08345</text:p>
          </table:table-cell>
          <table:table-cell office:value-type="float" office:value="8.0845" calcext:value-type="float">
            <text:p>8.0845</text:p>
          </table:table-cell>
          <table:table-cell office:value-type="float" office:value="8.06503" calcext:value-type="float">
            <text:p>8.0650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178556751184707" calcext:value-type="float">
            <text:p>0.0178556751184707</text:p>
          </table:table-cell>
          <table:table-cell office:value-type="float" office:value="0.0108823576499621" calcext:value-type="float">
            <text:p>0.0108823576499621</text:p>
          </table:table-cell>
          <table:table-cell office:value-type="float" office:value="0.0106892398078974" calcext:value-type="float">
            <text:p>0.0106892398078974</text:p>
          </table:table-cell>
          <table:table-cell table:formula="of:=[.A147]" office:value-type="float" office:value="146" calcext:value-type="float">
            <text:p>146</text:p>
          </table:table-cell>
          <table:table-cell table:formula="of:=[.B147]*1000" office:value-type="float" office:value="17.8556751184707" calcext:value-type="float">
            <text:p>17.8556751184707</text:p>
          </table:table-cell>
          <table:table-cell table:formula="of:=[.C147]*1000" office:value-type="float" office:value="10.8823576499621" calcext:value-type="float">
            <text:p>10.8823576499621</text:p>
          </table:table-cell>
          <table:table-cell table:formula="of:=[.D147]*1000" office:value-type="float" office:value="10.6892398078974" calcext:value-type="float">
            <text:p>10.6892398078974</text:p>
          </table:table-cell>
          <table:table-cell office:value-type="float" office:value="8.07589" calcext:value-type="float">
            <text:p>8.07589</text:p>
          </table:table-cell>
          <table:table-cell office:value-type="float" office:value="8.08338" calcext:value-type="float">
            <text:p>8.08338</text:p>
          </table:table-cell>
          <table:table-cell office:value-type="float" office:value="8.06716" calcext:value-type="float">
            <text:p>8.0671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178487263344381" calcext:value-type="float">
            <text:p>0.0178487263344381</text:p>
          </table:table-cell>
          <table:table-cell office:value-type="float" office:value="0.0108572015081688" calcext:value-type="float">
            <text:p>0.0108572015081688</text:p>
          </table:table-cell>
          <table:table-cell office:value-type="float" office:value="0.0107019660058477" calcext:value-type="float">
            <text:p>0.0107019660058477</text:p>
          </table:table-cell>
          <table:table-cell table:formula="of:=[.A148]" office:value-type="float" office:value="147" calcext:value-type="float">
            <text:p>147</text:p>
          </table:table-cell>
          <table:table-cell table:formula="of:=[.B148]*1000" office:value-type="float" office:value="17.848726334438" calcext:value-type="float">
            <text:p>17.848726334438</text:p>
          </table:table-cell>
          <table:table-cell table:formula="of:=[.C148]*1000" office:value-type="float" office:value="10.8572015081688" calcext:value-type="float">
            <text:p>10.8572015081688</text:p>
          </table:table-cell>
          <table:table-cell table:formula="of:=[.D148]*1000" office:value-type="float" office:value="10.7019660058477" calcext:value-type="float">
            <text:p>10.7019660058477</text:p>
          </table:table-cell>
          <table:table-cell office:value-type="float" office:value="8.07271" calcext:value-type="float">
            <text:p>8.07271</text:p>
          </table:table-cell>
          <table:table-cell office:value-type="float" office:value="8.07716" calcext:value-type="float">
            <text:p>8.07716</text:p>
          </table:table-cell>
          <table:table-cell office:value-type="float" office:value="8.06909" calcext:value-type="float">
            <text:p>8.0690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178526021675464" calcext:value-type="float">
            <text:p>0.0178526021675464</text:p>
          </table:table-cell>
          <table:table-cell office:value-type="float" office:value="0.0108688689920912" calcext:value-type="float">
            <text:p>0.0108688689920912</text:p>
          </table:table-cell>
          <table:table-cell office:value-type="float" office:value="0.0107227769194691" calcext:value-type="float">
            <text:p>0.0107227769194691</text:p>
          </table:table-cell>
          <table:table-cell table:formula="of:=[.A149]" office:value-type="float" office:value="148" calcext:value-type="float">
            <text:p>148</text:p>
          </table:table-cell>
          <table:table-cell table:formula="of:=[.B149]*1000" office:value-type="float" office:value="17.8526021675464" calcext:value-type="float">
            <text:p>17.8526021675464</text:p>
          </table:table-cell>
          <table:table-cell table:formula="of:=[.C149]*1000" office:value-type="float" office:value="10.8688689920912" calcext:value-type="float">
            <text:p>10.8688689920912</text:p>
          </table:table-cell>
          <table:table-cell table:formula="of:=[.D149]*1000" office:value-type="float" office:value="10.7227769194691" calcext:value-type="float">
            <text:p>10.7227769194691</text:p>
          </table:table-cell>
          <table:table-cell office:value-type="float" office:value="8.07879" calcext:value-type="float">
            <text:p>8.07879</text:p>
          </table:table-cell>
          <table:table-cell office:value-type="float" office:value="8.0807" calcext:value-type="float">
            <text:p>8.0807</text:p>
          </table:table-cell>
          <table:table-cell office:value-type="float" office:value="8.07745" calcext:value-type="float">
            <text:p>8.07745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178787509560288" calcext:value-type="float">
            <text:p>0.0178787509560288</text:p>
          </table:table-cell>
          <table:table-cell office:value-type="float" office:value="0.0108691166138654" calcext:value-type="float">
            <text:p>0.0108691166138654</text:p>
          </table:table-cell>
          <table:table-cell office:value-type="float" office:value="0.0107217902158375" calcext:value-type="float">
            <text:p>0.0107217902158375</text:p>
          </table:table-cell>
          <table:table-cell table:formula="of:=[.A150]" office:value-type="float" office:value="149" calcext:value-type="float">
            <text:p>149</text:p>
          </table:table-cell>
          <table:table-cell table:formula="of:=[.B150]*1000" office:value-type="float" office:value="17.8787509560288" calcext:value-type="float">
            <text:p>17.8787509560288</text:p>
          </table:table-cell>
          <table:table-cell table:formula="of:=[.C150]*1000" office:value-type="float" office:value="10.8691166138654" calcext:value-type="float">
            <text:p>10.8691166138654</text:p>
          </table:table-cell>
          <table:table-cell table:formula="of:=[.D150]*1000" office:value-type="float" office:value="10.7217902158375" calcext:value-type="float">
            <text:p>10.7217902158375</text:p>
          </table:table-cell>
          <table:table-cell office:value-type="float" office:value="8.07856" calcext:value-type="float">
            <text:p>8.07856</text:p>
          </table:table-cell>
          <table:table-cell office:value-type="float" office:value="8.08071" calcext:value-type="float">
            <text:p>8.08071</text:p>
          </table:table-cell>
          <table:table-cell office:value-type="float" office:value="8.07661" calcext:value-type="float">
            <text:p>8.0766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178653767268247" calcext:value-type="float">
            <text:p>0.0178653767268247</text:p>
          </table:table-cell>
          <table:table-cell office:value-type="float" office:value="0.0108750641801733" calcext:value-type="float">
            <text:p>0.0108750641801733</text:p>
          </table:table-cell>
          <table:table-cell office:value-type="float" office:value="0.0107090756138939" calcext:value-type="float">
            <text:p>0.0107090756138939</text:p>
          </table:table-cell>
          <table:table-cell table:formula="of:=[.A151]" office:value-type="float" office:value="150" calcext:value-type="float">
            <text:p>150</text:p>
          </table:table-cell>
          <table:table-cell table:formula="of:=[.B151]*1000" office:value-type="float" office:value="17.8653767268247" calcext:value-type="float">
            <text:p>17.8653767268247</text:p>
          </table:table-cell>
          <table:table-cell table:formula="of:=[.C151]*1000" office:value-type="float" office:value="10.8750641801733" calcext:value-type="float">
            <text:p>10.8750641801733</text:p>
          </table:table-cell>
          <table:table-cell table:formula="of:=[.D151]*1000" office:value-type="float" office:value="10.7090756138939" calcext:value-type="float">
            <text:p>10.7090756138939</text:p>
          </table:table-cell>
          <table:table-cell office:value-type="float" office:value="8.07758" calcext:value-type="float">
            <text:p>8.07758</text:p>
          </table:table-cell>
          <table:table-cell office:value-type="float" office:value="8.07975" calcext:value-type="float">
            <text:p>8.07975</text:p>
          </table:table-cell>
          <table:table-cell office:value-type="float" office:value="8.06423" calcext:value-type="float">
            <text:p>8.0642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178914879815096" calcext:value-type="float">
            <text:p>0.0178914879815096</text:p>
          </table:table-cell>
          <table:table-cell office:value-type="float" office:value="0.0108472361941059" calcext:value-type="float">
            <text:p>0.0108472361941059</text:p>
          </table:table-cell>
          <table:table-cell office:value-type="float" office:value="0.0107118790788012" calcext:value-type="float">
            <text:p>0.0107118790788012</text:p>
          </table:table-cell>
          <table:table-cell table:formula="of:=[.A152]" office:value-type="float" office:value="151" calcext:value-type="float">
            <text:p>151</text:p>
          </table:table-cell>
          <table:table-cell table:formula="of:=[.B152]*1000" office:value-type="float" office:value="17.8914879815096" calcext:value-type="float">
            <text:p>17.8914879815096</text:p>
          </table:table-cell>
          <table:table-cell table:formula="of:=[.C152]*1000" office:value-type="float" office:value="10.8472361941059" calcext:value-type="float">
            <text:p>10.8472361941059</text:p>
          </table:table-cell>
          <table:table-cell table:formula="of:=[.D152]*1000" office:value-type="float" office:value="10.7118790788012" calcext:value-type="float">
            <text:p>10.7118790788012</text:p>
          </table:table-cell>
          <table:table-cell office:value-type="float" office:value="8.08613" calcext:value-type="float">
            <text:p>8.08613</text:p>
          </table:table-cell>
          <table:table-cell office:value-type="float" office:value="8.07362" calcext:value-type="float">
            <text:p>8.07362</text:p>
          </table:table-cell>
          <table:table-cell office:value-type="float" office:value="8.06403" calcext:value-type="float">
            <text:p>8.0640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178674086103494" calcext:value-type="float">
            <text:p>0.0178674086103494</text:p>
          </table:table-cell>
          <table:table-cell office:value-type="float" office:value="0.01086204801142" calcext:value-type="float">
            <text:p>0.01086204801142</text:p>
          </table:table-cell>
          <table:table-cell office:value-type="float" office:value="0.0107021671940136" calcext:value-type="float">
            <text:p>0.0107021671940136</text:p>
          </table:table-cell>
          <table:table-cell table:formula="of:=[.A153]" office:value-type="float" office:value="152" calcext:value-type="float">
            <text:p>152</text:p>
          </table:table-cell>
          <table:table-cell table:formula="of:=[.B153]*1000" office:value-type="float" office:value="17.8674086103494" calcext:value-type="float">
            <text:p>17.8674086103494</text:p>
          </table:table-cell>
          <table:table-cell table:formula="of:=[.C153]*1000" office:value-type="float" office:value="10.86204801142" calcext:value-type="float">
            <text:p>10.86204801142</text:p>
          </table:table-cell>
          <table:table-cell table:formula="of:=[.D153]*1000" office:value-type="float" office:value="10.7021671940136" calcext:value-type="float">
            <text:p>10.7021671940136</text:p>
          </table:table-cell>
          <table:table-cell office:value-type="float" office:value="8.0834" calcext:value-type="float">
            <text:p>8.0834</text:p>
          </table:table-cell>
          <table:table-cell office:value-type="float" office:value="8.07424" calcext:value-type="float">
            <text:p>8.07424</text:p>
          </table:table-cell>
          <table:table-cell office:value-type="float" office:value="8.06489" calcext:value-type="float">
            <text:p>8.0648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178671598409016" calcext:value-type="float">
            <text:p>0.0178671598409016</text:p>
          </table:table-cell>
          <table:table-cell office:value-type="float" office:value="0.0108490323751298" calcext:value-type="float">
            <text:p>0.0108490323751298</text:p>
          </table:table-cell>
          <table:table-cell office:value-type="float" office:value="0.0107236328472365" calcext:value-type="float">
            <text:p>0.0107236328472365</text:p>
          </table:table-cell>
          <table:table-cell table:formula="of:=[.A154]" office:value-type="float" office:value="153" calcext:value-type="float">
            <text:p>153</text:p>
          </table:table-cell>
          <table:table-cell table:formula="of:=[.B154]*1000" office:value-type="float" office:value="17.8671598409016" calcext:value-type="float">
            <text:p>17.8671598409016</text:p>
          </table:table-cell>
          <table:table-cell table:formula="of:=[.C154]*1000" office:value-type="float" office:value="10.8490323751298" calcext:value-type="float">
            <text:p>10.8490323751298</text:p>
          </table:table-cell>
          <table:table-cell table:formula="of:=[.D154]*1000" office:value-type="float" office:value="10.7236328472365" calcext:value-type="float">
            <text:p>10.7236328472365</text:p>
          </table:table-cell>
          <table:table-cell office:value-type="float" office:value="8.08292" calcext:value-type="float">
            <text:p>8.08292</text:p>
          </table:table-cell>
          <table:table-cell office:value-type="float" office:value="8.0732" calcext:value-type="float">
            <text:p>8.0732</text:p>
          </table:table-cell>
          <table:table-cell office:value-type="float" office:value="8.06636" calcext:value-type="float">
            <text:p>8.0663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178973385155745" calcext:value-type="float">
            <text:p>0.0178973385155745</text:p>
          </table:table-cell>
          <table:table-cell office:value-type="float" office:value="0.0108747009123737" calcext:value-type="float">
            <text:p>0.0108747009123737</text:p>
          </table:table-cell>
          <table:table-cell office:value-type="float" office:value="0.0107028331645676" calcext:value-type="float">
            <text:p>0.0107028331645676</text:p>
          </table:table-cell>
          <table:table-cell table:formula="of:=[.A155]" office:value-type="float" office:value="154" calcext:value-type="float">
            <text:p>154</text:p>
          </table:table-cell>
          <table:table-cell table:formula="of:=[.B155]*1000" office:value-type="float" office:value="17.8973385155745" calcext:value-type="float">
            <text:p>17.8973385155745</text:p>
          </table:table-cell>
          <table:table-cell table:formula="of:=[.C155]*1000" office:value-type="float" office:value="10.8747009123737" calcext:value-type="float">
            <text:p>10.8747009123737</text:p>
          </table:table-cell>
          <table:table-cell table:formula="of:=[.D155]*1000" office:value-type="float" office:value="10.7028331645676" calcext:value-type="float">
            <text:p>10.7028331645676</text:p>
          </table:table-cell>
          <table:table-cell office:value-type="float" office:value="8.08632" calcext:value-type="float">
            <text:p>8.08632</text:p>
          </table:table-cell>
          <table:table-cell office:value-type="float" office:value="8.07176" calcext:value-type="float">
            <text:p>8.07176</text:p>
          </table:table-cell>
          <table:table-cell office:value-type="float" office:value="8.06637" calcext:value-type="float">
            <text:p>8.0663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178833468441822" calcext:value-type="float">
            <text:p>0.0178833468441822</text:p>
          </table:table-cell>
          <table:table-cell office:value-type="float" office:value="0.0108590171748363" calcext:value-type="float">
            <text:p>0.0108590171748363</text:p>
          </table:table-cell>
          <table:table-cell office:value-type="float" office:value="0.0107152791449679" calcext:value-type="float">
            <text:p>0.0107152791449679</text:p>
          </table:table-cell>
          <table:table-cell table:formula="of:=[.A156]" office:value-type="float" office:value="155" calcext:value-type="float">
            <text:p>155</text:p>
          </table:table-cell>
          <table:table-cell table:formula="of:=[.B156]*1000" office:value-type="float" office:value="17.8833468441822" calcext:value-type="float">
            <text:p>17.8833468441822</text:p>
          </table:table-cell>
          <table:table-cell table:formula="of:=[.C156]*1000" office:value-type="float" office:value="10.8590171748363" calcext:value-type="float">
            <text:p>10.8590171748363</text:p>
          </table:table-cell>
          <table:table-cell table:formula="of:=[.D156]*1000" office:value-type="float" office:value="10.7152791449679" calcext:value-type="float">
            <text:p>10.7152791449679</text:p>
          </table:table-cell>
          <table:table-cell office:value-type="float" office:value="8.07668" calcext:value-type="float">
            <text:p>8.07668</text:p>
          </table:table-cell>
          <table:table-cell office:value-type="float" office:value="8.0718" calcext:value-type="float">
            <text:p>8.0718</text:p>
          </table:table-cell>
          <table:table-cell office:value-type="float" office:value="8.06772" calcext:value-type="float">
            <text:p>8.06772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178627618579448" calcext:value-type="float">
            <text:p>0.0178627618579448</text:p>
          </table:table-cell>
          <table:table-cell office:value-type="float" office:value="0.0108724708794945" calcext:value-type="float">
            <text:p>0.0108724708794945</text:p>
          </table:table-cell>
          <table:table-cell office:value-type="float" office:value="0.0107230542227601" calcext:value-type="float">
            <text:p>0.0107230542227601</text:p>
          </table:table-cell>
          <table:table-cell table:formula="of:=[.A157]" office:value-type="float" office:value="156" calcext:value-type="float">
            <text:p>156</text:p>
          </table:table-cell>
          <table:table-cell table:formula="of:=[.B157]*1000" office:value-type="float" office:value="17.8627618579448" calcext:value-type="float">
            <text:p>17.8627618579448</text:p>
          </table:table-cell>
          <table:table-cell table:formula="of:=[.C157]*1000" office:value-type="float" office:value="10.8724708794945" calcext:value-type="float">
            <text:p>10.8724708794945</text:p>
          </table:table-cell>
          <table:table-cell table:formula="of:=[.D157]*1000" office:value-type="float" office:value="10.7230542227601" calcext:value-type="float">
            <text:p>10.7230542227601</text:p>
          </table:table-cell>
          <table:table-cell office:value-type="float" office:value="8.07615" calcext:value-type="float">
            <text:p>8.07615</text:p>
          </table:table-cell>
          <table:table-cell office:value-type="float" office:value="8.07487" calcext:value-type="float">
            <text:p>8.07487</text:p>
          </table:table-cell>
          <table:table-cell office:value-type="float" office:value="8.0727" calcext:value-type="float">
            <text:p>8.0727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178626072588466" calcext:value-type="float">
            <text:p>0.0178626072588466</text:p>
          </table:table-cell>
          <table:table-cell office:value-type="float" office:value="0.0108605251238253" calcext:value-type="float">
            <text:p>0.0108605251238253</text:p>
          </table:table-cell>
          <table:table-cell office:value-type="float" office:value="0.0107211016519301" calcext:value-type="float">
            <text:p>0.0107211016519301</text:p>
          </table:table-cell>
          <table:table-cell table:formula="of:=[.A158]" office:value-type="float" office:value="157" calcext:value-type="float">
            <text:p>157</text:p>
          </table:table-cell>
          <table:table-cell table:formula="of:=[.B158]*1000" office:value-type="float" office:value="17.8626072588466" calcext:value-type="float">
            <text:p>17.8626072588466</text:p>
          </table:table-cell>
          <table:table-cell table:formula="of:=[.C158]*1000" office:value-type="float" office:value="10.8605251238253" calcext:value-type="float">
            <text:p>10.8605251238253</text:p>
          </table:table-cell>
          <table:table-cell table:formula="of:=[.D158]*1000" office:value-type="float" office:value="10.7211016519301" calcext:value-type="float">
            <text:p>10.7211016519301</text:p>
          </table:table-cell>
          <table:table-cell office:value-type="float" office:value="8.0774" calcext:value-type="float">
            <text:p>8.0774</text:p>
          </table:table-cell>
          <table:table-cell office:value-type="float" office:value="8.07413" calcext:value-type="float">
            <text:p>8.07413</text:p>
          </table:table-cell>
          <table:table-cell office:value-type="float" office:value="8.07213" calcext:value-type="float">
            <text:p>8.07213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178768272162158" calcext:value-type="float">
            <text:p>0.0178768272162158</text:p>
          </table:table-cell>
          <table:table-cell office:value-type="float" office:value="0.0108775535190305" calcext:value-type="float">
            <text:p>0.0108775535190305</text:p>
          </table:table-cell>
          <table:table-cell office:value-type="float" office:value="0.0107120496167272" calcext:value-type="float">
            <text:p>0.0107120496167272</text:p>
          </table:table-cell>
          <table:table-cell table:formula="of:=[.A159]" office:value-type="float" office:value="158" calcext:value-type="float">
            <text:p>158</text:p>
          </table:table-cell>
          <table:table-cell table:formula="of:=[.B159]*1000" office:value-type="float" office:value="17.8768272162158" calcext:value-type="float">
            <text:p>17.8768272162158</text:p>
          </table:table-cell>
          <table:table-cell table:formula="of:=[.C159]*1000" office:value-type="float" office:value="10.8775535190305" calcext:value-type="float">
            <text:p>10.8775535190305</text:p>
          </table:table-cell>
          <table:table-cell table:formula="of:=[.D159]*1000" office:value-type="float" office:value="10.7120496167272" calcext:value-type="float">
            <text:p>10.7120496167272</text:p>
          </table:table-cell>
          <table:table-cell office:value-type="float" office:value="8.08051" calcext:value-type="float">
            <text:p>8.08051</text:p>
          </table:table-cell>
          <table:table-cell office:value-type="float" office:value="8.07448" calcext:value-type="float">
            <text:p>8.07448</text:p>
          </table:table-cell>
          <table:table-cell office:value-type="float" office:value="8.07198" calcext:value-type="float">
            <text:p>8.0719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178839096918218" calcext:value-type="float">
            <text:p>0.0178839096918218</text:p>
          </table:table-cell>
          <table:table-cell office:value-type="float" office:value="0.0108632342777629" calcext:value-type="float">
            <text:p>0.0108632342777629</text:p>
          </table:table-cell>
          <table:table-cell office:value-type="float" office:value="0.0107235872006789" calcext:value-type="float">
            <text:p>0.0107235872006789</text:p>
          </table:table-cell>
          <table:table-cell table:formula="of:=[.A160]" office:value-type="float" office:value="159" calcext:value-type="float">
            <text:p>159</text:p>
          </table:table-cell>
          <table:table-cell table:formula="of:=[.B160]*1000" office:value-type="float" office:value="17.8839096918218" calcext:value-type="float">
            <text:p>17.8839096918218</text:p>
          </table:table-cell>
          <table:table-cell table:formula="of:=[.C160]*1000" office:value-type="float" office:value="10.8632342777629" calcext:value-type="float">
            <text:p>10.8632342777629</text:p>
          </table:table-cell>
          <table:table-cell table:formula="of:=[.D160]*1000" office:value-type="float" office:value="10.7235872006789" calcext:value-type="float">
            <text:p>10.7235872006789</text:p>
          </table:table-cell>
          <table:table-cell office:value-type="float" office:value="8.08003" calcext:value-type="float">
            <text:p>8.08003</text:p>
          </table:table-cell>
          <table:table-cell office:value-type="float" office:value="8.07212" calcext:value-type="float">
            <text:p>8.07212</text:p>
          </table:table-cell>
          <table:table-cell office:value-type="float" office:value="8.06769" calcext:value-type="float">
            <text:p>8.06769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178920771393556" calcext:value-type="float">
            <text:p>0.0178920771393556</text:p>
          </table:table-cell>
          <table:table-cell office:value-type="float" office:value="0.010870537025271" calcext:value-type="float">
            <text:p>0.010870537025271</text:p>
          </table:table-cell>
          <table:table-cell office:value-type="float" office:value="0.0106997853991441" calcext:value-type="float">
            <text:p>0.0106997853991441</text:p>
          </table:table-cell>
          <table:table-cell table:formula="of:=[.A161]" office:value-type="float" office:value="160" calcext:value-type="float">
            <text:p>160</text:p>
          </table:table-cell>
          <table:table-cell table:formula="of:=[.B161]*1000" office:value-type="float" office:value="17.8920771393556" calcext:value-type="float">
            <text:p>17.8920771393556</text:p>
          </table:table-cell>
          <table:table-cell table:formula="of:=[.C161]*1000" office:value-type="float" office:value="10.870537025271" calcext:value-type="float">
            <text:p>10.870537025271</text:p>
          </table:table-cell>
          <table:table-cell table:formula="of:=[.D161]*1000" office:value-type="float" office:value="10.6997853991441" calcext:value-type="float">
            <text:p>10.6997853991441</text:p>
          </table:table-cell>
          <table:table-cell office:value-type="float" office:value="8.07899" calcext:value-type="float">
            <text:p>8.07899</text:p>
          </table:table-cell>
          <table:table-cell office:value-type="float" office:value="8.07065" calcext:value-type="float">
            <text:p>8.07065</text:p>
          </table:table-cell>
          <table:table-cell office:value-type="float" office:value="8.06525" calcext:value-type="float">
            <text:p>8.06525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178793825426011" calcext:value-type="float">
            <text:p>0.0178793825426011</text:p>
          </table:table-cell>
          <table:table-cell office:value-type="float" office:value="0.0108663340161449" calcext:value-type="float">
            <text:p>0.0108663340161449</text:p>
          </table:table-cell>
          <table:table-cell office:value-type="float" office:value="0.0107136458233945" calcext:value-type="float">
            <text:p>0.0107136458233945</text:p>
          </table:table-cell>
          <table:table-cell table:formula="of:=[.A162]" office:value-type="float" office:value="161" calcext:value-type="float">
            <text:p>161</text:p>
          </table:table-cell>
          <table:table-cell table:formula="of:=[.B162]*1000" office:value-type="float" office:value="17.8793825426011" calcext:value-type="float">
            <text:p>17.8793825426011</text:p>
          </table:table-cell>
          <table:table-cell table:formula="of:=[.C162]*1000" office:value-type="float" office:value="10.8663340161449" calcext:value-type="float">
            <text:p>10.8663340161449</text:p>
          </table:table-cell>
          <table:table-cell table:formula="of:=[.D162]*1000" office:value-type="float" office:value="10.7136458233945" calcext:value-type="float">
            <text:p>10.7136458233945</text:p>
          </table:table-cell>
          <table:table-cell office:value-type="float" office:value="8.07279" calcext:value-type="float">
            <text:p>8.07279</text:p>
          </table:table-cell>
          <table:table-cell office:value-type="float" office:value="8.07527" calcext:value-type="float">
            <text:p>8.07527</text:p>
          </table:table-cell>
          <table:table-cell office:value-type="float" office:value="8.06845" calcext:value-type="float">
            <text:p>8.0684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178591696940602" calcext:value-type="float">
            <text:p>0.0178591696940602</text:p>
          </table:table-cell>
          <table:table-cell office:value-type="float" office:value="0.0108479714817961" calcext:value-type="float">
            <text:p>0.0108479714817961</text:p>
          </table:table-cell>
          <table:table-cell office:value-type="float" office:value="0.0107256320573923" calcext:value-type="float">
            <text:p>0.0107256320573923</text:p>
          </table:table-cell>
          <table:table-cell table:formula="of:=[.A163]" office:value-type="float" office:value="162" calcext:value-type="float">
            <text:p>162</text:p>
          </table:table-cell>
          <table:table-cell table:formula="of:=[.B163]*1000" office:value-type="float" office:value="17.8591696940602" calcext:value-type="float">
            <text:p>17.8591696940602</text:p>
          </table:table-cell>
          <table:table-cell table:formula="of:=[.C163]*1000" office:value-type="float" office:value="10.8479714817961" calcext:value-type="float">
            <text:p>10.8479714817961</text:p>
          </table:table-cell>
          <table:table-cell table:formula="of:=[.D163]*1000" office:value-type="float" office:value="10.7256320573923" calcext:value-type="float">
            <text:p>10.7256320573923</text:p>
          </table:table-cell>
          <table:table-cell office:value-type="float" office:value="8.0807" calcext:value-type="float">
            <text:p>8.0807</text:p>
          </table:table-cell>
          <table:table-cell office:value-type="float" office:value="8.07295" calcext:value-type="float">
            <text:p>8.07295</text:p>
          </table:table-cell>
          <table:table-cell office:value-type="float" office:value="8.07437" calcext:value-type="float">
            <text:p>8.07437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178780184185632" calcext:value-type="float">
            <text:p>0.0178780184185632</text:p>
          </table:table-cell>
          <table:table-cell office:value-type="float" office:value="0.0108553490588747" calcext:value-type="float">
            <text:p>0.0108553490588747</text:p>
          </table:table-cell>
          <table:table-cell office:value-type="float" office:value="0.0107378522862073" calcext:value-type="float">
            <text:p>0.0107378522862073</text:p>
          </table:table-cell>
          <table:table-cell table:formula="of:=[.A164]" office:value-type="float" office:value="163" calcext:value-type="float">
            <text:p>163</text:p>
          </table:table-cell>
          <table:table-cell table:formula="of:=[.B164]*1000" office:value-type="float" office:value="17.8780184185632" calcext:value-type="float">
            <text:p>17.8780184185632</text:p>
          </table:table-cell>
          <table:table-cell table:formula="of:=[.C164]*1000" office:value-type="float" office:value="10.8553490588747" calcext:value-type="float">
            <text:p>10.8553490588747</text:p>
          </table:table-cell>
          <table:table-cell table:formula="of:=[.D164]*1000" office:value-type="float" office:value="10.7378522862073" calcext:value-type="float">
            <text:p>10.7378522862073</text:p>
          </table:table-cell>
          <table:table-cell office:value-type="float" office:value="8.07809" calcext:value-type="float">
            <text:p>8.07809</text:p>
          </table:table-cell>
          <table:table-cell office:value-type="float" office:value="8.07424" calcext:value-type="float">
            <text:p>8.07424</text:p>
          </table:table-cell>
          <table:table-cell office:value-type="float" office:value="8.07695" calcext:value-type="float">
            <text:p>8.0769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178876093194469" calcext:value-type="float">
            <text:p>0.0178876093194469</text:p>
          </table:table-cell>
          <table:table-cell office:value-type="float" office:value="0.0108667631155038" calcext:value-type="float">
            <text:p>0.0108667631155038</text:p>
          </table:table-cell>
          <table:table-cell office:value-type="float" office:value="0.0107251857200482" calcext:value-type="float">
            <text:p>0.0107251857200482</text:p>
          </table:table-cell>
          <table:table-cell table:formula="of:=[.A165]" office:value-type="float" office:value="164" calcext:value-type="float">
            <text:p>164</text:p>
          </table:table-cell>
          <table:table-cell table:formula="of:=[.B165]*1000" office:value-type="float" office:value="17.8876093194469" calcext:value-type="float">
            <text:p>17.8876093194469</text:p>
          </table:table-cell>
          <table:table-cell table:formula="of:=[.C165]*1000" office:value-type="float" office:value="10.8667631155038" calcext:value-type="float">
            <text:p>10.8667631155038</text:p>
          </table:table-cell>
          <table:table-cell table:formula="of:=[.D165]*1000" office:value-type="float" office:value="10.7251857200482" calcext:value-type="float">
            <text:p>10.7251857200482</text:p>
          </table:table-cell>
          <table:table-cell office:value-type="float" office:value="8.07545" calcext:value-type="float">
            <text:p>8.07545</text:p>
          </table:table-cell>
          <table:table-cell office:value-type="float" office:value="8.07332" calcext:value-type="float">
            <text:p>8.07332</text:p>
          </table:table-cell>
          <table:table-cell office:value-type="float" office:value="8.07778" calcext:value-type="float">
            <text:p>8.0777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178911702117052" calcext:value-type="float">
            <text:p>0.0178911702117052</text:p>
          </table:table-cell>
          <table:table-cell office:value-type="float" office:value="0.0108527861385904" calcext:value-type="float">
            <text:p>0.0108527861385904</text:p>
          </table:table-cell>
          <table:table-cell office:value-type="float" office:value="0.0107355247124842" calcext:value-type="float">
            <text:p>0.0107355247124842</text:p>
          </table:table-cell>
          <table:table-cell table:formula="of:=[.A166]" office:value-type="float" office:value="165" calcext:value-type="float">
            <text:p>165</text:p>
          </table:table-cell>
          <table:table-cell table:formula="of:=[.B166]*1000" office:value-type="float" office:value="17.8911702117052" calcext:value-type="float">
            <text:p>17.8911702117052</text:p>
          </table:table-cell>
          <table:table-cell table:formula="of:=[.C166]*1000" office:value-type="float" office:value="10.8527861385904" calcext:value-type="float">
            <text:p>10.8527861385904</text:p>
          </table:table-cell>
          <table:table-cell table:formula="of:=[.D166]*1000" office:value-type="float" office:value="10.7355247124842" calcext:value-type="float">
            <text:p>10.7355247124842</text:p>
          </table:table-cell>
          <table:table-cell office:value-type="float" office:value="8.082" calcext:value-type="float">
            <text:p>8.082</text:p>
          </table:table-cell>
          <table:table-cell office:value-type="float" office:value="8.0733" calcext:value-type="float">
            <text:p>8.0733</text:p>
          </table:table-cell>
          <table:table-cell office:value-type="float" office:value="8.0757" calcext:value-type="float">
            <text:p>8.0757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178871281126558" calcext:value-type="float">
            <text:p>0.0178871281126558</text:p>
          </table:table-cell>
          <table:table-cell office:value-type="float" office:value="0.0108589560903476" calcext:value-type="float">
            <text:p>0.0108589560903476</text:p>
          </table:table-cell>
          <table:table-cell office:value-type="float" office:value="0.0107137863301364" calcext:value-type="float">
            <text:p>0.0107137863301364</text:p>
          </table:table-cell>
          <table:table-cell table:formula="of:=[.A167]" office:value-type="float" office:value="166" calcext:value-type="float">
            <text:p>166</text:p>
          </table:table-cell>
          <table:table-cell table:formula="of:=[.B167]*1000" office:value-type="float" office:value="17.8871281126558" calcext:value-type="float">
            <text:p>17.8871281126558</text:p>
          </table:table-cell>
          <table:table-cell table:formula="of:=[.C167]*1000" office:value-type="float" office:value="10.8589560903476" calcext:value-type="float">
            <text:p>10.8589560903476</text:p>
          </table:table-cell>
          <table:table-cell table:formula="of:=[.D167]*1000" office:value-type="float" office:value="10.7137863301364" calcext:value-type="float">
            <text:p>10.7137863301364</text:p>
          </table:table-cell>
          <table:table-cell office:value-type="float" office:value="8.08594" calcext:value-type="float">
            <text:p>8.08594</text:p>
          </table:table-cell>
          <table:table-cell office:value-type="float" office:value="8.07309" calcext:value-type="float">
            <text:p>8.07309</text:p>
          </table:table-cell>
          <table:table-cell office:value-type="float" office:value="8.06858" calcext:value-type="float">
            <text:p>8.0685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178696251284413" calcext:value-type="float">
            <text:p>0.0178696251284413</text:p>
          </table:table-cell>
          <table:table-cell office:value-type="float" office:value="0.0108533201731768" calcext:value-type="float">
            <text:p>0.0108533201731768</text:p>
          </table:table-cell>
          <table:table-cell office:value-type="float" office:value="0.0107308433322537" calcext:value-type="float">
            <text:p>0.0107308433322537</text:p>
          </table:table-cell>
          <table:table-cell table:formula="of:=[.A168]" office:value-type="float" office:value="167" calcext:value-type="float">
            <text:p>167</text:p>
          </table:table-cell>
          <table:table-cell table:formula="of:=[.B168]*1000" office:value-type="float" office:value="17.8696251284414" calcext:value-type="float">
            <text:p>17.8696251284414</text:p>
          </table:table-cell>
          <table:table-cell table:formula="of:=[.C168]*1000" office:value-type="float" office:value="10.8533201731768" calcext:value-type="float">
            <text:p>10.8533201731768</text:p>
          </table:table-cell>
          <table:table-cell table:formula="of:=[.D168]*1000" office:value-type="float" office:value="10.7308433322537" calcext:value-type="float">
            <text:p>10.7308433322537</text:p>
          </table:table-cell>
          <table:table-cell office:value-type="float" office:value="8.08629" calcext:value-type="float">
            <text:p>8.08629</text:p>
          </table:table-cell>
          <table:table-cell office:value-type="float" office:value="8.07321" calcext:value-type="float">
            <text:p>8.07321</text:p>
          </table:table-cell>
          <table:table-cell office:value-type="float" office:value="8.07342" calcext:value-type="float">
            <text:p>8.0734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178726906855508" calcext:value-type="float">
            <text:p>0.0178726906855508</text:p>
          </table:table-cell>
          <table:table-cell office:value-type="float" office:value="0.0108788829031799" calcext:value-type="float">
            <text:p>0.0108788829031799</text:p>
          </table:table-cell>
          <table:table-cell office:value-type="float" office:value="0.0107272127968944" calcext:value-type="float">
            <text:p>0.0107272127968944</text:p>
          </table:table-cell>
          <table:table-cell table:formula="of:=[.A169]" office:value-type="float" office:value="168" calcext:value-type="float">
            <text:p>168</text:p>
          </table:table-cell>
          <table:table-cell table:formula="of:=[.B169]*1000" office:value-type="float" office:value="17.8726906855508" calcext:value-type="float">
            <text:p>17.8726906855508</text:p>
          </table:table-cell>
          <table:table-cell table:formula="of:=[.C169]*1000" office:value-type="float" office:value="10.8788829031799" calcext:value-type="float">
            <text:p>10.8788829031799</text:p>
          </table:table-cell>
          <table:table-cell table:formula="of:=[.D169]*1000" office:value-type="float" office:value="10.7272127968944" calcext:value-type="float">
            <text:p>10.7272127968944</text:p>
          </table:table-cell>
          <table:table-cell office:value-type="float" office:value="8.07879" calcext:value-type="float">
            <text:p>8.07879</text:p>
          </table:table-cell>
          <table:table-cell office:value-type="float" office:value="8.07661" calcext:value-type="float">
            <text:p>8.07661</text:p>
          </table:table-cell>
          <table:table-cell office:value-type="float" office:value="8.07493" calcext:value-type="float">
            <text:p>8.0749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178812950631807" calcext:value-type="float">
            <text:p>0.0178812950631807</text:p>
          </table:table-cell>
          <table:table-cell office:value-type="float" office:value="0.0108711214435262" calcext:value-type="float">
            <text:p>0.0108711214435262</text:p>
          </table:table-cell>
          <table:table-cell office:value-type="float" office:value="0.0107333216732412" calcext:value-type="float">
            <text:p>0.0107333216732412</text:p>
          </table:table-cell>
          <table:table-cell table:formula="of:=[.A170]" office:value-type="float" office:value="169" calcext:value-type="float">
            <text:p>169</text:p>
          </table:table-cell>
          <table:table-cell table:formula="of:=[.B170]*1000" office:value-type="float" office:value="17.8812950631807" calcext:value-type="float">
            <text:p>17.8812950631807</text:p>
          </table:table-cell>
          <table:table-cell table:formula="of:=[.C170]*1000" office:value-type="float" office:value="10.8711214435262" calcext:value-type="float">
            <text:p>10.8711214435262</text:p>
          </table:table-cell>
          <table:table-cell table:formula="of:=[.D170]*1000" office:value-type="float" office:value="10.7333216732412" calcext:value-type="float">
            <text:p>10.7333216732412</text:p>
          </table:table-cell>
          <table:table-cell office:value-type="float" office:value="8.08025" calcext:value-type="float">
            <text:p>8.08025</text:p>
          </table:table-cell>
          <table:table-cell office:value-type="float" office:value="8.08219" calcext:value-type="float">
            <text:p>8.08219</text:p>
          </table:table-cell>
          <table:table-cell office:value-type="float" office:value="8.07559" calcext:value-type="float">
            <text:p>8.07559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178749762018625" calcext:value-type="float">
            <text:p>0.0178749762018625</text:p>
          </table:table-cell>
          <table:table-cell office:value-type="float" office:value="0.0108780663174842" calcext:value-type="float">
            <text:p>0.0108780663174842</text:p>
          </table:table-cell>
          <table:table-cell office:value-type="float" office:value="0.010722235233974" calcext:value-type="float">
            <text:p>0.010722235233974</text:p>
          </table:table-cell>
          <table:table-cell table:formula="of:=[.A171]" office:value-type="float" office:value="170" calcext:value-type="float">
            <text:p>170</text:p>
          </table:table-cell>
          <table:table-cell table:formula="of:=[.B171]*1000" office:value-type="float" office:value="17.8749762018625" calcext:value-type="float">
            <text:p>17.8749762018625</text:p>
          </table:table-cell>
          <table:table-cell table:formula="of:=[.C171]*1000" office:value-type="float" office:value="10.8780663174842" calcext:value-type="float">
            <text:p>10.8780663174842</text:p>
          </table:table-cell>
          <table:table-cell table:formula="of:=[.D171]*1000" office:value-type="float" office:value="10.722235233974" calcext:value-type="float">
            <text:p>10.722235233974</text:p>
          </table:table-cell>
          <table:table-cell office:value-type="float" office:value="8.08034" calcext:value-type="float">
            <text:p>8.08034</text:p>
          </table:table-cell>
          <table:table-cell office:value-type="float" office:value="8.0808" calcext:value-type="float">
            <text:p>8.0808</text:p>
          </table:table-cell>
          <table:table-cell office:value-type="float" office:value="8.07599" calcext:value-type="float">
            <text:p>8.0759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178849286274411" calcext:value-type="float">
            <text:p>0.0178849286274411</text:p>
          </table:table-cell>
          <table:table-cell office:value-type="float" office:value="0.010868581878469" calcext:value-type="float">
            <text:p>0.010868581878469</text:p>
          </table:table-cell>
          <table:table-cell office:value-type="float" office:value="0.0107277654894424" calcext:value-type="float">
            <text:p>0.0107277654894424</text:p>
          </table:table-cell>
          <table:table-cell table:formula="of:=[.A172]" office:value-type="float" office:value="171" calcext:value-type="float">
            <text:p>171</text:p>
          </table:table-cell>
          <table:table-cell table:formula="of:=[.B172]*1000" office:value-type="float" office:value="17.8849286274411" calcext:value-type="float">
            <text:p>17.8849286274411</text:p>
          </table:table-cell>
          <table:table-cell table:formula="of:=[.C172]*1000" office:value-type="float" office:value="10.868581878469" calcext:value-type="float">
            <text:p>10.868581878469</text:p>
          </table:table-cell>
          <table:table-cell table:formula="of:=[.D172]*1000" office:value-type="float" office:value="10.7277654894424" calcext:value-type="float">
            <text:p>10.7277654894424</text:p>
          </table:table-cell>
          <table:table-cell office:value-type="float" office:value="8.08084" calcext:value-type="float">
            <text:p>8.08084</text:p>
          </table:table-cell>
          <table:table-cell office:value-type="float" office:value="8.08493" calcext:value-type="float">
            <text:p>8.08493</text:p>
          </table:table-cell>
          <table:table-cell office:value-type="float" office:value="8.06841" calcext:value-type="float">
            <text:p>8.0684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178650830853666" calcext:value-type="float">
            <text:p>0.0178650830853666</text:p>
          </table:table-cell>
          <table:table-cell office:value-type="float" office:value="0.0108789660557856" calcext:value-type="float">
            <text:p>0.0108789660557856</text:p>
          </table:table-cell>
          <table:table-cell office:value-type="float" office:value="0.010726447794427" calcext:value-type="float">
            <text:p>0.010726447794427</text:p>
          </table:table-cell>
          <table:table-cell table:formula="of:=[.A173]" office:value-type="float" office:value="172" calcext:value-type="float">
            <text:p>172</text:p>
          </table:table-cell>
          <table:table-cell table:formula="of:=[.B173]*1000" office:value-type="float" office:value="17.8650830853666" calcext:value-type="float">
            <text:p>17.8650830853666</text:p>
          </table:table-cell>
          <table:table-cell table:formula="of:=[.C173]*1000" office:value-type="float" office:value="10.8789660557856" calcext:value-type="float">
            <text:p>10.8789660557856</text:p>
          </table:table-cell>
          <table:table-cell table:formula="of:=[.D173]*1000" office:value-type="float" office:value="10.726447794427" calcext:value-type="float">
            <text:p>10.726447794427</text:p>
          </table:table-cell>
          <table:table-cell office:value-type="float" office:value="8.08002" calcext:value-type="float">
            <text:p>8.08002</text:p>
          </table:table-cell>
          <table:table-cell office:value-type="float" office:value="8.08423" calcext:value-type="float">
            <text:p>8.08423</text:p>
          </table:table-cell>
          <table:table-cell office:value-type="float" office:value="8.0665" calcext:value-type="float">
            <text:p>8.066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17878930680202" calcext:value-type="float">
            <text:p>0.017878930680202</text:p>
          </table:table-cell>
          <table:table-cell office:value-type="float" office:value="0.0108626529330752" calcext:value-type="float">
            <text:p>0.0108626529330752</text:p>
          </table:table-cell>
          <table:table-cell office:value-type="float" office:value="0.0107338932279611" calcext:value-type="float">
            <text:p>0.0107338932279611</text:p>
          </table:table-cell>
          <table:table-cell table:formula="of:=[.A174]" office:value-type="float" office:value="173" calcext:value-type="float">
            <text:p>173</text:p>
          </table:table-cell>
          <table:table-cell table:formula="of:=[.B174]*1000" office:value-type="float" office:value="17.878930680202" calcext:value-type="float">
            <text:p>17.878930680202</text:p>
          </table:table-cell>
          <table:table-cell table:formula="of:=[.C174]*1000" office:value-type="float" office:value="10.8626529330752" calcext:value-type="float">
            <text:p>10.8626529330752</text:p>
          </table:table-cell>
          <table:table-cell table:formula="of:=[.D174]*1000" office:value-type="float" office:value="10.7338932279611" calcext:value-type="float">
            <text:p>10.7338932279611</text:p>
          </table:table-cell>
          <table:table-cell office:value-type="float" office:value="8.08658" calcext:value-type="float">
            <text:p>8.08658</text:p>
          </table:table-cell>
          <table:table-cell office:value-type="float" office:value="8.08275" calcext:value-type="float">
            <text:p>8.08275</text:p>
          </table:table-cell>
          <table:table-cell office:value-type="float" office:value="8.06532" calcext:value-type="float">
            <text:p>8.0653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178801739310487" calcext:value-type="float">
            <text:p>0.0178801739310487</text:p>
          </table:table-cell>
          <table:table-cell office:value-type="float" office:value="0.0108711323720065" calcext:value-type="float">
            <text:p>0.0108711323720065</text:p>
          </table:table-cell>
          <table:table-cell office:value-type="float" office:value="0.0107117988538833" calcext:value-type="float">
            <text:p>0.0107117988538833</text:p>
          </table:table-cell>
          <table:table-cell table:formula="of:=[.A175]" office:value-type="float" office:value="174" calcext:value-type="float">
            <text:p>174</text:p>
          </table:table-cell>
          <table:table-cell table:formula="of:=[.B175]*1000" office:value-type="float" office:value="17.8801739310487" calcext:value-type="float">
            <text:p>17.8801739310487</text:p>
          </table:table-cell>
          <table:table-cell table:formula="of:=[.C175]*1000" office:value-type="float" office:value="10.8711323720065" calcext:value-type="float">
            <text:p>10.8711323720065</text:p>
          </table:table-cell>
          <table:table-cell table:formula="of:=[.D175]*1000" office:value-type="float" office:value="10.7117988538833" calcext:value-type="float">
            <text:p>10.7117988538833</text:p>
          </table:table-cell>
          <table:table-cell office:value-type="float" office:value="8.07434" calcext:value-type="float">
            <text:p>8.07434</text:p>
          </table:table-cell>
          <table:table-cell office:value-type="float" office:value="8.0841" calcext:value-type="float">
            <text:p>8.0841</text:p>
          </table:table-cell>
          <table:table-cell office:value-type="float" office:value="8.06471" calcext:value-type="float">
            <text:p>8.0647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178888764526857" calcext:value-type="float">
            <text:p>0.0178888764526857</text:p>
          </table:table-cell>
          <table:table-cell office:value-type="float" office:value="0.0108617590644127" calcext:value-type="float">
            <text:p>0.0108617590644127</text:p>
          </table:table-cell>
          <table:table-cell office:value-type="float" office:value="0.0107307402898192" calcext:value-type="float">
            <text:p>0.0107307402898192</text:p>
          </table:table-cell>
          <table:table-cell table:formula="of:=[.A176]" office:value-type="float" office:value="175" calcext:value-type="float">
            <text:p>175</text:p>
          </table:table-cell>
          <table:table-cell table:formula="of:=[.B176]*1000" office:value-type="float" office:value="17.8888764526857" calcext:value-type="float">
            <text:p>17.8888764526857</text:p>
          </table:table-cell>
          <table:table-cell table:formula="of:=[.C176]*1000" office:value-type="float" office:value="10.8617590644127" calcext:value-type="float">
            <text:p>10.8617590644127</text:p>
          </table:table-cell>
          <table:table-cell table:formula="of:=[.D176]*1000" office:value-type="float" office:value="10.7307402898192" calcext:value-type="float">
            <text:p>10.7307402898192</text:p>
          </table:table-cell>
          <table:table-cell office:value-type="float" office:value="8.07798" calcext:value-type="float">
            <text:p>8.07798</text:p>
          </table:table-cell>
          <table:table-cell office:value-type="float" office:value="8.08024" calcext:value-type="float">
            <text:p>8.08024</text:p>
          </table:table-cell>
          <table:table-cell office:value-type="float" office:value="8.06581" calcext:value-type="float">
            <text:p>8.0658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178987304208209" calcext:value-type="float">
            <text:p>0.0178987304208209</text:p>
          </table:table-cell>
          <table:table-cell office:value-type="float" office:value="0.0108620919644872" calcext:value-type="float">
            <text:p>0.0108620919644872</text:p>
          </table:table-cell>
          <table:table-cell office:value-type="float" office:value="0.0107360941410148" calcext:value-type="float">
            <text:p>0.0107360941410148</text:p>
          </table:table-cell>
          <table:table-cell table:formula="of:=[.A177]" office:value-type="float" office:value="176" calcext:value-type="float">
            <text:p>176</text:p>
          </table:table-cell>
          <table:table-cell table:formula="of:=[.B177]*1000" office:value-type="float" office:value="17.8987304208209" calcext:value-type="float">
            <text:p>17.8987304208209</text:p>
          </table:table-cell>
          <table:table-cell table:formula="of:=[.C177]*1000" office:value-type="float" office:value="10.8620919644872" calcext:value-type="float">
            <text:p>10.8620919644872</text:p>
          </table:table-cell>
          <table:table-cell table:formula="of:=[.D177]*1000" office:value-type="float" office:value="10.7360941410148" calcext:value-type="float">
            <text:p>10.7360941410148</text:p>
          </table:table-cell>
          <table:table-cell office:value-type="float" office:value="8.07874" calcext:value-type="float">
            <text:p>8.07874</text:p>
          </table:table-cell>
          <table:table-cell office:value-type="float" office:value="8.08234" calcext:value-type="float">
            <text:p>8.08234</text:p>
          </table:table-cell>
          <table:table-cell office:value-type="float" office:value="8.07299" calcext:value-type="float">
            <text:p>8.0729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178808338128696" calcext:value-type="float">
            <text:p>0.0178808338128696</text:p>
          </table:table-cell>
          <table:table-cell office:value-type="float" office:value="0.0108345021982001" calcext:value-type="float">
            <text:p>0.0108345021982001</text:p>
          </table:table-cell>
          <table:table-cell office:value-type="float" office:value="0.0107441498963499" calcext:value-type="float">
            <text:p>0.0107441498963499</text:p>
          </table:table-cell>
          <table:table-cell table:formula="of:=[.A178]" office:value-type="float" office:value="177" calcext:value-type="float">
            <text:p>177</text:p>
          </table:table-cell>
          <table:table-cell table:formula="of:=[.B178]*1000" office:value-type="float" office:value="17.8808338128696" calcext:value-type="float">
            <text:p>17.8808338128696</text:p>
          </table:table-cell>
          <table:table-cell table:formula="of:=[.C178]*1000" office:value-type="float" office:value="10.8345021982001" calcext:value-type="float">
            <text:p>10.8345021982001</text:p>
          </table:table-cell>
          <table:table-cell table:formula="of:=[.D178]*1000" office:value-type="float" office:value="10.7441498963499" calcext:value-type="float">
            <text:p>10.7441498963499</text:p>
          </table:table-cell>
          <table:table-cell office:value-type="float" office:value="8.07905" calcext:value-type="float">
            <text:p>8.07905</text:p>
          </table:table-cell>
          <table:table-cell office:value-type="float" office:value="8.08094" calcext:value-type="float">
            <text:p>8.08094</text:p>
          </table:table-cell>
          <table:table-cell office:value-type="float" office:value="8.07527" calcext:value-type="float">
            <text:p>8.07527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178694812466956" calcext:value-type="float">
            <text:p>0.0178694812466956</text:p>
          </table:table-cell>
          <table:table-cell office:value-type="float" office:value="0.0108346447067215" calcext:value-type="float">
            <text:p>0.0108346447067215</text:p>
          </table:table-cell>
          <table:table-cell office:value-type="float" office:value="0.0107424262588967" calcext:value-type="float">
            <text:p>0.0107424262588967</text:p>
          </table:table-cell>
          <table:table-cell table:formula="of:=[.A179]" office:value-type="float" office:value="178" calcext:value-type="float">
            <text:p>178</text:p>
          </table:table-cell>
          <table:table-cell table:formula="of:=[.B179]*1000" office:value-type="float" office:value="17.8694812466956" calcext:value-type="float">
            <text:p>17.8694812466956</text:p>
          </table:table-cell>
          <table:table-cell table:formula="of:=[.C179]*1000" office:value-type="float" office:value="10.8346447067215" calcext:value-type="float">
            <text:p>10.8346447067215</text:p>
          </table:table-cell>
          <table:table-cell table:formula="of:=[.D179]*1000" office:value-type="float" office:value="10.7424262588967" calcext:value-type="float">
            <text:p>10.7424262588967</text:p>
          </table:table-cell>
          <table:table-cell office:value-type="float" office:value="8.07627" calcext:value-type="float">
            <text:p>8.07627</text:p>
          </table:table-cell>
          <table:table-cell office:value-type="float" office:value="8.07963" calcext:value-type="float">
            <text:p>8.07963</text:p>
          </table:table-cell>
          <table:table-cell office:value-type="float" office:value="8.07742" calcext:value-type="float">
            <text:p>8.07742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178883712899704" calcext:value-type="float">
            <text:p>0.0178883712899704</text:p>
          </table:table-cell>
          <table:table-cell office:value-type="float" office:value="0.0108118471231095" calcext:value-type="float">
            <text:p>0.0108118471231095</text:p>
          </table:table-cell>
          <table:table-cell office:value-type="float" office:value="0.010755051546011" calcext:value-type="float">
            <text:p>0.010755051546011</text:p>
          </table:table-cell>
          <table:table-cell table:formula="of:=[.A180]" office:value-type="float" office:value="179" calcext:value-type="float">
            <text:p>179</text:p>
          </table:table-cell>
          <table:table-cell table:formula="of:=[.B180]*1000" office:value-type="float" office:value="17.8883712899704" calcext:value-type="float">
            <text:p>17.8883712899704</text:p>
          </table:table-cell>
          <table:table-cell table:formula="of:=[.C180]*1000" office:value-type="float" office:value="10.8118471231095" calcext:value-type="float">
            <text:p>10.8118471231095</text:p>
          </table:table-cell>
          <table:table-cell table:formula="of:=[.D180]*1000" office:value-type="float" office:value="10.755051546011" calcext:value-type="float">
            <text:p>10.755051546011</text:p>
          </table:table-cell>
          <table:table-cell office:value-type="float" office:value="8.0785" calcext:value-type="float">
            <text:p>8.0785</text:p>
          </table:table-cell>
          <table:table-cell office:value-type="float" office:value="8.07599" calcext:value-type="float">
            <text:p>8.07599</text:p>
          </table:table-cell>
          <table:table-cell office:value-type="float" office:value="8.08055" calcext:value-type="float">
            <text:p>8.0805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178870338738649" calcext:value-type="float">
            <text:p>0.0178870338738649</text:p>
          </table:table-cell>
          <table:table-cell office:value-type="float" office:value="0.0108057401979927" calcext:value-type="float">
            <text:p>0.0108057401979927</text:p>
          </table:table-cell>
          <table:table-cell office:value-type="float" office:value="0.010744581816652" calcext:value-type="float">
            <text:p>0.010744581816652</text:p>
          </table:table-cell>
          <table:table-cell table:formula="of:=[.A181]" office:value-type="float" office:value="180" calcext:value-type="float">
            <text:p>180</text:p>
          </table:table-cell>
          <table:table-cell table:formula="of:=[.B181]*1000" office:value-type="float" office:value="17.8870338738649" calcext:value-type="float">
            <text:p>17.8870338738649</text:p>
          </table:table-cell>
          <table:table-cell table:formula="of:=[.C181]*1000" office:value-type="float" office:value="10.8057401979927" calcext:value-type="float">
            <text:p>10.8057401979927</text:p>
          </table:table-cell>
          <table:table-cell table:formula="of:=[.D181]*1000" office:value-type="float" office:value="10.744581816652" calcext:value-type="float">
            <text:p>10.744581816652</text:p>
          </table:table-cell>
          <table:table-cell office:value-type="float" office:value="8.08343" calcext:value-type="float">
            <text:p>8.08343</text:p>
          </table:table-cell>
          <table:table-cell office:value-type="float" office:value="8.07247" calcext:value-type="float">
            <text:p>8.07247</text:p>
          </table:table-cell>
          <table:table-cell office:value-type="float" office:value="8.07953" calcext:value-type="float">
            <text:p>8.0795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178852676406337" calcext:value-type="float">
            <text:p>0.0178852676406337</text:p>
          </table:table-cell>
          <table:table-cell office:value-type="float" office:value="0.0108082247141322" calcext:value-type="float">
            <text:p>0.0108082247141322</text:p>
          </table:table-cell>
          <table:table-cell office:value-type="float" office:value="0.0107643115759547" calcext:value-type="float">
            <text:p>0.0107643115759547</text:p>
          </table:table-cell>
          <table:table-cell table:formula="of:=[.A182]" office:value-type="float" office:value="181" calcext:value-type="float">
            <text:p>181</text:p>
          </table:table-cell>
          <table:table-cell table:formula="of:=[.B182]*1000" office:value-type="float" office:value="17.8852676406337" calcext:value-type="float">
            <text:p>17.8852676406337</text:p>
          </table:table-cell>
          <table:table-cell table:formula="of:=[.C182]*1000" office:value-type="float" office:value="10.8082247141322" calcext:value-type="float">
            <text:p>10.8082247141322</text:p>
          </table:table-cell>
          <table:table-cell table:formula="of:=[.D182]*1000" office:value-type="float" office:value="10.7643115759547" calcext:value-type="float">
            <text:p>10.7643115759547</text:p>
          </table:table-cell>
          <table:table-cell office:value-type="float" office:value="8.08384" calcext:value-type="float">
            <text:p>8.08384</text:p>
          </table:table-cell>
          <table:table-cell office:value-type="float" office:value="8.07619" calcext:value-type="float">
            <text:p>8.07619</text:p>
          </table:table-cell>
          <table:table-cell office:value-type="float" office:value="8.07904" calcext:value-type="float">
            <text:p>8.0790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178640163855481" calcext:value-type="float">
            <text:p>0.0178640163855481</text:p>
          </table:table-cell>
          <table:table-cell office:value-type="float" office:value="0.0108108821670081" calcext:value-type="float">
            <text:p>0.0108108821670081</text:p>
          </table:table-cell>
          <table:table-cell office:value-type="float" office:value="0.0107458638205163" calcext:value-type="float">
            <text:p>0.0107458638205163</text:p>
          </table:table-cell>
          <table:table-cell table:formula="of:=[.A183]" office:value-type="float" office:value="182" calcext:value-type="float">
            <text:p>182</text:p>
          </table:table-cell>
          <table:table-cell table:formula="of:=[.B183]*1000" office:value-type="float" office:value="17.8640163855481" calcext:value-type="float">
            <text:p>17.8640163855481</text:p>
          </table:table-cell>
          <table:table-cell table:formula="of:=[.C183]*1000" office:value-type="float" office:value="10.8108821670081" calcext:value-type="float">
            <text:p>10.8108821670081</text:p>
          </table:table-cell>
          <table:table-cell table:formula="of:=[.D183]*1000" office:value-type="float" office:value="10.7458638205163" calcext:value-type="float">
            <text:p>10.7458638205163</text:p>
          </table:table-cell>
          <table:table-cell office:value-type="float" office:value="8.08384" calcext:value-type="float">
            <text:p>8.08384</text:p>
          </table:table-cell>
          <table:table-cell office:value-type="float" office:value="8.07114" calcext:value-type="float">
            <text:p>8.07114</text:p>
          </table:table-cell>
          <table:table-cell office:value-type="float" office:value="8.07642" calcext:value-type="float">
            <text:p>8.0764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178695255055337" calcext:value-type="float">
            <text:p>0.0178695255055337</text:p>
          </table:table-cell>
          <table:table-cell office:value-type="float" office:value="0.0108020474108367" calcext:value-type="float">
            <text:p>0.0108020474108367</text:p>
          </table:table-cell>
          <table:table-cell office:value-type="float" office:value="0.0107456849792291" calcext:value-type="float">
            <text:p>0.0107456849792291</text:p>
          </table:table-cell>
          <table:table-cell table:formula="of:=[.A184]" office:value-type="float" office:value="183" calcext:value-type="float">
            <text:p>183</text:p>
          </table:table-cell>
          <table:table-cell table:formula="of:=[.B184]*1000" office:value-type="float" office:value="17.8695255055337" calcext:value-type="float">
            <text:p>17.8695255055337</text:p>
          </table:table-cell>
          <table:table-cell table:formula="of:=[.C184]*1000" office:value-type="float" office:value="10.8020474108367" calcext:value-type="float">
            <text:p>10.8020474108367</text:p>
          </table:table-cell>
          <table:table-cell table:formula="of:=[.D184]*1000" office:value-type="float" office:value="10.7456849792291" calcext:value-type="float">
            <text:p>10.7456849792291</text:p>
          </table:table-cell>
          <table:table-cell office:value-type="float" office:value="8.08121" calcext:value-type="float">
            <text:p>8.08121</text:p>
          </table:table-cell>
          <table:table-cell office:value-type="float" office:value="8.06855" calcext:value-type="float">
            <text:p>8.06855</text:p>
          </table:table-cell>
          <table:table-cell office:value-type="float" office:value="8.07436" calcext:value-type="float">
            <text:p>8.0743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178599991183043" calcext:value-type="float">
            <text:p>0.0178599991183043</text:p>
          </table:table-cell>
          <table:table-cell office:value-type="float" office:value="0.0107882560989521" calcext:value-type="float">
            <text:p>0.0107882560989521</text:p>
          </table:table-cell>
          <table:table-cell office:value-type="float" office:value="0.0107259235127976" calcext:value-type="float">
            <text:p>0.0107259235127976</text:p>
          </table:table-cell>
          <table:table-cell table:formula="of:=[.A185]" office:value-type="float" office:value="184" calcext:value-type="float">
            <text:p>184</text:p>
          </table:table-cell>
          <table:table-cell table:formula="of:=[.B185]*1000" office:value-type="float" office:value="17.8599991183043" calcext:value-type="float">
            <text:p>17.8599991183043</text:p>
          </table:table-cell>
          <table:table-cell table:formula="of:=[.C185]*1000" office:value-type="float" office:value="10.7882560989521" calcext:value-type="float">
            <text:p>10.7882560989521</text:p>
          </table:table-cell>
          <table:table-cell table:formula="of:=[.D185]*1000" office:value-type="float" office:value="10.7259235127976" calcext:value-type="float">
            <text:p>10.7259235127976</text:p>
          </table:table-cell>
          <table:table-cell office:value-type="float" office:value="8.0777" calcext:value-type="float">
            <text:p>8.0777</text:p>
          </table:table-cell>
          <table:table-cell office:value-type="float" office:value="8.06741" calcext:value-type="float">
            <text:p>8.06741</text:p>
          </table:table-cell>
          <table:table-cell office:value-type="float" office:value="8.06842" calcext:value-type="float">
            <text:p>8.0684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178353004393105" calcext:value-type="float">
            <text:p>0.0178353004393105</text:p>
          </table:table-cell>
          <table:table-cell office:value-type="float" office:value="0.0107895380708095" calcext:value-type="float">
            <text:p>0.0107895380708095</text:p>
          </table:table-cell>
          <table:table-cell office:value-type="float" office:value="0.0107467724876624" calcext:value-type="float">
            <text:p>0.0107467724876624</text:p>
          </table:table-cell>
          <table:table-cell table:formula="of:=[.A186]" office:value-type="float" office:value="185" calcext:value-type="float">
            <text:p>185</text:p>
          </table:table-cell>
          <table:table-cell table:formula="of:=[.B186]*1000" office:value-type="float" office:value="17.8353004393105" calcext:value-type="float">
            <text:p>17.8353004393105</text:p>
          </table:table-cell>
          <table:table-cell table:formula="of:=[.C186]*1000" office:value-type="float" office:value="10.7895380708095" calcext:value-type="float">
            <text:p>10.7895380708095</text:p>
          </table:table-cell>
          <table:table-cell table:formula="of:=[.D186]*1000" office:value-type="float" office:value="10.7467724876624" calcext:value-type="float">
            <text:p>10.7467724876624</text:p>
          </table:table-cell>
          <table:table-cell office:value-type="float" office:value="8.08151" calcext:value-type="float">
            <text:p>8.08151</text:p>
          </table:table-cell>
          <table:table-cell office:value-type="float" office:value="8.07131" calcext:value-type="float">
            <text:p>8.07131</text:p>
          </table:table-cell>
          <table:table-cell office:value-type="float" office:value="8.06945" calcext:value-type="float">
            <text:p>8.06945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178459267564734" calcext:value-type="float">
            <text:p>0.0178459267564734</text:p>
          </table:table-cell>
          <table:table-cell office:value-type="float" office:value="0.0107917480403513" calcext:value-type="float">
            <text:p>0.0107917480403513</text:p>
          </table:table-cell>
          <table:table-cell office:value-type="float" office:value="0.0107103078887058" calcext:value-type="float">
            <text:p>0.0107103078887058</text:p>
          </table:table-cell>
          <table:table-cell table:formula="of:=[.A187]" office:value-type="float" office:value="186" calcext:value-type="float">
            <text:p>186</text:p>
          </table:table-cell>
          <table:table-cell table:formula="of:=[.B187]*1000" office:value-type="float" office:value="17.8459267564734" calcext:value-type="float">
            <text:p>17.8459267564734</text:p>
          </table:table-cell>
          <table:table-cell table:formula="of:=[.C187]*1000" office:value-type="float" office:value="10.7917480403513" calcext:value-type="float">
            <text:p>10.7917480403513</text:p>
          </table:table-cell>
          <table:table-cell table:formula="of:=[.D187]*1000" office:value-type="float" office:value="10.7103078887058" calcext:value-type="float">
            <text:p>10.7103078887058</text:p>
          </table:table-cell>
          <table:table-cell office:value-type="float" office:value="8.07269" calcext:value-type="float">
            <text:p>8.07269</text:p>
          </table:table-cell>
          <table:table-cell office:value-type="float" office:value="8.07521" calcext:value-type="float">
            <text:p>8.07521</text:p>
          </table:table-cell>
          <table:table-cell office:value-type="float" office:value="8.06576" calcext:value-type="float">
            <text:p>8.0657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178577591850935" calcext:value-type="float">
            <text:p>0.0178577591850935</text:p>
          </table:table-cell>
          <table:table-cell office:value-type="float" office:value="0.0107735646499278" calcext:value-type="float">
            <text:p>0.0107735646499278</text:p>
          </table:table-cell>
          <table:table-cell office:value-type="float" office:value="0.0107341202642642" calcext:value-type="float">
            <text:p>0.0107341202642642</text:p>
          </table:table-cell>
          <table:table-cell table:formula="of:=[.A188]" office:value-type="float" office:value="187" calcext:value-type="float">
            <text:p>187</text:p>
          </table:table-cell>
          <table:table-cell table:formula="of:=[.B188]*1000" office:value-type="float" office:value="17.8577591850935" calcext:value-type="float">
            <text:p>17.8577591850935</text:p>
          </table:table-cell>
          <table:table-cell table:formula="of:=[.C188]*1000" office:value-type="float" office:value="10.7735646499278" calcext:value-type="float">
            <text:p>10.7735646499278</text:p>
          </table:table-cell>
          <table:table-cell table:formula="of:=[.D188]*1000" office:value-type="float" office:value="10.7341202642642" calcext:value-type="float">
            <text:p>10.7341202642642</text:p>
          </table:table-cell>
          <table:table-cell office:value-type="float" office:value="8.08365" calcext:value-type="float">
            <text:p>8.08365</text:p>
          </table:table-cell>
          <table:table-cell office:value-type="float" office:value="8.06778" calcext:value-type="float">
            <text:p>8.06778</text:p>
          </table:table-cell>
          <table:table-cell office:value-type="float" office:value="8.06725" calcext:value-type="float">
            <text:p>8.06725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178558687205291" calcext:value-type="float">
            <text:p>0.0178558687205291</text:p>
          </table:table-cell>
          <table:table-cell office:value-type="float" office:value="0.0107632692742547" calcext:value-type="float">
            <text:p>0.0107632692742547</text:p>
          </table:table-cell>
          <table:table-cell office:value-type="float" office:value="0.0107387776263033" calcext:value-type="float">
            <text:p>0.0107387776263033</text:p>
          </table:table-cell>
          <table:table-cell table:formula="of:=[.A189]" office:value-type="float" office:value="188" calcext:value-type="float">
            <text:p>188</text:p>
          </table:table-cell>
          <table:table-cell table:formula="of:=[.B189]*1000" office:value-type="float" office:value="17.8558687205291" calcext:value-type="float">
            <text:p>17.8558687205291</text:p>
          </table:table-cell>
          <table:table-cell table:formula="of:=[.C189]*1000" office:value-type="float" office:value="10.7632692742547" calcext:value-type="float">
            <text:p>10.7632692742547</text:p>
          </table:table-cell>
          <table:table-cell table:formula="of:=[.D189]*1000" office:value-type="float" office:value="10.7387776263033" calcext:value-type="float">
            <text:p>10.7387776263033</text:p>
          </table:table-cell>
          <table:table-cell office:value-type="float" office:value="8.07854" calcext:value-type="float">
            <text:p>8.07854</text:p>
          </table:table-cell>
          <table:table-cell office:value-type="float" office:value="8.0667" calcext:value-type="float">
            <text:p>8.0667</text:p>
          </table:table-cell>
          <table:table-cell office:value-type="float" office:value="8.06768" calcext:value-type="float">
            <text:p>8.06768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178752844214675" calcext:value-type="float">
            <text:p>0.0178752844214675</text:p>
          </table:table-cell>
          <table:table-cell office:value-type="float" office:value="0.0107557128082261" calcext:value-type="float">
            <text:p>0.0107557128082261</text:p>
          </table:table-cell>
          <table:table-cell office:value-type="float" office:value="0.0107456439603292" calcext:value-type="float">
            <text:p>0.0107456439603292</text:p>
          </table:table-cell>
          <table:table-cell table:formula="of:=[.A190]" office:value-type="float" office:value="189" calcext:value-type="float">
            <text:p>189</text:p>
          </table:table-cell>
          <table:table-cell table:formula="of:=[.B190]*1000" office:value-type="float" office:value="17.8752844214675" calcext:value-type="float">
            <text:p>17.8752844214675</text:p>
          </table:table-cell>
          <table:table-cell table:formula="of:=[.C190]*1000" office:value-type="float" office:value="10.7557128082261" calcext:value-type="float">
            <text:p>10.7557128082261</text:p>
          </table:table-cell>
          <table:table-cell table:formula="of:=[.D190]*1000" office:value-type="float" office:value="10.7456439603292" calcext:value-type="float">
            <text:p>10.7456439603292</text:p>
          </table:table-cell>
          <table:table-cell office:value-type="float" office:value="8.08572" calcext:value-type="float">
            <text:p>8.08572</text:p>
          </table:table-cell>
          <table:table-cell office:value-type="float" office:value="8.06574" calcext:value-type="float">
            <text:p>8.06574</text:p>
          </table:table-cell>
          <table:table-cell office:value-type="float" office:value="8.06877" calcext:value-type="float">
            <text:p>8.0687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178535553053923" calcext:value-type="float">
            <text:p>0.0178535553053923</text:p>
          </table:table-cell>
          <table:table-cell office:value-type="float" office:value="0.0107436341045352" calcext:value-type="float">
            <text:p>0.0107436341045352</text:p>
          </table:table-cell>
          <table:table-cell office:value-type="float" office:value="0.0107442641244311" calcext:value-type="float">
            <text:p>0.0107442641244311</text:p>
          </table:table-cell>
          <table:table-cell table:formula="of:=[.A191]" office:value-type="float" office:value="190" calcext:value-type="float">
            <text:p>190</text:p>
          </table:table-cell>
          <table:table-cell table:formula="of:=[.B191]*1000" office:value-type="float" office:value="17.8535553053923" calcext:value-type="float">
            <text:p>17.8535553053923</text:p>
          </table:table-cell>
          <table:table-cell table:formula="of:=[.C191]*1000" office:value-type="float" office:value="10.7436341045352" calcext:value-type="float">
            <text:p>10.7436341045352</text:p>
          </table:table-cell>
          <table:table-cell table:formula="of:=[.D191]*1000" office:value-type="float" office:value="10.7442641244311" calcext:value-type="float">
            <text:p>10.7442641244311</text:p>
          </table:table-cell>
          <table:table-cell office:value-type="float" office:value="8.07633" calcext:value-type="float">
            <text:p>8.07633</text:p>
          </table:table-cell>
          <table:table-cell office:value-type="float" office:value="8.06916" calcext:value-type="float">
            <text:p>8.06916</text:p>
          </table:table-cell>
          <table:table-cell office:value-type="float" office:value="8.07452" calcext:value-type="float">
            <text:p>8.07452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178811855893745" calcext:value-type="float">
            <text:p>0.0178811855893745</text:p>
          </table:table-cell>
          <table:table-cell office:value-type="float" office:value="0.010747382101777" calcext:value-type="float">
            <text:p>0.010747382101777</text:p>
          </table:table-cell>
          <table:table-cell office:value-type="float" office:value="0.0107576659857298" calcext:value-type="float">
            <text:p>0.0107576659857298</text:p>
          </table:table-cell>
          <table:table-cell table:formula="of:=[.A192]" office:value-type="float" office:value="191" calcext:value-type="float">
            <text:p>191</text:p>
          </table:table-cell>
          <table:table-cell table:formula="of:=[.B192]*1000" office:value-type="float" office:value="17.8811855893745" calcext:value-type="float">
            <text:p>17.8811855893745</text:p>
          </table:table-cell>
          <table:table-cell table:formula="of:=[.C192]*1000" office:value-type="float" office:value="10.747382101777" calcext:value-type="float">
            <text:p>10.747382101777</text:p>
          </table:table-cell>
          <table:table-cell table:formula="of:=[.D192]*1000" office:value-type="float" office:value="10.7576659857298" calcext:value-type="float">
            <text:p>10.7576659857298</text:p>
          </table:table-cell>
          <table:table-cell office:value-type="float" office:value="8.08051" calcext:value-type="float">
            <text:p>8.08051</text:p>
          </table:table-cell>
          <table:table-cell office:value-type="float" office:value="8.069" calcext:value-type="float">
            <text:p>8.069</text:p>
          </table:table-cell>
          <table:table-cell office:value-type="float" office:value="8.07933" calcext:value-type="float">
            <text:p>8.07933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178512716786286" calcext:value-type="float">
            <text:p>0.0178512716786286</text:p>
          </table:table-cell>
          <table:table-cell office:value-type="float" office:value="0.0107612637633409" calcext:value-type="float">
            <text:p>0.0107612637633409</text:p>
          </table:table-cell>
          <table:table-cell office:value-type="float" office:value="0.0107520695311399" calcext:value-type="float">
            <text:p>0.0107520695311399</text:p>
          </table:table-cell>
          <table:table-cell table:formula="of:=[.A193]" office:value-type="float" office:value="192" calcext:value-type="float">
            <text:p>192</text:p>
          </table:table-cell>
          <table:table-cell table:formula="of:=[.B193]*1000" office:value-type="float" office:value="17.8512716786286" calcext:value-type="float">
            <text:p>17.8512716786286</text:p>
          </table:table-cell>
          <table:table-cell table:formula="of:=[.C193]*1000" office:value-type="float" office:value="10.7612637633409" calcext:value-type="float">
            <text:p>10.7612637633409</text:p>
          </table:table-cell>
          <table:table-cell table:formula="of:=[.D193]*1000" office:value-type="float" office:value="10.7520695311399" calcext:value-type="float">
            <text:p>10.7520695311399</text:p>
          </table:table-cell>
          <table:table-cell office:value-type="float" office:value="8.07473" calcext:value-type="float">
            <text:p>8.07473</text:p>
          </table:table-cell>
          <table:table-cell office:value-type="float" office:value="8.07662" calcext:value-type="float">
            <text:p>8.07662</text:p>
          </table:table-cell>
          <table:table-cell office:value-type="float" office:value="8.0773" calcext:value-type="float">
            <text:p>8.077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178440050472108" calcext:value-type="float">
            <text:p>0.0178440050472108</text:p>
          </table:table-cell>
          <table:table-cell office:value-type="float" office:value="0.0107450046790802" calcext:value-type="float">
            <text:p>0.0107450046790802</text:p>
          </table:table-cell>
          <table:table-cell office:value-type="float" office:value="0.0107726181647838" calcext:value-type="float">
            <text:p>0.0107726181647838</text:p>
          </table:table-cell>
          <table:table-cell table:formula="of:=[.A194]" office:value-type="float" office:value="193" calcext:value-type="float">
            <text:p>193</text:p>
          </table:table-cell>
          <table:table-cell table:formula="of:=[.B194]*1000" office:value-type="float" office:value="17.8440050472108" calcext:value-type="float">
            <text:p>17.8440050472108</text:p>
          </table:table-cell>
          <table:table-cell table:formula="of:=[.C194]*1000" office:value-type="float" office:value="10.7450046790802" calcext:value-type="float">
            <text:p>10.7450046790802</text:p>
          </table:table-cell>
          <table:table-cell table:formula="of:=[.D194]*1000" office:value-type="float" office:value="10.7726181647838" calcext:value-type="float">
            <text:p>10.7726181647838</text:p>
          </table:table-cell>
          <table:table-cell office:value-type="float" office:value="8.07998" calcext:value-type="float">
            <text:p>8.07998</text:p>
          </table:table-cell>
          <table:table-cell office:value-type="float" office:value="8.07075" calcext:value-type="float">
            <text:p>8.07075</text:p>
          </table:table-cell>
          <table:table-cell office:value-type="float" office:value="8.07723" calcext:value-type="float">
            <text:p>8.07723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178508010905437" calcext:value-type="float">
            <text:p>0.0178508010905437</text:p>
          </table:table-cell>
          <table:table-cell office:value-type="float" office:value="0.0107265519308722" calcext:value-type="float">
            <text:p>0.0107265519308722</text:p>
          </table:table-cell>
          <table:table-cell office:value-type="float" office:value="0.0107531409603233" calcext:value-type="float">
            <text:p>0.0107531409603233</text:p>
          </table:table-cell>
          <table:table-cell table:formula="of:=[.A195]" office:value-type="float" office:value="194" calcext:value-type="float">
            <text:p>194</text:p>
          </table:table-cell>
          <table:table-cell table:formula="of:=[.B195]*1000" office:value-type="float" office:value="17.8508010905437" calcext:value-type="float">
            <text:p>17.8508010905437</text:p>
          </table:table-cell>
          <table:table-cell table:formula="of:=[.C195]*1000" office:value-type="float" office:value="10.7265519308722" calcext:value-type="float">
            <text:p>10.7265519308722</text:p>
          </table:table-cell>
          <table:table-cell table:formula="of:=[.D195]*1000" office:value-type="float" office:value="10.7531409603233" calcext:value-type="float">
            <text:p>10.7531409603233</text:p>
          </table:table-cell>
          <table:table-cell office:value-type="float" office:value="8.08217" calcext:value-type="float">
            <text:p>8.08217</text:p>
          </table:table-cell>
          <table:table-cell office:value-type="float" office:value="8.06914" calcext:value-type="float">
            <text:p>8.06914</text:p>
          </table:table-cell>
          <table:table-cell office:value-type="float" office:value="8.07479" calcext:value-type="float">
            <text:p>8.0747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178471650511777" calcext:value-type="float">
            <text:p>0.0178471650511777</text:p>
          </table:table-cell>
          <table:table-cell office:value-type="float" office:value="0.0107233850953788" calcext:value-type="float">
            <text:p>0.0107233850953788</text:p>
          </table:table-cell>
          <table:table-cell office:value-type="float" office:value="0.0107759330011879" calcext:value-type="float">
            <text:p>0.0107759330011879</text:p>
          </table:table-cell>
          <table:table-cell table:formula="of:=[.A196]" office:value-type="float" office:value="195" calcext:value-type="float">
            <text:p>195</text:p>
          </table:table-cell>
          <table:table-cell table:formula="of:=[.B196]*1000" office:value-type="float" office:value="17.8471650511777" calcext:value-type="float">
            <text:p>17.8471650511777</text:p>
          </table:table-cell>
          <table:table-cell table:formula="of:=[.C196]*1000" office:value-type="float" office:value="10.7233850953788" calcext:value-type="float">
            <text:p>10.7233850953788</text:p>
          </table:table-cell>
          <table:table-cell table:formula="of:=[.D196]*1000" office:value-type="float" office:value="10.7759330011879" calcext:value-type="float">
            <text:p>10.7759330011879</text:p>
          </table:table-cell>
          <table:table-cell office:value-type="float" office:value="8.08052" calcext:value-type="float">
            <text:p>8.08052</text:p>
          </table:table-cell>
          <table:table-cell office:value-type="float" office:value="8.06886" calcext:value-type="float">
            <text:p>8.06886</text:p>
          </table:table-cell>
          <table:table-cell office:value-type="float" office:value="8.07624" calcext:value-type="float">
            <text:p>8.07624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178657267507309" calcext:value-type="float">
            <text:p>0.0178657267507309</text:p>
          </table:table-cell>
          <table:table-cell office:value-type="float" office:value="0.0107310685509499" calcext:value-type="float">
            <text:p>0.0107310685509499</text:p>
          </table:table-cell>
          <table:table-cell office:value-type="float" office:value="0.010767095479055" calcext:value-type="float">
            <text:p>0.010767095479055</text:p>
          </table:table-cell>
          <table:table-cell table:formula="of:=[.A197]" office:value-type="float" office:value="196" calcext:value-type="float">
            <text:p>196</text:p>
          </table:table-cell>
          <table:table-cell table:formula="of:=[.B197]*1000" office:value-type="float" office:value="17.8657267507309" calcext:value-type="float">
            <text:p>17.8657267507309</text:p>
          </table:table-cell>
          <table:table-cell table:formula="of:=[.C197]*1000" office:value-type="float" office:value="10.7310685509499" calcext:value-type="float">
            <text:p>10.7310685509499</text:p>
          </table:table-cell>
          <table:table-cell table:formula="of:=[.D197]*1000" office:value-type="float" office:value="10.767095479055" calcext:value-type="float">
            <text:p>10.767095479055</text:p>
          </table:table-cell>
          <table:table-cell office:value-type="float" office:value="8.07971" calcext:value-type="float">
            <text:p>8.07971</text:p>
          </table:table-cell>
          <table:table-cell office:value-type="float" office:value="8.06819" calcext:value-type="float">
            <text:p>8.06819</text:p>
          </table:table-cell>
          <table:table-cell office:value-type="float" office:value="8.07832" calcext:value-type="float">
            <text:p>8.07832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178649397120479" calcext:value-type="float">
            <text:p>0.0178649397120479</text:p>
          </table:table-cell>
          <table:table-cell office:value-type="float" office:value="0.0107148010329423" calcext:value-type="float">
            <text:p>0.0107148010329423</text:p>
          </table:table-cell>
          <table:table-cell office:value-type="float" office:value="0.0107612382129912" calcext:value-type="float">
            <text:p>0.0107612382129912</text:p>
          </table:table-cell>
          <table:table-cell table:formula="of:=[.A198]" office:value-type="float" office:value="197" calcext:value-type="float">
            <text:p>197</text:p>
          </table:table-cell>
          <table:table-cell table:formula="of:=[.B198]*1000" office:value-type="float" office:value="17.8649397120479" calcext:value-type="float">
            <text:p>17.8649397120479</text:p>
          </table:table-cell>
          <table:table-cell table:formula="of:=[.C198]*1000" office:value-type="float" office:value="10.7148010329423" calcext:value-type="float">
            <text:p>10.7148010329423</text:p>
          </table:table-cell>
          <table:table-cell table:formula="of:=[.D198]*1000" office:value-type="float" office:value="10.7612382129912" calcext:value-type="float">
            <text:p>10.7612382129912</text:p>
          </table:table-cell>
          <table:table-cell office:value-type="float" office:value="8.08255" calcext:value-type="float">
            <text:p>8.08255</text:p>
          </table:table-cell>
          <table:table-cell office:value-type="float" office:value="8.06939" calcext:value-type="float">
            <text:p>8.06939</text:p>
          </table:table-cell>
          <table:table-cell office:value-type="float" office:value="8.07514" calcext:value-type="float">
            <text:p>8.0751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178608799619927" calcext:value-type="float">
            <text:p>0.0178608799619927</text:p>
          </table:table-cell>
          <table:table-cell office:value-type="float" office:value="0.010724269946254" calcext:value-type="float">
            <text:p>0.010724269946254</text:p>
          </table:table-cell>
          <table:table-cell office:value-type="float" office:value="0.0107504469160246" calcext:value-type="float">
            <text:p>0.0107504469160246</text:p>
          </table:table-cell>
          <table:table-cell table:formula="of:=[.A199]" office:value-type="float" office:value="198" calcext:value-type="float">
            <text:p>198</text:p>
          </table:table-cell>
          <table:table-cell table:formula="of:=[.B199]*1000" office:value-type="float" office:value="17.8608799619927" calcext:value-type="float">
            <text:p>17.8608799619927</text:p>
          </table:table-cell>
          <table:table-cell table:formula="of:=[.C199]*1000" office:value-type="float" office:value="10.724269946254" calcext:value-type="float">
            <text:p>10.724269946254</text:p>
          </table:table-cell>
          <table:table-cell table:formula="of:=[.D199]*1000" office:value-type="float" office:value="10.7504469160246" calcext:value-type="float">
            <text:p>10.7504469160246</text:p>
          </table:table-cell>
          <table:table-cell office:value-type="float" office:value="8.07781" calcext:value-type="float">
            <text:p>8.07781</text:p>
          </table:table-cell>
          <table:table-cell office:value-type="float" office:value="8.07378" calcext:value-type="float">
            <text:p>8.07378</text:p>
          </table:table-cell>
          <table:table-cell office:value-type="float" office:value="8.07609" calcext:value-type="float">
            <text:p>8.07609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178618937726483" calcext:value-type="float">
            <text:p>0.0178618937726483</text:p>
          </table:table-cell>
          <table:table-cell office:value-type="float" office:value="0.0107032227623633" calcext:value-type="float">
            <text:p>0.0107032227623633</text:p>
          </table:table-cell>
          <table:table-cell office:value-type="float" office:value="0.0107567987806094" calcext:value-type="float">
            <text:p>0.0107567987806094</text:p>
          </table:table-cell>
          <table:table-cell table:formula="of:=[.A200]" office:value-type="float" office:value="199" calcext:value-type="float">
            <text:p>199</text:p>
          </table:table-cell>
          <table:table-cell table:formula="of:=[.B200]*1000" office:value-type="float" office:value="17.8618937726483" calcext:value-type="float">
            <text:p>17.8618937726483</text:p>
          </table:table-cell>
          <table:table-cell table:formula="of:=[.C200]*1000" office:value-type="float" office:value="10.7032227623633" calcext:value-type="float">
            <text:p>10.7032227623633</text:p>
          </table:table-cell>
          <table:table-cell table:formula="of:=[.D200]*1000" office:value-type="float" office:value="10.7567987806094" calcext:value-type="float">
            <text:p>10.7567987806094</text:p>
          </table:table-cell>
          <table:table-cell office:value-type="float" office:value="8.08113" calcext:value-type="float">
            <text:p>8.08113</text:p>
          </table:table-cell>
          <table:table-cell office:value-type="float" office:value="8.07825" calcext:value-type="float">
            <text:p>8.07825</text:p>
          </table:table-cell>
          <table:table-cell office:value-type="float" office:value="8.07323" calcext:value-type="float">
            <text:p>8.0732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78365309749921" calcext:value-type="float">
            <text:p>0.0178365309749921</text:p>
          </table:table-cell>
          <table:table-cell office:value-type="float" office:value="0.0107134367714252" calcext:value-type="float">
            <text:p>0.0107134367714252</text:p>
          </table:table-cell>
          <table:table-cell office:value-type="float" office:value="0.0107486754060972" calcext:value-type="float">
            <text:p>0.0107486754060972</text:p>
          </table:table-cell>
          <table:table-cell table:formula="of:=[.A201]" office:value-type="float" office:value="200" calcext:value-type="float">
            <text:p>200</text:p>
          </table:table-cell>
          <table:table-cell table:formula="of:=[.B201]*1000" office:value-type="float" office:value="17.8365309749921" calcext:value-type="float">
            <text:p>17.8365309749921</text:p>
          </table:table-cell>
          <table:table-cell table:formula="of:=[.C201]*1000" office:value-type="float" office:value="10.7134367714252" calcext:value-type="float">
            <text:p>10.7134367714252</text:p>
          </table:table-cell>
          <table:table-cell table:formula="of:=[.D201]*1000" office:value-type="float" office:value="10.7486754060972" calcext:value-type="float">
            <text:p>10.7486754060972</text:p>
          </table:table-cell>
          <table:table-cell office:value-type="float" office:value="8.06991" calcext:value-type="float">
            <text:p>8.06991</text:p>
          </table:table-cell>
          <table:table-cell office:value-type="float" office:value="8.07818" calcext:value-type="float">
            <text:p>8.07818</text:p>
          </table:table-cell>
          <table:table-cell office:value-type="float" office:value="8.0698" calcext:value-type="float">
            <text:p>8.0698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178659925252377" calcext:value-type="float">
            <text:p>0.0178659925252377</text:p>
          </table:table-cell>
          <table:table-cell office:value-type="float" office:value="0.0106910025427929" calcext:value-type="float">
            <text:p>0.0106910025427929</text:p>
          </table:table-cell>
          <table:table-cell office:value-type="float" office:value="0.010759595747354" calcext:value-type="float">
            <text:p>0.010759595747354</text:p>
          </table:table-cell>
          <table:table-cell table:formula="of:=[.A202]" office:value-type="float" office:value="201" calcext:value-type="float">
            <text:p>201</text:p>
          </table:table-cell>
          <table:table-cell table:formula="of:=[.B202]*1000" office:value-type="float" office:value="17.8659925252377" calcext:value-type="float">
            <text:p>17.8659925252377</text:p>
          </table:table-cell>
          <table:table-cell table:formula="of:=[.C202]*1000" office:value-type="float" office:value="10.6910025427929" calcext:value-type="float">
            <text:p>10.6910025427929</text:p>
          </table:table-cell>
          <table:table-cell table:formula="of:=[.D202]*1000" office:value-type="float" office:value="10.759595747354" calcext:value-type="float">
            <text:p>10.759595747354</text:p>
          </table:table-cell>
          <table:table-cell office:value-type="float" office:value="8.08264" calcext:value-type="float">
            <text:p>8.08264</text:p>
          </table:table-cell>
          <table:table-cell office:value-type="float" office:value="8.075" calcext:value-type="float">
            <text:p>8.075</text:p>
          </table:table-cell>
          <table:table-cell office:value-type="float" office:value="8.06809" calcext:value-type="float">
            <text:p>8.06809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178798495872822" calcext:value-type="float">
            <text:p>0.0178798495872822</text:p>
          </table:table-cell>
          <table:table-cell office:value-type="float" office:value="0.0106991643763635" calcext:value-type="float">
            <text:p>0.0106991643763635</text:p>
          </table:table-cell>
          <table:table-cell office:value-type="float" office:value="0.0107669470009666" calcext:value-type="float">
            <text:p>0.0107669470009666</text:p>
          </table:table-cell>
          <table:table-cell table:formula="of:=[.A203]" office:value-type="float" office:value="202" calcext:value-type="float">
            <text:p>202</text:p>
          </table:table-cell>
          <table:table-cell table:formula="of:=[.B203]*1000" office:value-type="float" office:value="17.8798495872822" calcext:value-type="float">
            <text:p>17.8798495872822</text:p>
          </table:table-cell>
          <table:table-cell table:formula="of:=[.C203]*1000" office:value-type="float" office:value="10.6991643763635" calcext:value-type="float">
            <text:p>10.6991643763635</text:p>
          </table:table-cell>
          <table:table-cell table:formula="of:=[.D203]*1000" office:value-type="float" office:value="10.7669470009666" calcext:value-type="float">
            <text:p>10.7669470009666</text:p>
          </table:table-cell>
          <table:table-cell office:value-type="float" office:value="8.08328" calcext:value-type="float">
            <text:p>8.08328</text:p>
          </table:table-cell>
          <table:table-cell office:value-type="float" office:value="8.07378" calcext:value-type="float">
            <text:p>8.07378</text:p>
          </table:table-cell>
          <table:table-cell office:value-type="float" office:value="8.07955" calcext:value-type="float">
            <text:p>8.07955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178460813235875" calcext:value-type="float">
            <text:p>0.0178460813235875</text:p>
          </table:table-cell>
          <table:table-cell office:value-type="float" office:value="0.0106884852838151" calcext:value-type="float">
            <text:p>0.0106884852838151</text:p>
          </table:table-cell>
          <table:table-cell office:value-type="float" office:value="0.0107649313496808" calcext:value-type="float">
            <text:p>0.0107649313496808</text:p>
          </table:table-cell>
          <table:table-cell table:formula="of:=[.A204]" office:value-type="float" office:value="203" calcext:value-type="float">
            <text:p>203</text:p>
          </table:table-cell>
          <table:table-cell table:formula="of:=[.B204]*1000" office:value-type="float" office:value="17.8460813235875" calcext:value-type="float">
            <text:p>17.8460813235875</text:p>
          </table:table-cell>
          <table:table-cell table:formula="of:=[.C204]*1000" office:value-type="float" office:value="10.6884852838151" calcext:value-type="float">
            <text:p>10.6884852838151</text:p>
          </table:table-cell>
          <table:table-cell table:formula="of:=[.D204]*1000" office:value-type="float" office:value="10.7649313496808" calcext:value-type="float">
            <text:p>10.7649313496808</text:p>
          </table:table-cell>
          <table:table-cell office:value-type="float" office:value="8.07614" calcext:value-type="float">
            <text:p>8.07614</text:p>
          </table:table-cell>
          <table:table-cell office:value-type="float" office:value="8.07366" calcext:value-type="float">
            <text:p>8.07366</text:p>
          </table:table-cell>
          <table:table-cell office:value-type="float" office:value="8.07422" calcext:value-type="float">
            <text:p>8.07422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178649975206931" calcext:value-type="float">
            <text:p>0.0178649975206931</text:p>
          </table:table-cell>
          <table:table-cell office:value-type="float" office:value="0.0106762156999007" calcext:value-type="float">
            <text:p>0.0106762156999007</text:p>
          </table:table-cell>
          <table:table-cell office:value-type="float" office:value="0.0107478787189081" calcext:value-type="float">
            <text:p>0.0107478787189081</text:p>
          </table:table-cell>
          <table:table-cell table:formula="of:=[.A205]" office:value-type="float" office:value="204" calcext:value-type="float">
            <text:p>204</text:p>
          </table:table-cell>
          <table:table-cell table:formula="of:=[.B205]*1000" office:value-type="float" office:value="17.8649975206931" calcext:value-type="float">
            <text:p>17.8649975206931</text:p>
          </table:table-cell>
          <table:table-cell table:formula="of:=[.C205]*1000" office:value-type="float" office:value="10.6762156999007" calcext:value-type="float">
            <text:p>10.6762156999007</text:p>
          </table:table-cell>
          <table:table-cell table:formula="of:=[.D205]*1000" office:value-type="float" office:value="10.7478787189081" calcext:value-type="float">
            <text:p>10.7478787189081</text:p>
          </table:table-cell>
          <table:table-cell office:value-type="float" office:value="8.07507" calcext:value-type="float">
            <text:p>8.07507</text:p>
          </table:table-cell>
          <table:table-cell office:value-type="float" office:value="8.06456" calcext:value-type="float">
            <text:p>8.06456</text:p>
          </table:table-cell>
          <table:table-cell office:value-type="float" office:value="8.07341" calcext:value-type="float">
            <text:p>8.0734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178624840484631" calcext:value-type="float">
            <text:p>0.0178624840484631</text:p>
          </table:table-cell>
          <table:table-cell office:value-type="float" office:value="0.0106702959652972" calcext:value-type="float">
            <text:p>0.0106702959652972</text:p>
          </table:table-cell>
          <table:table-cell office:value-type="float" office:value="0.0107487749114252" calcext:value-type="float">
            <text:p>0.0107487749114252</text:p>
          </table:table-cell>
          <table:table-cell table:formula="of:=[.A206]" office:value-type="float" office:value="205" calcext:value-type="float">
            <text:p>205</text:p>
          </table:table-cell>
          <table:table-cell table:formula="of:=[.B206]*1000" office:value-type="float" office:value="17.8624840484631" calcext:value-type="float">
            <text:p>17.8624840484631</text:p>
          </table:table-cell>
          <table:table-cell table:formula="of:=[.C206]*1000" office:value-type="float" office:value="10.6702959652972" calcext:value-type="float">
            <text:p>10.6702959652972</text:p>
          </table:table-cell>
          <table:table-cell table:formula="of:=[.D206]*1000" office:value-type="float" office:value="10.7487749114252" calcext:value-type="float">
            <text:p>10.7487749114252</text:p>
          </table:table-cell>
          <table:table-cell office:value-type="float" office:value="8.08181" calcext:value-type="float">
            <text:p>8.08181</text:p>
          </table:table-cell>
          <table:table-cell office:value-type="float" office:value="8.06637" calcext:value-type="float">
            <text:p>8.06637</text:p>
          </table:table-cell>
          <table:table-cell office:value-type="float" office:value="8.0743" calcext:value-type="float">
            <text:p>8.074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178739197332344" calcext:value-type="float">
            <text:p>0.0178739197332344</text:p>
          </table:table-cell>
          <table:table-cell office:value-type="float" office:value="0.0106702853966876" calcext:value-type="float">
            <text:p>0.0106702853966876</text:p>
          </table:table-cell>
          <table:table-cell office:value-type="float" office:value="0.0107321996755824" calcext:value-type="float">
            <text:p>0.0107321996755824</text:p>
          </table:table-cell>
          <table:table-cell table:formula="of:=[.A207]" office:value-type="float" office:value="206" calcext:value-type="float">
            <text:p>206</text:p>
          </table:table-cell>
          <table:table-cell table:formula="of:=[.B207]*1000" office:value-type="float" office:value="17.8739197332344" calcext:value-type="float">
            <text:p>17.8739197332344</text:p>
          </table:table-cell>
          <table:table-cell table:formula="of:=[.C207]*1000" office:value-type="float" office:value="10.6702853966876" calcext:value-type="float">
            <text:p>10.6702853966876</text:p>
          </table:table-cell>
          <table:table-cell table:formula="of:=[.D207]*1000" office:value-type="float" office:value="10.7321996755824" calcext:value-type="float">
            <text:p>10.7321996755824</text:p>
          </table:table-cell>
          <table:table-cell office:value-type="float" office:value="8.07671" calcext:value-type="float">
            <text:p>8.07671</text:p>
          </table:table-cell>
          <table:table-cell office:value-type="float" office:value="8.06425" calcext:value-type="float">
            <text:p>8.06425</text:p>
          </table:table-cell>
          <table:table-cell office:value-type="float" office:value="8.06806" calcext:value-type="float">
            <text:p>8.0680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178831098454451" calcext:value-type="float">
            <text:p>0.0178831098454451</text:p>
          </table:table-cell>
          <table:table-cell office:value-type="float" office:value="0.0106720970373189" calcext:value-type="float">
            <text:p>0.0106720970373189</text:p>
          </table:table-cell>
          <table:table-cell office:value-type="float" office:value="0.0107484190748024" calcext:value-type="float">
            <text:p>0.0107484190748024</text:p>
          </table:table-cell>
          <table:table-cell table:formula="of:=[.A208]" office:value-type="float" office:value="207" calcext:value-type="float">
            <text:p>207</text:p>
          </table:table-cell>
          <table:table-cell table:formula="of:=[.B208]*1000" office:value-type="float" office:value="17.8831098454451" calcext:value-type="float">
            <text:p>17.8831098454451</text:p>
          </table:table-cell>
          <table:table-cell table:formula="of:=[.C208]*1000" office:value-type="float" office:value="10.6720970373189" calcext:value-type="float">
            <text:p>10.6720970373189</text:p>
          </table:table-cell>
          <table:table-cell table:formula="of:=[.D208]*1000" office:value-type="float" office:value="10.7484190748024" calcext:value-type="float">
            <text:p>10.7484190748024</text:p>
          </table:table-cell>
          <table:table-cell office:value-type="float" office:value="8.08115" calcext:value-type="float">
            <text:p>8.08115</text:p>
          </table:table-cell>
          <table:table-cell office:value-type="float" office:value="8.06899" calcext:value-type="float">
            <text:p>8.06899</text:p>
          </table:table-cell>
          <table:table-cell office:value-type="float" office:value="8.06966" calcext:value-type="float">
            <text:p>8.0696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178788898169005" calcext:value-type="float">
            <text:p>0.0178788898169005</text:p>
          </table:table-cell>
          <table:table-cell office:value-type="float" office:value="0.0106758896436997" calcext:value-type="float">
            <text:p>0.0106758896436997</text:p>
          </table:table-cell>
          <table:table-cell office:value-type="float" office:value="0.0107211790811188" calcext:value-type="float">
            <text:p>0.0107211790811188</text:p>
          </table:table-cell>
          <table:table-cell table:formula="of:=[.A209]" office:value-type="float" office:value="208" calcext:value-type="float">
            <text:p>208</text:p>
          </table:table-cell>
          <table:table-cell table:formula="of:=[.B209]*1000" office:value-type="float" office:value="17.8788898169005" calcext:value-type="float">
            <text:p>17.8788898169005</text:p>
          </table:table-cell>
          <table:table-cell table:formula="of:=[.C209]*1000" office:value-type="float" office:value="10.6758896436997" calcext:value-type="float">
            <text:p>10.6758896436997</text:p>
          </table:table-cell>
          <table:table-cell table:formula="of:=[.D209]*1000" office:value-type="float" office:value="10.7211790811188" calcext:value-type="float">
            <text:p>10.7211790811188</text:p>
          </table:table-cell>
          <table:table-cell office:value-type="float" office:value="8.08143" calcext:value-type="float">
            <text:p>8.08143</text:p>
          </table:table-cell>
          <table:table-cell office:value-type="float" office:value="8.07105" calcext:value-type="float">
            <text:p>8.07105</text:p>
          </table:table-cell>
          <table:table-cell office:value-type="float" office:value="8.06655" calcext:value-type="float">
            <text:p>8.0665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178811934898412" calcext:value-type="float">
            <text:p>0.0178811934898412</text:p>
          </table:table-cell>
          <table:table-cell office:value-type="float" office:value="0.0106748882024699" calcext:value-type="float">
            <text:p>0.0106748882024699</text:p>
          </table:table-cell>
          <table:table-cell office:value-type="float" office:value="0.0107284032589578" calcext:value-type="float">
            <text:p>0.0107284032589578</text:p>
          </table:table-cell>
          <table:table-cell table:formula="of:=[.A210]" office:value-type="float" office:value="209" calcext:value-type="float">
            <text:p>209</text:p>
          </table:table-cell>
          <table:table-cell table:formula="of:=[.B210]*1000" office:value-type="float" office:value="17.8811934898412" calcext:value-type="float">
            <text:p>17.8811934898412</text:p>
          </table:table-cell>
          <table:table-cell table:formula="of:=[.C210]*1000" office:value-type="float" office:value="10.6748882024699" calcext:value-type="float">
            <text:p>10.6748882024699</text:p>
          </table:table-cell>
          <table:table-cell table:formula="of:=[.D210]*1000" office:value-type="float" office:value="10.7284032589578" calcext:value-type="float">
            <text:p>10.7284032589578</text:p>
          </table:table-cell>
          <table:table-cell office:value-type="float" office:value="8.08366" calcext:value-type="float">
            <text:p>8.08366</text:p>
          </table:table-cell>
          <table:table-cell office:value-type="float" office:value="8.06553" calcext:value-type="float">
            <text:p>8.06553</text:p>
          </table:table-cell>
          <table:table-cell office:value-type="float" office:value="8.07358" calcext:value-type="float">
            <text:p>8.07358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178751648892993" calcext:value-type="float">
            <text:p>0.0178751648892993</text:p>
          </table:table-cell>
          <table:table-cell office:value-type="float" office:value="0.0106737273041517" calcext:value-type="float">
            <text:p>0.0106737273041517</text:p>
          </table:table-cell>
          <table:table-cell office:value-type="float" office:value="0.0107333999593376" calcext:value-type="float">
            <text:p>0.0107333999593376</text:p>
          </table:table-cell>
          <table:table-cell table:formula="of:=[.A211]" office:value-type="float" office:value="210" calcext:value-type="float">
            <text:p>210</text:p>
          </table:table-cell>
          <table:table-cell table:formula="of:=[.B211]*1000" office:value-type="float" office:value="17.8751648892993" calcext:value-type="float">
            <text:p>17.8751648892993</text:p>
          </table:table-cell>
          <table:table-cell table:formula="of:=[.C211]*1000" office:value-type="float" office:value="10.6737273041517" calcext:value-type="float">
            <text:p>10.6737273041517</text:p>
          </table:table-cell>
          <table:table-cell table:formula="of:=[.D211]*1000" office:value-type="float" office:value="10.7333999593376" calcext:value-type="float">
            <text:p>10.7333999593376</text:p>
          </table:table-cell>
          <table:table-cell office:value-type="float" office:value="8.08074" calcext:value-type="float">
            <text:p>8.08074</text:p>
          </table:table-cell>
          <table:table-cell office:value-type="float" office:value="8.06546" calcext:value-type="float">
            <text:p>8.06546</text:p>
          </table:table-cell>
          <table:table-cell office:value-type="float" office:value="8.07709" calcext:value-type="float">
            <text:p>8.0770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178682591480608" calcext:value-type="float">
            <text:p>0.0178682591480608</text:p>
          </table:table-cell>
          <table:table-cell office:value-type="float" office:value="0.0106537308392354" calcext:value-type="float">
            <text:p>0.0106537308392354</text:p>
          </table:table-cell>
          <table:table-cell office:value-type="float" office:value="0.010714741448803" calcext:value-type="float">
            <text:p>0.010714741448803</text:p>
          </table:table-cell>
          <table:table-cell table:formula="of:=[.A212]" office:value-type="float" office:value="211" calcext:value-type="float">
            <text:p>211</text:p>
          </table:table-cell>
          <table:table-cell table:formula="of:=[.B212]*1000" office:value-type="float" office:value="17.8682591480608" calcext:value-type="float">
            <text:p>17.8682591480608</text:p>
          </table:table-cell>
          <table:table-cell table:formula="of:=[.C212]*1000" office:value-type="float" office:value="10.6537308392354" calcext:value-type="float">
            <text:p>10.6537308392354</text:p>
          </table:table-cell>
          <table:table-cell table:formula="of:=[.D212]*1000" office:value-type="float" office:value="10.714741448803" calcext:value-type="float">
            <text:p>10.714741448803</text:p>
          </table:table-cell>
          <table:table-cell office:value-type="float" office:value="8.07898" calcext:value-type="float">
            <text:p>8.07898</text:p>
          </table:table-cell>
          <table:table-cell office:value-type="float" office:value="8.06652" calcext:value-type="float">
            <text:p>8.06652</text:p>
          </table:table-cell>
          <table:table-cell office:value-type="float" office:value="8.07233" calcext:value-type="float">
            <text:p>8.0723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178416659388699" calcext:value-type="float">
            <text:p>0.0178416659388699</text:p>
          </table:table-cell>
          <table:table-cell office:value-type="float" office:value="0.0106879370909518" calcext:value-type="float">
            <text:p>0.0106879370909518</text:p>
          </table:table-cell>
          <table:table-cell office:value-type="float" office:value="0.0106999384005729" calcext:value-type="float">
            <text:p>0.0106999384005729</text:p>
          </table:table-cell>
          <table:table-cell table:formula="of:=[.A213]" office:value-type="float" office:value="212" calcext:value-type="float">
            <text:p>212</text:p>
          </table:table-cell>
          <table:table-cell table:formula="of:=[.B213]*1000" office:value-type="float" office:value="17.8416659388699" calcext:value-type="float">
            <text:p>17.8416659388699</text:p>
          </table:table-cell>
          <table:table-cell table:formula="of:=[.C213]*1000" office:value-type="float" office:value="10.6879370909518" calcext:value-type="float">
            <text:p>10.6879370909518</text:p>
          </table:table-cell>
          <table:table-cell table:formula="of:=[.D213]*1000" office:value-type="float" office:value="10.6999384005729" calcext:value-type="float">
            <text:p>10.6999384005729</text:p>
          </table:table-cell>
          <table:table-cell office:value-type="float" office:value="8.07861" calcext:value-type="float">
            <text:p>8.07861</text:p>
          </table:table-cell>
          <table:table-cell office:value-type="float" office:value="8.06994" calcext:value-type="float">
            <text:p>8.06994</text:p>
          </table:table-cell>
          <table:table-cell office:value-type="float" office:value="8.06931" calcext:value-type="float">
            <text:p>8.0693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178522239093335" calcext:value-type="float">
            <text:p>0.0178522239093335</text:p>
          </table:table-cell>
          <table:table-cell office:value-type="float" office:value="0.0106760710926181" calcext:value-type="float">
            <text:p>0.0106760710926181</text:p>
          </table:table-cell>
          <table:table-cell office:value-type="float" office:value="0.010727097551555" calcext:value-type="float">
            <text:p>0.010727097551555</text:p>
          </table:table-cell>
          <table:table-cell table:formula="of:=[.A214]" office:value-type="float" office:value="213" calcext:value-type="float">
            <text:p>213</text:p>
          </table:table-cell>
          <table:table-cell table:formula="of:=[.B214]*1000" office:value-type="float" office:value="17.8522239093335" calcext:value-type="float">
            <text:p>17.8522239093335</text:p>
          </table:table-cell>
          <table:table-cell table:formula="of:=[.C214]*1000" office:value-type="float" office:value="10.6760710926181" calcext:value-type="float">
            <text:p>10.6760710926181</text:p>
          </table:table-cell>
          <table:table-cell table:formula="of:=[.D214]*1000" office:value-type="float" office:value="10.727097551555" calcext:value-type="float">
            <text:p>10.727097551555</text:p>
          </table:table-cell>
          <table:table-cell office:value-type="float" office:value="8.07915" calcext:value-type="float">
            <text:p>8.07915</text:p>
          </table:table-cell>
          <table:table-cell office:value-type="float" office:value="8.06777" calcext:value-type="float">
            <text:p>8.06777</text:p>
          </table:table-cell>
          <table:table-cell office:value-type="float" office:value="8.07446" calcext:value-type="float">
            <text:p>8.0744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178520704556086" calcext:value-type="float">
            <text:p>0.0178520704556086</text:p>
          </table:table-cell>
          <table:table-cell office:value-type="float" office:value="0.0106731508683963" calcext:value-type="float">
            <text:p>0.0106731508683963</text:p>
          </table:table-cell>
          <table:table-cell office:value-type="float" office:value="0.0107083368383036" calcext:value-type="float">
            <text:p>0.0107083368383036</text:p>
          </table:table-cell>
          <table:table-cell table:formula="of:=[.A215]" office:value-type="float" office:value="214" calcext:value-type="float">
            <text:p>214</text:p>
          </table:table-cell>
          <table:table-cell table:formula="of:=[.B215]*1000" office:value-type="float" office:value="17.8520704556086" calcext:value-type="float">
            <text:p>17.8520704556086</text:p>
          </table:table-cell>
          <table:table-cell table:formula="of:=[.C215]*1000" office:value-type="float" office:value="10.6731508683963" calcext:value-type="float">
            <text:p>10.6731508683963</text:p>
          </table:table-cell>
          <table:table-cell table:formula="of:=[.D215]*1000" office:value-type="float" office:value="10.7083368383036" calcext:value-type="float">
            <text:p>10.7083368383036</text:p>
          </table:table-cell>
          <table:table-cell office:value-type="float" office:value="8.07705" calcext:value-type="float">
            <text:p>8.07705</text:p>
          </table:table-cell>
          <table:table-cell office:value-type="float" office:value="8.06711" calcext:value-type="float">
            <text:p>8.06711</text:p>
          </table:table-cell>
          <table:table-cell office:value-type="float" office:value="8.0773" calcext:value-type="float">
            <text:p>8.077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178724119585445" calcext:value-type="float">
            <text:p>0.0178724119585445</text:p>
          </table:table-cell>
          <table:table-cell office:value-type="float" office:value="0.0106665903945447" calcext:value-type="float">
            <text:p>0.0106665903945447</text:p>
          </table:table-cell>
          <table:table-cell office:value-type="float" office:value="0.0107177068184439" calcext:value-type="float">
            <text:p>0.0107177068184439</text:p>
          </table:table-cell>
          <table:table-cell table:formula="of:=[.A216]" office:value-type="float" office:value="215" calcext:value-type="float">
            <text:p>215</text:p>
          </table:table-cell>
          <table:table-cell table:formula="of:=[.B216]*1000" office:value-type="float" office:value="17.8724119585445" calcext:value-type="float">
            <text:p>17.8724119585445</text:p>
          </table:table-cell>
          <table:table-cell table:formula="of:=[.C216]*1000" office:value-type="float" office:value="10.6665903945447" calcext:value-type="float">
            <text:p>10.6665903945447</text:p>
          </table:table-cell>
          <table:table-cell table:formula="of:=[.D216]*1000" office:value-type="float" office:value="10.7177068184439" calcext:value-type="float">
            <text:p>10.7177068184439</text:p>
          </table:table-cell>
          <table:table-cell office:value-type="float" office:value="8.07663" calcext:value-type="float">
            <text:p>8.07663</text:p>
          </table:table-cell>
          <table:table-cell office:value-type="float" office:value="8.06679" calcext:value-type="float">
            <text:p>8.06679</text:p>
          </table:table-cell>
          <table:table-cell office:value-type="float" office:value="8.07285" calcext:value-type="float">
            <text:p>8.07285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178781635251484" calcext:value-type="float">
            <text:p>0.0178781635251484</text:p>
          </table:table-cell>
          <table:table-cell office:value-type="float" office:value="0.0106723691973009" calcext:value-type="float">
            <text:p>0.0106723691973009</text:p>
          </table:table-cell>
          <table:table-cell office:value-type="float" office:value="0.010698155511027" calcext:value-type="float">
            <text:p>0.010698155511027</text:p>
          </table:table-cell>
          <table:table-cell table:formula="of:=[.A217]" office:value-type="float" office:value="216" calcext:value-type="float">
            <text:p>216</text:p>
          </table:table-cell>
          <table:table-cell table:formula="of:=[.B217]*1000" office:value-type="float" office:value="17.8781635251484" calcext:value-type="float">
            <text:p>17.8781635251484</text:p>
          </table:table-cell>
          <table:table-cell table:formula="of:=[.C217]*1000" office:value-type="float" office:value="10.6723691973009" calcext:value-type="float">
            <text:p>10.6723691973009</text:p>
          </table:table-cell>
          <table:table-cell table:formula="of:=[.D217]*1000" office:value-type="float" office:value="10.698155511027" calcext:value-type="float">
            <text:p>10.698155511027</text:p>
          </table:table-cell>
          <table:table-cell office:value-type="float" office:value="8.0829" calcext:value-type="float">
            <text:p>8.0829</text:p>
          </table:table-cell>
          <table:table-cell office:value-type="float" office:value="8.06598" calcext:value-type="float">
            <text:p>8.06598</text:p>
          </table:table-cell>
          <table:table-cell office:value-type="float" office:value="8.06797" calcext:value-type="float">
            <text:p>8.06797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178473476500788" calcext:value-type="float">
            <text:p>0.0178473476500788</text:p>
          </table:table-cell>
          <table:table-cell office:value-type="float" office:value="0.0106651884413239" calcext:value-type="float">
            <text:p>0.0106651884413239</text:p>
          </table:table-cell>
          <table:table-cell office:value-type="float" office:value="0.0107028417189951" calcext:value-type="float">
            <text:p>0.0107028417189951</text:p>
          </table:table-cell>
          <table:table-cell table:formula="of:=[.A218]" office:value-type="float" office:value="217" calcext:value-type="float">
            <text:p>217</text:p>
          </table:table-cell>
          <table:table-cell table:formula="of:=[.B218]*1000" office:value-type="float" office:value="17.8473476500788" calcext:value-type="float">
            <text:p>17.8473476500788</text:p>
          </table:table-cell>
          <table:table-cell table:formula="of:=[.C218]*1000" office:value-type="float" office:value="10.6651884413239" calcext:value-type="float">
            <text:p>10.6651884413239</text:p>
          </table:table-cell>
          <table:table-cell table:formula="of:=[.D218]*1000" office:value-type="float" office:value="10.7028417189951" calcext:value-type="float">
            <text:p>10.7028417189951</text:p>
          </table:table-cell>
          <table:table-cell office:value-type="float" office:value="8.07743" calcext:value-type="float">
            <text:p>8.07743</text:p>
          </table:table-cell>
          <table:table-cell office:value-type="float" office:value="8.06787" calcext:value-type="float">
            <text:p>8.06787</text:p>
          </table:table-cell>
          <table:table-cell office:value-type="float" office:value="8.06749" calcext:value-type="float">
            <text:p>8.0674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178584806902316" calcext:value-type="float">
            <text:p>0.0178584806902316</text:p>
          </table:table-cell>
          <table:table-cell office:value-type="float" office:value="0.0106967713625196" calcext:value-type="float">
            <text:p>0.0106967713625196</text:p>
          </table:table-cell>
          <table:table-cell office:value-type="float" office:value="0.0106681239598182" calcext:value-type="float">
            <text:p>0.0106681239598182</text:p>
          </table:table-cell>
          <table:table-cell table:formula="of:=[.A219]" office:value-type="float" office:value="218" calcext:value-type="float">
            <text:p>218</text:p>
          </table:table-cell>
          <table:table-cell table:formula="of:=[.B219]*1000" office:value-type="float" office:value="17.8584806902316" calcext:value-type="float">
            <text:p>17.8584806902316</text:p>
          </table:table-cell>
          <table:table-cell table:formula="of:=[.C219]*1000" office:value-type="float" office:value="10.6967713625196" calcext:value-type="float">
            <text:p>10.6967713625196</text:p>
          </table:table-cell>
          <table:table-cell table:formula="of:=[.D219]*1000" office:value-type="float" office:value="10.6681239598182" calcext:value-type="float">
            <text:p>10.6681239598182</text:p>
          </table:table-cell>
          <table:table-cell office:value-type="float" office:value="8.07867" calcext:value-type="float">
            <text:p>8.07867</text:p>
          </table:table-cell>
          <table:table-cell office:value-type="float" office:value="8.07347" calcext:value-type="float">
            <text:p>8.07347</text:p>
          </table:table-cell>
          <table:table-cell office:value-type="float" office:value="8.06394" calcext:value-type="float">
            <text:p>8.0639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178674141433928" calcext:value-type="float">
            <text:p>0.0178674141433928</text:p>
          </table:table-cell>
          <table:table-cell office:value-type="float" office:value="0.0106978115668368" calcext:value-type="float">
            <text:p>0.0106978115668368</text:p>
          </table:table-cell>
          <table:table-cell office:value-type="float" office:value="0.0106686330282165" calcext:value-type="float">
            <text:p>0.0106686330282165</text:p>
          </table:table-cell>
          <table:table-cell table:formula="of:=[.A220]" office:value-type="float" office:value="219" calcext:value-type="float">
            <text:p>219</text:p>
          </table:table-cell>
          <table:table-cell table:formula="of:=[.B220]*1000" office:value-type="float" office:value="17.8674141433928" calcext:value-type="float">
            <text:p>17.8674141433928</text:p>
          </table:table-cell>
          <table:table-cell table:formula="of:=[.C220]*1000" office:value-type="float" office:value="10.6978115668368" calcext:value-type="float">
            <text:p>10.6978115668368</text:p>
          </table:table-cell>
          <table:table-cell table:formula="of:=[.D220]*1000" office:value-type="float" office:value="10.6686330282165" calcext:value-type="float">
            <text:p>10.6686330282165</text:p>
          </table:table-cell>
          <table:table-cell office:value-type="float" office:value="8.08129" calcext:value-type="float">
            <text:p>8.08129</text:p>
          </table:table-cell>
          <table:table-cell office:value-type="float" office:value="8.0772" calcext:value-type="float">
            <text:p>8.0772</text:p>
          </table:table-cell>
          <table:table-cell office:value-type="float" office:value="8.0639" calcext:value-type="float">
            <text:p>8.063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178716326998142" calcext:value-type="float">
            <text:p>0.0178716326998142</text:p>
          </table:table-cell>
          <table:table-cell office:value-type="float" office:value="0.0106899603232604" calcext:value-type="float">
            <text:p>0.0106899603232604</text:p>
          </table:table-cell>
          <table:table-cell office:value-type="float" office:value="0.0106591226943292" calcext:value-type="float">
            <text:p>0.0106591226943292</text:p>
          </table:table-cell>
          <table:table-cell table:formula="of:=[.A221]" office:value-type="float" office:value="220" calcext:value-type="float">
            <text:p>220</text:p>
          </table:table-cell>
          <table:table-cell table:formula="of:=[.B221]*1000" office:value-type="float" office:value="17.8716326998142" calcext:value-type="float">
            <text:p>17.8716326998142</text:p>
          </table:table-cell>
          <table:table-cell table:formula="of:=[.C221]*1000" office:value-type="float" office:value="10.6899603232604" calcext:value-type="float">
            <text:p>10.6899603232604</text:p>
          </table:table-cell>
          <table:table-cell table:formula="of:=[.D221]*1000" office:value-type="float" office:value="10.6591226943292" calcext:value-type="float">
            <text:p>10.6591226943292</text:p>
          </table:table-cell>
          <table:table-cell office:value-type="float" office:value="8.08297" calcext:value-type="float">
            <text:p>8.08297</text:p>
          </table:table-cell>
          <table:table-cell office:value-type="float" office:value="8.07216" calcext:value-type="float">
            <text:p>8.07216</text:p>
          </table:table-cell>
          <table:table-cell office:value-type="float" office:value="8.06464" calcext:value-type="float">
            <text:p>8.0646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178473456290947" calcext:value-type="float">
            <text:p>0.0178473456290947</text:p>
          </table:table-cell>
          <table:table-cell office:value-type="float" office:value="0.0106662323139181" calcext:value-type="float">
            <text:p>0.0106662323139181</text:p>
          </table:table-cell>
          <table:table-cell office:value-type="float" office:value="0.0106720014197291" calcext:value-type="float">
            <text:p>0.0106720014197291</text:p>
          </table:table-cell>
          <table:table-cell table:formula="of:=[.A222]" office:value-type="float" office:value="221" calcext:value-type="float">
            <text:p>221</text:p>
          </table:table-cell>
          <table:table-cell table:formula="of:=[.B222]*1000" office:value-type="float" office:value="17.8473456290947" calcext:value-type="float">
            <text:p>17.8473456290947</text:p>
          </table:table-cell>
          <table:table-cell table:formula="of:=[.C222]*1000" office:value-type="float" office:value="10.6662323139181" calcext:value-type="float">
            <text:p>10.6662323139181</text:p>
          </table:table-cell>
          <table:table-cell table:formula="of:=[.D222]*1000" office:value-type="float" office:value="10.6720014197291" calcext:value-type="float">
            <text:p>10.6720014197291</text:p>
          </table:table-cell>
          <table:table-cell office:value-type="float" office:value="8.07808" calcext:value-type="float">
            <text:p>8.07808</text:p>
          </table:table-cell>
          <table:table-cell office:value-type="float" office:value="8.06479" calcext:value-type="float">
            <text:p>8.06479</text:p>
          </table:table-cell>
          <table:table-cell office:value-type="float" office:value="8.06695" calcext:value-type="float">
            <text:p>8.0669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178729668873407" calcext:value-type="float">
            <text:p>0.0178729668873407</text:p>
          </table:table-cell>
          <table:table-cell office:value-type="float" office:value="0.0106834459276695" calcext:value-type="float">
            <text:p>0.0106834459276695</text:p>
          </table:table-cell>
          <table:table-cell office:value-type="float" office:value="0.0106659773128227" calcext:value-type="float">
            <text:p>0.0106659773128227</text:p>
          </table:table-cell>
          <table:table-cell table:formula="of:=[.A223]" office:value-type="float" office:value="222" calcext:value-type="float">
            <text:p>222</text:p>
          </table:table-cell>
          <table:table-cell table:formula="of:=[.B223]*1000" office:value-type="float" office:value="17.8729668873407" calcext:value-type="float">
            <text:p>17.8729668873407</text:p>
          </table:table-cell>
          <table:table-cell table:formula="of:=[.C223]*1000" office:value-type="float" office:value="10.6834459276695" calcext:value-type="float">
            <text:p>10.6834459276695</text:p>
          </table:table-cell>
          <table:table-cell table:formula="of:=[.D223]*1000" office:value-type="float" office:value="10.6659773128227" calcext:value-type="float">
            <text:p>10.6659773128227</text:p>
          </table:table-cell>
          <table:table-cell office:value-type="float" office:value="8.08039" calcext:value-type="float">
            <text:p>8.08039</text:p>
          </table:table-cell>
          <table:table-cell office:value-type="float" office:value="8.06385" calcext:value-type="float">
            <text:p>8.06385</text:p>
          </table:table-cell>
          <table:table-cell office:value-type="float" office:value="8.07238" calcext:value-type="float">
            <text:p>8.0723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178487966862188" calcext:value-type="float">
            <text:p>0.0178487966862188</text:p>
          </table:table-cell>
          <table:table-cell office:value-type="float" office:value="0.0106695725585754" calcext:value-type="float">
            <text:p>0.0106695725585754</text:p>
          </table:table-cell>
          <table:table-cell office:value-type="float" office:value="0.0106595148616355" calcext:value-type="float">
            <text:p>0.0106595148616355</text:p>
          </table:table-cell>
          <table:table-cell table:formula="of:=[.A224]" office:value-type="float" office:value="223" calcext:value-type="float">
            <text:p>223</text:p>
          </table:table-cell>
          <table:table-cell table:formula="of:=[.B224]*1000" office:value-type="float" office:value="17.8487966862188" calcext:value-type="float">
            <text:p>17.8487966862188</text:p>
          </table:table-cell>
          <table:table-cell table:formula="of:=[.C224]*1000" office:value-type="float" office:value="10.6695725585754" calcext:value-type="float">
            <text:p>10.6695725585754</text:p>
          </table:table-cell>
          <table:table-cell table:formula="of:=[.D224]*1000" office:value-type="float" office:value="10.6595148616355" calcext:value-type="float">
            <text:p>10.6595148616355</text:p>
          </table:table-cell>
          <table:table-cell office:value-type="float" office:value="8.08008" calcext:value-type="float">
            <text:p>8.08008</text:p>
          </table:table-cell>
          <table:table-cell office:value-type="float" office:value="8.06493" calcext:value-type="float">
            <text:p>8.06493</text:p>
          </table:table-cell>
          <table:table-cell office:value-type="float" office:value="8.07278" calcext:value-type="float">
            <text:p>8.07278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178598464950879" calcext:value-type="float">
            <text:p>0.0178598464950879</text:p>
          </table:table-cell>
          <table:table-cell office:value-type="float" office:value="0.010687919254455" calcext:value-type="float">
            <text:p>0.010687919254455</text:p>
          </table:table-cell>
          <table:table-cell office:value-type="float" office:value="0.0106342672783554" calcext:value-type="float">
            <text:p>0.0106342672783554</text:p>
          </table:table-cell>
          <table:table-cell table:formula="of:=[.A225]" office:value-type="float" office:value="224" calcext:value-type="float">
            <text:p>224</text:p>
          </table:table-cell>
          <table:table-cell table:formula="of:=[.B225]*1000" office:value-type="float" office:value="17.8598464950879" calcext:value-type="float">
            <text:p>17.8598464950879</text:p>
          </table:table-cell>
          <table:table-cell table:formula="of:=[.C225]*1000" office:value-type="float" office:value="10.687919254455" calcext:value-type="float">
            <text:p>10.687919254455</text:p>
          </table:table-cell>
          <table:table-cell table:formula="of:=[.D225]*1000" office:value-type="float" office:value="10.6342672783554" calcext:value-type="float">
            <text:p>10.6342672783554</text:p>
          </table:table-cell>
          <table:table-cell office:value-type="float" office:value="8.07806" calcext:value-type="float">
            <text:p>8.07806</text:p>
          </table:table-cell>
          <table:table-cell office:value-type="float" office:value="8.06404" calcext:value-type="float">
            <text:p>8.06404</text:p>
          </table:table-cell>
          <table:table-cell office:value-type="float" office:value="8.07122" calcext:value-type="float">
            <text:p>8.0712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179228183059161" calcext:value-type="float">
            <text:p>0.0179228183059161</text:p>
          </table:table-cell>
          <table:table-cell office:value-type="float" office:value="0.0106824878095324" calcext:value-type="float">
            <text:p>0.0106824878095324</text:p>
          </table:table-cell>
          <table:table-cell office:value-type="float" office:value="0.0106319163507664" calcext:value-type="float">
            <text:p>0.0106319163507664</text:p>
          </table:table-cell>
          <table:table-cell table:formula="of:=[.A226]" office:value-type="float" office:value="225" calcext:value-type="float">
            <text:p>225</text:p>
          </table:table-cell>
          <table:table-cell table:formula="of:=[.B226]*1000" office:value-type="float" office:value="17.9228183059161" calcext:value-type="float">
            <text:p>17.9228183059161</text:p>
          </table:table-cell>
          <table:table-cell table:formula="of:=[.C226]*1000" office:value-type="float" office:value="10.6824878095324" calcext:value-type="float">
            <text:p>10.6824878095324</text:p>
          </table:table-cell>
          <table:table-cell table:formula="of:=[.D226]*1000" office:value-type="float" office:value="10.6319163507665" calcext:value-type="float">
            <text:p>10.6319163507665</text:p>
          </table:table-cell>
          <table:table-cell office:value-type="float" office:value="8.0843" calcext:value-type="float">
            <text:p>8.0843</text:p>
          </table:table-cell>
          <table:table-cell office:value-type="float" office:value="8.06505" calcext:value-type="float">
            <text:p>8.06505</text:p>
          </table:table-cell>
          <table:table-cell office:value-type="float" office:value="8.06794" calcext:value-type="float">
            <text:p>8.06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226])" office:value-type="float" office:value="0.0178667038012182" calcext:value-type="float">
            <text:p>0.0178667038012182</text:p>
          </table:table-cell>
          <table:table-cell table:formula="of:=AVERAGE([.C2:.C226])" office:value-type="float" office:value="0.0108830672471799" calcext:value-type="float">
            <text:p>0.0108830672471799</text:p>
          </table:table-cell>
          <table:table-cell table:formula="of:=AVERAGE([.D2:.D226])" office:value-type="float" office:value="0.0106989173881753" calcext:value-type="float">
            <text:p>0.0106989173881753</text:p>
          </table:table-cell>
          <table:table-cell/>
          <table:table-cell table:formula="of:=[.B227]*1000" office:value-type="float" office:value="17.8667038012182" calcext:value-type="float">
            <text:p>17.8667038012182</text:p>
          </table:table-cell>
          <table:table-cell table:formula="of:=[.C227]*1000" office:value-type="float" office:value="10.8830672471798" calcext:value-type="float">
            <text:p>10.8830672471798</text:p>
          </table:table-cell>
          <table:table-cell table:formula="of:=[.D227]*1000" office:value-type="float" office:value="10.6989173881753" calcext:value-type="float">
            <text:p>10.6989173881753</text:p>
          </table:table-cell>
          <table:table-cell office:value-type="float" office:value="8.07702" calcext:value-type="float">
            <text:p>8.07702</text:p>
          </table:table-cell>
          <table:table-cell office:value-type="float" office:value="8.06371" calcext:value-type="float">
            <text:p>8.06371</text:p>
          </table:table-cell>
          <table:table-cell office:value-type="float" office:value="8.06248" calcext:value-type="float">
            <text:p>8.0624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.08337" calcext:value-type="float">
            <text:p>8.08337</text:p>
          </table:table-cell>
          <table:table-cell office:value-type="float" office:value="8.06576" calcext:value-type="float">
            <text:p>8.06576</text:p>
          </table:table-cell>
          <table:table-cell office:value-type="float" office:value="8.06249" calcext:value-type="float">
            <text:p>8.0624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.07986" calcext:value-type="float">
            <text:p>8.07986</text:p>
          </table:table-cell>
          <table:table-cell office:value-type="float" office:value="8.07132" calcext:value-type="float">
            <text:p>8.07132</text:p>
          </table:table-cell>
          <table:table-cell office:value-type="float" office:value="8.06217" calcext:value-type="float">
            <text:p>8.06217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8.07975" calcext:value-type="float">
            <text:p>8.07975</text:p>
          </table:table-cell>
          <table:table-cell office:value-type="float" office:value="8.06934" calcext:value-type="float">
            <text:p>8.069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1:53:14.967949100</meta:creation-date>
    <dc:date>2025-06-25T15:10:42.810178200</dc:date>
    <meta:editing-duration>PT12M19S</meta:editing-duration>
    <meta:editing-cycles>2</meta:editing-cycles>
    <meta:generator>LibreOffice/25.2.4.3$Windows_X86_64 LibreOffice_project/33e196637044ead23f5c3226cde09b47731f7e27</meta:generator>
    <meta:document-statistic meta:table-count="2" meta:cell-count="283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family="'M PLUS 1'" style:font-style-name="標準"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uble_20_Dash_20__28_Rounded_29_" svg:stroke-width="0.08cm" svg:stroke-color="#000000" svg:stroke-linecap="round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ot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family="'M PLUS 1'" style:font-style-name="標準" style:letter-kerning="false"/>
    </style:style>
    <style:style style:name="T2" style:family="text">
      <style:text-properties fo:font-family="'M PLUS 1'" style:font-style-name="標準" fo:font-size="9pt" style:font-size-asian="9pt" style:font-size-complex="9pt"/>
    </style:style>
  </office:automatic-styles>
  <office:body>
    <office:chart>
      <chart:chart svg:width="15.082cm" svg:height="9.004cm" xlink:href=".." xlink:type="simple" chart:class="chart:line" chart:style-name="ch1">
        <chart:title svg:x="2.013cm" svg:y="0.178cm" chart:style-name="ch2">
          <text:p><text:span text:style-name="T1">Power consumption in the first 10 iterations of TEMP</text:span></text:p>
        </chart:title>
        <chart:legend chart:legend-position="end" svg:x="10.947cm" svg:y="1.277cm" style:legend-expansion="custom" svg:width="3.238cm" svg:height="1.677cm" style:legend-expansion-aspect-ratio="1.93082886106142" chart:style-name="ch3"/>
        <chart:plot-area chart:style-name="ch4" svg:x="0.89cm" svg:y="0.838cm" svg:width="13.709cm" svg:height="7.742cm">
          <chart:coordinate-region svg:x="1.81cm" svg:y="1.037cm" svg:width="12.596cm" svg:height="6.896cm"/>
          <chart:axis chart:dimension="x" chart:name="primary-x" chart:style-name="ch5" chartooo:axis-type="auto">
            <chartooo:date-scale/>
            <chart:title svg:x="6.635cm" svg:y="8.364cm" chart:style-name="ch6">
              <text:p><text:span text:style-name="T2">Iterations [#]</text:span></text:p>
            </chart:title>
            <chart:categories table:cell-range-address="TEMP.E2:TEMP.E11"/>
            <chart:grid chart:style-name="ch7" chart:class="major"/>
          </chart:axis>
          <chart:axis chart:dimension="y" chart:name="primary-y" chart:style-name="ch5">
            <chart:title svg:x="0cm" svg:y="6.565cm" chart:style-name="ch8">
              <text:p><text:span text:style-name="T2">Power consuption [mJ]</text:span></text:p>
            </chart:title>
            <chart:grid chart:style-name="ch7" chart:class="major"/>
          </chart:axis>
          <chart:series chart:style-name="ch9" chart:values-cell-range-address="TEMP.F2:TEMP.F11" chart:label-cell-address="TEMP.F1:TEMP.F1" chart:class="chart:line">
            <chart:data-point chart:repeated="10"/>
          </chart:series>
          <chart:series chart:style-name="ch10" chart:values-cell-range-address="TEMP.G2:TEMP.G11" chart:label-cell-address="TEMP.G1:TEMP.G1" chart:class="chart:line">
            <chart:data-point chart:repeated="10"/>
          </chart:series>
          <chart:series chart:style-name="ch11" chart:values-cell-range-address="TEMP.H2:TEMP.H11" chart:label-cell-address="TEMP.H1:TEMP.H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L</text:p>
                <draw:g>
                  <svg:desc>TEMP.F1:TEMP.F1</svg:desc>
                </draw:g>
              </table:table-cell>
              <table:table-cell office:value-type="string">
                <text:p>CL</text:p>
                <draw:g>
                  <svg:desc>TEMP.G1:TEMP.G1</svg:desc>
                </draw:g>
              </table:table-cell>
              <table:table-cell office:value-type="string">
                <text:p>RM</text:p>
                <draw:g>
                  <svg:desc>TEMP.H1:TEMP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EMP.E2:TEMP.E11</svg:desc>
                </draw:g>
              </table:table-cell>
              <table:table-cell office:value-type="float" office:value="79.6817843623834">
                <text:p>79.6817843623834</text:p>
                <draw:g>
                  <svg:desc>TEMP.F2:TEMP.F11</svg:desc>
                </draw:g>
              </table:table-cell>
              <table:table-cell office:value-type="float" office:value="78.7511540901188">
                <text:p>78.7511540901188</text:p>
                <draw:g>
                  <svg:desc>TEMP.G2:TEMP.G11</svg:desc>
                </draw:g>
              </table:table-cell>
              <table:table-cell office:value-type="float" office:value="76.8303165010371">
                <text:p>76.8303165010371</text:p>
                <draw:g>
                  <svg:desc>TEMP.H2:TEMP.H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8.7413835741743">
                <text:p>78.7413835741743</text:p>
              </table:table-cell>
              <table:table-cell office:value-type="float" office:value="78.2030967757787">
                <text:p>78.2030967757787</text:p>
              </table:table-cell>
              <table:table-cell office:value-type="float" office:value="76.7039118828828">
                <text:p>76.70391188288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8.258304667273">
                <text:p>78.258304667273</text:p>
              </table:table-cell>
              <table:table-cell office:value-type="float" office:value="78.1011397875839">
                <text:p>78.1011397875839</text:p>
              </table:table-cell>
              <table:table-cell office:value-type="float" office:value="76.7707958694975">
                <text:p>76.77079586949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.0777229796525">
                <text:p>78.0777229796525</text:p>
              </table:table-cell>
              <table:table-cell office:value-type="float" office:value="77.9537461100686">
                <text:p>77.9537461100686</text:p>
              </table:table-cell>
              <table:table-cell office:value-type="float" office:value="76.653865501097">
                <text:p>76.6538655010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.0254611982257">
                <text:p>78.0254611982257</text:p>
              </table:table-cell>
              <table:table-cell office:value-type="float" office:value="77.900004754181">
                <text:p>77.900004754181</text:p>
              </table:table-cell>
              <table:table-cell office:value-type="float" office:value="76.6120140447661">
                <text:p>76.61201404476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7.9882713540528">
                <text:p>77.9882713540528</text:p>
              </table:table-cell>
              <table:table-cell office:value-type="float" office:value="77.9449612708309">
                <text:p>77.9449612708309</text:p>
              </table:table-cell>
              <table:table-cell office:value-type="float" office:value="76.6726168845181">
                <text:p>76.67261688451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7.9472591168267">
                <text:p>77.9472591168267</text:p>
              </table:table-cell>
              <table:table-cell office:value-type="float" office:value="77.9620029578768">
                <text:p>77.9620029578768</text:p>
              </table:table-cell>
              <table:table-cell office:value-type="float" office:value="76.6075291677379">
                <text:p>76.60752916773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7.7702103282205">
                <text:p>77.7702103282205</text:p>
              </table:table-cell>
              <table:table-cell office:value-type="float" office:value="77.9164898670651">
                <text:p>77.9164898670651</text:p>
              </table:table-cell>
              <table:table-cell office:value-type="float" office:value="76.6249891247784">
                <text:p>76.62498912477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7.8357635742159">
                <text:p>77.8357635742159</text:p>
              </table:table-cell>
              <table:table-cell office:value-type="float" office:value="77.8790755496683">
                <text:p>77.8790755496683</text:p>
              </table:table-cell>
              <table:table-cell office:value-type="float" office:value="76.6547735975972">
                <text:p>76.65477359759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7.7662760452328">
                <text:p>77.7662760452328</text:p>
              </table:table-cell>
              <table:table-cell office:value-type="float" office:value="77.8589258505556">
                <text:p>77.8589258505556</text:p>
              </table:table-cell>
              <table:table-cell office:value-type="float" office:value="76.5645628830394">
                <text:p>76.56456288303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family="'M PLUS 1'" style:font-style-name="標準"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13pt" style:font-size-complex="13pt"/>
    </style:style>
    <style:style style:name="ch10" style:family="chart" style:data-style-name="N0">
      <style:chart-properties chart:symbol-type="none" chart:link-data-style-to-source="false"/>
      <style:graphic-properties draw:stroke="dash" draw:stroke-dash="Dot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draw:stroke-dash="Double_20_Dash_20__28_Rounded_29_" svg:stroke-width="0.08cm" svg:stroke-color="#000000" svg:stroke-linecap="round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draw:stroke="dash" draw:stroke-dash="Double_20_Dash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family="'M PLUS 1'" style:font-style-name="標準" style:letter-kerning="false"/>
    </style:style>
    <style:style style:name="T2" style:family="text">
      <style:text-properties fo:font-family="'M PLUS 1'" style:font-style-name="標準" fo:font-size="9pt" style:font-size-asian="9pt" style:font-size-complex="9pt"/>
    </style:style>
  </office:automatic-styles>
  <office:body>
    <office:chart>
      <chart:chart svg:width="15.082cm" svg:height="9.004cm" xlink:href=".." xlink:type="simple" chart:class="chart:line" chart:style-name="ch1">
        <chart:title svg:x="2.013cm" svg:y="0.181cm" chart:style-name="ch2">
          <text:p><text:span text:style-name="T1">Power consumption in the first 10 iterations of LOC</text:span></text:p>
        </chart:title>
        <chart:legend chart:legend-position="end" svg:x="11.066cm" svg:y="4.896cm" style:legend-expansion="custom" svg:width="3.119cm" svg:height="2.419cm" style:legend-expansion-aspect-ratio="1.28937577511368" chart:style-name="ch3"/>
        <chart:plot-area chart:style-name="ch4" svg:x="1.176cm" svg:y="0.838cm" svg:width="13.423cm" svg:height="7.742cm">
          <chart:coordinate-region svg:x="1.81cm" svg:y="1.037cm" svg:width="12.596cm" svg:height="6.896cm"/>
          <chart:axis chart:dimension="x" chart:name="primary-x" chart:style-name="ch5" chartooo:axis-type="auto">
            <chartooo:date-scale/>
            <chart:title svg:x="6.778cm" svg:y="8.364cm" chart:style-name="ch6">
              <text:p><text:span text:style-name="T2">Iterations [#]</text:span></text:p>
            </chart:title>
            <chart:categories table:cell-range-address="LOC.E2:LOC.E11"/>
            <chart:grid chart:style-name="ch7" chart:class="major"/>
          </chart:axis>
          <chart:axis chart:dimension="y" chart:name="primary-y" chart:style-name="ch8">
            <chart:title svg:x="0.235cm" svg:y="6.565cm" chart:style-name="ch9">
              <text:p><text:span text:style-name="T2">Power consuption [mJ]</text:span></text:p>
            </chart:title>
            <chart:grid chart:style-name="ch7" chart:class="major"/>
          </chart:axis>
          <chart:series chart:style-name="ch10" chart:values-cell-range-address="LOC.F2:LOC.F11" chart:label-cell-address="LOC.F1:LOC.F1" chart:class="chart:line">
            <chart:data-point chart:repeated="10"/>
          </chart:series>
          <chart:series chart:style-name="ch11" chart:values-cell-range-address="LOC.G2:LOC.G11" chart:label-cell-address="LOC.G1:LOC.G1" chart:class="chart:line">
            <chart:data-point chart:repeated="10"/>
          </chart:series>
          <chart:series chart:style-name="ch12" chart:values-cell-range-address="LOC.H2:LOC.H11" chart:label-cell-address="LOC.H1:LOC.H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</text:p>
                <draw:g>
                  <svg:desc>LOC.F1:LOC.F1</svg:desc>
                </draw:g>
              </table:table-cell>
              <table:table-cell office:value-type="string">
                <text:p>RL</text:p>
                <draw:g>
                  <svg:desc>LOC.G1:LOC.G1</svg:desc>
                </draw:g>
              </table:table-cell>
              <table:table-cell office:value-type="string">
                <text:p>CL</text:p>
                <draw:g>
                  <svg:desc>LOC.H1:LOC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C.E2:LOC.E11</svg:desc>
                </draw:g>
              </table:table-cell>
              <table:table-cell office:value-type="float" office:value="17.9552030237166">
                <text:p>17.9552030237166</text:p>
                <draw:g>
                  <svg:desc>LOC.F2:LOC.F11</svg:desc>
                </draw:g>
              </table:table-cell>
              <table:table-cell office:value-type="float" office:value="14.0901926456552">
                <text:p>14.0901926456552</text:p>
                <draw:g>
                  <svg:desc>LOC.G2:LOC.G11</svg:desc>
                </draw:g>
              </table:table-cell>
              <table:table-cell office:value-type="float" office:value="10.8207249902492">
                <text:p>10.8207249902492</text:p>
                <draw:g>
                  <svg:desc>LOC.H2:LOC.H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8899375108333">
                <text:p>17.8899375108333</text:p>
              </table:table-cell>
              <table:table-cell office:value-type="float" office:value="12.4622568848477">
                <text:p>12.4622568848477</text:p>
              </table:table-cell>
              <table:table-cell office:value-type="float" office:value="10.7998044189865">
                <text:p>10.79980441898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.9049644259721">
                <text:p>17.9049644259721</text:p>
              </table:table-cell>
              <table:table-cell office:value-type="float" office:value="11.4915610583661">
                <text:p>11.4915610583661</text:p>
              </table:table-cell>
              <table:table-cell office:value-type="float" office:value="10.7993555174796">
                <text:p>10.79935551747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8549586912116">
                <text:p>17.8549586912116</text:p>
              </table:table-cell>
              <table:table-cell office:value-type="float" office:value="11.0025168384646">
                <text:p>11.0025168384646</text:p>
              </table:table-cell>
              <table:table-cell office:value-type="float" office:value="10.7902634953886">
                <text:p>10.79026349538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855897866651">
                <text:p>17.855897866651</text:p>
              </table:table-cell>
              <table:table-cell office:value-type="float" office:value="10.9726623006235">
                <text:p>10.9726623006235</text:p>
              </table:table-cell>
              <table:table-cell office:value-type="float" office:value="10.7844210773786">
                <text:p>10.78442107737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.8430556537452">
                <text:p>17.8430556537452</text:p>
              </table:table-cell>
              <table:table-cell office:value-type="float" office:value="10.977632472499">
                <text:p>10.977632472499</text:p>
              </table:table-cell>
              <table:table-cell office:value-type="float" office:value="10.7837644528491">
                <text:p>10.78376445284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.8739742789618">
                <text:p>17.8739742789618</text:p>
              </table:table-cell>
              <table:table-cell office:value-type="float" office:value="10.9583448997359">
                <text:p>10.9583448997359</text:p>
              </table:table-cell>
              <table:table-cell office:value-type="float" office:value="10.7966409607107">
                <text:p>10.7966409607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.8754257741297">
                <text:p>17.8754257741297</text:p>
              </table:table-cell>
              <table:table-cell office:value-type="float" office:value="10.975251470358">
                <text:p>10.975251470358</text:p>
              </table:table-cell>
              <table:table-cell office:value-type="float" office:value="10.7820807191611">
                <text:p>10.78208071916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.8568265647973">
                <text:p>17.8568265647973</text:p>
              </table:table-cell>
              <table:table-cell office:value-type="float" office:value="10.9535485355917">
                <text:p>10.9535485355917</text:p>
              </table:table-cell>
              <table:table-cell office:value-type="float" office:value="10.8054764341393">
                <text:p>10.80547643413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8725205299322">
                <text:p>17.8725205299322</text:p>
              </table:table-cell>
              <table:table-cell office:value-type="float" office:value="10.9532910510115">
                <text:p>10.9532910510115</text:p>
              </table:table-cell>
              <table:table-cell office:value-type="float" office:value="10.7951788579937">
                <text:p>10.7951788579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</office:styles>
</office:document-styles>
</file>